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DejaVu Sans" svg:font-family="'DejaVu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74cm" fo:min-width="6.729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solid" svg:stroke-width="0.009cm" svg:stroke-color="#000000" svg:stroke-opacity="100%" draw:stroke-linejoin="miter" svg:stroke-linecap="butt" draw:fill="solid" draw:fill-color="#f2f2f2" draw:opacity="100%" draw:textarea-horizontal-align="center" draw:textarea-vertical-align="middle" draw:auto-grow-height="false" draw:auto-grow-width="false" fo:min-height="4.328cm" fo:min-width="13.017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solid" svg:stroke-width="0.009cm" svg:stroke-color="#000000" svg:stroke-opacity="100%" draw:stroke-linejoin="miter" svg:stroke-linecap="butt" draw:fill="solid" draw:fill-color="#f2f2f2" draw:opacity="100%" draw:textarea-horizontal-align="center" draw:textarea-vertical-align="middle" draw:auto-grow-height="false" draw:auto-grow-width="false" fo:min-height="3.175cm" fo:min-width="13.017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solid" svg:stroke-width="0.009cm" svg:stroke-color="#000000" svg:stroke-opacity="100%" draw:stroke-linejoin="miter" svg:stroke-linecap="butt" draw:fill="solid" draw:fill-color="#d9d9d9" draw:opacity="100%" draw:textarea-horizontal-align="center" draw:textarea-vertical-align="middle" draw:auto-grow-height="false" draw:auto-grow-width="false" fo:min-height="0.09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15cm" fo:min-width="1.118cm" fo:padding-top="0.127cm" fo:padding-bottom="0.127cm" fo:padding-left="0.254cm" fo:padding-right="0.254cm" fo:wrap-option="no-wrap"/>
    </style:style>
    <style:style style:name="gr6" style:family="graphic" style:parent-style-name="standard">
      <style:graphic-properties draw:stroke="solid" svg:stroke-width="0.009cm" svg:stroke-color="#000000" svg:stroke-opacity="100%" draw:stroke-linejoin="miter" svg:stroke-linecap="butt" draw:fill="solid" draw:fill-color="#d9d9d9" draw:opacity="100%" draw:textarea-horizontal-align="center" draw:textarea-vertical-align="middle" draw:auto-grow-height="false" draw:auto-grow-width="false" fo:min-height="0.878cm" fo:min-width="0.624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solid" svg:stroke-width="0.009cm" svg:stroke-color="#000000" svg:stroke-opacity="100%" draw:stroke-linejoin="miter" svg:stroke-linecap="butt" draw:fill="solid" draw:fill-color="#d9d9d9" draw:opacity="100%" draw:textarea-horizontal-align="center" draw:textarea-vertical-align="middle" draw:auto-grow-height="false" draw:auto-grow-width="false" fo:min-height="0.521cm" fo:min-width="0.391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15cm" fo:min-width="1.906cm" fo:padding-top="0.127cm" fo:padding-bottom="0.127cm" fo:padding-left="0.254cm" fo:padding-right="0.254cm" fo:wrap-option="no-wrap"/>
    </style:style>
    <style:style style:name="gr9" style:family="graphic" style:parent-style-name="standard">
      <style:graphic-properties svg:stroke-width="0.009cm" svg:stroke-color="#000000" draw:marker-start-width="0.213cm" draw:marker-end-width="0.213cm" draw:fill-color="#d9d9d9" draw:textarea-horizontal-align="center" draw:textarea-vertical-align="middle" draw:auto-grow-height="false" fo:min-height="0.546cm" fo:min-width="2.492cm" fo:padding-top="0.127cm" fo:padding-bottom="0.127cm" fo:padding-left="0.254cm" fo:padding-right="0.254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08cm" fo:min-width="1.118cm" fo:padding-top="0.127cm" fo:padding-bottom="0.127cm" fo:padding-left="0.254cm" fo:padding-right="0.254cm" fo:wrap-option="no-wrap"/>
    </style:style>
    <style:style style:name="gr11" style:family="graphic" style:parent-style-name="standard">
      <style:graphic-properties draw:stroke="solid" svg:stroke-width="0.009cm" svg:stroke-color="#000000" svg:stroke-opacity="100%" draw:stroke-linejoin="miter" svg:stroke-linecap="butt" draw:fill="solid" draw:fill-color="#d9d9d9" draw:opacity="100%" draw:textarea-horizontal-align="center" draw:textarea-vertical-align="middle" draw:auto-grow-height="false" draw:auto-grow-width="false" fo:min-height="0cm" fo:min-width="0cm" fo:padding-top="0.127cm" fo:padding-bottom="0.127cm" fo:padding-left="0.254cm" fo:padding-right="0.254cm" fo:wrap-option="wrap"/>
    </style:style>
    <style:style style:name="gr12" style:family="graphic" style:parent-style-name="standard">
      <style:graphic-properties draw:stroke="dash" draw:stroke-dash="Fine_20_Dashed" svg:stroke-color="#ba131a" draw:fill="none" draw:textarea-horizontal-align="justify" draw:textarea-vertical-align="middle" draw:auto-grow-height="false" fo:min-height="0.982cm" fo:min-width="2.414cm"/>
    </style:style>
    <style:style style:name="gr13" style:family="graphic" style:parent-style-name="standard">
      <style:graphic-properties draw:stroke="dash" draw:stroke-dash="Fine_20_Dashed" svg:stroke-color="#ba131a" draw:fill="none" draw:textarea-horizontal-align="justify" draw:textarea-vertical-align="middle" draw:auto-grow-height="false" fo:min-height="3.56cm" fo:min-width="1.7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false" fo:min-height="1.522cm" fo:min-width="1.891cm" fo:padding-top="0.127cm" fo:padding-bottom="0.127cm" fo:padding-left="0.254cm" fo:padding-right="0.254cm" fo:wrap-option="no-wrap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false" fo:min-height="0.508cm" fo:min-width="1.891cm" fo:padding-top="0.127cm" fo:padding-bottom="0.127cm" fo:padding-left="0.254cm" fo:padding-right="0.254cm" fo:wrap-option="no-wrap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false" fo:min-height="1.015cm" fo:min-width="1.891cm" fo:padding-top="0.127cm" fo:padding-bottom="0.127cm" fo:padding-left="0.254cm" fo:padding-right="0.254cm" fo:wrap-option="no-wrap"/>
    </style:style>
    <style:style style:name="gr17" style:family="graphic" style:parent-style-name="standard">
      <style:graphic-properties draw:stroke="dash" draw:stroke-dash="Fine_20_Dashed" svg:stroke-color="#ba131a" draw:fill="none" draw:textarea-horizontal-align="justify" draw:textarea-vertical-align="middle" draw:auto-grow-height="false" fo:min-height="2.56cm" fo:min-width="2.508cm"/>
    </style:style>
    <style:style style:name="gr18" style:family="graphic" style:parent-style-name="standard">
      <style:graphic-properties draw:stroke="dash" draw:stroke-dash="Fine_20_Dashed" svg:stroke-color="#ba131a" draw:fill="none" draw:textarea-horizontal-align="justify" draw:textarea-vertical-align="middle" draw:auto-grow-height="false" fo:min-height="1.306cm" fo:min-width="0.774cm"/>
    </style:style>
    <style:style style:name="gr19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20" style:family="graphic">
      <style:graphic-properties style:protect="size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false" fo:min-height="1.541cm" fo:padding-top="0.127cm" fo:padding-bottom="0.127cm" fo:padding-left="0.254cm" fo:padding-right="0.254cm" fo:wrap-option="wrap"/>
    </style:style>
    <style:style style:name="gr22" style:family="graphic" style:parent-style-name="standard">
      <style:graphic-properties draw:stroke="solid" svg:stroke-width="0.018cm" svg:stroke-color="#767171" draw:marker-start="a899" draw:marker-end="a900" svg:stroke-opacity="100%" draw:stroke-linejoin="miter" svg:stroke-linecap="butt" draw:fill="none" fo:padding-top="0.134cm" fo:padding-bottom="0.134cm" fo:padding-left="0.259cm" fo:padding-right="0.259cm"/>
    </style:style>
    <style:style style:name="gr23" style:family="graphic" style:parent-style-name="standard">
      <style:graphic-properties draw:stroke="solid" svg:stroke-width="0.018cm" svg:stroke-color="#767171" draw:marker-start="a912" draw:marker-end="a913" svg:stroke-opacity="100%" draw:stroke-linejoin="miter" svg:stroke-linecap="butt" draw:fill="none" fo:padding-top="0.134cm" fo:padding-bottom="0.134cm" fo:padding-left="0.259cm" fo:padding-right="0.259cm"/>
    </style:style>
    <style:style style:name="gr24" style:family="graphic" style:parent-style-name="objectwithoutfill">
      <style:graphic-properties draw:stroke="dash" draw:stroke-dash="Fine_20_Dashed" draw:fill="none" draw:textarea-vertical-align="middle"/>
    </style:style>
    <style:style style:name="gr25" style:family="graphic" style:parent-style-name="standard">
      <style:graphic-properties draw:stroke="none" draw:fill="none" fo:min-height="0.41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2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20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2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40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03cm"/>
    </style:style>
    <style:style style:name="gr33" style:family="graphic" style:parent-style-name="standard">
      <style:graphic-properties draw:stroke="solid" svg:stroke-width="0.018cm" svg:stroke-color="#767171" draw:marker-start="a881" draw:marker-end="a882" svg:stroke-opacity="100%" draw:stroke-linejoin="miter" svg:stroke-linecap="butt" draw:fill="none" fo:padding-top="0.134cm" fo:padding-bottom="0.134cm" fo:padding-left="0.259cm" fo:padding-right="0.259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889cm" fo:min-width="1.486cm" fo:padding-top="0.127cm" fo:padding-bottom="0.127cm" fo:padding-left="0.254cm" fo:padding-right="0.254cm" fo:wrap-option="no-wrap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09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3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91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88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5.299cm" fo:padding-top="0.125cm" fo:padding-bottom="0.125cm" fo:padding-left="0.25cm" fo:padding-right="0.25cm" fo:wrap-option="no-wrap"/>
    </style:style>
    <style:style style:name="gr41" style:family="graphic" style:parent-style-name="standard">
      <style:graphic-properties draw:stroke="solid" svg:stroke-width="0.035cm" svg:stroke-color="#000000" svg:stroke-opacity="100%" draw:stroke-linejoin="miter" svg:stroke-linecap="butt" draw:fill="solid" draw:fill-color="#000000" draw:opacity="100%" draw:textarea-horizontal-align="center" draw:textarea-vertical-align="middle" draw:auto-grow-height="false" draw:auto-grow-width="false" fo:min-height="0.044cm" fo:min-width="0cm" fo:padding-top="0.127cm" fo:padding-bottom="0.127cm" fo:padding-left="0.254cm" fo:padding-right="0.254cm" fo:wrap-option="wrap"/>
    </style:style>
    <style:style style:name="gr42" style:family="graphic" style:parent-style-name="standard">
      <style:graphic-properties svg:stroke-width="0.035cm" svg:stroke-color="#000000" draw:marker-start-width="0.304cm" draw:marker-end-width="0.304cm" draw:fill-color="#000000" draw:textarea-horizontal-align="center" draw:textarea-vertical-align="middle" draw:auto-grow-height="false" fo:min-height="0.146cm" fo:min-width="0.092cm" fo:padding-top="0.127cm" fo:padding-bottom="0.127cm" fo:padding-left="0.254cm" fo:padding-right="0.254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508cm" fo:min-width="2.055cm" fo:padding-top="0.127cm" fo:padding-bottom="0.127cm" fo:padding-left="0.254cm" fo:padding-right="0.254cm" fo:wrap-option="no-wrap"/>
    </style:style>
    <style:style style:name="gr44" style:family="graphic" style:parent-style-name="standard">
      <style:graphic-properties svg:stroke-width="0.035cm" svg:stroke-color="#000000" draw:marker-start-width="0.252cm" draw:marker-end-width="0.252cm" draw:fill-color="#000000" draw:textarea-horizontal-align="center" draw:textarea-vertical-align="middle" draw:auto-grow-height="false" fo:min-height="0.082cm" fo:min-width="0cm" fo:padding-top="0.127cm" fo:padding-bottom="0.127cm" fo:padding-left="0.254cm" fo:padding-right="0.254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508cm" fo:min-width="2.737cm" fo:padding-top="0.127cm" fo:padding-bottom="0.127cm" fo:padding-left="0.254cm" fo:padding-right="0.254cm" fo:wrap-option="no-wrap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508cm" fo:min-width="1.911cm" fo:padding-top="0.127cm" fo:padding-bottom="0.127cm" fo:padding-left="0.254cm" fo:padding-right="0.254cm" fo:wrap-option="no-wrap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508cm" fo:min-width="2.546cm" fo:padding-top="0.127cm" fo:padding-bottom="0.127cm" fo:padding-left="0.254cm" fo:padding-right="0.254cm" fo:wrap-option="no-wrap"/>
    </style:style>
    <style:style style:name="gr48" style:family="graphic" style:parent-style-name="standard">
      <style:graphic-properties draw:stroke="dash" draw:stroke-dash="Fine_20_Dashed" svg:stroke-color="#ba131a" draw:fill="none" draw:textarea-horizontal-align="justify" draw:textarea-vertical-align="middle" draw:auto-grow-height="false" fo:min-height="0cm" fo:min-width="3.2cm"/>
    </style:style>
    <style:style style:name="gr49" style:family="graphic" style:parent-style-name="standard">
      <style:graphic-properties draw:stroke="dash" draw:stroke-dash="Fine_20_Dashed" svg:stroke-color="#ba131a" draw:fill="none" draw:textarea-horizontal-align="justify" draw:textarea-vertical-align="middle" draw:auto-grow-height="false" fo:min-height="0cm" fo:min-width="6.2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false" fo:min-height="2.536cm" fo:min-width="1.891cm" fo:padding-top="0.127cm" fo:padding-bottom="0.127cm" fo:padding-left="0.254cm" fo:padding-right="0.254cm" fo:wrap-option="no-wrap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74cm" fo:min-width="14.129cm" fo:padding-top="0.125cm" fo:padding-bottom="0.125cm" fo:padding-left="0.25cm" fo:padding-right="0.25cm" fo:wrap-option="no-wrap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508cm" fo:min-width="2.783cm" fo:padding-top="0.127cm" fo:padding-bottom="0.127cm" fo:padding-left="0.254cm" fo:padding-right="0.254cm" fo:wrap-option="no-wrap"/>
    </style:style>
    <style:style style:name="gr53" style:family="graphic" style:parent-style-name="standard">
      <style:graphic-properties draw:stroke="solid" svg:stroke-width="0.035cm" svg:stroke-color="#000000" svg:stroke-opacity="100%" draw:stroke-linejoin="miter" svg:stroke-linecap="butt" draw:fill="solid" draw:fill-color="#000000" draw:opacity="100%" draw:textarea-horizontal-align="center" draw:textarea-vertical-align="middle" draw:auto-grow-height="false" draw:auto-grow-width="false" fo:min-height="0cm" fo:min-width="0cm" fo:padding-top="0.127cm" fo:padding-bottom="0.127cm" fo:padding-left="0.254cm" fo:padding-right="0.254cm" fo:wrap-option="wrap"/>
    </style:style>
    <style:style style:name="gr54" style:family="graphic" style:parent-style-name="standard">
      <style:graphic-properties svg:stroke-width="0.035cm" svg:stroke-color="#000000" draw:marker-start-width="0.252cm" draw:marker-end-width="0.252cm" draw:fill-color="#000000" draw:textarea-horizontal-align="center" draw:textarea-vertical-align="middle" draw:auto-grow-height="false" fo:min-height="0cm" fo:min-width="0cm" fo:padding-top="0.127cm" fo:padding-bottom="0.127cm" fo:padding-left="0.254cm" fo:padding-right="0.254cm"/>
    </style:style>
    <style:style style:name="gr55" style:family="graphic" style:parent-style-name="standard">
      <style:graphic-properties svg:stroke-width="0.035cm" svg:stroke-color="#808080" draw:marker-start-width="0.2cm" draw:marker-end-width="0.2cm" draw:fill-color="#808080" draw:textarea-horizontal-align="center" draw:textarea-vertical-align="middle" draw:auto-grow-height="false" fo:min-height="0.044cm" fo:min-width="0cm" fo:padding-top="0.127cm" fo:padding-bottom="0.127cm" fo:padding-left="0.254cm" fo:padding-right="0.254cm"/>
    </style:style>
    <style:style style:name="gr56" style:family="graphic" style:parent-style-name="standard">
      <style:graphic-properties draw:stroke="solid" svg:stroke-width="0.035cm" svg:stroke-color="#808080" svg:stroke-opacity="100%" draw:stroke-linejoin="miter" svg:stroke-linecap="butt" draw:fill="solid" draw:fill-color="#808080" draw:opacity="100%" draw:textarea-horizontal-align="center" draw:textarea-vertical-align="middle" draw:auto-grow-height="false" draw:auto-grow-width="false" fo:min-height="0.044cm" fo:min-width="0cm" fo:padding-top="0.127cm" fo:padding-bottom="0.127cm" fo:padding-left="0.254cm" fo:padding-right="0.254cm" fo:wrap-option="wrap"/>
    </style:style>
    <style:style style:name="gr57" style:family="graphic" style:parent-style-name="standard">
      <style:graphic-properties svg:stroke-width="0.035cm" svg:stroke-color="#000000" draw:marker-start-width="0.356cm" draw:marker-end-width="0.356cm" draw:fill-color="#000000" draw:textarea-horizontal-align="center" draw:textarea-vertical-align="middle" draw:auto-grow-height="false" fo:min-height="0.17cm" fo:min-width="0cm" fo:padding-top="0.127cm" fo:padding-bottom="0.127cm" fo:padding-left="0.254cm" fo:padding-right="0.254cm"/>
    </style:style>
    <style:style style:name="gr58" style:family="graphic" style:parent-style-name="standard">
      <style:graphic-properties svg:stroke-width="0.035cm" svg:stroke-color="#000000" draw:marker-start-width="0.408cm" draw:marker-end-width="0.408cm" draw:fill-color="#000000" draw:textarea-horizontal-align="center" draw:textarea-vertical-align="middle" draw:auto-grow-height="false" fo:min-height="0.17cm" fo:min-width="0cm" fo:padding-top="0.127cm" fo:padding-bottom="0.127cm" fo:padding-left="0.254cm" fo:padding-right="0.254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508cm" fo:min-width="3.541cm" fo:padding-top="0.127cm" fo:padding-bottom="0.127cm" fo:padding-left="0.254cm" fo:padding-right="0.254cm" fo:wrap-option="no-wrap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508cm" fo:min-width="3.279cm" fo:padding-top="0.127cm" fo:padding-bottom="0.127cm" fo:padding-left="0.254cm" fo:padding-right="0.254cm" fo:wrap-option="no-wrap"/>
    </style:style>
    <style:style style:name="gr6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2" style:family="graphic" style:parent-style-name="standard">
      <style:graphic-properties svg:stroke-width="0.035cm" svg:stroke-color="#000000" draw:marker-start-width="0.408cm" draw:marker-end-width="0.408cm" draw:fill-color="#000000" draw:textarea-horizontal-align="center" draw:textarea-vertical-align="middle" draw:auto-grow-height="false" fo:min-height="0.046cm" fo:min-width="0cm" fo:padding-top="0.127cm" fo:padding-bottom="0.127cm" fo:padding-left="0.254cm" fo:padding-right="0.254cm"/>
    </style:style>
    <style:style style:name="gr63" style:family="graphic" style:parent-style-name="standard">
      <style:graphic-properties svg:stroke-color="#000000" draw:fill-color="#ffffff" draw:textarea-horizontal-align="justify" draw:textarea-vertical-align="middle" draw:auto-grow-height="false" fo:min-height="1.418cm" fo:min-width="4.686cm" fo:wrap-option="wrap"/>
    </style:style>
    <style:style style:name="gr64" style:family="graphic" style:parent-style-name="standard">
      <style:graphic-properties svg:stroke-color="#000000" draw:fill-color="#ffffff" draw:textarea-horizontal-align="justify" draw:textarea-vertical-align="middle" draw:auto-grow-height="false" fo:min-height="1.418cm" fo:min-width="3.575cm" fo:wrap-option="wrap"/>
    </style:style>
    <style:style style:name="gr65" style:family="graphic" style:parent-style-name="standard">
      <style:graphic-properties svg:stroke-color="#000000" draw:fill-color="#ffffff" draw:textarea-horizontal-align="justify" draw:textarea-vertical-align="middle" draw:auto-grow-height="false" fo:min-height="1.418cm" fo:min-width="3.204cm" fo:wrap-option="wrap"/>
    </style:style>
    <style:style style:name="gr66" style:family="graphic" style:parent-style-name="standard">
      <style:graphic-properties svg:stroke-color="#000000" draw:fill-color="#000000" draw:textarea-vertical-align="middle" draw:auto-grow-height="false" fo:min-height="0.351cm" fo:min-width="0.101cm"/>
    </style:style>
    <style:style style:name="gr67" style:family="graphic" style:parent-style-name="standard">
      <style:graphic-properties svg:stroke-width="0.035cm" svg:stroke-color="#000000" draw:marker-start-width="0.46cm" draw:marker-end-width="0.46cm" draw:fill-color="#000000" draw:textarea-horizontal-align="center" draw:textarea-vertical-align="middle" draw:auto-grow-height="false" fo:min-height="0.17cm" fo:min-width="0cm" fo:padding-top="0.127cm" fo:padding-bottom="0.127cm" fo:padding-left="0.254cm" fo:padding-right="0.254cm"/>
    </style:style>
    <style:style style:name="gr68" style:family="graphic" style:parent-style-name="standard">
      <style:graphic-properties svg:stroke-width="0.035cm" svg:stroke-color="#000000" draw:marker-start-width="0.46cm" draw:marker-end-width="0.46cm" draw:fill-color="#000000" draw:textarea-horizontal-align="center" draw:textarea-vertical-align="middle" draw:auto-grow-height="false" fo:min-height="0.146cm" fo:min-width="0.093cm" fo:padding-top="0.127cm" fo:padding-bottom="0.127cm" fo:padding-left="0.254cm" fo:padding-right="0.254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546cm" fo:min-width="1.906cm" fo:padding-top="0.127cm" fo:padding-bottom="0.127cm" fo:padding-left="0.254cm" fo:padding-right="0.254cm" fo:wrap-option="no-wrap"/>
    </style:style>
    <style:style style:name="gr70" style:family="graphic" style:parent-style-name="standard">
      <style:graphic-properties svg:stroke-width="0.035cm" svg:stroke-color="#808080" draw:marker-start-width="0.2cm" draw:marker-end-width="0.2cm" draw:fill-color="#808080" draw:textarea-horizontal-align="center" draw:textarea-vertical-align="middle" draw:auto-grow-height="false" fo:min-height="0.082cm" fo:min-width="0cm" fo:padding-top="0.127cm" fo:padding-bottom="0.127cm" fo:padding-left="0.254cm" fo:padding-right="0.254cm"/>
    </style:style>
    <style:style style:name="gr71" style:family="graphic" style:parent-style-name="standard">
      <style:graphic-properties svg:stroke-width="0.035cm" svg:stroke-color="#808080" draw:marker-start-width="0.2cm" draw:marker-end-width="0.2cm" draw:fill-color="#808080" draw:textarea-horizontal-align="center" draw:textarea-vertical-align="middle" draw:auto-grow-height="false" fo:min-height="0.146cm" fo:min-width="0.092cm" fo:padding-top="0.127cm" fo:padding-bottom="0.127cm" fo:padding-left="0.254cm" fo:padding-right="0.254cm"/>
    </style:style>
    <style:style style:name="gr72" style:family="graphic" style:parent-style-name="standard">
      <style:graphic-properties draw:stroke="solid" svg:stroke-width="0.035cm" svg:stroke-color="#808080" svg:stroke-opacity="100%" draw:stroke-linejoin="miter" svg:stroke-linecap="butt" draw:fill="solid" draw:fill-color="#808080" draw:opacity="100%" draw:textarea-horizontal-align="center" draw:textarea-vertical-align="middle" draw:auto-grow-height="false" draw:auto-grow-width="false" fo:min-height="0cm" fo:min-width="0cm" fo:padding-top="0.127cm" fo:padding-bottom="0.127cm" fo:padding-left="0.254cm" fo:padding-right="0.254cm" fo:wrap-option="wrap"/>
    </style:style>
    <style:style style:name="gr73" style:family="graphic" style:parent-style-name="standard">
      <style:graphic-properties svg:stroke-width="0.035cm" svg:stroke-color="#808080" draw:marker-start-width="0.2cm" draw:marker-end-width="0.2cm" draw:fill-color="#808080" draw:textarea-horizontal-align="center" draw:textarea-vertical-align="middle" draw:auto-grow-height="false" fo:min-height="0cm" fo:min-width="0cm" fo:padding-top="0.127cm" fo:padding-bottom="0.127cm" fo:padding-left="0.254cm" fo:padding-right="0.254cm"/>
    </style:style>
    <style:style style:name="gr74" style:family="graphic" style:parent-style-name="objectwithoutfill">
      <style:graphic-properties svg:stroke-width="0.106cm" svg:stroke-color="#aa55a1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5" style:family="graphic" style:parent-style-name="objectwithoutfill">
      <style:graphic-properties svg:stroke-width="0.106cm" svg:stroke-color="#006c3b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6" style:family="graphic" style:parent-style-name="objectwithoutfill">
      <style:graphic-properties svg:stroke-width="0.106cm" svg:stroke-color="#003d7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8.62cm" fo:min-width="3.262cm" fo:padding-top="0.127cm" fo:padding-bottom="0.127cm" fo:padding-left="0.254cm" fo:padding-right="0.254cm" fo:wrap-option="no-wrap"/>
    </style:style>
    <style:style style:name="gr79" style:family="graphic" style:parent-style-name="standard">
      <style:graphic-properties svg:stroke-color="#000000" draw:fill-color="#ffffff" draw:textarea-horizontal-align="justify" draw:textarea-vertical-align="middle" draw:auto-grow-height="false" fo:min-height="0.676cm" fo:min-width="0.426cm" fo:wrap-option="wrap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74cm" fo:min-width="11.131cm" fo:padding-top="0.125cm" fo:padding-bottom="0.125cm" fo:padding-left="0.25cm" fo:padding-right="0.25cm" fo:wrap-option="no-wrap"/>
    </style:style>
    <style:style style:name="gr81" style:family="graphic" style:parent-style-name="objectwithoutfill">
      <style:graphic-properties svg:stroke-width="0.106cm" svg:stroke-color="#610506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2" style:family="graphic" style:parent-style-name="standard">
      <style:graphic-properties svg:stroke-color="#000000" draw:fill-color="#ffffff" draw:textarea-horizontal-align="justify" draw:textarea-vertical-align="middle" draw:auto-grow-height="false" fo:min-height="1.048cm" fo:min-width="1.873cm" fo:wrap-option="wrap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17cm"/>
    </style:style>
    <style:style style:name="gr84" style:family="graphic" style:parent-style-name="standard">
      <style:graphic-properties draw:stroke="solid" svg:stroke-color="#000000" draw:fill="solid" draw:fill-color="#ffffff" fo:min-height="10.177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501cm"/>
    </style:style>
    <style:style style:name="gr86" style:family="graphic" style:parent-style-name="standard">
      <style:graphic-properties draw:stroke="solid" svg:stroke-width="0.035cm" svg:stroke-color="#aa55a1" draw:marker-start-width="0.252cm" draw:marker-end-width="0.252cm" draw:fill="solid" draw:fill-color="#ffffff" draw:textarea-vertical-align="middle" fo:min-height="0.658cm" fo:padding-top="0.142cm" fo:padding-bottom="0.142cm" fo:padding-left="0.267cm" fo:padding-right="0.267cm"/>
    </style:style>
    <style:style style:name="gr87" style:family="graphic" style:parent-style-name="standard">
      <style:graphic-properties draw:stroke="solid" svg:stroke-width="0.035cm" svg:stroke-color="#aa55a1" draw:marker-start-width="0.252cm" draw:marker-end-width="0.252cm" draw:fill="solid" draw:fill-color="#ffffff" draw:textarea-vertical-align="middle" fo:min-height="0.637cm" fo:padding-top="0.142cm" fo:padding-bottom="0.142cm" fo:padding-left="0.267cm" fo:padding-right="0.267cm"/>
    </style:style>
    <style:style style:name="gr88" style:family="graphic" style:parent-style-name="standard">
      <style:graphic-properties draw:stroke="solid" svg:stroke-width="0.009cm" svg:stroke-color="#000000" svg:stroke-opacity="100%" draw:stroke-linejoin="miter" svg:stroke-linecap="butt" draw:fill="solid" draw:fill-color="#f2f2f2" draw:opacity="100%" draw:textarea-horizontal-align="center" draw:textarea-vertical-align="middle" draw:auto-grow-height="false" draw:auto-grow-width="false" fo:min-height="4.324cm" fo:min-width="13.017cm" fo:padding-top="0.127cm" fo:padding-bottom="0.127cm" fo:padding-left="0.254cm" fo:padding-right="0.254cm" fo:wrap-option="wrap"/>
    </style:style>
    <style:style style:name="gr89" style:family="graphic" style:parent-style-name="standard">
      <style:graphic-properties draw:stroke="solid" svg:stroke-width="0.018cm" svg:stroke-color="#b2b2b2" draw:marker-start-width="0.202cm" draw:marker-end-width="0.202cm" draw:fill="solid" draw:fill-color="#ffffff" draw:textarea-vertical-align="middle" fo:min-height="0.637cm" fo:padding-top="0.134cm" fo:padding-bottom="0.134cm" fo:padding-left="0.259cm" fo:padding-right="0.259cm"/>
    </style:style>
    <style:style style:name="gr90" style:family="graphic" style:parent-style-name="standard">
      <style:graphic-properties draw:stroke="solid" svg:stroke-width="0.018cm" svg:stroke-color="#b2b2b2" draw:marker-start-width="0.227cm" draw:marker-end-width="0.227cm" draw:fill="solid" draw:fill-color="#ffffff" draw:textarea-vertical-align="middle" fo:min-height="0.637cm" fo:padding-top="0.134cm" fo:padding-bottom="0.134cm" fo:padding-left="0.259cm" fo:padding-right="0.259cm"/>
    </style:style>
    <style:style style:name="gr91" style:family="graphic" style:parent-style-name="standard" style:list-style-name="L1">
      <style:graphic-properties draw:stroke="dash" draw:stroke-dash="Fine_20_Dashed" svg:stroke-width="0.06cm" svg:stroke-color="#aa55a1" draw:marker-start-width="0.341cm" draw:marker-end-width="0.341cm" draw:fill="solid" draw:fill-color="#ffffff" draw:textarea-horizontal-align="justify" draw:textarea-vertical-align="middle" draw:auto-grow-height="true" fo:min-height="0cm" fo:min-width="0cm" fo:padding-top="0.154cm" fo:padding-bottom="0.154cm" fo:padding-left="0.279cm" fo:padding-right="0.279cm"/>
    </style:style>
    <style:style style:name="gr92" style:family="graphic" style:parent-style-name="standard" style:list-style-name="L1">
      <style:graphic-properties draw:stroke="dash" draw:stroke-dash="Fine_20_Dashed" svg:stroke-width="0.06cm" svg:stroke-color="#aa55a1" draw:marker-start-width="0.341cm" draw:marker-end-width="0.341cm" draw:fill="solid" draw:fill-color="#ffffff" draw:textarea-horizontal-align="justify" draw:textarea-vertical-align="middle" draw:auto-grow-height="true" fo:min-height="0cm" fo:min-width="0cm" fo:padding-top="0.154cm" fo:padding-bottom="0.154cm" fo:padding-left="0.279cm" fo:padding-right="0.279cm"/>
    </style:style>
    <style:style style:name="gr93" style:family="graphic" style:parent-style-name="standard" style:list-style-name="L1">
      <style:graphic-properties draw:stroke="dash" draw:stroke-dash="Fine_20_Dashed" svg:stroke-width="0.06cm" svg:stroke-color="#aa55a1" draw:marker-start-width="0.341cm" draw:marker-end-width="0.341cm" draw:fill="solid" draw:fill-color="#ffffff" draw:textarea-horizontal-align="justify" draw:textarea-vertical-align="middle" draw:auto-grow-height="true" fo:min-height="0cm" fo:min-width="0cm" fo:padding-top="0.154cm" fo:padding-bottom="0.154cm" fo:padding-left="0.279cm" fo:padding-right="0.279cm"/>
    </style:style>
    <style:style style:name="gr94" style:family="graphic" style:parent-style-name="standard" style:list-style-name="L1">
      <style:graphic-properties draw:stroke="dash" draw:stroke-dash="Fine_20_Dashed" svg:stroke-width="0.06cm" svg:stroke-color="#aa55a1" draw:marker-start-width="0.341cm" draw:marker-end-width="0.341cm" draw:fill="solid" draw:fill-color="#ffffff" draw:textarea-horizontal-align="justify" draw:textarea-vertical-align="middle" draw:auto-grow-height="true" fo:min-height="0cm" fo:min-width="0cm" fo:padding-top="0.154cm" fo:padding-bottom="0.154cm" fo:padding-left="0.279cm" fo:padding-right="0.279cm"/>
    </style:style>
    <style:style style:name="gr95" style:family="graphic" style:parent-style-name="standard" style:list-style-name="L1">
      <style:graphic-properties draw:stroke="dash" draw:stroke-dash="Fine_20_Dashed" svg:stroke-width="0.06cm" svg:stroke-color="#aa55a1" draw:marker-start-width="0.341cm" draw:marker-end-width="0.341cm" draw:fill="solid" draw:fill-color="#ffffff" draw:textarea-horizontal-align="justify" draw:textarea-vertical-align="middle" draw:auto-grow-height="true" fo:min-height="0cm" fo:min-width="0cm" fo:padding-top="0.154cm" fo:padding-bottom="0.154cm" fo:padding-left="0.279cm" fo:padding-right="0.279cm"/>
    </style:style>
    <style:style style:name="gr96" style:family="graphic" style:parent-style-name="standard" style:list-style-name="L1">
      <style:graphic-properties draw:stroke="dash" draw:stroke-dash="Fine_20_Dashed" svg:stroke-width="0.06cm" svg:stroke-color="#aa55a1" draw:marker-start-width="0.341cm" draw:marker-end-width="0.341cm" draw:fill="solid" draw:fill-color="#ffffff" draw:textarea-horizontal-align="justify" draw:textarea-vertical-align="middle" draw:auto-grow-height="true" fo:min-height="0cm" fo:min-width="0cm" fo:padding-top="0.154cm" fo:padding-bottom="0.154cm" fo:padding-left="0.279cm" fo:padding-right="0.279cm"/>
    </style:style>
    <style:style style:name="gr97" style:family="graphic" style:parent-style-name="standard" style:list-style-name="L1">
      <style:graphic-properties draw:stroke="dash" draw:stroke-dash="Fine_20_Dashed" svg:stroke-width="0.06cm" svg:stroke-color="#aa55a1" draw:marker-start-width="0.341cm" draw:marker-end-width="0.341cm" draw:fill="solid" draw:fill-color="#ffffff" draw:textarea-horizontal-align="justify" draw:textarea-vertical-align="middle" draw:auto-grow-height="true" fo:min-height="0cm" fo:min-width="0cm" fo:padding-top="0.154cm" fo:padding-bottom="0.154cm" fo:padding-left="0.279cm" fo:padding-right="0.279cm"/>
    </style:style>
    <style:style style:name="gr98" style:family="graphic" style:parent-style-name="standard" style:list-style-name="L1">
      <style:graphic-properties draw:stroke="dash" draw:stroke-dash="Fine_20_Dashed" svg:stroke-width="0.06cm" svg:stroke-color="#aa55a1" draw:marker-start-width="0.341cm" draw:marker-end-width="0.341cm" draw:fill="solid" draw:fill-color="#ffffff" draw:textarea-horizontal-align="justify" draw:textarea-vertical-align="middle" draw:auto-grow-height="true" fo:min-height="0cm" fo:min-width="0cm" fo:padding-top="0.154cm" fo:padding-bottom="0.154cm" fo:padding-left="0.279cm" fo:padding-right="0.279cm"/>
    </style:style>
    <style:style style:name="gr99" style:family="graphic" style:parent-style-name="standard" style:list-style-name="L1">
      <style:graphic-properties draw:stroke="dash" draw:stroke-dash="Fine_20_Dashed" svg:stroke-width="0.06cm" svg:stroke-color="#aa55a1" draw:marker-start-width="0.341cm" draw:marker-end-width="0.341cm" draw:fill="solid" draw:fill-color="#ffffff" draw:textarea-horizontal-align="justify" draw:textarea-vertical-align="middle" draw:auto-grow-height="true" fo:min-height="0cm" fo:min-width="0cm" fo:padding-top="0.154cm" fo:padding-bottom="0.154cm" fo:padding-left="0.279cm" fo:padding-right="0.279cm"/>
    </style:style>
    <style:style style:name="gr100" style:family="graphic" style:parent-style-name="standard" style:list-style-name="L1">
      <style:graphic-properties draw:stroke="dash" draw:stroke-dash="Fine_20_Dashed" svg:stroke-width="0.06cm" svg:stroke-color="#aa55a1" draw:marker-start-width="0.341cm" draw:marker-end-width="0.341cm" draw:fill="solid" draw:fill-color="#ffffff" draw:textarea-horizontal-align="justify" draw:textarea-vertical-align="middle" draw:auto-grow-height="true" fo:min-height="0cm" fo:min-width="0cm" fo:padding-top="0.154cm" fo:padding-bottom="0.154cm" fo:padding-left="0.279cm" fo:padding-right="0.279cm"/>
    </style:style>
    <style:style style:name="gr101" style:family="graphic" style:parent-style-name="standard" style:list-style-name="L1">
      <style:graphic-properties draw:stroke="dash" draw:stroke-dash="Fine_20_Dashed" svg:stroke-width="0.06cm" svg:stroke-color="#aa55a1" draw:marker-start-width="0.341cm" draw:marker-end-width="0.341cm" draw:fill="solid" draw:fill-color="#ffffff" draw:textarea-horizontal-align="justify" draw:textarea-vertical-align="middle" draw:auto-grow-height="true" fo:min-height="0cm" fo:min-width="0cm" fo:padding-top="0.154cm" fo:padding-bottom="0.154cm" fo:padding-left="0.279cm" fo:padding-right="0.279cm"/>
    </style:style>
    <style:style style:name="pr1" style:family="presentation" style:parent-style-name="Master1-Layout7-blank-Leer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P3" style:family="paragraph">
      <loext:graphic-properties draw:fill="solid" draw:fill-color="#f2f2f2" draw:opacity="100%"/>
      <style:paragraph-properties style:writing-mode="lr-tb" style:font-independent-line-spacing="true"/>
    </style:style>
    <style:style style:name="P4" style:family="paragraph">
      <loext:graphic-properties draw:fill="solid" draw:fill-color="#d9d9d9" draw:opacity="100%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7" style:family="paragraph">
      <loext:graphic-properties draw:fill-color="#d9d9d9"/>
      <style:paragraph-properties fo:text-align="start" style:font-independent-line-spacing="true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color="#94070a"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2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13" style:family="paragraph">
      <loext:graphic-properties draw:fill="none"/>
      <style:paragraph-properties style:writing-mode="lr-tb" style:font-independent-line-spacing="false"/>
    </style:style>
    <style:style style:name="P14" style:family="paragraph">
      <loext:graphic-properties draw:fill="none"/>
      <style:paragraph-properties style:writing-mode="lr-tb" style:font-independent-line-spacing="tru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</style:style>
    <style:style style:name="P16" style:family="paragraph">
      <loext:graphic-properties draw:fill="none"/>
      <style:paragraph-properties style:writing-mode="lr-tb" style:font-independent-line-spacing="true"/>
      <style:text-properties fo:color="#000000"/>
    </style:style>
    <style:style style:name="P17" style:family="paragraph">
      <loext:graphic-properties draw:fill="none"/>
    </style:style>
    <style:style style:name="P18" style:family="paragraph">
      <loext:graphic-properties draw:fill="none" draw:fill-color="#ffffff"/>
      <style:text-properties fo:font-size="11pt" style:font-size-asian="11pt" style:font-size-complex="11pt"/>
    </style:style>
    <style:style style:name="P19" style:family="paragraph">
      <loext:graphic-properties draw:fill="none" draw:fill-color="#ffffff"/>
      <style:text-properties fo:font-size="10.5pt" style:font-size-asian="10.5pt" style:font-size-complex="10.5pt"/>
    </style:style>
    <style:style style:name="P20" style:family="paragraph">
      <loext:graphic-properties draw:fill="none" draw:fill-color="#ffffff"/>
      <style:text-properties fo:font-size="10.5pt" style:font-size-asian="10pt" style:font-size-complex="10pt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0pt" style:font-size-asian="10pt" style:font-size-complex="10pt"/>
    </style:style>
    <style:style style:name="P22" style:family="paragraph">
      <loext:graphic-properties draw:fill="none" draw:fill-color="#ffffff"/>
      <style:paragraph-properties style:writing-mode="lr-tb" style:font-independent-line-spacing="true"/>
    </style:style>
    <style:style style:name="P23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P24" style:family="paragraph">
      <loext:graphic-properties draw:fill-color="#000000"/>
      <style:paragraph-properties fo:text-align="start" style:font-independent-line-spacing="true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color="#000000" fo:font-size="18pt"/>
    </style:style>
    <style:style style:name="P26" style:family="paragraph">
      <loext:graphic-properties draw:fill-color="#808080"/>
      <style:paragraph-properties fo:text-align="start" style:font-independent-line-spacing="true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color="#666666" fo:font-size="18pt"/>
    </style:style>
    <style:style style:name="P28" style:family="paragraph">
      <loext:graphic-properties draw:fill="solid" draw:fill-color="#808080" draw:opacity="100%"/>
      <style:paragraph-properties style:writing-mode="lr-tb" style:font-independent-line-spacing="true"/>
    </style:style>
    <style:style style:name="P29" style:family="paragraph">
      <style:paragraph-properties fo:text-align="start"/>
    </style:style>
    <style:style style:name="P30" style:family="paragraph">
      <loext:graphic-properties draw:fill-color="#ffffff"/>
      <style:paragraph-properties fo:text-align="start"/>
      <style:text-properties fo:font-size="8pt" style:font-size-asian="8pt" style:font-size-complex="8pt"/>
    </style:style>
    <style:style style:name="P31" style:family="paragraph">
      <loext:graphic-properties draw:fill-color="#000000"/>
      <style:paragraph-properties fo:text-align="center"/>
    </style:style>
    <style:style style:name="P32" style:family="paragraph">
      <loext:graphic-properties draw:fill="none" draw:fill-color="#ffffff"/>
      <style:text-properties fo:color="#aa55a1" fo:font-size="10pt" style:font-size-asian="10pt" style:font-size-complex="10pt"/>
    </style:style>
    <style:style style:name="P33" style:family="paragraph">
      <loext:graphic-properties draw:fill="none" draw:fill-color="#ffffff"/>
      <style:text-properties fo:color="#003d73" fo:font-size="10pt" style:font-size-asian="10pt" style:font-size-complex="10pt"/>
    </style:style>
    <style:style style:name="P34" style:family="paragraph">
      <loext:graphic-properties draw:fill="none" draw:fill-color="#ffffff"/>
      <style:text-properties fo:color="#006c3b" fo:font-size="10pt" style:font-size-asian="10pt" style:font-size-complex="10pt"/>
    </style:style>
    <style:style style:name="P35" style:family="paragraph">
      <loext:graphic-properties draw:fill="none"/>
      <style:text-properties fo:font-size="18pt"/>
    </style:style>
    <style:style style:name="P36" style:family="paragraph">
      <loext:graphic-properties draw:fill="solid" draw:fill-color="#ffffff"/>
    </style:style>
    <style:style style:name="P37" style:family="paragraph">
      <style:paragraph-properties fo:text-align="center"/>
    </style:style>
    <style:style style:name="P38" style:family="paragraph">
      <loext:graphic-properties draw:fill="solid" draw:fill-color="#ffffff"/>
      <style:paragraph-properties fo:text-align="center"/>
    </style:style>
    <style:style style:name="P3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color="#b2b2b2" fo:font-size="18pt"/>
    </style:style>
    <style:style style:name="P40" style:family="paragraph">
      <style:paragraph-properties fo:margin-left="0cm" fo:margin-right="0cm" fo:text-align="center" fo:text-indent="0cm"/>
    </style:style>
    <style:style style:name="P41" style:family="paragraph">
      <loext:graphic-properties draw:fill="solid" draw:fill-color="#ffffff"/>
      <style:paragraph-properties fo:text-align="center"/>
      <style:text-properties fo:color="#b2b2b2" fo:font-size="8pt"/>
    </style:style>
    <style:style style:name="P42" style:family="paragraph">
      <style:paragraph-properties fo:margin-left="0cm" fo:margin-right="0cm" fo:text-align="center" fo:text-indent="0cm"/>
      <style:text-properties style:font-name="Liberation Sans" fo:font-size="7pt" fo:font-weight="bold" style:letter-kerning="true" style:font-name-asian="Noto Sans CJK SC" style:font-size-asian="7pt" style:font-weight-asian="bold" style:font-name-complex="Lohit Devanagari" style:font-size-complex="7pt" style:font-weight-complex="bold"/>
    </style:style>
    <style:style style:name="P43" style:family="paragraph">
      <loext:graphic-properties draw:fill="solid" draw:fill-color="#ffffff"/>
      <style:paragraph-properties fo:margin-left="0cm" fo:margin-right="0cm" fo:text-align="center" fo:text-indent="0cm"/>
      <style:text-properties style:font-name="Liberation Sans" fo:font-size="7pt" fo:font-weight="bold" style:letter-kerning="true" style:font-name-asian="Noto Sans CJK SC" style:font-size-asian="7pt" style:font-weight-asian="bold" style:font-name-complex="Lohit Devanagari" style:font-size-complex="7pt" style:font-weight-complex="bold"/>
    </style:style>
    <style:style style:name="P44" style:family="paragraph">
      <style:paragraph-properties fo:margin-left="0cm" fo:margin-right="0cm" fo:text-align="center" fo:text-indent="0cm"/>
      <style:text-properties style:font-name="Liberation Sans" fo:font-size="18pt" fo:font-weight="bold" style:letter-kerning="true" style:font-name-asian="Noto Sans CJK SC" style:font-size-asian="18pt" style:font-weight-asian="bold" style:font-name-complex="Lohit Devanagari" style:font-size-complex="18pt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/>
    </style:style>
    <style:style style:name="T2" style:family="text">
      <style:text-properties fo:font-variant="normal" fo:text-transform="none" fo:color="#767171" style:text-line-through-style="none" style:text-line-through-type="none" style:text-position="0% 100%" style:font-name="Arial" fo:font-size="12pt" fo:letter-spacing="normal" fo:language="de" fo:country="DE" fo:font-style="italic" style:text-underline-style="none" fo:font-weight="normal" style:text-underline-mode="continuous" style:text-overline-mode="continuous" style:text-line-through-mode="continuous" style:letter-kerning="true" style:font-size-asian="12pt" style:font-style-asian="italic" style:font-weight-asian="normal" style:font-name-complex="Arial" style:font-size-complex="12pt" style:font-style-complex="italic" style:font-weight-complex="normal"/>
    </style:style>
    <style:style style:name="T3" style:family="text">
      <style:text-properties fo:font-variant="normal" fo:text-transform="none" fo:color="#94070a" style:text-line-through-style="none" style:text-line-through-type="none" style:text-position="0% 100%" style:font-name="Arial" fo:font-size="12pt" fo:letter-spacing="normal" fo:language="de" fo:country="DE" fo:font-style="italic" style:text-underline-style="none" fo:font-weight="normal" style:text-underline-mode="continuous" style:text-overline-mode="continuous" style:text-line-through-mode="continuous" style:letter-kerning="true" style:font-size-asian="12pt" style:font-style-asian="italic" style:font-weight-asian="normal" style:font-name-complex="Arial" style:font-size-complex="12pt" style:font-style-complex="italic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language="de" fo:country="DE" fo:font-style="italic" style:text-underline-style="none" fo:font-weight="normal" style:text-underline-mode="continuous" style:text-overline-mode="continuous" style:text-line-through-mode="continuous" style:letter-kerning="true" style:font-size-asian="12pt" style:font-style-asian="italic" style:font-weight-asian="normal" style:font-name-complex="Arial" style:font-size-complex="12pt" style:font-style-complex="italic" style:font-weight-complex="normal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0.5pt" style:font-size-asian="10pt" style:font-size-complex="10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0.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666666" style:text-line-through-style="none" style:text-line-through-type="none" style:text-position="0% 100%" style:font-name="Arial" fo:font-size="12pt" fo:letter-spacing="normal" fo:language="de" fo:country="DE" fo:font-style="italic" style:text-underline-style="none" fo:font-weight="normal" style:text-underline-mode="continuous" style:text-overline-mode="continuous" style:text-line-through-mode="continuous" style:letter-kerning="true" style:font-size-asian="12pt" style:font-style-asian="italic" style:font-weight-asian="normal" style:font-name-complex="Arial" style:font-size-complex="12pt" style:font-style-complex="italic" style:font-weight-complex="normal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color="#aa55a1" fo:font-size="10pt" style:font-size-asian="10pt" style:font-size-complex="10pt"/>
    </style:style>
    <style:style style:name="T15" style:family="text">
      <style:text-properties fo:color="#003d73" fo:font-size="10pt" style:font-size-asian="10pt" style:font-size-complex="10pt"/>
    </style:style>
    <style:style style:name="T16" style:family="text">
      <style:text-properties fo:color="#006c3b" fo:font-size="10pt" style:font-size-asian="10pt" style:font-size-complex="10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language="de" fo:country="DE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8" style:family="text">
      <style:text-properties fo:font-size="8pt" fo:font-weight="bold" style:font-size-asian="8pt" style:font-weight-asian="bold" style:font-size-complex="8pt" style:font-weight-complex="bold"/>
    </style:style>
    <style:style style:name="T19" style:family="text">
      <style:text-properties fo:font-variant="normal" fo:text-transform="none" fo:color="#b2b2b2" style:text-line-through-style="none" style:text-line-through-type="none" style:text-position="0% 100%" style:font-name="Arial" fo:font-size="12pt" fo:letter-spacing="normal" fo:language="de" fo:country="DE" fo:font-style="italic" style:text-underline-style="none" fo:font-weight="normal" style:text-underline-mode="continuous" style:text-overline-mode="continuous" style:text-line-through-mode="continuous" style:letter-kerning="true" style:font-size-asian="12pt" style:font-style-asian="italic" style:font-weight-asian="normal" style:font-name-complex="Arial" style:font-size-complex="12pt" style:font-style-complex="italic" style:font-weight-complex="normal"/>
    </style:style>
    <style:style style:name="T20" style:family="text">
      <style:text-properties fo:color="#b2b2b2" style:font-name="Liberation Sans" fo:font-size="8pt" style:letter-kerning="true" style:font-name-asian="Noto Sans CJK SC" style:font-size-asian="18pt" style:font-name-complex="Lohit Devanagari" style:font-size-complex="18pt"/>
    </style:style>
    <style:style style:name="T21" style:family="text">
      <style:text-properties fo:color="#b2b2b2" fo:font-size="8pt" fo:font-weight="bold" style:font-size-asian="8pt" style:font-weight-asian="bold" style:font-size-complex="8pt" style:font-weight-complex="bold"/>
    </style:style>
    <style:style style:name="T22" style:family="text">
      <style:text-properties fo:font-size="7pt" style:font-size-asian="7pt" style:font-size-complex="7pt"/>
    </style:style>
    <style:style style:name="T23" style:family="text">
      <style:text-properties style:font-name="Liberation Sans" fo:font-size="7pt" fo:font-weight="bold" style:letter-kerning="true" style:font-name-asian="Noto Sans CJK SC" style:font-size-asian="7pt" style:font-weight-asian="bold" style:font-name-complex="Lohit Devanagari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Leer" presentation:presentation-page-layout-name="AL1T13">
        <office:forms form:automatic-focus="false" form:apply-design-mode="false"/>
        <draw:frame draw:name="Textfeld 1" draw:style-name="gr1" draw:text-style-name="P2" draw:layer="layout" svg:width="7.229cm" svg:height="0.99cm" svg:x="1.601cm" svg:y="0.4cm">
          <draw:text-box>
            <text:p text:style-name="P1"><text:span text:style-name="T1">S</text:span><text:span text:style-name="T1">t</text:span><text:span text:style-name="T1">a</text:span><text:span text:style-name="T1">g</text:span><text:span text:style-name="T1">e</text:span></text:p>
          </draw:text-box>
        </draw:frame>
        <draw:custom-shape draw:name="Rechteck 3" draw:style-name="gr2" draw:text-style-name="P3" draw:layer="layout" svg:width="13.525cm" svg:height="4.582cm" svg:x="6.136cm" svg:y="4.521cm">
          <text:p/>
          <draw:enhanced-geometry svg:viewBox="0 0 21600 21600" draw:type="non-primitive" draw:enhanced-path="M 0 0 L 21600 0 21600 21600 0 21600 Z N"/>
        </draw:custom-shape>
        <draw:custom-shape draw:name="Rechteck 4" draw:style-name="gr3" draw:text-style-name="P3" draw:layer="layout" svg:width="13.525cm" svg:height="3.429cm" svg:x="6.136cm" svg:y="9.438cm">
          <text:p/>
          <draw:enhanced-geometry svg:viewBox="0 0 21600 21600" draw:type="non-primitive" draw:enhanced-path="M 0 0 L 21600 0 21600 21600 0 21600 Z N"/>
        </draw:custom-shape>
        <draw:custom-shape draw:name="Ellipse 5" draw:style-name="gr4" draw:text-style-name="P4" draw:layer="layout" svg:width="0.486cm" svg:height="0.486cm" svg:x="9.273cm" svg:y="4.817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8.5cm" svg:y="3.752cm">
          <draw:text-box>
            <text:p text:style-name="P5"><text:span text:style-name="T2">T</text:span><text:span text:style-name="T2">r</text:span><text:span text:style-name="T2">e</text:span><text:span text:style-name="T2">e</text:span></text:p>
          </draw:text-box>
        </draw:frame>
        <draw:custom-shape draw:name="Ellipse 5" draw:style-name="gr4" draw:text-style-name="P4" draw:layer="layout" svg:width="0.486cm" svg:height="0.486cm" svg:x="11.671cm" svg:y="4.82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11.898cm" svg:y="3.755cm">
          <draw:text-box>
            <text:p text:style-name="P5"><text:span text:style-name="T2">T</text:span><text:span text:style-name="T2">r</text:span><text:span text:style-name="T2">e</text:span><text:span text:style-name="T2">e</text:span></text:p>
          </draw:text-box>
        </draw:frame>
        <draw:custom-shape draw:name="Ellipse 5" draw:style-name="gr4" draw:text-style-name="P4" draw:layer="layout" svg:width="0.486cm" svg:height="0.486cm" svg:x="14.271cm" svg:y="4.82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14.498cm" svg:y="3.755cm">
          <draw:text-box>
            <text:p text:style-name="P5"><text:span text:style-name="T2">T</text:span><text:span text:style-name="T2">r</text:span><text:span text:style-name="T2">e</text:span><text:span text:style-name="T2">e</text:span></text:p>
          </draw:text-box>
        </draw:frame>
        <draw:custom-shape draw:name="Ellipse 5" draw:style-name="gr4" draw:text-style-name="P4" draw:layer="layout" svg:width="0.486cm" svg:height="0.486cm" svg:x="17.371cm" svg:y="4.82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17.598cm" svg:y="3.755cm">
          <draw:text-box>
            <text:p text:style-name="P5"><text:span text:style-name="T2">T</text:span><text:span text:style-name="T2">r</text:span><text:span text:style-name="T2">e</text:span><text:span text:style-name="T2">e</text:span></text:p>
          </draw:text-box>
        </draw:frame>
        <draw:custom-shape draw:name="Ellipse 5" draw:style-name="gr6" draw:text-style-name="P4" draw:layer="layout" svg:width="1.6cm" svg:height="1.6cm" svg:x="7.2cm" svg:y="9.703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draw:name="Ellipse 5" draw:style-name="gr6" draw:text-style-name="P4" draw:layer="layout" svg:width="1.6cm" svg:height="1.6cm" svg:x="17.803cm" svg:y="10.003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draw:name="Gleichschenkliges Dreieck 7" draw:style-name="gr7" draw:text-style-name="P4" draw:layer="layout" svg:width="1.797cm" svg:height="1.549cm" svg:x="16.496cm" svg:y="7.303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frame draw:name="Textfeld 15" draw:style-name="gr8" draw:text-style-name="P6" draw:layer="layout" svg:width="2.414cm" svg:height="0.769cm" svg:x="17.886cm" svg:y="7.103cm">
          <draw:text-box>
            <text:p text:style-name="P5"><text:span text:style-name="T2">T</text:span><text:span text:style-name="T2">r</text:span><text:span text:style-name="T2">i</text:span><text:span text:style-name="T2">p</text:span><text:span text:style-name="T2">o</text:span><text:span text:style-name="T2">d</text:span></text:p>
          </draw:text-box>
        </draw:frame>
        <draw:custom-shape draw:style-name="gr9" draw:text-style-name="P7" draw:layer="layout" svg:width="3cm" svg:height="0.8cm" svg:x="11.423cm" svg:y="14.36cm">
          <text:p/>
          <draw:enhanced-geometry svg:viewBox="0 0 21600 21600" draw:type="rectangle" draw:enhanced-path="M 0 0 L 21600 0 21600 21600 0 21600 0 0 Z N"/>
        </draw:custom-shape>
        <draw:frame draw:name="Textfeld 13" draw:style-name="gr10" draw:text-style-name="P6" draw:layer="layout" svg:width="1.626cm" svg:height="0.762cm" svg:x="11.4cm" svg:y="15.039cm">
          <draw:text-box>
            <text:p text:style-name="P5"><text:span text:style-name="T2">F</text:span><text:span text:style-name="T2">O</text:span><text:span text:style-name="T2">H</text:span></text:p>
          </draw:text-box>
        </draw:frame>
        <draw:custom-shape draw:name="Ellipse 5" draw:style-name="gr11" draw:text-style-name="P4" draw:layer="layout" svg:width="0.327cm" svg:height="0.327cm" svg:x="6.673cm" svg:y="5.915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5.5cm" svg:y="5.951cm">
          <draw:text-box>
            <text:p text:style-name="P5"><text:span text:style-name="T2">L</text:span><text:span text:style-name="T2">a</text:span><text:span text:style-name="T2">m</text:span><text:span text:style-name="T2">p</text:span></text:p>
          </draw:text-box>
        </draw:frame>
        <draw:custom-shape draw:name="Ellipse 5" draw:style-name="gr11" draw:text-style-name="P4" draw:layer="layout" svg:width="0.327cm" svg:height="0.327cm" svg:x="18.176cm" svg:y="6.414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16.774cm" svg:y="6.186cm">
          <draw:text-box>
            <text:p text:style-name="P5"><text:span text:style-name="T2">L</text:span><text:span text:style-name="T2">a</text:span><text:span text:style-name="T2">m</text:span><text:span text:style-name="T2">p</text:span></text:p>
          </draw:text-box>
        </draw:frame>
        <draw:custom-shape draw:name="Ellipse 5" draw:style-name="gr11" draw:text-style-name="P4" draw:layer="layout" svg:width="0.327cm" svg:height="0.327cm" svg:x="8.373cm" svg:y="11.613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7.2cm" svg:y="11.849cm">
          <draw:text-box>
            <text:p text:style-name="P5"><text:span text:style-name="T2">L</text:span><text:span text:style-name="T2">a</text:span><text:span text:style-name="T2">m</text:span><text:span text:style-name="T2">p</text:span></text:p>
          </draw:text-box>
        </draw:frame>
        <draw:custom-shape draw:style-name="gr12" draw:text-style-name="P8" draw:layer="layout" svg:width="5.2cm" svg:height="2.2cm" svg:x="10.4cm" svg:y="6.4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3" draw:text-style-name="P8" draw:layer="layout" svg:width="2.2cm" svg:height="3.81cm" svg:x="6.8cm" svg:y="6.39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name="Textfeld 13" draw:style-name="gr14" draw:text-style-name="P9" draw:layer="layout" svg:width="2.999cm" svg:height="1.776cm" svg:x="3.2cm" svg:y="9.6cm">
          <draw:text-box>
            <text:p text:style-name="P5"><text:span text:style-name="T3">4</text:span><text:span text:style-name="T3"> </text:span><text:span text:style-name="T3">-</text:span><text:span text:style-name="T3"> </text:span><text:span text:style-name="T3">S</text:span><text:span text:style-name="T3">t</text:span><text:span text:style-name="T3">a</text:span><text:span text:style-name="T3">g</text:span><text:span text:style-name="T3">e</text:span><text:span text:style-name="T3"> </text:span><text:span text:style-name="T3">a</text:span><text:span text:style-name="T3">e</text:span><text:span text:style-name="T3">r</text:span><text:span text:style-name="T3">i</text:span><text:span text:style-name="T3">a</text:span><text:span text:style-name="T3">l</text:span><text:span text:style-name="T3"> </text:span><text:span text:style-name="T3">s</text:span><text:span text:style-name="T3">t</text:span><text:span text:style-name="T3">r</text:span><text:span text:style-name="T3">a</text:span><text:span text:style-name="T3">p</text:span><text:span text:style-name="T3">e</text:span><text:span text:style-name="T3">s</text:span></text:p>
          </draw:text-box>
        </draw:frame>
        <draw:frame draw:name="Textfeld 13" draw:style-name="gr15" draw:text-style-name="P9" draw:layer="layout" svg:width="2.999cm" svg:height="0.762cm" svg:x="6.602cm" svg:y="6.34cm">
          <draw:text-box>
            <text:p text:style-name="P5"><text:span text:style-name="T3">1</text:span><text:span text:style-name="T3"> </text:span><text:span text:style-name="T3">-</text:span><text:span text:style-name="T3"> </text:span><text:span text:style-name="T3">S</text:span><text:span text:style-name="T3">t</text:span><text:span text:style-name="T3">a</text:span><text:span text:style-name="T3">g</text:span><text:span text:style-name="T3">e</text:span><text:span text:style-name="T3"> </text:span><text:span text:style-name="T3">l</text:span><text:span text:style-name="T3">e</text:span><text:span text:style-name="T3">f</text:span><text:span text:style-name="T3">t</text:span></text:p>
          </draw:text-box>
        </draw:frame>
        <draw:frame draw:name="Textfeld 13" draw:style-name="gr16" draw:text-style-name="P9" draw:layer="layout" svg:width="3.997cm" svg:height="1.269cm" svg:x="10.603cm" svg:y="6.34cm">
          <draw:text-box>
            <text:p text:style-name="P5"><text:span text:style-name="T3">2</text:span><text:span text:style-name="T3"> </text:span><text:span text:style-name="T3">-</text:span><text:span text:style-name="T3">S</text:span><text:span text:style-name="T3">t</text:span><text:span text:style-name="T3">a</text:span><text:span text:style-name="T3">g</text:span><text:span text:style-name="T3">e</text:span><text:span text:style-name="T3"> </text:span><text:span text:style-name="T3">c</text:span><text:span text:style-name="T3">e</text:span><text:span text:style-name="T3">n</text:span><text:span text:style-name="T3">t</text:span><text:span text:style-name="T3">e</text:span><text:span text:style-name="T3">r</text:span></text:p>
          </draw:text-box>
        </draw:frame>
        <draw:custom-shape draw:style-name="gr17" draw:text-style-name="P8" draw:layer="layout" svg:width="3.008cm" svg:height="2.81cm" svg:x="15.2cm" svg:y="6.99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8" draw:layer="layout" svg:width="1.8cm" svg:height="2.2cm" svg:x="5.8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extfeld 13" draw:style-name="gr16" draw:text-style-name="P9" draw:layer="layout" svg:width="5.296cm" svg:height="1.269cm" svg:x="15.304cm" svg:y="6.84cm">
          <draw:text-box>
            <text:p text:style-name="P5"><text:span text:style-name="T3">3</text:span><text:span text:style-name="T3">-</text:span><text:span text:style-name="T3"> </text:span><text:span text:style-name="T3">S</text:span><text:span text:style-name="T3">t</text:span><text:span text:style-name="T3">a</text:span><text:span text:style-name="T3">g</text:span><text:span text:style-name="T3">e</text:span><text:span text:style-name="T3"> </text:span><text:span text:style-name="T3">r</text:span><text:span text:style-name="T3">i</text:span><text:span text:style-name="T3">g</text:span><text:span text:style-name="T3">h</text:span><text:span text:style-name="T3">t</text:span></text:p>
          </draw:text-box>
        </draw:frame>
        <presentation:notes draw:style-name="dp2">
          <draw:frame draw:name="Foliennummernplatzhalter 6" draw:style-name="gr19" draw:text-style-name="P11" draw:layer="layout" svg:width="9.113cm" svg:height="1.484cm" svg:x="11.886cm" svg:y="28.215cm">
            <draw:text-box>
              <text:p text:style-name="P10"><text:span text:style-name="T4"><text:page-number>&lt;Foliennummer&gt;</text:page-number></text:span></text:p>
            </draw:text-box>
          </draw:frame>
          <draw:page-thumbnail draw:name="Folienbildplatzhalter 1" draw:style-name="gr20" draw:layer="layout" svg:width="19.791cm" svg:height="11.135cm" svg:x="0.604cm" svg:y="2.258cm" draw:page-number="1" presentation:class="page"/>
          <draw:frame draw:name="Notizenplatzhalter 2"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Leer" presentation:presentation-page-layout-name="AL1T13">
        <office:forms form:automatic-focus="false" form:apply-design-mode="false"/>
        <draw:frame draw:name="Textfeld 1" draw:style-name="gr1" draw:text-style-name="P13" draw:layer="layout" svg:width="7.229cm" svg:height="0.99cm" svg:x="1.601cm" svg:y="0.4cm">
          <draw:text-box>
            <text:p text:style-name="P1"><text:span text:style-name="T1">S</text:span><text:span text:style-name="T1">t</text:span><text:span text:style-name="T1">a</text:span><text:span text:style-name="T1">g</text:span><text:span text:style-name="T1">e</text:span><text:span text:style-name="T1"> </text:span><text:span text:style-name="T1">–</text:span><text:span text:style-name="T1"> </text:span><text:span text:style-name="T1">D</text:span><text:span text:style-name="T1">i</text:span><text:span text:style-name="T1">m</text:span><text:span text:style-name="T1">e</text:span><text:span text:style-name="T1">n</text:span><text:span text:style-name="T1">s</text:span><text:span text:style-name="T1">i</text:span><text:span text:style-name="T1">o</text:span><text:span text:style-name="T1">n</text:span><text:span text:style-name="T1">s</text:span></text:p>
          </draw:text-box>
        </draw:frame>
        <draw:custom-shape draw:name="Rechteck 3" draw:style-name="gr2" draw:text-style-name="P3" draw:layer="layout" svg:width="13.525cm" svg:height="4.582cm" svg:x="5.436cm" svg:y="6.818cm">
          <text:p/>
          <draw:enhanced-geometry svg:viewBox="0 0 21600 21600" draw:type="non-primitive" draw:enhanced-path="M 0 0 L 21600 0 21600 21600 0 21600 Z N"/>
        </draw:custom-shape>
        <draw:custom-shape draw:name="Rechteck 4" draw:style-name="gr3" draw:text-style-name="P3" draw:layer="layout" svg:width="13.525cm" svg:height="3.429cm" svg:x="5.436cm" svg:y="11.735cm">
          <text:p/>
          <draw:enhanced-geometry svg:viewBox="0 0 21600 21600" draw:type="non-primitive" draw:enhanced-path="M 0 0 L 21600 0 21600 21600 0 21600 Z N"/>
        </draw:custom-shape>
        <draw:custom-shape draw:name="Ellipse 5" draw:style-name="gr4" draw:text-style-name="P4" draw:layer="layout" svg:width="0.486cm" svg:height="0.486cm" svg:x="8.573cm" svg:y="7.114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1" draw:style-name="gr21" draw:text-style-name="P14" draw:layer="layout" svg:width="2.371cm" svg:height="1.795cm" svg:x="18.961cm" svg:y="12.049cm">
          <draw:text-box>
            <text:p text:style-name="P5"><text:span text:style-name="T5">A</text:span><text:span text:style-name="T5">u</text:span><text:span text:style-name="T5">d</text:span><text:span text:style-name="T5">i</text:span><text:span text:style-name="T5">e</text:span><text:span text:style-name="T5">n</text:span><text:span text:style-name="T5">c</text:span><text:span text:style-name="T5">e</text:span></text:p>
          </draw:text-box>
        </draw:frame>
        <draw:frame draw:name="Textfeld 13" draw:style-name="gr5" draw:text-style-name="P14" draw:layer="layout" svg:width="1.626cm" svg:height="0.769cm" svg:x="7.8cm" svg:y="6.049cm">
          <draw:text-box>
            <text:p text:style-name="P5"><text:span text:style-name="T2">T</text:span><text:span text:style-name="T2">r</text:span><text:span text:style-name="T2">e</text:span><text:span text:style-name="T2">e</text:span></text:p>
          </draw:text-box>
        </draw:frame>
        <draw:custom-shape draw:name="Ellipse 5" draw:style-name="gr4" draw:text-style-name="P4" draw:layer="layout" svg:width="0.486cm" svg:height="0.486cm" svg:x="10.971cm" svg:y="7.117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14" draw:layer="layout" svg:width="1.626cm" svg:height="0.769cm" svg:x="11.198cm" svg:y="6.052cm">
          <draw:text-box>
            <text:p text:style-name="P5"><text:span text:style-name="T2">T</text:span><text:span text:style-name="T2">r</text:span><text:span text:style-name="T2">e</text:span><text:span text:style-name="T2">e</text:span></text:p>
          </draw:text-box>
        </draw:frame>
        <draw:custom-shape draw:name="Ellipse 5" draw:style-name="gr4" draw:text-style-name="P4" draw:layer="layout" svg:width="0.486cm" svg:height="0.486cm" svg:x="13.571cm" svg:y="7.117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14" draw:layer="layout" svg:width="1.626cm" svg:height="0.769cm" svg:x="13.798cm" svg:y="6.052cm">
          <draw:text-box>
            <text:p text:style-name="P5"><text:span text:style-name="T2">T</text:span><text:span text:style-name="T2">r</text:span><text:span text:style-name="T2">e</text:span><text:span text:style-name="T2">e</text:span></text:p>
          </draw:text-box>
        </draw:frame>
        <draw:custom-shape draw:name="Ellipse 5" draw:style-name="gr4" draw:text-style-name="P4" draw:layer="layout" svg:width="0.486cm" svg:height="0.486cm" svg:x="16.671cm" svg:y="7.117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14" draw:layer="layout" svg:width="1.626cm" svg:height="0.769cm" svg:x="16.898cm" svg:y="6.052cm">
          <draw:text-box>
            <text:p text:style-name="P5"><text:span text:style-name="T2">T</text:span><text:span text:style-name="T2">r</text:span><text:span text:style-name="T2">e</text:span><text:span text:style-name="T2">e</text:span></text:p>
          </draw:text-box>
        </draw:frame>
        <draw:custom-shape draw:name="Ellipse 5" draw:style-name="gr6" draw:text-style-name="P4" draw:layer="layout" svg:width="1.6cm" svg:height="1.6cm" svg:x="6.5cm" svg:y="12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10" draw:text-style-name="P15" draw:layer="layout" svg:width="1.626cm" svg:height="0.762cm" svg:x="5.374cm" svg:y="12.2cm">
          <draw:text-box>
            <text:p text:style-name="P5"><text:span text:style-name="T2">T</text:span><text:span text:style-name="T2">r</text:span><text:span text:style-name="T2">e</text:span><text:span text:style-name="T2">e</text:span></text:p>
          </draw:text-box>
        </draw:frame>
        <draw:frame draw:name="Textfeld 13" draw:style-name="gr5" draw:text-style-name="P16" draw:layer="layout" svg:width="1.626cm" svg:height="0.769cm" svg:x="19.2cm" svg:y="5.972cm">
          <draw:text-box>
            <text:p text:style-name="P5"><text:span text:style-name="T6">S</text:span><text:span text:style-name="T6">t</text:span><text:span text:style-name="T6">a</text:span><text:span text:style-name="T6">g</text:span><text:span text:style-name="T6">e</text:span></text:p>
          </draw:text-box>
        </draw:frame>
        <draw:custom-shape draw:name="Ellipse 5" draw:style-name="gr6" draw:text-style-name="P4" draw:layer="layout" svg:width="1.6cm" svg:height="1.6cm" svg:x="17.103cm" svg:y="12.3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10" draw:text-style-name="P15" draw:layer="layout" svg:width="1.626cm" svg:height="0.762cm" svg:x="15.8cm" svg:y="12.438cm">
          <draw:text-box>
            <text:p text:style-name="P5"><text:span text:style-name="T2">T</text:span><text:span text:style-name="T2">r</text:span><text:span text:style-name="T2">e</text:span><text:span text:style-name="T2">e</text:span></text:p>
          </draw:text-box>
        </draw:frame>
        <draw:custom-shape draw:name="Gleichschenkliges Dreieck 7" draw:style-name="gr7" draw:text-style-name="P4" draw:layer="layout" svg:width="1.797cm" svg:height="1.549cm" svg:x="15.796cm" svg:y="9.6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frame draw:name="Textfeld 15" draw:style-name="gr8" draw:text-style-name="P14" draw:layer="layout" svg:width="2.414cm" svg:height="0.769cm" svg:x="17.186cm" svg:y="9.4cm">
          <draw:text-box>
            <text:p text:style-name="P5"><text:span text:style-name="T2">T</text:span><text:span text:style-name="T2">r</text:span><text:span text:style-name="T2">i</text:span><text:span text:style-name="T2">p</text:span><text:span text:style-name="T2">o</text:span><text:span text:style-name="T2">d</text:span></text:p>
          </draw:text-box>
        </draw:frame>
        <draw:connector draw:name="Gerade Verbindung mit Pfeil 25" draw:style-name="gr22" draw:text-style-name="P17" draw:layer="layout" draw:type="line" svg:x1="26.4cm" svg:y1="15.119cm" svg:x2="26.4cm" svg:y2="6.819cm" svg:d="M26400 15119v-8300" svg:viewBox="0 0 1 8301">
          <text:p/>
        </draw:connector>
        <draw:connector draw:name="Gerade Verbindung mit Pfeil 32" draw:style-name="gr23" draw:text-style-name="P17" draw:layer="layout" draw:type="line" svg:x1="21.206cm" svg:y1="7.419cm" svg:x2="21.213cm" svg:y2="6.819cm" svg:d="M21206 7419l7-600" svg:viewBox="0 0 8 601">
          <text:p/>
        </draw:connector>
        <draw:custom-shape draw:name="Ellipse 5" draw:style-name="gr11" draw:text-style-name="P4" draw:layer="layout" svg:width="0.327cm" svg:height="0.327cm" svg:x="5.973cm" svg:y="8.212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14" draw:layer="layout" svg:width="1.626cm" svg:height="0.769cm" svg:x="4.8cm" svg:y="8.248cm">
          <draw:text-box>
            <text:p text:style-name="P5"><text:span text:style-name="T2">L</text:span><text:span text:style-name="T2">a</text:span><text:span text:style-name="T2">m</text:span><text:span text:style-name="T2">p</text:span></text:p>
          </draw:text-box>
        </draw:frame>
        <draw:custom-shape draw:name="Ellipse 5" draw:style-name="gr11" draw:text-style-name="P4" draw:layer="layout" svg:width="0.327cm" svg:height="0.327cm" svg:x="17.476cm" svg:y="8.711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14" draw:layer="layout" svg:width="1.626cm" svg:height="0.769cm" svg:x="16.074cm" svg:y="8.483cm">
          <draw:text-box>
            <text:p text:style-name="P5"><text:span text:style-name="T2">L</text:span><text:span text:style-name="T2">a</text:span><text:span text:style-name="T2">m</text:span><text:span text:style-name="T2">p</text:span></text:p>
          </draw:text-box>
        </draw:frame>
        <draw:custom-shape draw:name="Ellipse 5" draw:style-name="gr11" draw:text-style-name="P4" draw:layer="layout" svg:width="0.327cm" svg:height="0.327cm" svg:x="7.673cm" svg:y="13.91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14" draw:layer="layout" svg:width="1.626cm" svg:height="0.769cm" svg:x="6.5cm" svg:y="14.146cm">
          <draw:text-box>
            <text:p text:style-name="P5"><text:span text:style-name="T2">L</text:span><text:span text:style-name="T2">a</text:span><text:span text:style-name="T2">m</text:span><text:span text:style-name="T2">p</text:span></text:p>
          </draw:text-box>
        </draw:frame>
        <draw:connector draw:name="Gerade Verbindung mit Pfeil 32" draw:style-name="gr23" draw:text-style-name="P17" draw:layer="layout" draw:type="line" svg:x1="22.4cm" svg:y1="8.919cm" svg:x2="22.407cm" svg:y2="6.819cm" svg:d="M22400 8919l7-2100" svg:viewBox="0 0 8 2101">
          <text:p/>
        </draw:connector>
        <draw:connector draw:name="Gerade Verbindung mit Pfeil 32" draw:style-name="gr23" draw:text-style-name="P17" draw:layer="layout" draw:type="line" svg:x1="23.7cm" svg:y1="12.3cm" svg:x2="23.7cm" svg:y2="6.8cm" svg:d="M23700 12300v-5500" svg:viewBox="0 0 1 5501">
          <text:p/>
        </draw:connector>
        <draw:connector draw:name="Gerade Verbindung mit Pfeil 32" draw:style-name="gr23" draw:text-style-name="P17" draw:layer="layout" draw:type="line" svg:x1="24.6cm" svg:y1="13.921cm" svg:x2="24.6cm" svg:y2="6.821cm" svg:d="M24600 13921v-7100" svg:viewBox="0 0 1 7101">
          <text:p/>
        </draw:connector>
        <draw:connector draw:name="Gerade Verbindung mit Pfeil 32" draw:style-name="gr23" draw:text-style-name="P17" draw:layer="layout" draw:type="line" svg:x1="4.262cm" svg:y1="8.344cm" svg:x2="4.269cm" svg:y2="6.82cm" svg:d="M4262 8344l7-1524" svg:viewBox="0 0 8 1525">
          <text:p/>
        </draw:connector>
        <draw:line draw:style-name="gr24" draw:text-style-name="P8" draw:layer="layout" svg:x1="4.262cm" svg:y1="8.344cm" svg:x2="5.862cm" svg:y2="8.339cm">
          <text:p/>
        </draw:line>
        <draw:line draw:style-name="gr24" draw:text-style-name="P8" draw:layer="layout" svg:x1="18.964cm" svg:y1="6.746cm" svg:x2="26.364cm" svg:y2="6.741cm">
          <text:p/>
        </draw:line>
        <draw:line draw:style-name="gr24" draw:text-style-name="P8" draw:layer="layout" svg:x1="17.163cm" svg:y1="7.445cm" svg:x2="21.263cm" svg:y2="7.44cm">
          <text:p/>
        </draw:line>
        <draw:line draw:style-name="gr24" draw:text-style-name="P8" draw:layer="layout" svg:x1="17.764cm" svg:y1="8.846cm" svg:x2="22.464cm" svg:y2="8.841cm">
          <text:p/>
        </draw:line>
        <draw:line draw:style-name="gr24" draw:text-style-name="P8" draw:layer="layout" svg:x1="17.865cm" svg:y1="12.247cm" svg:x2="23.765cm" svg:y2="12.242cm">
          <text:p/>
        </draw:line>
        <draw:line draw:style-name="gr24" draw:text-style-name="P8" draw:layer="layout" svg:x1="17.866cm" svg:y1="13.948cm" svg:x2="24.666cm" svg:y2="13.943cm">
          <text:p/>
        </draw:line>
        <draw:line draw:style-name="gr24" draw:text-style-name="P8" draw:layer="layout" svg:x1="19.066cm" svg:y1="15.148cm" svg:x2="26.366cm" svg:y2="15.143cm">
          <text:p/>
        </draw:line>
        <draw:connector draw:name="Gerade Verbindung mit Pfeil 32" draw:style-name="gr23" draw:text-style-name="P17" draw:layer="layout" draw:type="line" svg:x1="1.997cm" svg:y1="14.053cm" svg:x2="1.997cm" svg:y2="6.741cm" svg:d="M1997 14053v-7312" svg:viewBox="0 0 1 7313">
          <text:p/>
        </draw:connector>
        <draw:line draw:style-name="gr24" draw:text-style-name="P8" draw:layer="layout" svg:x1="3.5cm" svg:y1="11.905cm" svg:x2="7.4cm" svg:y2="11.9cm">
          <text:p/>
        </draw:line>
        <draw:line draw:style-name="gr24" draw:text-style-name="P8" draw:layer="layout" svg:x1="1.164cm" svg:y1="6.746cm" svg:x2="5.464cm" svg:y2="6.741cm">
          <text:p/>
        </draw:line>
        <draw:line draw:style-name="gr24" draw:text-style-name="P8" draw:layer="layout" svg:x1="2.2cm" svg:y1="14.141cm" svg:x2="7.464cm" svg:y2="14.141cm">
          <text:p/>
        </draw:line>
        <draw:connector draw:name="Gerade Verbindung mit Pfeil 32" draw:style-name="gr23" draw:text-style-name="P17" draw:layer="layout" draw:type="line" svg:x1="2.63cm" svg:y1="13.6cm" svg:x2="2.63cm" svg:y2="6.746cm" draw:start-shape="id1" draw:start-glue-point="3" svg:d="M2630 13600v-6854" svg:viewBox="0 0 1 6855">
          <text:p/>
        </draw:connector>
        <draw:frame draw:style-name="gr25" draw:text-style-name="P17" draw:layer="layout" svg:width="1.97cm" svg:height="0.662cm" svg:x="2.63cm" svg:y="12.6cm">
          <draw:text-box>
            <text:p><text:span text:style-name="T7">1</text:span><text:span text:style-name="T7">2</text:span><text:span text:style-name="T7">,</text:span><text:span text:style-name="T7">1</text:span><text:span text:style-name="T7"> </text:span><text:span text:style-name="T7">m</text:span></text:p>
          </draw:text-box>
        </draw:frame>
        <draw:frame draw:style-name="gr26" draw:text-style-name="P18" draw:layer="layout" svg:width="1.78cm" svg:height="0.683cm" svg:x="3.285cm" svg:y="9.968cm">
          <draw:text-box>
            <text:p><text:span text:style-name="T8">7</text:span><text:span text:style-name="T8">,</text:span><text:span text:style-name="T8">9</text:span><text:span text:style-name="T8"> </text:span><text:span text:style-name="T8">m</text:span></text:p>
          </draw:text-box>
        </draw:frame>
        <draw:frame draw:style-name="gr27" draw:text-style-name="P19" draw:layer="layout" svg:width="1.704cm" svg:height="0.662cm" svg:x="4.108cm" svg:y="7.536cm">
          <draw:text-box>
            <text:p><text:span text:style-name="T7">3</text:span><text:span text:style-name="T7">,</text:span><text:span text:style-name="T7">7</text:span><text:span text:style-name="T7"> </text:span><text:span text:style-name="T7">m</text:span></text:p>
          </draw:text-box>
        </draw:frame>
        <draw:frame draw:style-name="gr28" draw:text-style-name="P19" draw:layer="layout" svg:width="1.742cm" svg:height="0.68cm" svg:x="19.458cm" svg:y="6.9cm">
          <draw:text-box>
            <text:p><text:span text:style-name="T7">1</text:span><text:span text:style-name="T7">,</text:span><text:span text:style-name="T7">3</text:span><text:span text:style-name="T7"> </text:span><text:span text:style-name="T7">m</text:span></text:p>
          </draw:text-box>
        </draw:frame>
        <draw:frame draw:style-name="gr27" draw:text-style-name="P19" draw:layer="layout" svg:width="1.704cm" svg:height="0.662cm" svg:x="20.896cm" svg:y="7.618cm">
          <draw:text-box>
            <text:p><text:span text:style-name="T7">5</text:span><text:span text:style-name="T7">,</text:span><text:span text:style-name="T7">8</text:span><text:span text:style-name="T7"> </text:span><text:span text:style-name="T7">m</text:span></text:p>
          </draw:text-box>
        </draw:frame>
        <draw:frame draw:style-name="gr29" draw:text-style-name="P19" draw:layer="layout" svg:width="1.8cm" svg:height="0.662cm" svg:x="22.6cm" svg:y="10.4cm">
          <draw:text-box>
            <text:p><text:span text:style-name="T7">9</text:span><text:span text:style-name="T7">,</text:span><text:span text:style-name="T7">5</text:span><text:span text:style-name="T7"> </text:span><text:span text:style-name="T7">m</text:span></text:p>
          </draw:text-box>
        </draw:frame>
        <draw:frame draw:style-name="gr30" draw:text-style-name="P19" draw:layer="layout" svg:width="1.62cm" svg:height="0.662cm" svg:x="23.18cm" svg:y="12.6cm">
          <draw:text-box>
            <text:p><text:span text:style-name="T7">1</text:span><text:span text:style-name="T7">3</text:span><text:span text:style-name="T7">,</text:span><text:span text:style-name="T7">7</text:span><text:span text:style-name="T7"> </text:span><text:span text:style-name="T7">m</text:span></text:p>
          </draw:text-box>
        </draw:frame>
        <draw:frame draw:style-name="gr31" draw:text-style-name="P19" draw:layer="layout" svg:width="1.907cm" svg:height="0.662cm" svg:x="24.8cm" svg:y="14.138cm">
          <draw:text-box>
            <text:p><text:span text:style-name="T7">1</text:span><text:span text:style-name="T7">7</text:span><text:span text:style-name="T7">,</text:span><text:span text:style-name="T7">3</text:span><text:span text:style-name="T7"> </text:span><text:span text:style-name="T7">m</text:span></text:p>
          </draw:text-box>
        </draw:frame>
        <draw:line draw:style-name="gr24" draw:text-style-name="P8" xml:id="id1" draw:id="id1" draw:layer="layout" svg:x1="2.63cm" svg:y1="13.6cm" svg:x2="6.6cm" svg:y2="13.6cm">
          <text:p/>
        </draw:line>
        <draw:frame draw:style-name="gr32" draw:text-style-name="P19" draw:layer="layout" svg:width="1.603cm" svg:height="0.662cm" svg:x="1.997cm" svg:y="14.141cm">
          <draw:text-box>
            <text:p><text:span text:style-name="T7">1</text:span><text:span text:style-name="T7">4</text:span><text:span text:style-name="T7">,</text:span><text:span text:style-name="T7">7</text:span><text:span text:style-name="T7">m</text:span></text:p>
          </draw:text-box>
        </draw:frame>
        <draw:line draw:style-name="gr24" draw:text-style-name="P8" draw:layer="layout" svg:x1="1.2cm" svg:y1="15.164cm" svg:x2="5.44cm" svg:y2="15.164cm">
          <text:p/>
        </draw:line>
        <draw:frame draw:style-name="gr29" draw:text-style-name="P20" draw:layer="layout" svg:width="2.103cm" svg:height="0.662cm" svg:x="1.097cm" svg:y="14.6cm">
          <draw:text-box>
            <text:p><text:span text:style-name="T9">1</text:span><text:span text:style-name="T9">6</text:span><text:span text:style-name="T9">,</text:span><text:span text:style-name="T9">8</text:span><text:span text:style-name="T9"> </text:span><text:span text:style-name="T9">m</text:span></text:p>
          </draw:text-box>
        </draw:frame>
        <draw:connector draw:name="Gerade Verbindung mit Pfeil 32" draw:style-name="gr23" draw:text-style-name="P17" draw:layer="layout" draw:type="line" svg:x1="1.197cm" svg:y1="15.141cm" svg:x2="1.197cm" svg:y2="6.741cm" svg:d="M1197 15141v-8400" svg:viewBox="0 0 1 8401">
          <text:p/>
        </draw:connector>
        <draw:connector draw:name="Gerade Verbindung mit Pfeil 32" draw:style-name="gr23" draw:text-style-name="P17" draw:layer="layout" draw:type="line" svg:x1="3.43cm" svg:y1="11.946cm" svg:x2="3.43cm" svg:y2="6.746cm" svg:d="M3430 11946v-5200" svg:viewBox="0 0 1 5201">
          <text:p/>
        </draw:connector>
        <draw:connector draw:name="Gerade Verbindung mit Pfeil 17" draw:style-name="gr33" draw:text-style-name="P17" draw:layer="layout" draw:type="line" svg:x1="5.4cm" svg:y1="5.952cm" svg:x2="6.5cm" svg:y2="5.952cm" svg:d="M5400 5952h1100" svg:viewBox="0 0 1101 1">
          <text:p/>
        </draw:connector>
        <draw:line draw:style-name="gr24" draw:text-style-name="P8" draw:layer="layout" svg:x1="5.401cm" svg:y1="1.601cm" svg:x2="5.412cm" svg:y2="6.741cm">
          <text:p/>
        </draw:line>
        <draw:connector draw:name="Gerade Verbindung mit Pfeil 17" draw:style-name="gr33" draw:text-style-name="P17" draw:layer="layout" draw:type="line" svg:x1="5.439cm" svg:y1="1.552cm" svg:x2="18.964cm" svg:y2="1.552cm" svg:d="M5439 1552h13525" svg:viewBox="0 0 13526 1">
          <text:p/>
        </draw:connector>
        <draw:line draw:style-name="gr24" draw:text-style-name="P8" draw:layer="layout" svg:x1="6.101cm" svg:y1="1.601cm" svg:x2="6.112cm" svg:y2="8.201cm">
          <text:p/>
        </draw:line>
        <draw:line draw:style-name="gr24" draw:text-style-name="P8" draw:layer="layout" svg:x1="6.502cm" svg:y1="1.601cm" svg:x2="6.513cm" svg:y2="12.801cm">
          <text:p/>
        </draw:line>
        <draw:line draw:style-name="gr24" draw:text-style-name="P8" draw:layer="layout" svg:x1="8.103cm" svg:y1="1.601cm" svg:x2="8.114cm" svg:y2="12.801cm">
          <text:p/>
        </draw:line>
        <draw:line draw:style-name="gr24" draw:text-style-name="P8" draw:layer="layout" svg:x1="7.904cm" svg:y1="1.601cm" svg:x2="7.915cm" svg:y2="14.001cm">
          <text:p/>
        </draw:line>
        <draw:line draw:style-name="gr24" draw:text-style-name="P8" draw:layer="layout" svg:x1="8.802cm" svg:y1="1.601cm" svg:x2="8.813cm" svg:y2="7.101cm">
          <text:p/>
        </draw:line>
        <draw:line draw:style-name="gr24" draw:text-style-name="P8" draw:layer="layout" svg:x1="12.303cm" svg:y1="1.601cm" svg:x2="12.314cm" svg:y2="12.001cm">
          <text:p/>
        </draw:line>
        <draw:line draw:style-name="gr24" draw:text-style-name="P8" draw:layer="layout" svg:x1="17.104cm" svg:y1="1.601cm" svg:x2="17.115cm" svg:y2="12.501cm">
          <text:p/>
        </draw:line>
        <draw:line draw:style-name="gr24" draw:text-style-name="P8" draw:layer="layout" svg:x1="17.602cm" svg:y1="1.601cm" svg:x2="17.613cm" svg:y2="8.701cm">
          <text:p/>
        </draw:line>
        <draw:line draw:style-name="gr24" draw:text-style-name="P8" draw:layer="layout" svg:x1="18.605cm" svg:y1="1.601cm" svg:x2="18.616cm" svg:y2="12.501cm">
          <text:p/>
        </draw:line>
        <draw:line draw:style-name="gr24" draw:text-style-name="P8" draw:layer="layout" svg:x1="19.006cm" svg:y1="1.601cm" svg:x2="19.017cm" svg:y2="12.501cm">
          <text:p/>
        </draw:line>
        <draw:connector draw:name="Gerade Verbindung mit Pfeil 17" draw:style-name="gr33" draw:text-style-name="P17" draw:layer="layout" draw:type="line" svg:x1="5.412cm" svg:y1="6.4cm" svg:x2="6.112cm" svg:y2="6.4cm" svg:d="M5412 6400h700" svg:viewBox="0 0 701 1">
          <text:p/>
        </draw:connector>
        <draw:connector draw:name="Gerade Verbindung mit Pfeil 17" draw:style-name="gr33" draw:text-style-name="P17" draw:layer="layout" draw:type="line" svg:x1="5.44cm" svg:y1="4.952cm" svg:x2="8.14cm" svg:y2="4.952cm" svg:d="M5440 4952h2700" svg:viewBox="0 0 2701 1">
          <text:p/>
        </draw:connector>
        <draw:connector draw:name="Gerade Verbindung mit Pfeil 17" draw:style-name="gr33" draw:text-style-name="P17" draw:layer="layout" draw:type="line" svg:x1="5.44cm" svg:y1="5.352cm" svg:x2="7.94cm" svg:y2="5.352cm" svg:d="M5440 5352h2500" svg:viewBox="0 0 2501 1">
          <text:p/>
        </draw:connector>
        <draw:connector draw:name="Gerade Verbindung mit Pfeil 17" draw:style-name="gr33" draw:text-style-name="P17" draw:layer="layout" draw:type="line" svg:x1="5.441cm" svg:y1="4.252cm" svg:x2="8.841cm" svg:y2="4.252cm" svg:d="M5441 4252h3400" svg:viewBox="0 0 3401 1">
          <text:p/>
        </draw:connector>
        <draw:connector draw:name="Gerade Verbindung mit Pfeil 17" draw:style-name="gr33" draw:text-style-name="P17" draw:layer="layout" draw:type="line" svg:x1="5.442cm" svg:y1="3.252cm" svg:x2="12.242cm" svg:y2="3.252cm" svg:d="M5442 3252h6800" svg:viewBox="0 0 6801 1">
          <text:p/>
        </draw:connector>
        <draw:frame draw:name="Textfeld 33" draw:style-name="gr34" draw:text-style-name="P21" draw:layer="layout" svg:width="1.994cm" svg:height="1.143cm" svg:x="3.6cm" svg:y="1.39cm">
          <draw:text-box>
            <text:p text:style-name="P5"><text:span text:style-name="T10">2</text:span><text:span text:style-name="T10">3</text:span><text:span text:style-name="T10">,</text:span><text:span text:style-name="T10">6</text:span><text:span text:style-name="T10"> </text:span><text:span text:style-name="T10">m</text:span></text:p>
          </draw:text-box>
        </draw:frame>
        <draw:connector draw:name="Gerade Verbindung mit Pfeil 17" draw:style-name="gr33" draw:text-style-name="P17" draw:layer="layout" draw:type="line" svg:x1="17.14cm" svg:y1="3.352cm" svg:x2="19.04cm" svg:y2="3.352cm" svg:d="M17140 3352h1900" svg:viewBox="0 0 1901 1">
          <text:p/>
        </draw:connector>
        <draw:connector draw:name="Gerade Verbindung mit Pfeil 17" draw:style-name="gr33" draw:text-style-name="P17" draw:layer="layout" draw:type="line" svg:x1="17.64cm" svg:y1="4.152cm" svg:x2="19.04cm" svg:y2="4.152cm" svg:d="M17640 4152h1400" svg:viewBox="0 0 1401 1">
          <text:p/>
        </draw:connector>
        <draw:connector draw:name="Gerade Verbindung mit Pfeil 17" draw:style-name="gr33" draw:text-style-name="P17" draw:layer="layout" draw:type="line" svg:x1="18.54cm" svg:y1="5.252cm" svg:x2="19.04cm" svg:y2="5.252cm" svg:d="M18540 5252h500" svg:viewBox="0 0 501 1">
          <text:p/>
        </draw:connector>
        <draw:frame draw:style-name="gr35" draw:text-style-name="P19" draw:layer="layout" svg:width="1.594cm" svg:height="0.662cm" svg:x="3.55cm" svg:y="2.939cm">
          <draw:text-box>
            <text:p><text:span text:style-name="T7">1</text:span><text:span text:style-name="T7">1</text:span><text:span text:style-name="T7">,</text:span><text:span text:style-name="T7">6</text:span><text:span text:style-name="T7"> </text:span><text:span text:style-name="T7">m</text:span></text:p>
          </draw:text-box>
        </draw:frame>
        <draw:frame draw:style-name="gr36" draw:text-style-name="P19" draw:layer="layout" svg:width="1.673cm" svg:height="1.073cm" svg:x="3.728cm" svg:y="3.901cm">
          <draw:text-box>
            <text:p><text:span text:style-name="T7">8</text:span><text:span text:style-name="T7">,</text:span><text:span text:style-name="T7">4</text:span><text:span text:style-name="T7"> </text:span><text:span text:style-name="T7">m</text:span></text:p>
          </draw:text-box>
        </draw:frame>
        <draw:frame draw:style-name="gr37" draw:text-style-name="P19" draw:layer="layout" svg:width="1.416cm" svg:height="0.662cm" svg:x="3.728cm" svg:y="5.023cm">
          <draw:text-box>
            <text:p><text:span text:style-name="T7">6</text:span><text:span text:style-name="T7">,</text:span><text:span text:style-name="T7">3</text:span><text:span text:style-name="T7"> </text:span><text:span text:style-name="T7">m</text:span></text:p>
          </draw:text-box>
        </draw:frame>
        <draw:frame draw:style-name="gr37" draw:text-style-name="P19" draw:layer="layout" svg:width="1.416cm" svg:height="0.662cm" svg:x="3.728cm" svg:y="4.623cm">
          <draw:text-box>
            <text:p><text:span text:style-name="T7">7</text:span><text:span text:style-name="T7">,</text:span><text:span text:style-name="T7">4</text:span><text:span text:style-name="T7"> </text:span><text:span text:style-name="T7">m</text:span></text:p>
          </draw:text-box>
        </draw:frame>
        <draw:frame draw:style-name="gr37" draw:text-style-name="P19" draw:layer="layout" svg:width="1.416cm" svg:height="0.662cm" svg:x="3.795cm" svg:y="6.079cm">
          <draw:text-box>
            <text:p><text:span text:style-name="T7">2</text:span><text:span text:style-name="T7">,</text:span><text:span text:style-name="T7">1</text:span><text:span text:style-name="T7"> </text:span><text:span text:style-name="T7">m</text:span></text:p>
          </draw:text-box>
        </draw:frame>
        <draw:frame draw:style-name="gr37" draw:text-style-name="P19" draw:layer="layout" svg:width="1.416cm" svg:height="0.662cm" svg:x="3.695cm" svg:y="5.538cm">
          <draw:text-box>
            <text:p><text:span text:style-name="T7">3</text:span><text:span text:style-name="T7">,</text:span><text:span text:style-name="T7">2</text:span><text:span text:style-name="T7"> </text:span><text:span text:style-name="T7">m</text:span></text:p>
          </draw:text-box>
        </draw:frame>
        <draw:frame draw:style-name="gr38" draw:text-style-name="P19" draw:layer="layout" svg:width="2.386cm" svg:height="0.662cm" svg:x="19.214cm" svg:y="3.074cm">
          <draw:text-box>
            <text:p><text:span text:style-name="T7">5</text:span><text:span text:style-name="T7">,</text:span><text:span text:style-name="T7">2</text:span><text:span text:style-name="T7"> </text:span><text:span text:style-name="T7">m</text:span></text:p>
          </draw:text-box>
        </draw:frame>
        <draw:frame draw:style-name="gr29" draw:text-style-name="P19" draw:layer="layout" svg:width="2.386cm" svg:height="0.662cm" svg:x="19.214cm" svg:y="3.823cm">
          <draw:text-box>
            <text:p><text:span text:style-name="T7">4</text:span><text:span text:style-name="T7">,</text:span><text:span text:style-name="T7">7</text:span><text:span text:style-name="T7"> </text:span><text:span text:style-name="T7">m</text:span></text:p>
          </draw:text-box>
        </draw:frame>
        <draw:frame draw:style-name="gr29" draw:text-style-name="P19" draw:layer="layout" svg:width="2.386cm" svg:height="0.662cm" svg:x="19.214cm" svg:y="4.923cm">
          <draw:text-box>
            <text:p><text:span text:style-name="T7">1</text:span><text:span text:style-name="T7">,</text:span><text:span text:style-name="T7">4</text:span><text:span text:style-name="T7"> </text:span><text:span text:style-name="T7">m</text:span></text:p>
          </draw:text-box>
        </draw:frame>
        <draw:line draw:style-name="gr24" draw:text-style-name="P8" draw:layer="layout" svg:x1="16.801cm" svg:y1="7.118cm" svg:x2="16.801cm" svg:y2="2.601cm">
          <text:p/>
        </draw:line>
        <draw:frame draw:style-name="gr29" draw:text-style-name="P19" draw:layer="layout" svg:width="1.959cm" svg:height="0.662cm" svg:x="19.241cm" svg:y="2.279cm">
          <draw:text-box>
            <text:p><text:span text:style-name="T7">6</text:span><text:span text:style-name="T7">,</text:span><text:span text:style-name="T7">3</text:span><text:span text:style-name="T7"> </text:span><text:span text:style-name="T7">m</text:span></text:p>
          </draw:text-box>
        </draw:frame>
        <draw:line draw:style-name="gr24" draw:text-style-name="P8" draw:layer="layout" svg:x1="12.365cm" svg:y1="12.048cm" svg:x2="23.165cm" svg:y2="12.043cm">
          <text:p/>
        </draw:line>
        <draw:connector draw:name="Gerade Verbindung mit Pfeil 32" draw:style-name="gr23" draw:text-style-name="P17" draw:layer="layout" draw:type="line" svg:x1="22.8cm" svg:y1="12cm" svg:x2="22.8cm" svg:y2="6.8cm" svg:d="M22800 12000v-5200" svg:viewBox="0 0 1 5201">
          <text:p/>
        </draw:connector>
        <draw:frame draw:style-name="gr39" draw:text-style-name="P19" draw:layer="layout" svg:width="1.8cm" svg:height="0.8cm" svg:x="21.5cm" svg:y="9.6cm">
          <draw:text-box>
            <text:p><text:span text:style-name="T7">8</text:span><text:span text:style-name="T7">,</text:span><text:span text:style-name="T7">6</text:span><text:span text:style-name="T7"> </text:span><text:span text:style-name="T7">m</text:span></text:p>
          </draw:text-box>
        </draw:frame>
        <draw:connector draw:name="Gerade Verbindung mit Pfeil 17" draw:style-name="gr33" draw:text-style-name="P17" draw:layer="layout" draw:type="line" svg:x1="16.84cm" svg:y1="2.652cm" svg:x2="19.04cm" svg:y2="2.652cm" svg:d="M16840 2652h2200" svg:viewBox="0 0 2201 1">
          <text:p/>
        </draw:connector>
        <presentation:notes draw:style-name="dp2">
          <draw:frame draw:name="Foliennummernplatzhalter 6" draw:style-name="gr19" draw:text-style-name="P14" draw:layer="layout" svg:width="9.113cm" svg:height="1.484cm" svg:x="11.886cm" svg:y="28.215cm">
            <draw:text-box>
              <text:p text:style-name="P10"><text:span text:style-name="T4"><text:page-number>&lt;Foliennummer&gt;</text:page-number></text:span></text:p>
            </draw:text-box>
          </draw:frame>
          <draw:page-thumbnail draw:name="Folienbildplatzhalter 1" draw:style-name="gr20" draw:layer="layout" svg:width="19.791cm" svg:height="11.135cm" svg:x="0.604cm" svg:y="2.258cm" draw:page-number="2" presentation:class="page"/>
          <draw:frame draw:name="Notizenplatzhalter 2"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Leer" presentation:presentation-page-layout-name="AL1T13">
        <office:forms form:automatic-focus="false" form:apply-design-mode="false"/>
        <draw:frame draw:name="Textfeld 1" draw:style-name="gr40" draw:text-style-name="P2" draw:layer="layout" svg:width="15.799cm" svg:height="1.673cm" svg:x="1.601cm" svg:y="0.4cm">
          <draw:text-box>
            <text:p text:style-name="P1"><text:span text:style-name="T1">S</text:span><text:span text:style-name="T1">t</text:span><text:span text:style-name="T1">a</text:span><text:span text:style-name="T1">g</text:span><text:span text:style-name="T1">e</text:span><text:span text:style-name="T1"> </text:span><text:span text:style-name="T1">–</text:span><text:span text:style-name="T1"> </text:span><text:span text:style-name="T1">L</text:span><text:span text:style-name="T1">a</text:span><text:span text:style-name="T1">m</text:span><text:span text:style-name="T1">p</text:span><text:span text:style-name="T1">s</text:span><text:span text:style-name="T1"> </text:span><text:span text:style-name="T1">a</text:span><text:span text:style-name="T1">n</text:span><text:span text:style-name="T1">d</text:span><text:span text:style-name="T1"> </text:span><text:span text:style-name="T1">p</text:span><text:span text:style-name="T1">r</text:span><text:span text:style-name="T1">o</text:span><text:span text:style-name="T1">j</text:span><text:span text:style-name="T1">e</text:span><text:span text:style-name="T1">c</text:span><text:span text:style-name="T1">t</text:span><text:span text:style-name="T1">o</text:span><text:span text:style-name="T1">r</text:span><text:span text:style-name="T1">s</text:span><text:span text:style-name="T1"> </text:span><text:span text:style-name="T1">p</text:span><text:span text:style-name="T1">e</text:span><text:span text:style-name="T1">r</text:span><text:span text:style-name="T1"> </text:span><text:span text:style-name="T1">s</text:span><text:span text:style-name="T1">t</text:span><text:span text:style-name="T1">a</text:span><text:span text:style-name="T1">g</text:span><text:span text:style-name="T1">e</text:span></text:p>
          </draw:text-box>
        </draw:frame>
        <draw:custom-shape draw:name="Rechteck 3" draw:style-name="gr2" draw:text-style-name="P3" draw:layer="layout" svg:width="13.525cm" svg:height="4.582cm" svg:x="6.136cm" svg:y="4.521cm">
          <text:p/>
          <draw:enhanced-geometry svg:viewBox="0 0 21600 21600" draw:type="non-primitive" draw:enhanced-path="M 0 0 L 21600 0 21600 21600 0 21600 Z N"/>
        </draw:custom-shape>
        <draw:custom-shape draw:name="Rechteck 4" draw:style-name="gr3" draw:text-style-name="P3" draw:layer="layout" svg:width="13.525cm" svg:height="3.429cm" svg:x="6.136cm" svg:y="9.438cm">
          <text:p/>
          <draw:enhanced-geometry svg:viewBox="0 0 21600 21600" draw:type="non-primitive" draw:enhanced-path="M 0 0 L 21600 0 21600 21600 0 21600 Z N"/>
        </draw:custom-shape>
        <draw:custom-shape draw:name="Ellipse 5" draw:style-name="gr4" draw:text-style-name="P4" draw:layer="layout" svg:width="0.486cm" svg:height="0.486cm" svg:x="9.273cm" svg:y="4.817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8.5cm" svg:y="3.752cm">
          <draw:text-box>
            <text:p text:style-name="P5"><text:span text:style-name="T2">T</text:span><text:span text:style-name="T2">r</text:span><text:span text:style-name="T2">e</text:span><text:span text:style-name="T2">e</text:span></text:p>
          </draw:text-box>
        </draw:frame>
        <draw:custom-shape draw:name="Ellipse 5" draw:style-name="gr4" draw:text-style-name="P4" draw:layer="layout" svg:width="0.486cm" svg:height="0.486cm" svg:x="11.671cm" svg:y="4.82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11.898cm" svg:y="3.755cm">
          <draw:text-box>
            <text:p text:style-name="P5"><text:span text:style-name="T2">T</text:span><text:span text:style-name="T2">r</text:span><text:span text:style-name="T2">e</text:span><text:span text:style-name="T2">e</text:span></text:p>
          </draw:text-box>
        </draw:frame>
        <draw:custom-shape draw:name="Ellipse 5" draw:style-name="gr4" draw:text-style-name="P4" draw:layer="layout" svg:width="0.486cm" svg:height="0.486cm" svg:x="14.271cm" svg:y="4.82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14.498cm" svg:y="3.755cm">
          <draw:text-box>
            <text:p text:style-name="P5"><text:span text:style-name="T2">T</text:span><text:span text:style-name="T2">r</text:span><text:span text:style-name="T2">e</text:span><text:span text:style-name="T2">e</text:span></text:p>
          </draw:text-box>
        </draw:frame>
        <draw:custom-shape draw:name="Ellipse 5" draw:style-name="gr4" draw:text-style-name="P4" draw:layer="layout" svg:width="0.486cm" svg:height="0.486cm" svg:x="17.371cm" svg:y="4.82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17.598cm" svg:y="3.755cm">
          <draw:text-box>
            <text:p text:style-name="P5"><text:span text:style-name="T2">T</text:span><text:span text:style-name="T2">r</text:span><text:span text:style-name="T2">e</text:span><text:span text:style-name="T2">e</text:span></text:p>
          </draw:text-box>
        </draw:frame>
        <draw:custom-shape draw:name="Ellipse 5" draw:style-name="gr6" draw:text-style-name="P4" draw:layer="layout" svg:width="1.6cm" svg:height="1.6cm" svg:x="7.2cm" svg:y="9.703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draw:name="Ellipse 5" draw:style-name="gr6" draw:text-style-name="P4" draw:layer="layout" svg:width="1.6cm" svg:height="1.6cm" svg:x="17.803cm" svg:y="10.003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draw:name="Gleichschenkliges Dreieck 7" draw:style-name="gr7" draw:text-style-name="P4" draw:layer="layout" svg:width="1.797cm" svg:height="1.549cm" svg:x="16.496cm" svg:y="7.303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frame draw:name="Textfeld 15" draw:style-name="gr8" draw:text-style-name="P6" draw:layer="layout" svg:width="2.414cm" svg:height="0.769cm" svg:x="17.886cm" svg:y="7.103cm">
          <draw:text-box>
            <text:p text:style-name="P5"><text:span text:style-name="T2">T</text:span><text:span text:style-name="T2">r</text:span><text:span text:style-name="T2">i</text:span><text:span text:style-name="T2">p</text:span><text:span text:style-name="T2">o</text:span><text:span text:style-name="T2">d</text:span></text:p>
          </draw:text-box>
        </draw:frame>
        <draw:custom-shape draw:style-name="gr9" draw:text-style-name="P7" draw:layer="layout" svg:width="3cm" svg:height="0.8cm" svg:x="11.2cm" svg:y="14.741cm">
          <text:p/>
          <draw:enhanced-geometry svg:viewBox="0 0 21600 21600" draw:type="rectangle" draw:enhanced-path="M 0 0 L 21600 0 21600 21600 0 21600 0 0 Z N"/>
        </draw:custom-shape>
        <draw:frame draw:name="Textfeld 13" draw:style-name="gr10" draw:text-style-name="P6" draw:layer="layout" svg:width="1.626cm" svg:height="0.762cm" svg:x="9.777cm" svg:y="14.779cm">
          <draw:text-box>
            <text:p text:style-name="P5"><text:span text:style-name="T2">F</text:span><text:span text:style-name="T2">O</text:span><text:span text:style-name="T2">H</text:span></text:p>
          </draw:text-box>
        </draw:frame>
        <draw:custom-shape draw:name="Ellipse 5" draw:style-name="gr11" draw:text-style-name="P4" draw:layer="layout" svg:width="0.327cm" svg:height="0.327cm" svg:x="6.673cm" svg:y="5.915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5.5cm" svg:y="5.951cm">
          <draw:text-box>
            <text:p text:style-name="P5"><text:span text:style-name="T2">L</text:span><text:span text:style-name="T2">a</text:span><text:span text:style-name="T2">m</text:span><text:span text:style-name="T2">p</text:span></text:p>
          </draw:text-box>
        </draw:frame>
        <draw:custom-shape draw:name="Ellipse 5" draw:style-name="gr11" draw:text-style-name="P4" draw:layer="layout" svg:width="0.327cm" svg:height="0.327cm" svg:x="18.176cm" svg:y="6.414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16.774cm" svg:y="6.186cm">
          <draw:text-box>
            <text:p text:style-name="P5"><text:span text:style-name="T2">L</text:span><text:span text:style-name="T2">a</text:span><text:span text:style-name="T2">m</text:span><text:span text:style-name="T2">p</text:span></text:p>
          </draw:text-box>
        </draw:frame>
        <draw:custom-shape draw:name="Ellipse 5" draw:style-name="gr11" draw:text-style-name="P4" draw:layer="layout" svg:width="0.327cm" svg:height="0.327cm" svg:x="8.373cm" svg:y="11.613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7.2cm" svg:y="11.849cm">
          <draw:text-box>
            <text:p text:style-name="P5"><text:span text:style-name="T2">L</text:span><text:span text:style-name="T2">a</text:span><text:span text:style-name="T2">m</text:span><text:span text:style-name="T2">p</text:span></text:p>
          </draw:text-box>
        </draw:frame>
        <draw:custom-shape draw:name="Gleichschenkliges Dreieck 22" draw:style-name="gr41" draw:text-style-name="P23" draw:layer="layout" svg:width="0.393cm" svg:height="0.595cm" draw:transform="rotate (3.12256856474305) translate (22.779cm 4.345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style-name="gr12" draw:text-style-name="P8" draw:layer="layout" svg:width="5.2cm" svg:height="2.2cm" svg:x="10.4cm" svg:y="6.4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3" draw:text-style-name="P8" draw:layer="layout" svg:width="2.2cm" svg:height="3.81cm" svg:x="6.8cm" svg:y="6.39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name="Textfeld 13" draw:style-name="gr14" draw:text-style-name="P9" draw:layer="layout" svg:width="2.999cm" svg:height="1.776cm" svg:x="3.2cm" svg:y="9.6cm">
          <draw:text-box>
            <text:p text:style-name="P5"><text:span text:style-name="T3">S</text:span><text:span text:style-name="T3">t</text:span><text:span text:style-name="T3">a</text:span><text:span text:style-name="T3">g</text:span><text:span text:style-name="T3">e</text:span><text:span text:style-name="T3"> </text:span><text:span text:style-name="T3">a</text:span><text:span text:style-name="T3">e</text:span><text:span text:style-name="T3">r</text:span><text:span text:style-name="T3">i</text:span><text:span text:style-name="T3">a</text:span><text:span text:style-name="T3">l</text:span><text:span text:style-name="T3"> </text:span><text:span text:style-name="T3">s</text:span><text:span text:style-name="T3">t</text:span><text:span text:style-name="T3">r</text:span><text:span text:style-name="T3">a</text:span><text:span text:style-name="T3">p</text:span><text:span text:style-name="T3">e</text:span><text:span text:style-name="T3">s</text:span></text:p>
            <text:p text:style-name="P5"><text:span text:style-name="T3"/></text:p>
          </draw:text-box>
        </draw:frame>
        <draw:frame draw:name="Textfeld 13" draw:style-name="gr15" draw:text-style-name="P9" draw:layer="layout" svg:width="2.999cm" svg:height="0.762cm" svg:x="6.602cm" svg:y="6.34cm">
          <draw:text-box>
            <text:p text:style-name="P5"><text:span text:style-name="T3">S</text:span><text:span text:style-name="T3">t</text:span><text:span text:style-name="T3">a</text:span><text:span text:style-name="T3">g</text:span><text:span text:style-name="T3">e</text:span><text:span text:style-name="T3"> </text:span><text:span text:style-name="T3">l</text:span><text:span text:style-name="T3">e</text:span><text:span text:style-name="T3">f</text:span><text:span text:style-name="T3">t</text:span></text:p>
          </draw:text-box>
        </draw:frame>
        <draw:frame draw:name="Textfeld 13" draw:style-name="gr15" draw:text-style-name="P9" draw:layer="layout" svg:width="2.999cm" svg:height="0.762cm" svg:x="10.603cm" svg:y="6.34cm">
          <draw:text-box>
            <text:p text:style-name="P5"><text:span text:style-name="T3">S</text:span><text:span text:style-name="T3">t</text:span><text:span text:style-name="T3">a</text:span><text:span text:style-name="T3">g</text:span><text:span text:style-name="T3">e</text:span><text:span text:style-name="T3"> </text:span><text:span text:style-name="T3">c</text:span><text:span text:style-name="T3">e</text:span><text:span text:style-name="T3">n</text:span><text:span text:style-name="T3">t</text:span><text:span text:style-name="T3">e</text:span><text:span text:style-name="T3">r</text:span></text:p>
          </draw:text-box>
        </draw:frame>
        <draw:custom-shape draw:style-name="gr17" draw:text-style-name="P8" draw:layer="layout" svg:width="3.008cm" svg:height="2.81cm" svg:x="15.2cm" svg:y="6.99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8" draw:layer="layout" svg:width="1.8cm" svg:height="2.2cm" svg:x="5.8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extfeld 13" draw:style-name="gr15" draw:text-style-name="P9" draw:layer="layout" svg:width="2.999cm" svg:height="0.762cm" svg:x="15.304cm" svg:y="6.84cm">
          <draw:text-box>
            <text:p text:style-name="P5"><text:span text:style-name="T3">S</text:span><text:span text:style-name="T3">t</text:span><text:span text:style-name="T3">a</text:span><text:span text:style-name="T3">g</text:span><text:span text:style-name="T3">e</text:span><text:span text:style-name="T3"> </text:span><text:span text:style-name="T3">r</text:span><text:span text:style-name="T3">i</text:span><text:span text:style-name="T3">g</text:span><text:span text:style-name="T3">h</text:span><text:span text:style-name="T3">t</text:span></text:p>
          </draw:text-box>
        </draw:frame>
        <draw:custom-shape draw:style-name="gr42" draw:text-style-name="P24" draw:layer="layout" svg:width="0.6cm" svg:height="0.4cm" svg:x="8.7cm" svg:y="2.69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4" draw:layer="layout" svg:width="0.6cm" svg:height="0.4cm" svg:x="14.322cm" svg:y="2.632cm">
          <text:p/>
          <draw:enhanced-geometry svg:viewBox="0 0 21600 21600" draw:type="rectangle" draw:enhanced-path="M 0 0 L 21600 0 21600 21600 0 21600 0 0 Z N"/>
        </draw:custom-shape>
        <draw:frame draw:name="Textfeld 13" draw:style-name="gr43" draw:text-style-name="P25" draw:layer="layout" svg:width="2.563cm" svg:height="0.762cm" svg:x="8.4cm" svg:y="3.038cm">
          <draw:text-box>
            <text:p text:style-name="P5"><text:span text:style-name="T6">P</text:span><text:span text:style-name="T6">r</text:span><text:span text:style-name="T6">o</text:span><text:span text:style-name="T6">j</text:span><text:span text:style-name="T6">e</text:span><text:span text:style-name="T6">c</text:span><text:span text:style-name="T6">t</text:span><text:span text:style-name="T6">o</text:span><text:span text:style-name="T6">r</text:span><text:span text:style-name="T6"> </text:span><text:span text:style-name="T6">1</text:span></text:p>
          </draw:text-box>
        </draw:frame>
        <draw:frame draw:name="Textfeld 13" draw:style-name="gr43" draw:text-style-name="P25" draw:layer="layout" svg:width="2.563cm" svg:height="0.762cm" svg:x="14.023cm" svg:y="2.971cm">
          <draw:text-box>
            <text:p text:style-name="P5"><text:span text:style-name="T6">P</text:span><text:span text:style-name="T6">r</text:span><text:span text:style-name="T6">o</text:span><text:span text:style-name="T6">j</text:span><text:span text:style-name="T6">e</text:span><text:span text:style-name="T6">c</text:span><text:span text:style-name="T6">t</text:span><text:span text:style-name="T6">o</text:span><text:span text:style-name="T6">r</text:span><text:span text:style-name="T6"> </text:span><text:span text:style-name="T6">2</text:span></text:p>
          </draw:text-box>
        </draw:frame>
        <draw:custom-shape draw:style-name="gr44" draw:text-style-name="P24" draw:layer="layout" svg:width="0.4cm" svg:height="0.6cm" draw:transform="rotate (-0.0291469985083055) translate (22.419cm 4.69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name="Textfeld 13" draw:style-name="gr45" draw:text-style-name="P25" draw:layer="layout" svg:width="3.245cm" svg:height="0.762cm" svg:x="22.802cm" svg:y="3.639cm">
          <draw:text-box>
            <text:p text:style-name="P5"><text:span text:style-name="T6">A</text:span><text:span text:style-name="T6">c</text:span><text:span text:style-name="T6">c</text:span><text:span text:style-name="T6">u</text:span><text:span text:style-name="T6"> </text:span><text:span text:style-name="T6">L</text:span><text:span text:style-name="T6">E</text:span><text:span text:style-name="T6">D</text:span><text:span text:style-name="T6"> </text:span><text:span text:style-name="T6">(</text:span><text:span text:style-name="T6">7</text:span><text:span text:style-name="T6">x</text:span><text:span text:style-name="T6">)</text:span></text:p>
          </draw:text-box>
        </draw:frame>
        <draw:frame draw:name="Textfeld 13" draw:style-name="gr46" draw:text-style-name="P25" draw:layer="layout" svg:width="2.419cm" svg:height="0.762cm" svg:x="22.802cm" svg:y="4.539cm">
          <draw:text-box>
            <text:p text:style-name="P5"><text:span text:style-name="T6">L</text:span><text:span text:style-name="T6">E</text:span><text:span text:style-name="T6">D</text:span><text:span text:style-name="T6"> </text:span><text:span text:style-name="T6">(</text:span><text:span text:style-name="T6">1</text:span><text:span text:style-name="T6">0</text:span><text:span text:style-name="T6">x</text:span><text:span text:style-name="T6">)</text:span></text:p>
          </draw:text-box>
        </draw:frame>
        <draw:custom-shape draw:style-name="gr42" draw:text-style-name="P24" draw:layer="layout" svg:width="0.6cm" svg:height="0.4cm" svg:x="22.3cm" svg:y="5.8cm">
          <text:p/>
          <draw:enhanced-geometry svg:viewBox="0 0 21600 21600" draw:type="rectangle" draw:enhanced-path="M 0 0 L 21600 0 21600 21600 0 21600 0 0 Z N"/>
        </draw:custom-shape>
        <draw:frame draw:name="Textfeld 13" draw:style-name="gr47" draw:text-style-name="P25" draw:layer="layout" svg:width="3.054cm" svg:height="0.762cm" svg:x="22.803cm" svg:y="5.539cm">
          <draw:text-box>
            <text:p text:style-name="P5"><text:span text:style-name="T6">P</text:span><text:span text:style-name="T6">r</text:span><text:span text:style-name="T6">o</text:span><text:span text:style-name="T6">j</text:span><text:span text:style-name="T6">e</text:span><text:span text:style-name="T6">c</text:span><text:span text:style-name="T6">t</text:span><text:span text:style-name="T6">o</text:span><text:span text:style-name="T6">r</text:span><text:span text:style-name="T6"> </text:span><text:span text:style-name="T6">(</text:span><text:span text:style-name="T6">3</text:span><text:span text:style-name="T6">x</text:span><text:span text:style-name="T6">)</text:span></text:p>
          </draw:text-box>
        </draw:frame>
        <draw:custom-shape draw:style-name="gr44" draw:text-style-name="P24" draw:layer="layout" svg:width="0.4cm" svg:height="0.6cm" draw:transform="rotate (-0.0291469985083055) translate (11.417cm 7.2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4" draw:text-style-name="P24" draw:layer="layout" svg:width="0.4cm" svg:height="0.6cm" draw:transform="rotate (-0.0291469985083055) translate (12.4cm 7.189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4" draw:text-style-name="P24" draw:layer="layout" svg:width="0.4cm" svg:height="0.6cm" draw:transform="rotate (-0.0291469985083055) translate (13.217cm 7.189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4" draw:text-style-name="P24" draw:layer="layout" svg:width="0.4cm" svg:height="0.6cm" draw:transform="rotate (-0.0291469985083055) translate (16.513cm 7.589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4" draw:text-style-name="P24" draw:layer="layout" svg:width="0.4cm" svg:height="0.6cm" draw:transform="rotate (-0.0291469985083055) translate (17cm 7.989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4" draw:text-style-name="P24" draw:layer="layout" svg:width="0.4cm" svg:height="0.6cm" draw:transform="rotate (1.55386663305055) translate (14cm 9.093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4" draw:text-style-name="P24" draw:layer="layout" svg:width="0.4cm" svg:height="0.6cm" draw:transform="rotate (-1.53152641862502) translate (11.984cm 8.6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4" draw:text-style-name="P24" draw:layer="layout" svg:width="0.4cm" svg:height="0.6cm" draw:transform="rotate (-0.0291469985083055) translate (6.2cm 10.258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Gleichschenkliges Dreieck 22" draw:style-name="gr41" draw:text-style-name="P23" draw:layer="layout" svg:width="0.393cm" svg:height="0.595cm" draw:transform="rotate (3.12256856474305) translate (18.197cm 8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Gleichschenkliges Dreieck 22" draw:style-name="gr41" draw:text-style-name="P23" draw:layer="layout" svg:width="0.393cm" svg:height="0.595cm" draw:transform="rotate (3.12256856474305) translate (6.125cm 10.602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Gleichschenkliges Dreieck 22" draw:style-name="gr41" draw:text-style-name="P23" draw:layer="layout" svg:width="0.4cm" svg:height="0.595cm" draw:transform="rotate (3.12256856474305) translate (6.172cm 11.376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style-name="gr48" draw:text-style-name="P8" draw:layer="layout" svg:width="3.7cm" svg:height="0.2cm" svg:x="6.2cm" svg:y="4.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8" draw:layer="layout" svg:width="6.7cm" svg:height="0.2cm" svg:x="10.2cm" svg:y="4.4cm">
          <text:p/>
          <draw:enhanced-geometry svg:viewBox="0 0 21600 21600" draw:type="rectangle" draw:enhanced-path="M 0 0 L 21600 0 21600 21600 0 21600 0 0 Z N"/>
        </draw:custom-shape>
        <draw:frame draw:name="Textfeld 13" draw:style-name="gr16" draw:text-style-name="P9" draw:layer="layout" svg:width="2.999cm" svg:height="1.269cm" svg:x="5.4cm" svg:y="3.331cm">
          <draw:text-box>
            <text:p text:style-name="P5"><text:span text:style-name="T3">P</text:span><text:span text:style-name="T3">r</text:span><text:span text:style-name="T3">o</text:span><text:span text:style-name="T3">j</text:span><text:span text:style-name="T3">e</text:span><text:span text:style-name="T3">c</text:span><text:span text:style-name="T3">t</text:span><text:span text:style-name="T3">i</text:span><text:span text:style-name="T3">o</text:span><text:span text:style-name="T3">n</text:span><text:span text:style-name="T3"> </text:span><text:span text:style-name="T3">m</text:span><text:span text:style-name="T3">a</text:span><text:span text:style-name="T3">p</text:span><text:span text:style-name="T3">p</text:span><text:span text:style-name="T3">i</text:span><text:span text:style-name="T3">n</text:span><text:span text:style-name="T3">g</text:span></text:p>
          </draw:text-box>
        </draw:frame>
        <draw:custom-shape draw:name="Gleichschenkliges Dreieck 22" draw:style-name="gr41" draw:text-style-name="P23" draw:layer="layout" svg:width="0.393cm" svg:height="0.595cm" draw:transform="rotate (3.12256856474305) translate (7.799cm 11.017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Gleichschenkliges Dreieck 22" draw:style-name="gr41" draw:text-style-name="P23" draw:layer="layout" svg:width="0.393cm" svg:height="0.595cm" draw:transform="rotate (3.12256856474305) translate (18.203cm 8.817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Gleichschenkliges Dreieck 22" draw:style-name="gr41" draw:text-style-name="P23" draw:layer="layout" svg:width="0.393cm" svg:height="0.595cm" draw:transform="rotate (3.12256856474305) translate (18.209cm 9.334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frame draw:name="Textfeld 13" draw:style-name="gr50" draw:text-style-name="P9" draw:layer="layout" svg:width="2.999cm" svg:height="2.79cm" svg:x="23.001cm" svg:y="9.6cm">
          <draw:text-box>
            <text:p text:style-name="P5"><text:span text:style-name="T3">I</text:span><text:span text:style-name="T3">n</text:span><text:span text:style-name="T3"> </text:span><text:span text:style-name="T3">u</text:span><text:span text:style-name="T3">s</text:span><text:span text:style-name="T3">e</text:span><text:span text:style-name="T3">:</text:span></text:p>
            <text:p text:style-name="P5"><text:span text:style-name="T3"/></text:p>
            <text:p text:style-name="P5"><text:span text:style-name="T3">L</text:span><text:span text:style-name="T3">E</text:span><text:span text:style-name="T3">D</text:span><text:span text:style-name="T3">:</text:span><text:span text:style-name="T3"> </text:span><text:span text:style-name="T3">1</text:span><text:span text:style-name="T3">0</text:span></text:p>
            <text:p text:style-name="P5"><text:span text:style-name="T3">A</text:span><text:span text:style-name="T3">c</text:span><text:span text:style-name="T3">c</text:span><text:span text:style-name="T3">u</text:span><text:span text:style-name="T3"> </text:span><text:span text:style-name="T3">L</text:span><text:span text:style-name="T3">E</text:span><text:span text:style-name="T3">D</text:span><text:span text:style-name="T3">:</text:span><text:span text:style-name="T3"> </text:span><text:span text:style-name="T3">7</text:span></text:p>
            <text:p text:style-name="P5"><text:span text:style-name="T3"/></text:p>
          </draw:text-box>
        </draw:frame>
        <draw:custom-shape draw:style-name="gr44" draw:text-style-name="P24" draw:layer="layout" svg:width="0.4cm" svg:height="0.6cm" draw:transform="rotate (2.89619936075939) translate (8.854cm 10.088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4" draw:text-style-name="P24" draw:layer="layout" svg:width="0.4cm" svg:height="0.6cm" draw:transform="rotate (0.593411945678072) translate (8.733cm 10.474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Gleichschenkliges Dreieck 22" draw:style-name="gr41" draw:text-style-name="P23" draw:layer="layout" svg:width="0.393cm" svg:height="0.595cm" draw:transform="rotate (3.12256856474305) translate (7.789cm 7.802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presentation:notes draw:style-name="dp2">
          <draw:frame draw:name="Foliennummernplatzhalter 6" draw:style-name="gr19" draw:text-style-name="P11" draw:layer="layout" svg:width="9.113cm" svg:height="1.484cm" svg:x="11.886cm" svg:y="28.215cm">
            <draw:text-box>
              <text:p text:style-name="P10"><text:span text:style-name="T4"><text:page-number>&lt;Foliennummer&gt;</text:page-number></text:span></text:p>
            </draw:text-box>
          </draw:frame>
          <draw:page-thumbnail draw:name="Folienbildplatzhalter 1" draw:style-name="gr20" draw:layer="layout" svg:width="19.791cm" svg:height="11.135cm" svg:x="0.604cm" svg:y="2.258cm" draw:page-number="3" presentation:class="page"/>
          <draw:frame draw:name="Notizenplatzhalter 2"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Leer" presentation:presentation-page-layout-name="AL1T13">
        <office:forms form:automatic-focus="false" form:apply-design-mode="false"/>
        <draw:frame draw:name="Textfeld 1" draw:style-name="gr51" draw:text-style-name="P2" draw:layer="layout" svg:width="14.629cm" svg:height="0.99cm" svg:x="1.601cm" svg:y="0.4cm">
          <draw:text-box>
            <text:p text:style-name="P1"><text:span text:style-name="T11">S</text:span><text:span text:style-name="T11">t</text:span><text:span text:style-name="T11">a</text:span><text:span text:style-name="T11">g</text:span><text:span text:style-name="T11">e</text:span><text:span text:style-name="T11"> </text:span><text:span text:style-name="T11">–</text:span><text:span text:style-name="T11"> </text:span><text:span text:style-name="T11">L</text:span><text:span text:style-name="T11">a</text:span><text:span text:style-name="T11">m</text:span><text:span text:style-name="T11">p</text:span><text:span text:style-name="T11">s</text:span><text:span text:style-name="T11"> </text:span><text:span text:style-name="T11">a</text:span><text:span text:style-name="T11">n</text:span><text:span text:style-name="T11">d</text:span><text:span text:style-name="T11"> </text:span><text:span text:style-name="T11">p</text:span><text:span text:style-name="T11">r</text:span><text:span text:style-name="T11">o</text:span><text:span text:style-name="T11">j</text:span><text:span text:style-name="T11">e</text:span><text:span text:style-name="T11">c</text:span><text:span text:style-name="T11">t</text:span><text:span text:style-name="T11">o</text:span><text:span text:style-name="T11">r</text:span><text:span text:style-name="T11">s</text:span><text:span text:style-name="T11"> </text:span><text:span text:style-name="T11">p</text:span><text:span text:style-name="T11">o</text:span><text:span text:style-name="T11">s</text:span><text:span text:style-name="T11">i</text:span><text:span text:style-name="T11">t</text:span><text:span text:style-name="T11">i</text:span><text:span text:style-name="T11">o</text:span><text:span text:style-name="T11">n</text:span><text:span text:style-name="T11">s</text:span></text:p>
          </draw:text-box>
        </draw:frame>
        <draw:custom-shape draw:name="Rechteck 3" draw:style-name="gr2" draw:text-style-name="P3" draw:layer="layout" svg:width="13.525cm" svg:height="4.582cm" svg:x="6.136cm" svg:y="4.521cm">
          <text:p/>
          <draw:enhanced-geometry svg:viewBox="0 0 21600 21600" draw:type="non-primitive" draw:enhanced-path="M 0 0 L 21600 0 21600 21600 0 21600 Z N"/>
        </draw:custom-shape>
        <draw:custom-shape draw:name="Rechteck 4" draw:style-name="gr3" draw:text-style-name="P3" draw:layer="layout" svg:width="13.525cm" svg:height="3.429cm" svg:x="6.136cm" svg:y="9.438cm">
          <text:p/>
          <draw:enhanced-geometry svg:viewBox="0 0 21600 21600" draw:type="non-primitive" draw:enhanced-path="M 0 0 L 21600 0 21600 21600 0 21600 Z N"/>
        </draw:custom-shape>
        <draw:custom-shape draw:name="Ellipse 5" draw:style-name="gr4" draw:text-style-name="P4" draw:layer="layout" svg:width="0.486cm" svg:height="0.486cm" svg:x="9.273cm" svg:y="4.817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8.5cm" svg:y="3.752cm">
          <draw:text-box>
            <text:p text:style-name="P5"><text:span text:style-name="T2">T</text:span><text:span text:style-name="T2">r</text:span><text:span text:style-name="T2">e</text:span><text:span text:style-name="T2">e</text:span></text:p>
          </draw:text-box>
        </draw:frame>
        <draw:custom-shape draw:name="Ellipse 5" draw:style-name="gr4" draw:text-style-name="P4" draw:layer="layout" svg:width="0.486cm" svg:height="0.486cm" svg:x="11.671cm" svg:y="4.82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11.898cm" svg:y="3.755cm">
          <draw:text-box>
            <text:p text:style-name="P5"><text:span text:style-name="T2">T</text:span><text:span text:style-name="T2">r</text:span><text:span text:style-name="T2">e</text:span><text:span text:style-name="T2">e</text:span></text:p>
          </draw:text-box>
        </draw:frame>
        <draw:custom-shape draw:name="Ellipse 5" draw:style-name="gr4" draw:text-style-name="P4" draw:layer="layout" svg:width="0.486cm" svg:height="0.486cm" svg:x="14.271cm" svg:y="4.82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14.498cm" svg:y="3.755cm">
          <draw:text-box>
            <text:p text:style-name="P5"><text:span text:style-name="T2">T</text:span><text:span text:style-name="T2">r</text:span><text:span text:style-name="T2">e</text:span><text:span text:style-name="T2">e</text:span></text:p>
          </draw:text-box>
        </draw:frame>
        <draw:custom-shape draw:name="Ellipse 5" draw:style-name="gr4" draw:text-style-name="P4" draw:layer="layout" svg:width="0.486cm" svg:height="0.486cm" svg:x="17.371cm" svg:y="4.82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17.598cm" svg:y="3.755cm">
          <draw:text-box>
            <text:p text:style-name="P5"><text:span text:style-name="T2">T</text:span><text:span text:style-name="T2">r</text:span><text:span text:style-name="T2">e</text:span><text:span text:style-name="T2">e</text:span></text:p>
          </draw:text-box>
        </draw:frame>
        <draw:custom-shape draw:name="Ellipse 5" draw:style-name="gr6" draw:text-style-name="P4" draw:layer="layout" svg:width="1.6cm" svg:height="1.6cm" svg:x="7.2cm" svg:y="9.703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draw:name="Ellipse 5" draw:style-name="gr6" draw:text-style-name="P4" draw:layer="layout" svg:width="1.6cm" svg:height="1.6cm" svg:x="17.803cm" svg:y="10.003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draw:name="Gleichschenkliges Dreieck 7" draw:style-name="gr7" draw:text-style-name="P4" draw:layer="layout" svg:width="1.797cm" svg:height="1.549cm" svg:x="16.496cm" svg:y="7.303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frame draw:name="Textfeld 15" draw:style-name="gr8" draw:text-style-name="P6" draw:layer="layout" svg:width="2.414cm" svg:height="0.769cm" svg:x="17.886cm" svg:y="7.103cm">
          <draw:text-box>
            <text:p text:style-name="P5"><text:span text:style-name="T2">T</text:span><text:span text:style-name="T2">r</text:span><text:span text:style-name="T2">i</text:span><text:span text:style-name="T2">p</text:span><text:span text:style-name="T2">o</text:span><text:span text:style-name="T2">d</text:span></text:p>
          </draw:text-box>
        </draw:frame>
        <draw:custom-shape draw:style-name="gr9" draw:text-style-name="P7" draw:layer="layout" svg:width="3cm" svg:height="0.8cm" svg:x="11.4cm" svg:y="14.8cm">
          <text:p/>
          <draw:enhanced-geometry svg:viewBox="0 0 21600 21600" draw:type="rectangle" draw:enhanced-path="M 0 0 L 21600 0 21600 21600 0 21600 0 0 Z N"/>
        </draw:custom-shape>
        <draw:frame draw:name="Textfeld 13" draw:style-name="gr10" draw:text-style-name="P6" draw:layer="layout" svg:width="1.626cm" svg:height="0.762cm" svg:x="10cm" svg:y="14.99cm">
          <draw:text-box>
            <text:p text:style-name="P5"><text:span text:style-name="T2">F</text:span><text:span text:style-name="T2">O</text:span><text:span text:style-name="T2">H</text:span></text:p>
          </draw:text-box>
        </draw:frame>
        <draw:custom-shape draw:name="Ellipse 5" draw:style-name="gr11" draw:text-style-name="P4" draw:layer="layout" svg:width="0.327cm" svg:height="0.327cm" svg:x="6.673cm" svg:y="5.915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5.5cm" svg:y="5.951cm">
          <draw:text-box>
            <text:p text:style-name="P5"><text:span text:style-name="T2">L</text:span><text:span text:style-name="T2">a</text:span><text:span text:style-name="T2">m</text:span><text:span text:style-name="T2">p</text:span></text:p>
          </draw:text-box>
        </draw:frame>
        <draw:custom-shape draw:name="Ellipse 5" draw:style-name="gr11" draw:text-style-name="P4" draw:layer="layout" svg:width="0.327cm" svg:height="0.327cm" svg:x="18.176cm" svg:y="6.414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16.774cm" svg:y="6.186cm">
          <draw:text-box>
            <text:p text:style-name="P5"><text:span text:style-name="T2">L</text:span><text:span text:style-name="T2">a</text:span><text:span text:style-name="T2">m</text:span><text:span text:style-name="T2">p</text:span></text:p>
          </draw:text-box>
        </draw:frame>
        <draw:custom-shape draw:name="Ellipse 5" draw:style-name="gr11" draw:text-style-name="P4" draw:layer="layout" svg:width="0.327cm" svg:height="0.327cm" svg:x="8.373cm" svg:y="11.613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7.2cm" svg:y="11.849cm">
          <draw:text-box>
            <text:p text:style-name="P5"><text:span text:style-name="T2">L</text:span><text:span text:style-name="T2">a</text:span><text:span text:style-name="T2">m</text:span><text:span text:style-name="T2">p</text:span></text:p>
          </draw:text-box>
        </draw:frame>
        <draw:custom-shape draw:name="Gleichschenkliges Dreieck 22" draw:style-name="gr41" draw:text-style-name="P23" draw:layer="layout" svg:width="0.393cm" svg:height="0.595cm" draw:transform="rotate (3.12256856474305) translate (22.779cm 4.345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style-name="gr44" draw:text-style-name="P24" draw:layer="layout" svg:width="0.4cm" svg:height="0.6cm" draw:transform="rotate (-0.51696652444072) translate (8.652cm 11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" draw:text-style-name="P8" draw:layer="layout" svg:width="5.2cm" svg:height="2.2cm" svg:x="10.4cm" svg:y="6.4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3" draw:text-style-name="P8" draw:layer="layout" svg:width="2.2cm" svg:height="3.81cm" svg:x="6.8cm" svg:y="6.39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name="Textfeld 13" draw:style-name="gr16" draw:text-style-name="P9" draw:layer="layout" svg:width="2.999cm" svg:height="1.269cm" svg:x="3.2cm" svg:y="9.6cm">
          <draw:text-box>
            <text:p text:style-name="P5"><text:span text:style-name="T3">S</text:span><text:span text:style-name="T3">t</text:span><text:span text:style-name="T3">a</text:span><text:span text:style-name="T3">g</text:span><text:span text:style-name="T3">e</text:span><text:span text:style-name="T3"> </text:span><text:span text:style-name="T3">a</text:span><text:span text:style-name="T3">e</text:span><text:span text:style-name="T3">r</text:span><text:span text:style-name="T3">i</text:span><text:span text:style-name="T3">a</text:span><text:span text:style-name="T3">l</text:span><text:span text:style-name="T3"> </text:span><text:span text:style-name="T3">s</text:span><text:span text:style-name="T3">t</text:span><text:span text:style-name="T3">r</text:span><text:span text:style-name="T3">a</text:span><text:span text:style-name="T3">p</text:span><text:span text:style-name="T3">e</text:span><text:span text:style-name="T3">s</text:span></text:p>
          </draw:text-box>
        </draw:frame>
        <draw:frame draw:name="Textfeld 13" draw:style-name="gr15" draw:text-style-name="P9" draw:layer="layout" svg:width="2.999cm" svg:height="0.762cm" svg:x="6.602cm" svg:y="6.34cm">
          <draw:text-box>
            <text:p text:style-name="P5"><text:span text:style-name="T3">S</text:span><text:span text:style-name="T3">t</text:span><text:span text:style-name="T3">a</text:span><text:span text:style-name="T3">g</text:span><text:span text:style-name="T3">e</text:span><text:span text:style-name="T3"> </text:span><text:span text:style-name="T3">l</text:span><text:span text:style-name="T3">e</text:span><text:span text:style-name="T3">f</text:span><text:span text:style-name="T3">t</text:span></text:p>
          </draw:text-box>
        </draw:frame>
        <draw:frame draw:name="Textfeld 13" draw:style-name="gr15" draw:text-style-name="P9" draw:layer="layout" svg:width="2.999cm" svg:height="0.762cm" svg:x="10.603cm" svg:y="6.34cm">
          <draw:text-box>
            <text:p text:style-name="P5"><text:span text:style-name="T3">S</text:span><text:span text:style-name="T3">t</text:span><text:span text:style-name="T3">a</text:span><text:span text:style-name="T3">g</text:span><text:span text:style-name="T3">e</text:span><text:span text:style-name="T3"> </text:span><text:span text:style-name="T3">c</text:span><text:span text:style-name="T3">e</text:span><text:span text:style-name="T3">n</text:span><text:span text:style-name="T3">t</text:span><text:span text:style-name="T3">e</text:span><text:span text:style-name="T3">r</text:span></text:p>
          </draw:text-box>
        </draw:frame>
        <draw:custom-shape draw:style-name="gr17" draw:text-style-name="P8" draw:layer="layout" svg:width="3.008cm" svg:height="2.81cm" svg:x="15.2cm" svg:y="6.99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8" draw:layer="layout" svg:width="1.8cm" svg:height="2.2cm" svg:x="5.8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extfeld 13" draw:style-name="gr15" draw:text-style-name="P9" draw:layer="layout" svg:width="2.999cm" svg:height="0.762cm" svg:x="15.304cm" svg:y="6.84cm">
          <draw:text-box>
            <text:p text:style-name="P5"><text:span text:style-name="T3">S</text:span><text:span text:style-name="T3">t</text:span><text:span text:style-name="T3">a</text:span><text:span text:style-name="T3">g</text:span><text:span text:style-name="T3">e</text:span><text:span text:style-name="T3"> </text:span><text:span text:style-name="T3">r</text:span><text:span text:style-name="T3">i</text:span><text:span text:style-name="T3">g</text:span><text:span text:style-name="T3">h</text:span><text:span text:style-name="T3">t</text:span></text:p>
          </draw:text-box>
        </draw:frame>
        <draw:custom-shape draw:style-name="gr42" draw:text-style-name="P24" draw:layer="layout" svg:width="0.6cm" svg:height="0.4cm" svg:x="9.337cm" svg:y="11.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4" draw:layer="layout" svg:width="0.6cm" svg:height="0.4cm" svg:x="12.899cm" svg:y="12.499cm">
          <text:p/>
          <draw:enhanced-geometry svg:viewBox="0 0 21600 21600" draw:type="rectangle" draw:enhanced-path="M 0 0 L 21600 0 21600 21600 0 21600 0 0 Z N"/>
        </draw:custom-shape>
        <draw:frame draw:name="Textfeld 13" draw:style-name="gr43" draw:text-style-name="P25" draw:layer="layout" svg:width="2.563cm" svg:height="0.762cm" svg:x="9.037cm" svg:y="12.139cm">
          <draw:text-box>
            <text:p text:style-name="P5"><text:span text:style-name="T6">P</text:span><text:span text:style-name="T6">r</text:span><text:span text:style-name="T6">o</text:span><text:span text:style-name="T6">j</text:span><text:span text:style-name="T6">e</text:span><text:span text:style-name="T6">c</text:span><text:span text:style-name="T6">t</text:span><text:span text:style-name="T6">o</text:span><text:span text:style-name="T6">r</text:span><text:span text:style-name="T6"> </text:span><text:span text:style-name="T6">1</text:span></text:p>
          </draw:text-box>
        </draw:frame>
        <draw:frame draw:name="Textfeld 13" draw:style-name="gr43" draw:text-style-name="P25" draw:layer="layout" svg:width="2.563cm" svg:height="0.762cm" svg:x="12.6cm" svg:y="12.838cm">
          <draw:text-box>
            <text:p text:style-name="P5"><text:span text:style-name="T6">P</text:span><text:span text:style-name="T6">r</text:span><text:span text:style-name="T6">o</text:span><text:span text:style-name="T6">j</text:span><text:span text:style-name="T6">e</text:span><text:span text:style-name="T6">c</text:span><text:span text:style-name="T6">t</text:span><text:span text:style-name="T6">o</text:span><text:span text:style-name="T6">r</text:span><text:span text:style-name="T6"> </text:span><text:span text:style-name="T6">2</text:span></text:p>
          </draw:text-box>
        </draw:frame>
        <draw:custom-shape draw:style-name="gr44" draw:text-style-name="P24" draw:layer="layout" svg:width="0.4cm" svg:height="0.6cm" draw:transform="rotate (-1.33116262049608) translate (9.166cm 11.397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4" draw:text-style-name="P24" draw:layer="layout" svg:width="0.4cm" svg:height="0.6cm" draw:transform="rotate (-0.0291469985083055) translate (22.419cm 4.69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4" draw:text-style-name="P24" draw:layer="layout" svg:width="0.4cm" svg:height="0.6cm" draw:transform="rotate (0.0275762021815104) translate (12.314cm 12.184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name="Textfeld 13" draw:style-name="gr45" draw:text-style-name="P25" draw:layer="layout" svg:width="3.245cm" svg:height="0.762cm" svg:x="22.802cm" svg:y="3.639cm">
          <draw:text-box>
            <text:p text:style-name="P5"><text:span text:style-name="T6">A</text:span><text:span text:style-name="T6">c</text:span><text:span text:style-name="T6">c</text:span><text:span text:style-name="T6">u</text:span><text:span text:style-name="T6"> </text:span><text:span text:style-name="T6">L</text:span><text:span text:style-name="T6">E</text:span><text:span text:style-name="T6">D</text:span><text:span text:style-name="T6"> </text:span><text:span text:style-name="T6">(</text:span><text:span text:style-name="T6">7</text:span><text:span text:style-name="T6">x</text:span><text:span text:style-name="T6">)</text:span></text:p>
          </draw:text-box>
        </draw:frame>
        <draw:frame draw:name="Textfeld 13" draw:style-name="gr46" draw:text-style-name="P25" draw:layer="layout" svg:width="2.419cm" svg:height="0.762cm" svg:x="22.802cm" svg:y="4.539cm">
          <draw:text-box>
            <text:p text:style-name="P5"><text:span text:style-name="T6">L</text:span><text:span text:style-name="T6">E</text:span><text:span text:style-name="T6">D</text:span><text:span text:style-name="T6"> </text:span><text:span text:style-name="T6">(</text:span><text:span text:style-name="T6">1</text:span><text:span text:style-name="T6">0</text:span><text:span text:style-name="T6">x</text:span><text:span text:style-name="T6">)</text:span></text:p>
          </draw:text-box>
        </draw:frame>
        <draw:custom-shape draw:style-name="gr42" draw:text-style-name="P24" draw:layer="layout" svg:width="0.6cm" svg:height="0.4cm" svg:x="22.3cm" svg:y="5.8cm">
          <text:p/>
          <draw:enhanced-geometry svg:viewBox="0 0 21600 21600" draw:type="rectangle" draw:enhanced-path="M 0 0 L 21600 0 21600 21600 0 21600 0 0 Z N"/>
        </draw:custom-shape>
        <draw:frame draw:name="Textfeld 13" draw:style-name="gr52" draw:text-style-name="P25" draw:layer="layout" svg:width="3.291cm" svg:height="0.762cm" svg:x="22.803cm" svg:y="5.539cm">
          <draw:text-box>
            <text:p text:style-name="P5"><text:span text:style-name="T6">P</text:span><text:span text:style-name="T6">r</text:span><text:span text:style-name="T6">o</text:span><text:span text:style-name="T6">j</text:span><text:span text:style-name="T6">e</text:span><text:span text:style-name="T6">c</text:span><text:span text:style-name="T6">t</text:span><text:span text:style-name="T6">o</text:span><text:span text:style-name="T6">r</text:span><text:span text:style-name="T6"> </text:span><text:span text:style-name="T6">(</text:span><text:span text:style-name="T6">3</text:span><text:span text:style-name="T6">x</text:span><text:span text:style-name="T6">)</text:span></text:p>
          </draw:text-box>
        </draw:frame>
        <draw:custom-shape draw:style-name="gr44" draw:text-style-name="P24" draw:layer="layout" svg:width="0.4cm" svg:height="0.6cm" draw:transform="rotate (2.89619936075939) translate (8.854cm 10.117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4" draw:text-style-name="P24" draw:layer="layout" svg:width="0.4cm" svg:height="0.6cm" draw:transform="rotate (0.826936999594913) translate (7.725cm 11.439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Gleichschenkliges Dreieck 22" draw:style-name="gr53" draw:text-style-name="P23" draw:layer="layout" svg:width="0.393cm" svg:height="0.36cm" draw:transform="rotate (-1.36886173233915) translate (7.706cm 10.5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style-name="gr54" draw:text-style-name="P24" draw:layer="layout" svg:width="0.4cm" svg:height="0.347cm" draw:transform="rotate (3.03792009602133) translate (18.367cm 7.228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Gleichschenkliges Dreieck 22" draw:style-name="gr41" draw:text-style-name="P23" draw:layer="layout" svg:width="0.393cm" svg:height="0.595cm" draw:transform="rotate (-0.138230076757951) translate (6.5cm 5.956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Gleichschenkliges Dreieck 22" draw:style-name="gr41" draw:text-style-name="P23" draw:layer="layout" svg:width="0.393cm" svg:height="0.595cm" draw:transform="rotate (-0.138230076757951) translate (6.157cm 5.952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style-name="gr44" draw:text-style-name="P24" draw:layer="layout" svg:width="0.4cm" svg:height="0.6cm" draw:transform="rotate (0.0275762021815104) translate (13.715cm 12.184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Gleichschenkliges Dreieck 22" draw:style-name="gr41" draw:text-style-name="P23" draw:layer="layout" svg:width="0.393cm" svg:height="0.595cm" draw:transform="rotate (-0.310843139780191) translate (18.686cm 6.3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Gleichschenkliges Dreieck 22" draw:style-name="gr41" draw:text-style-name="P23" draw:layer="layout" svg:width="0.393cm" svg:height="0.595cm" draw:transform="rotate (-0.310843139780191) translate (18.99cm 6.213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Gleichschenkliges Dreieck 22" draw:style-name="gr41" draw:text-style-name="P23" draw:layer="layout" svg:width="0.393cm" svg:height="0.595cm" draw:transform="rotate (-0.310843139780191) translate (19.294cm 6.126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Gleichschenkliges Dreieck 22" draw:style-name="gr41" draw:text-style-name="P23" draw:layer="layout" svg:width="0.393cm" svg:height="0.595cm" draw:transform="rotate (-2.95641321995319) translate (7.896cm 10.288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style-name="gr44" draw:text-style-name="P24" draw:layer="layout" svg:width="0.4cm" svg:height="0.6cm" draw:transform="rotate (0.593411945678072) translate (8.733cm 10.503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4" draw:text-style-name="P24" draw:layer="layout" svg:width="0.4cm" svg:height="0.6cm" draw:transform="rotate (1.55386663305055) translate (17.993cm 10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4" draw:text-style-name="P24" draw:layer="layout" svg:width="0.4cm" svg:height="0.6cm" draw:transform="rotate (-1.53152641862502) translate (8.405cm 9.28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frame draw:name="Foliennummernplatzhalter 6" draw:style-name="gr19" draw:text-style-name="P11" draw:layer="layout" svg:width="9.113cm" svg:height="1.484cm" svg:x="11.886cm" svg:y="28.215cm">
            <draw:text-box>
              <text:p text:style-name="P10"><text:span text:style-name="T4"><text:page-number>&lt;Foliennummer&gt;</text:page-number></text:span></text:p>
            </draw:text-box>
          </draw:frame>
          <draw:page-thumbnail draw:name="Folienbildplatzhalter 1" draw:style-name="gr20" draw:layer="layout" svg:width="19.791cm" svg:height="11.135cm" svg:x="0.604cm" svg:y="2.258cm" draw:page-number="4" presentation:class="page"/>
          <draw:frame draw:name="Notizenplatzhalter 2"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7-blank-Leer" presentation:presentation-page-layout-name="AL1T13">
        <office:forms form:automatic-focus="false" form:apply-design-mode="false"/>
        <draw:frame draw:name="Textfeld 1" draw:style-name="gr51" draw:text-style-name="P2" draw:layer="layout" svg:width="14.629cm" svg:height="0.99cm" svg:x="1.601cm" svg:y="0.4cm">
          <draw:text-box>
            <text:p text:style-name="P1"><text:span text:style-name="T11">Stage </text:span><text:span text:style-name="T11">– </text:span><text:span text:style-name="T11">Power </text:span><text:span text:style-name="T11">cords, </text:span><text:span text:style-name="T11">clamps</text:span><text:span text:style-name="T11">, </text:span><text:span text:style-name="T11">safetie</text:span><text:span text:style-name="T11">s</text:span></text:p>
          </draw:text-box>
        </draw:frame>
        <draw:custom-shape draw:name="Rechteck 3" draw:style-name="gr2" draw:text-style-name="P3" draw:layer="layout" svg:width="13.525cm" svg:height="4.582cm" svg:x="6.136cm" svg:y="4.521cm">
          <text:p/>
          <draw:enhanced-geometry svg:viewBox="0 0 21600 21600" draw:type="non-primitive" draw:enhanced-path="M 0 0 L 21600 0 21600 21600 0 21600 Z N"/>
        </draw:custom-shape>
        <draw:custom-shape draw:name="Rechteck 4" draw:style-name="gr3" draw:text-style-name="P3" draw:layer="layout" svg:width="13.525cm" svg:height="3.429cm" svg:x="6.136cm" svg:y="9.438cm">
          <text:p/>
          <draw:enhanced-geometry svg:viewBox="0 0 21600 21600" draw:type="non-primitive" draw:enhanced-path="M 0 0 L 21600 0 21600 21600 0 21600 Z N"/>
        </draw:custom-shape>
        <draw:custom-shape draw:name="Ellipse 5" draw:style-name="gr4" draw:text-style-name="P4" draw:layer="layout" svg:width="0.486cm" svg:height="0.486cm" svg:x="9.273cm" svg:y="4.817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8.5cm" svg:y="3.752cm">
          <draw:text-box>
            <text:p text:style-name="P5"><text:span text:style-name="T2">Tree</text:span></text:p>
          </draw:text-box>
        </draw:frame>
        <draw:custom-shape draw:name="Ellipse 5" draw:style-name="gr4" draw:text-style-name="P4" draw:layer="layout" svg:width="0.486cm" svg:height="0.486cm" svg:x="11.671cm" svg:y="4.82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11.898cm" svg:y="3.755cm">
          <draw:text-box>
            <text:p text:style-name="P5"><text:span text:style-name="T2">Tree</text:span></text:p>
          </draw:text-box>
        </draw:frame>
        <draw:custom-shape draw:name="Ellipse 5" draw:style-name="gr4" draw:text-style-name="P4" draw:layer="layout" svg:width="0.486cm" svg:height="0.486cm" svg:x="14.271cm" svg:y="4.82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14.498cm" svg:y="3.755cm">
          <draw:text-box>
            <text:p text:style-name="P5"><text:span text:style-name="T2">Tree</text:span></text:p>
          </draw:text-box>
        </draw:frame>
        <draw:custom-shape draw:name="Ellipse 5" draw:style-name="gr4" draw:text-style-name="P4" draw:layer="layout" svg:width="0.486cm" svg:height="0.486cm" svg:x="17.371cm" svg:y="4.82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17.598cm" svg:y="3.755cm">
          <draw:text-box>
            <text:p text:style-name="P5"><text:span text:style-name="T2">Tree</text:span></text:p>
          </draw:text-box>
        </draw:frame>
        <draw:custom-shape draw:name="Ellipse 5" draw:style-name="gr6" draw:text-style-name="P4" draw:layer="layout" svg:width="1.6cm" svg:height="1.6cm" svg:x="7.2cm" svg:y="9.703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draw:name="Ellipse 5" draw:style-name="gr6" draw:text-style-name="P4" draw:layer="layout" svg:width="1.6cm" svg:height="1.6cm" svg:x="17.803cm" svg:y="10.003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draw:name="Gleichschenkliges Dreieck 7" draw:style-name="gr7" draw:text-style-name="P4" draw:layer="layout" svg:width="1.797cm" svg:height="1.549cm" svg:x="16.496cm" svg:y="7.303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frame draw:name="Textfeld 15" draw:style-name="gr8" draw:text-style-name="P6" draw:layer="layout" svg:width="2.414cm" svg:height="0.769cm" svg:x="17.886cm" svg:y="7.103cm">
          <draw:text-box>
            <text:p text:style-name="P5"><text:span text:style-name="T2">Tripo</text:span><text:span text:style-name="T2">d</text:span></text:p>
          </draw:text-box>
        </draw:frame>
        <draw:custom-shape draw:style-name="gr9" draw:text-style-name="P7" draw:layer="layout" svg:width="3cm" svg:height="0.8cm" svg:x="11.6cm" svg:y="14.6cm">
          <text:p/>
          <draw:enhanced-geometry svg:viewBox="0 0 21600 21600" draw:type="rectangle" draw:enhanced-path="M 0 0 L 21600 0 21600 21600 0 21600 0 0 Z N"/>
        </draw:custom-shape>
        <draw:frame draw:name="Textfeld 13" draw:style-name="gr10" draw:text-style-name="P6" draw:layer="layout" svg:width="1.626cm" svg:height="0.762cm" svg:x="14.774cm" svg:y="14.6cm">
          <draw:text-box>
            <text:p text:style-name="P5"><text:span text:style-name="T2">FOH</text:span></text:p>
          </draw:text-box>
        </draw:frame>
        <draw:custom-shape draw:name="Ellipse 5" draw:style-name="gr11" draw:text-style-name="P4" draw:layer="layout" svg:width="0.327cm" svg:height="0.327cm" svg:x="6.673cm" svg:y="5.915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5.5cm" svg:y="5.951cm">
          <draw:text-box>
            <text:p text:style-name="P5"><text:span text:style-name="T2">Lam</text:span><text:span text:style-name="T2">p</text:span></text:p>
          </draw:text-box>
        </draw:frame>
        <draw:custom-shape draw:name="Ellipse 5" draw:style-name="gr11" draw:text-style-name="P4" draw:layer="layout" svg:width="0.327cm" svg:height="0.327cm" svg:x="18.176cm" svg:y="6.414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16.774cm" svg:y="6.186cm">
          <draw:text-box>
            <text:p text:style-name="P5"><text:span text:style-name="T2">Lamp</text:span></text:p>
          </draw:text-box>
        </draw:frame>
        <draw:custom-shape draw:name="Ellipse 5" draw:style-name="gr11" draw:text-style-name="P4" draw:layer="layout" svg:width="0.327cm" svg:height="0.327cm" svg:x="8.373cm" svg:y="11.613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7.2cm" svg:y="11.849cm">
          <draw:text-box>
            <text:p text:style-name="P5"><text:span text:style-name="T2">Lam</text:span><text:span text:style-name="T2">p</text:span></text:p>
          </draw:text-box>
        </draw:frame>
        <draw:custom-shape draw:style-name="gr55" draw:text-style-name="P26" draw:layer="layout" svg:width="0.4cm" svg:height="0.6cm" draw:transform="rotate (-0.51696652444072) translate (8.652cm 11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" draw:text-style-name="P8" draw:layer="layout" svg:width="5.2cm" svg:height="2.2cm" svg:x="10.4cm" svg:y="6.4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3" draw:text-style-name="P8" draw:layer="layout" svg:width="2.2cm" svg:height="3.81cm" svg:x="6.8cm" svg:y="6.39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name="Textfeld 13" draw:style-name="gr16" draw:text-style-name="P9" draw:layer="layout" svg:width="2.999cm" svg:height="1.269cm" svg:x="3.2cm" svg:y="9.6cm">
          <draw:text-box>
            <text:p text:style-name="P5"><text:span text:style-name="T3">Sta</text:span><text:span text:style-name="T3">ge </text:span><text:span text:style-name="T3">aeri</text:span><text:span text:style-name="T3">al </text:span><text:span text:style-name="T3">stra</text:span><text:span text:style-name="T3">pes</text:span></text:p>
          </draw:text-box>
        </draw:frame>
        <draw:frame draw:name="Textfeld 13" draw:style-name="gr15" draw:text-style-name="P9" draw:layer="layout" svg:width="2.999cm" svg:height="0.762cm" svg:x="6.602cm" svg:y="6.34cm">
          <draw:text-box>
            <text:p text:style-name="P5"><text:span text:style-name="T3">Sta</text:span><text:span text:style-name="T3">ge </text:span><text:span text:style-name="T3">left</text:span></text:p>
          </draw:text-box>
        </draw:frame>
        <draw:frame draw:name="Textfeld 13" draw:style-name="gr15" draw:text-style-name="P9" draw:layer="layout" svg:width="2.999cm" svg:height="0.762cm" svg:x="10.603cm" svg:y="6.34cm">
          <draw:text-box>
            <text:p text:style-name="P5"><text:span text:style-name="T3">Stage center</text:span></text:p>
          </draw:text-box>
        </draw:frame>
        <draw:custom-shape draw:style-name="gr17" draw:text-style-name="P8" draw:layer="layout" svg:width="3.008cm" svg:height="2.81cm" svg:x="15.2cm" svg:y="6.99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8" draw:layer="layout" svg:width="1.8cm" svg:height="2.2cm" svg:x="5.8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extfeld 13" draw:style-name="gr15" draw:text-style-name="P9" draw:layer="layout" svg:width="2.999cm" svg:height="0.762cm" svg:x="15.304cm" svg:y="6.84cm">
          <draw:text-box>
            <text:p text:style-name="P5"><text:span text:style-name="T3">Sta</text:span><text:span text:style-name="T3">ge </text:span><text:span text:style-name="T3">right</text:span></text:p>
          </draw:text-box>
        </draw:frame>
        <draw:custom-shape draw:style-name="gr55" draw:text-style-name="P26" draw:layer="layout" svg:width="0.6cm" svg:height="0.4cm" svg:x="9.337cm" svg:y="11.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6" draw:layer="layout" svg:width="0.6cm" svg:height="0.4cm" svg:x="12.899cm" svg:y="12.499cm">
          <text:p/>
          <draw:enhanced-geometry svg:viewBox="0 0 21600 21600" draw:type="rectangle" draw:enhanced-path="M 0 0 L 21600 0 21600 21600 0 21600 0 0 Z N"/>
        </draw:custom-shape>
        <draw:frame draw:name="Textfeld 13" draw:style-name="gr43" draw:text-style-name="P27" draw:layer="layout" svg:width="2.563cm" svg:height="0.762cm" svg:x="9.037cm" svg:y="12.139cm">
          <draw:text-box>
            <text:p text:style-name="P5"><text:span text:style-name="T12">Proj</text:span><text:span text:style-name="T12">ecto</text:span><text:span text:style-name="T12">r 1</text:span></text:p>
          </draw:text-box>
        </draw:frame>
        <draw:frame draw:name="Textfeld 13" draw:style-name="gr43" draw:text-style-name="P27" draw:layer="layout" svg:width="2.563cm" svg:height="0.762cm" svg:x="12.6cm" svg:y="12.838cm">
          <draw:text-box>
            <text:p text:style-name="P5"><text:span text:style-name="T12">Proj</text:span><text:span text:style-name="T12">ecto</text:span><text:span text:style-name="T12">r 2</text:span></text:p>
          </draw:text-box>
        </draw:frame>
        <draw:custom-shape draw:style-name="gr55" draw:text-style-name="P26" draw:layer="layout" svg:width="0.4cm" svg:height="0.6cm" draw:transform="rotate (-1.33116262049608) translate (9.166cm 11.397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5" draw:text-style-name="P26" draw:layer="layout" svg:width="0.4cm" svg:height="0.6cm" draw:transform="rotate (0.0275762021815104) translate (12.314cm 12.184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5" draw:text-style-name="P26" draw:layer="layout" svg:width="0.4cm" svg:height="0.6cm" draw:transform="rotate (2.89619936075939) translate (8.854cm 10.117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5" draw:text-style-name="P26" draw:layer="layout" svg:width="0.4cm" svg:height="0.6cm" draw:transform="rotate (-1.48597332514797) translate (8.342cm 9.103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5" draw:text-style-name="P26" draw:layer="layout" svg:width="0.4cm" svg:height="0.6cm" draw:transform="rotate (1.47166162528162) translate (18.162cm 9.812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5" draw:text-style-name="P26" draw:layer="layout" svg:width="0.4cm" svg:height="0.6cm" draw:transform="rotate (0.826936999594913) translate (7.725cm 11.439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Gleichschenkliges Dreieck 22" draw:style-name="gr56" draw:text-style-name="P28" draw:layer="layout" svg:width="0.393cm" svg:height="0.36cm" draw:transform="rotate (-1.36886173233915) translate (7.706cm 10.5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style-name="gr55" draw:text-style-name="P26" draw:layer="layout" svg:width="0.4cm" svg:height="0.347cm" draw:transform="rotate (3.03792009602133) translate (18.367cm 7.228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Gleichschenkliges Dreieck 22" draw:style-name="gr56" draw:text-style-name="P28" draw:layer="layout" svg:width="0.393cm" svg:height="0.595cm" draw:transform="rotate (-0.138230076757951) translate (6.5cm 5.956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Gleichschenkliges Dreieck 22" draw:style-name="gr56" draw:text-style-name="P28" draw:layer="layout" svg:width="0.393cm" svg:height="0.595cm" draw:transform="rotate (-0.138230076757951) translate (6.157cm 5.952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style-name="gr55" draw:text-style-name="P26" draw:layer="layout" svg:width="0.4cm" svg:height="0.6cm" draw:transform="rotate (0.0275762021815104) translate (13.715cm 12.184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Gleichschenkliges Dreieck 22" draw:style-name="gr56" draw:text-style-name="P28" draw:layer="layout" svg:width="0.393cm" svg:height="0.595cm" draw:transform="rotate (-0.310843139780191) translate (18.686cm 6.126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Gleichschenkliges Dreieck 22" draw:style-name="gr56" draw:text-style-name="P28" draw:layer="layout" svg:width="0.393cm" svg:height="0.595cm" draw:transform="rotate (-0.310843139780191) translate (18.99cm 6.039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Gleichschenkliges Dreieck 22" draw:style-name="gr56" draw:text-style-name="P28" draw:layer="layout" svg:width="0.393cm" svg:height="0.595cm" draw:transform="rotate (-0.310843139780191) translate (19.294cm 5.952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Gleichschenkliges Dreieck 22" draw:style-name="gr56" draw:text-style-name="P28" draw:layer="layout" svg:width="0.393cm" svg:height="0.595cm" draw:transform="rotate (-2.93267674212607) translate (8cm 10.118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style-name="gr55" draw:text-style-name="P26" draw:layer="layout" svg:width="0.4cm" svg:height="0.6cm" draw:transform="rotate (0.593411945678072) translate (8.733cm 10.503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7" draw:text-style-name="P24" draw:layer="layout" svg:width="0.6cm" svg:height="0.6cm" svg:x="21.947cm" svg:y="1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4" draw:layer="layout" svg:width="0.6cm" svg:height="0.6cm" svg:x="21.947cm" svg:y="2.2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name="Textfeld 13" draw:style-name="gr59" draw:text-style-name="P25" draw:layer="layout" svg:width="4.049cm" svg:height="0.762cm" svg:x="22.751cm" svg:y="1.338cm">
          <draw:text-box>
            <text:p text:style-name="P5"><text:span text:style-name="T6">Exte</text:span><text:span text:style-name="T6">nsio</text:span><text:span text:style-name="T6">n </text:span><text:span text:style-name="T6">reel </text:span><text:span text:style-name="T6">(3x)</text:span></text:p>
          </draw:text-box>
        </draw:frame>
        <draw:frame draw:name="Textfeld 13" draw:style-name="gr60" draw:text-style-name="P25" draw:layer="layout" svg:width="3.787cm" svg:height="0.762cm" svg:x="22.752cm" svg:y="2.138cm">
          <draw:text-box>
            <text:p text:style-name="P5"><text:span text:style-name="T6">Distribute</text:span><text:span text:style-name="T6">r, 3-way</text:span></text:p>
          </draw:text-box>
        </draw:frame>
        <draw:line draw:style-name="gr61" draw:text-style-name="P8" draw:layer="layout" svg:x1="21.947cm" svg:y1="3.499cm" svg:x2="22.753cm" svg:y2="3.499cm">
          <text:p/>
        </draw:line>
        <draw:frame draw:name="Textfeld 13" draw:style-name="gr52" draw:text-style-name="P25" draw:layer="layout" svg:width="3.291cm" svg:height="0.762cm" svg:x="22.753cm" svg:y="3.038cm">
          <draw:text-box>
            <text:p text:style-name="P5"><text:span text:style-name="T6">Cord</text:span></text:p>
          </draw:text-box>
        </draw:frame>
        <draw:line draw:style-name="gr61" draw:text-style-name="P8" draw:layer="layout" svg:x1="9.5cm" svg:y1="15.4cm" svg:x2="12.9cm" svg:y2="15.4cm">
          <text:p/>
        </draw:line>
        <draw:line draw:style-name="gr61" draw:text-style-name="P8" draw:layer="layout" svg:x1="9.453cm" svg:y1="15cm" svg:x2="12.453cm" svg:y2="15cm">
          <text:p/>
        </draw:line>
        <draw:line draw:style-name="gr61" draw:text-style-name="P8" draw:layer="layout" svg:x1="12.453cm" svg:y1="13.2cm" svg:x2="12.453cm" svg:y2="15cm">
          <text:p/>
        </draw:line>
        <draw:custom-shape draw:style-name="gr57" draw:text-style-name="P24" draw:layer="layout" svg:width="0.6cm" svg:height="0.6cm" svg:x="12.2cm" svg:y="12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1" draw:text-style-name="P8" draw:layer="layout" svg:x1="13cm" svg:y1="13cm" svg:x2="20cm" svg:y2="13cm">
          <text:p/>
        </draw:line>
        <draw:line draw:style-name="gr61" draw:text-style-name="P8" draw:layer="layout" svg:x1="5.953cm" svg:y1="7cm" svg:x2="5.953cm" svg:y2="13.2cm">
          <text:p/>
        </draw:line>
        <draw:custom-shape draw:style-name="gr62" draw:text-style-name="P24" draw:layer="layout" svg:width="0.6cm" svg:height="0.6cm" svg:x="19.6cm" svg:y="9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1" draw:text-style-name="P8" draw:layer="layout" svg:x1="20cm" svg:y1="6.8cm" svg:x2="20cm" svg:y2="9.453cm">
          <text:p/>
        </draw:line>
        <draw:line draw:style-name="gr61" draw:text-style-name="P8" draw:layer="layout" svg:x1="18.597cm" svg:y1="10.003cm" svg:x2="19.403cm" svg:y2="10.003cm">
          <text:p/>
        </draw:line>
        <draw:custom-shape draw:style-name="gr62" draw:text-style-name="P24" draw:layer="layout" svg:width="0.6cm" svg:height="0.6cm" svg:x="17.703cm" svg:y="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2" draw:text-style-name="P24" draw:layer="layout" svg:width="0.6cm" svg:height="0.6cm" svg:x="17.703cm" svg:y="6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1" draw:text-style-name="P8" draw:layer="layout" svg:x1="18.6cm" svg:y1="6.8cm" svg:x2="20cm" svg:y2="6.8cm">
          <text:p/>
        </draw:line>
        <draw:custom-shape draw:style-name="gr62" draw:text-style-name="P24" draw:layer="layout" svg:width="0.6cm" svg:height="0.6cm" svg:x="11.714cm" svg:y="11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1" draw:text-style-name="P8" draw:layer="layout" svg:x1="8.5cm" svg:y1="13cm" svg:x2="11.953cm" svg:y2="13cm">
          <text:p/>
        </draw:line>
        <draw:line draw:style-name="gr61" draw:text-style-name="P8" draw:layer="layout" svg:x1="8.5cm" svg:y1="10.8cm" svg:x2="8.5cm" svg:y2="11.513cm">
          <text:p/>
        </draw:line>
        <draw:line draw:style-name="gr61" draw:text-style-name="P8" draw:layer="layout" svg:x1="12cm" svg:y1="12.147cm" svg:x2="12cm" svg:y2="12.747cm">
          <text:p/>
        </draw:line>
        <draw:line draw:style-name="gr61" draw:text-style-name="P8" draw:layer="layout" svg:x1="5.906cm" svg:y1="13.2cm" svg:x2="11.906cm" svg:y2="13.2cm">
          <text:p/>
        </draw:line>
        <draw:custom-shape draw:style-name="gr62" draw:text-style-name="P24" draw:layer="layout" svg:width="0.6cm" svg:height="0.6cm" svg:x="5.2cm" svg:y="6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1" draw:text-style-name="P8" draw:layer="layout" svg:x1="20cm" svg:y1="10.6cm" svg:x2="20cm" svg:y2="13cm">
          <text:p/>
        </draw:line>
        <draw:custom-shape draw:style-name="gr62" draw:text-style-name="P24" draw:layer="layout" svg:width="0.6cm" svg:height="0.6cm" svg:x="8.2cm" svg:y="10.1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1" draw:text-style-name="P8" draw:layer="layout" svg:x1="8.582cm" svg:y1="9.622cm" svg:x2="8.726cm" svg:y2="10.075cm">
          <text:p/>
        </draw:line>
        <draw:custom-shape draw:style-name="gr62" draw:text-style-name="P24" draw:layer="layout" svg:width="0.6cm" svg:height="0.6cm" svg:x="8cm" svg:y="9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1" draw:text-style-name="P8" draw:layer="layout" svg:x1="8.5cm" svg:y1="12.006cm" svg:x2="8.5cm" svg:y2="12.966cm">
          <text:p/>
        </draw:line>
        <draw:custom-shape draw:style-name="gr62" draw:text-style-name="P24" draw:layer="layout" svg:width="0.6cm" svg:height="0.6cm" svg:x="7.837cm" svg:y="11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2" draw:text-style-name="P24" draw:layer="layout" svg:width="0.6cm" svg:height="0.6cm" svg:x="7.307cm" svg:y="10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2" draw:text-style-name="P24" draw:layer="layout" svg:width="0.6cm" svg:height="0.6cm" svg:x="13.2cm" svg:y="14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2" draw:text-style-name="P24" draw:layer="layout" svg:width="0.6cm" svg:height="0.6cm" svg:x="13.901cm" svg:y="14.6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3" draw:text-style-name="P30" draw:layer="layout" svg:width="5.6cm" svg:height="1.8cm" svg:x="20.4cm" svg:y="5.6cm">
          <text:list text:style-name="L1">
            <text:list-item>
              <text:list>
                <text:list-item>
                  <text:p text:style-name="P29"><text:span text:style-name="T13">cord to top of lamp</text:span></text:p>
                </text:list-item>
                <text:list-item>
                  <text:p text:style-name="P29"><text:span text:style-name="T13">Distributer for LED and second distributer </text:span></text:p>
                </text:list-item>
                <text:list-item>
                  <text:p text:style-name="P29"><text:span text:style-name="T13">2nd distributer for 3x Accu LED</text:span></text:p>
                </text:list-item>
              </text:list>
            </text:list-item>
          </text:list>
          <draw:enhanced-geometry svg:viewBox="0 0 21600 21600" draw:text-areas="800 800 20800 20800" draw:type="round-rectangular-callout" draw:modifiers="-3058.16818425281 6596.335369239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4" draw:text-style-name="P30" draw:layer="layout" svg:width="4.4cm" svg:height="1.8cm" svg:x="21cm" svg:y="9.2cm">
          <text:list text:style-name="L1">
            <text:list-item>
              <text:p text:style-name="P29"><text:span text:style-name="T13">Distributer</text:span></text:p>
              <text:list>
                <text:list-item>
                  <text:p text:style-name="P29"><text:span text:style-name="T13">cord to lamp</text:span></text:p>
                </text:list-item>
                <text:list-item>
                  <text:p text:style-name="P29"><text:span text:style-name="T13">Cord to 2nd distributer lamp, pa</text:span></text:p>
                </text:list-item>
              </text:list>
            </text:list-item>
          </text:list>
          <draw:enhanced-geometry svg:viewBox="0 0 21600 21600" draw:text-areas="800 800 20800 20800" draw:type="round-rectangular-callout" draw:modifiers="-3896.93251533742 6608.328706274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5" draw:text-style-name="P30" draw:layer="layout" svg:width="4cm" svg:height="1.8cm" svg:x="5cm" svg:y="13.8cm">
          <text:list text:style-name="L1">
            <text:list-item>
              <text:p text:style-name="P29"><text:span text:style-name="T13">Two cords from source</text:span></text:p>
              <text:list>
                <text:list-item>
                  <text:p text:style-name="P29"><text:span text:style-name="T13">Cable to FOH</text:span></text:p>
                </text:list-item>
                <text:list-item>
                  <text:p text:style-name="P29"><text:span text:style-name="T13">reel to Projector 2</text:span></text:p>
                </text:list-item>
              </text:list>
            </text:list-item>
          </text:list>
          <draw:enhanced-geometry svg:viewBox="0 0 21600 21600" draw:text-areas="800 800 20800 20800" draw:type="round-rectangular-callout" draw:modifiers="23916.0209947513 6704.275402554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2" draw:text-style-name="P24" draw:layer="layout" svg:width="0.6cm" svg:height="0.6cm" svg:x="17.901cm" svg:y="9.8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5" draw:text-style-name="P30" draw:layer="layout" svg:width="4cm" svg:height="1.8cm" svg:x="16.2cm" svg:y="13.8cm">
          <text:list text:style-name="L1">
            <text:list-item>
              <text:p text:style-name="P29"><text:span text:style-name="T13">Light: 3 PCs</text:span></text:p>
            </text:list-item>
            <text:list-item>
              <text:p text:style-name="P29"><text:span text:style-name="T13">Audio: 1 PC, Mixer</text:span></text:p>
            </text:list-item>
          </text:list>
          <draw:enhanced-geometry svg:viewBox="0 0 21600 21600" draw:text-areas="800 800 20800 20800" draw:type="round-rectangular-callout" draw:modifiers="-3833.04173956511 8611.215991116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61" draw:text-style-name="P8" draw:layer="layout" svg:x1="8.7cm" svg:y1="11.94cm" svg:x2="9.506cm" svg:y2="11.94cm">
          <text:p/>
        </draw:line>
        <draw:custom-shape draw:style-name="gr62" draw:text-style-name="P24" draw:layer="layout" svg:width="0.6cm" svg:height="0.6cm" svg:x="7.838cm" svg:y="12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5" draw:text-style-name="P30" draw:layer="layout" svg:width="4cm" svg:height="1.8cm" svg:x="3.2cm" svg:y="11.6cm">
          <text:list text:style-name="L1">
            <text:list-item>
              <text:p text:style-name="P29"><text:span text:style-name="T13">Distributer</text:span></text:p>
            </text:list-item>
            <text:list-item>
              <text:p text:style-name="P29"><text:span text:style-name="T13">1st to Projector 1</text:span></text:p>
            </text:list-item>
            <text:list-item>
              <text:p text:style-name="P29"><text:span text:style-name="T13">2nd top of lamp for LED</text:span></text:p>
            </text:list-item>
            <text:list-item>
              <text:p text:style-name="P29"><text:span text:style-name="T13">Cord to tree</text:span></text:p>
            </text:list-item>
          </text:list>
          <draw:enhanced-geometry svg:viewBox="0 0 21600 21600" draw:text-areas="800 800 20800 20800" draw:type="round-rectangular-callout" draw:modifiers="23916.0209947513 6704.275402554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5" draw:text-style-name="P30" draw:layer="layout" svg:width="4cm" svg:height="1.8cm" svg:x="1cm" svg:y="5.2cm">
          <text:list text:style-name="L1">
            <text:list-item>
              <text:p text:style-name="P29"><text:span text:style-name="T13">Distributer lamp</text:span></text:p>
            </text:list-item>
          </text:list>
          <draw:enhanced-geometry svg:viewBox="0 0 21600 21600" draw:text-areas="800 800 20800 20800" draw:type="round-rectangular-callout" draw:modifiers="23916.0209947513 6704.275402554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5" draw:text-style-name="P30" draw:layer="layout" svg:width="4cm" svg:height="1.8cm" svg:x="9.6cm" svg:y="8.8cm">
          <text:list text:style-name="L1">
            <text:list-item>
              <text:p text:style-name="P29"><text:span text:style-name="T13">Distributer</text:span></text:p>
              <text:list>
                <text:list-item>
                  <text:p text:style-name="P29"><text:span text:style-name="T13">PA</text:span></text:p>
                </text:list-item>
                <text:list-item>
                  <text:p text:style-name="P29"><text:span text:style-name="T13">LED 1 for tree</text:span></text:p>
                </text:list-item>
                <text:list-item>
                  <text:p text:style-name="P29"><text:span text:style-name="T13">Next distr.</text:span></text:p>
                </text:list-item>
              </text:list>
            </text:list-item>
          </text:list>
          <draw:enhanced-geometry svg:viewBox="0 0 21600 21600" draw:text-areas="800 800 20800 20800" draw:type="round-rectangular-callout" draw:modifiers="-3115.02124468883 17042.53192670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5" draw:text-style-name="P30" draw:layer="layout" svg:width="4cm" svg:height="1.8cm" svg:x="7.6cm" svg:y="6.8cm">
          <text:list text:style-name="L1">
            <text:list-item>
              <text:p text:style-name="P29"><text:span text:style-name="T13">Distributer</text:span></text:p>
              <text:list>
                <text:list-item>
                  <text:p text:style-name="P29"><text:span text:style-name="T13">LED 2 for tree</text:span></text:p>
                </text:list-item>
                <text:list-item>
                  <text:p text:style-name="P29"><text:span text:style-name="T13">LED ground</text:span></text:p>
                </text:list-item>
                <text:list-item>
                  <text:p text:style-name="P29"><text:span text:style-name="T13">Next distr.</text:span></text:p>
                </text:list-item>
              </text:list>
            </text:list-item>
          </text:list>
          <draw:enhanced-geometry svg:viewBox="0 0 21600 21600" draw:text-areas="800 800 20800 20800" draw:type="round-rectangular-callout" draw:modifiers="5485.0287428143 27200.88839533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61" draw:text-style-name="P8" draw:layer="layout" svg:x1="7.906cm" svg:y1="9.701cm" svg:x2="7.606cm" svg:y2="10.07cm">
          <text:p/>
        </draw:line>
        <draw:custom-shape draw:style-name="gr65" draw:text-style-name="P30" draw:layer="layout" svg:width="4cm" svg:height="1.8cm" svg:x="3cm" svg:y="8.4cm">
          <text:list text:style-name="L1">
            <text:list-item>
              <text:p text:style-name="P29"><text:span text:style-name="T13">Distributer</text:span></text:p>
              <text:list>
                <text:list-item>
                  <text:p text:style-name="P29"><text:span text:style-name="T13">Accu stage left</text:span></text:p>
                </text:list-item>
                <text:list-item>
                  <text:p text:style-name="P29"><text:span text:style-name="T13">Accu aerial strapes</text:span></text:p>
                </text:list-item>
              </text:list>
            </text:list-item>
          </text:list>
          <draw:enhanced-geometry svg:viewBox="0 0 21600 21600" draw:text-areas="800 800 20800 20800" draw:type="round-rectangular-callout" draw:modifiers="23359.9600099975 20208.77290394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6" draw:text-style-name="P31" draw:layer="layout" svg:width="0.6cm" svg:height="0.6cm" svg:x="21.9cm" svg:y="3.8cm">
          <text:p/>
          <draw:enhanced-geometry svg:viewBox="0 0 21600 21600" draw:text-areas="0 0 21600 21600" draw:type="circular-arrow" draw:modifiers="138.433709336375 24.0778076408894 9205.7682260475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name="Textfeld 13" draw:style-name="gr52" draw:text-style-name="P25" draw:layer="layout" svg:width="3.291cm" svg:height="0.762cm" svg:x="22.754cm" svg:y="3.738cm">
          <draw:text-box>
            <text:p text:style-name="P5"><text:span text:style-name="T6">S</text:span><text:span text:style-name="T6">a</text:span><text:span text:style-name="T6">f</text:span><text:span text:style-name="T6">e</text:span><text:span text:style-name="T6">t</text:span><text:span text:style-name="T6">y</text:span></text:p>
          </draw:text-box>
        </draw:frame>
        <draw:custom-shape draw:style-name="gr66" draw:text-style-name="P31" draw:layer="layout" svg:width="0.6cm" svg:height="0.6cm" svg:x="17.6cm" svg:y="5.4cm">
          <text:p/>
          <draw:enhanced-geometry svg:viewBox="0 0 21600 21600" draw:text-areas="0 0 21600 21600" draw:type="circular-arrow" draw:modifiers="138.433709336375 24.0778076408894 9205.7682260475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6" draw:text-style-name="P31" draw:layer="layout" svg:width="0.6cm" svg:height="0.6cm" svg:x="18.322cm" svg:y="5.401cm">
          <text:p/>
          <draw:enhanced-geometry svg:viewBox="0 0 21600 21600" draw:text-areas="0 0 21600 21600" draw:type="circular-arrow" draw:modifiers="138.433709336375 24.0778076408894 9205.7682260475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6" draw:text-style-name="P31" draw:layer="layout" svg:width="0.6cm" svg:height="0.6cm" svg:x="19.044cm" svg:y="5.402cm">
          <text:p/>
          <draw:enhanced-geometry svg:viewBox="0 0 21600 21600" draw:text-areas="0 0 21600 21600" draw:type="circular-arrow" draw:modifiers="138.433709336375 24.0778076408894 9205.7682260475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6" draw:text-style-name="P31" draw:layer="layout" svg:width="0.6cm" svg:height="0.6cm" svg:x="19.766cm" svg:y="5.403cm">
          <text:p/>
          <draw:enhanced-geometry svg:viewBox="0 0 21600 21600" draw:text-areas="0 0 21600 21600" draw:type="circular-arrow" draw:modifiers="138.433709336375 24.0778076408894 9205.7682260475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6" draw:text-style-name="P31" draw:layer="layout" svg:width="0.6cm" svg:height="0.6cm" svg:x="12.288cm" svg:y="11.104cm">
          <text:p/>
          <draw:enhanced-geometry svg:viewBox="0 0 21600 21600" draw:text-areas="0 0 21600 21600" draw:type="circular-arrow" draw:modifiers="138.433709336375 24.0778076408894 9205.7682260475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6" draw:text-style-name="P31" draw:layer="layout" svg:width="0.6cm" svg:height="0.6cm" svg:x="13.01cm" svg:y="11.105cm">
          <text:p/>
          <draw:enhanced-geometry svg:viewBox="0 0 21600 21600" draw:text-areas="0 0 21600 21600" draw:type="circular-arrow" draw:modifiers="138.433709336375 24.0778076408894 9205.7682260475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6" draw:text-style-name="P31" draw:layer="layout" svg:width="0.6cm" svg:height="0.6cm" svg:x="13.732cm" svg:y="11.106cm">
          <text:p/>
          <draw:enhanced-geometry svg:viewBox="0 0 21600 21600" draw:text-areas="0 0 21600 21600" draw:type="circular-arrow" draw:modifiers="138.433709336375 24.0778076408894 9205.7682260475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6" draw:text-style-name="P31" draw:layer="layout" svg:width="0.6cm" svg:height="0.6cm" svg:x="9.354cm" svg:y="11.107cm">
          <text:p/>
          <draw:enhanced-geometry svg:viewBox="0 0 21600 21600" draw:text-areas="0 0 21600 21600" draw:type="circular-arrow" draw:modifiers="138.433709336375 24.0778076408894 9205.7682260475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6" draw:text-style-name="P31" draw:layer="layout" svg:width="0.6cm" svg:height="0.6cm" svg:x="9.376cm" svg:y="10.608cm">
          <text:p/>
          <draw:enhanced-geometry svg:viewBox="0 0 21600 21600" draw:text-areas="0 0 21600 21600" draw:type="circular-arrow" draw:modifiers="138.433709336375 24.0778076408894 9205.7682260475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6" draw:text-style-name="P31" draw:layer="layout" svg:width="0.6cm" svg:height="0.6cm" svg:x="9.998cm" svg:y="11.109cm">
          <text:p/>
          <draw:enhanced-geometry svg:viewBox="0 0 21600 21600" draw:text-areas="0 0 21600 21600" draw:type="circular-arrow" draw:modifiers="138.433709336375 24.0778076408894 9205.7682260475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6" draw:text-style-name="P31" draw:layer="layout" svg:width="0.6cm" svg:height="0.6cm" svg:x="10.02cm" svg:y="10.61cm">
          <text:p/>
          <draw:enhanced-geometry svg:viewBox="0 0 21600 21600" draw:text-areas="0 0 21600 21600" draw:type="circular-arrow" draw:modifiers="138.433709336375 24.0778076408894 9205.7682260475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6" draw:text-style-name="P31" draw:layer="layout" svg:width="0.6cm" svg:height="0.6cm" svg:x="5.766cm" svg:y="5.403cm">
          <text:p/>
          <draw:enhanced-geometry svg:viewBox="0 0 21600 21600" draw:text-areas="0 0 21600 21600" draw:type="circular-arrow" draw:modifiers="138.433709336375 24.0778076408894 9205.7682260475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6" draw:text-style-name="P31" draw:layer="layout" svg:width="0.6cm" svg:height="0.6cm" svg:x="6.488cm" svg:y="5.404cm">
          <text:p/>
          <draw:enhanced-geometry svg:viewBox="0 0 21600 21600" draw:text-areas="0 0 21600 21600" draw:type="circular-arrow" draw:modifiers="138.433709336375 24.0778076408894 9205.7682260475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7" draw:text-style-name="P24" draw:layer="layout" svg:width="0.6cm" svg:height="0.6cm" svg:x="22cm" svg:y="4.6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frame draw:name="Textfeld 13" draw:style-name="gr52" draw:text-style-name="P25" draw:layer="layout" svg:width="3.291cm" svg:height="0.762cm" svg:x="22.755cm" svg:y="4.438cm">
          <draw:text-box>
            <text:p text:style-name="P5"><text:span text:style-name="T6">C</text:span><text:span text:style-name="T6">l</text:span><text:span text:style-name="T6">a</text:span><text:span text:style-name="T6">m</text:span><text:span text:style-name="T6">p</text:span><text:span text:style-name="T6">s</text:span></text:p>
          </draw:text-box>
        </draw:frame>
        <draw:custom-shape draw:style-name="gr68" draw:text-style-name="P24" draw:layer="layout" svg:width="0.6cm" svg:height="0.6cm" svg:x="17.6cm" svg:y="4.706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68" draw:text-style-name="P24" draw:layer="layout" svg:width="0.6cm" svg:height="0.6cm" svg:x="18.401cm" svg:y="4.707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68" draw:text-style-name="P24" draw:layer="layout" svg:width="0.6cm" svg:height="0.6cm" svg:x="19.202cm" svg:y="4.708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68" draw:text-style-name="P24" draw:layer="layout" svg:width="0.6cm" svg:height="0.6cm" svg:x="5.801cm" svg:y="4.707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68" draw:text-style-name="P24" draw:layer="layout" svg:width="0.6cm" svg:height="0.6cm" svg:x="6.502cm" svg:y="4.708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68" draw:text-style-name="P24" draw:layer="layout" svg:width="0.6cm" svg:height="0.6cm" svg:x="6.803cm" svg:y="9.109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68" draw:text-style-name="P24" draw:layer="layout" svg:width="0.6cm" svg:height="0.6cm" svg:x="6.604cm" svg:y="10.71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presentation:notes draw:style-name="dp2">
          <draw:frame draw:name="Foliennummernplatzhalter 6" draw:style-name="gr19" draw:text-style-name="P11" draw:layer="layout" svg:width="9.113cm" svg:height="1.484cm" svg:x="11.886cm" svg:y="28.215cm">
            <draw:text-box>
              <text:p text:style-name="P10"><text:span text:style-name="T4"><text:page-number>&lt;Foliennummer&gt;</text:page-number></text:span></text:p>
            </draw:text-box>
          </draw:frame>
          <draw:page-thumbnail draw:name="Folienbildplatzhalter 1" draw:style-name="gr20" draw:layer="layout" svg:width="19.791cm" svg:height="11.135cm" svg:x="0.604cm" svg:y="2.258cm" draw:page-number="5" presentation:class="page"/>
          <draw:frame draw:name="Notizenplatzhalter 2"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7-blank-Leer" presentation:presentation-page-layout-name="AL1T13">
        <office:forms form:automatic-focus="false" form:apply-design-mode="false"/>
        <draw:frame draw:name="Textfeld 1" draw:style-name="gr51" draw:text-style-name="P2" draw:layer="layout" svg:width="14.629cm" svg:height="0.99cm" svg:x="1.601cm" svg:y="0.4cm">
          <draw:text-box>
            <text:p text:style-name="P1"><text:span text:style-name="T11">S</text:span><text:span text:style-name="T11">t</text:span><text:span text:style-name="T11">a</text:span><text:span text:style-name="T11">g</text:span><text:span text:style-name="T11">e</text:span><text:span text:style-name="T11"> </text:span><text:span text:style-name="T11">–</text:span><text:span text:style-name="T11"> </text:span><text:span text:style-name="T11">D</text:span><text:span text:style-name="T11">M</text:span><text:span text:style-name="T11">X</text:span><text:span text:style-name="T11">,</text:span><text:span text:style-name="T11"> </text:span><text:span text:style-name="T11">H</text:span><text:span text:style-name="T11">D</text:span><text:span text:style-name="T11">M</text:span><text:span text:style-name="T11">I</text:span><text:span text:style-name="T11">,</text:span><text:span text:style-name="T11"> </text:span><text:span text:style-name="T11">X</text:span><text:span text:style-name="T11">L</text:span><text:span text:style-name="T11">R</text:span></text:p>
          </draw:text-box>
        </draw:frame>
        <draw:custom-shape draw:name="Rechteck 3" draw:style-name="gr2" draw:text-style-name="P3" draw:layer="layout" svg:width="13.525cm" svg:height="4.582cm" svg:x="6.136cm" svg:y="4.521cm">
          <text:p/>
          <draw:enhanced-geometry svg:viewBox="0 0 21600 21600" draw:type="non-primitive" draw:enhanced-path="M 0 0 L 21600 0 21600 21600 0 21600 Z N"/>
        </draw:custom-shape>
        <draw:custom-shape draw:name="Rechteck 4" draw:style-name="gr3" draw:text-style-name="P3" draw:layer="layout" svg:width="13.525cm" svg:height="3.429cm" svg:x="6.136cm" svg:y="9.438cm">
          <text:p/>
          <draw:enhanced-geometry svg:viewBox="0 0 21600 21600" draw:type="non-primitive" draw:enhanced-path="M 0 0 L 21600 0 21600 21600 0 21600 Z N"/>
        </draw:custom-shape>
        <draw:custom-shape draw:name="Ellipse 5" draw:style-name="gr4" draw:text-style-name="P4" draw:layer="layout" svg:width="0.486cm" svg:height="0.486cm" svg:x="9.273cm" svg:y="4.817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8.5cm" svg:y="3.752cm">
          <draw:text-box>
            <text:p text:style-name="P5"><text:span text:style-name="T2">T</text:span><text:span text:style-name="T2">r</text:span><text:span text:style-name="T2">e</text:span><text:span text:style-name="T2">e</text:span></text:p>
          </draw:text-box>
        </draw:frame>
        <draw:custom-shape draw:name="Ellipse 5" draw:style-name="gr4" draw:text-style-name="P4" draw:layer="layout" svg:width="0.486cm" svg:height="0.486cm" svg:x="11.671cm" svg:y="4.82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11.898cm" svg:y="3.755cm">
          <draw:text-box>
            <text:p text:style-name="P5"><text:span text:style-name="T2">T</text:span><text:span text:style-name="T2">r</text:span><text:span text:style-name="T2">e</text:span><text:span text:style-name="T2">e</text:span></text:p>
          </draw:text-box>
        </draw:frame>
        <draw:custom-shape draw:name="Ellipse 5" draw:style-name="gr4" draw:text-style-name="P4" draw:layer="layout" svg:width="0.486cm" svg:height="0.486cm" svg:x="14.271cm" svg:y="4.82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14.498cm" svg:y="3.755cm">
          <draw:text-box>
            <text:p text:style-name="P5"><text:span text:style-name="T2">T</text:span><text:span text:style-name="T2">r</text:span><text:span text:style-name="T2">e</text:span><text:span text:style-name="T2">e</text:span></text:p>
          </draw:text-box>
        </draw:frame>
        <draw:custom-shape draw:name="Ellipse 5" draw:style-name="gr4" draw:text-style-name="P4" draw:layer="layout" svg:width="0.486cm" svg:height="0.486cm" svg:x="17.371cm" svg:y="4.82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17.598cm" svg:y="3.755cm">
          <draw:text-box>
            <text:p text:style-name="P5"><text:span text:style-name="T2">T</text:span><text:span text:style-name="T2">r</text:span><text:span text:style-name="T2">e</text:span><text:span text:style-name="T2">e</text:span></text:p>
          </draw:text-box>
        </draw:frame>
        <draw:custom-shape draw:name="Ellipse 5" draw:style-name="gr6" draw:text-style-name="P4" draw:layer="layout" svg:width="1.6cm" svg:height="1.6cm" svg:x="7.2cm" svg:y="9.703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draw:name="Ellipse 5" draw:style-name="gr6" draw:text-style-name="P4" draw:layer="layout" svg:width="1.6cm" svg:height="1.6cm" svg:x="17.803cm" svg:y="10.003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draw:name="Gleichschenkliges Dreieck 7" draw:style-name="gr7" draw:text-style-name="P4" draw:layer="layout" svg:width="1.797cm" svg:height="1.549cm" svg:x="16.496cm" svg:y="7.303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frame draw:name="Textfeld 15" draw:style-name="gr69" draw:text-style-name="P6" draw:layer="layout" svg:width="2.414cm" svg:height="0.8cm" svg:x="17.886cm" svg:y="7.8cm">
          <draw:text-box>
            <text:p text:style-name="P5"><text:span text:style-name="T2">T</text:span><text:span text:style-name="T2">r</text:span><text:span text:style-name="T2">i</text:span><text:span text:style-name="T2">p</text:span><text:span text:style-name="T2">o</text:span><text:span text:style-name="T2">d</text:span></text:p>
          </draw:text-box>
        </draw:frame>
        <draw:custom-shape draw:style-name="gr9" draw:text-style-name="P7" draw:layer="layout" svg:width="3cm" svg:height="0.8cm" svg:x="11.6cm" svg:y="14.6cm">
          <text:p/>
          <draw:enhanced-geometry svg:viewBox="0 0 21600 21600" draw:type="rectangle" draw:enhanced-path="M 0 0 L 21600 0 21600 21600 0 21600 0 0 Z N"/>
        </draw:custom-shape>
        <draw:frame draw:name="Textfeld 13" draw:style-name="gr10" draw:text-style-name="P6" draw:layer="layout" svg:width="1.626cm" svg:height="0.762cm" svg:x="14.774cm" svg:y="14.6cm">
          <draw:text-box>
            <text:p text:style-name="P5"><text:span text:style-name="T2">F</text:span><text:span text:style-name="T2">O</text:span><text:span text:style-name="T2">H</text:span></text:p>
          </draw:text-box>
        </draw:frame>
        <draw:custom-shape draw:name="Ellipse 5" draw:style-name="gr11" draw:text-style-name="P4" draw:layer="layout" svg:width="0.327cm" svg:height="0.327cm" svg:x="6.673cm" svg:y="5.915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5.5cm" svg:y="5.951cm">
          <draw:text-box>
            <text:p text:style-name="P5"><text:span text:style-name="T2">L</text:span><text:span text:style-name="T2">a</text:span><text:span text:style-name="T2">m</text:span><text:span text:style-name="T2">p</text:span></text:p>
          </draw:text-box>
        </draw:frame>
        <draw:custom-shape draw:name="Ellipse 5" draw:style-name="gr11" draw:text-style-name="P4" draw:layer="layout" svg:width="0.327cm" svg:height="0.327cm" svg:x="18.176cm" svg:y="6.414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16.774cm" svg:y="6.186cm">
          <draw:text-box>
            <text:p text:style-name="P5"><text:span text:style-name="T2">L</text:span><text:span text:style-name="T2">a</text:span><text:span text:style-name="T2">m</text:span><text:span text:style-name="T2">p</text:span></text:p>
          </draw:text-box>
        </draw:frame>
        <draw:custom-shape draw:name="Ellipse 5" draw:style-name="gr11" draw:text-style-name="P4" draw:layer="layout" svg:width="0.327cm" svg:height="0.327cm" svg:x="8.373cm" svg:y="11.613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7.2cm" svg:y="11.849cm">
          <draw:text-box>
            <text:p text:style-name="P5"><text:span text:style-name="T2">L</text:span><text:span text:style-name="T2">a</text:span><text:span text:style-name="T2">m</text:span><text:span text:style-name="T2">p</text:span></text:p>
          </draw:text-box>
        </draw:frame>
        <draw:custom-shape draw:style-name="gr70" draw:text-style-name="P26" draw:layer="layout" svg:width="0.4cm" svg:height="0.6cm" draw:transform="rotate (-0.51696652444072) translate (8.652cm 11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" draw:text-style-name="P8" draw:layer="layout" svg:width="5.2cm" svg:height="2.2cm" svg:x="10.4cm" svg:y="6.4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3" draw:text-style-name="P8" draw:layer="layout" svg:width="2.2cm" svg:height="3.81cm" svg:x="6.8cm" svg:y="6.39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name="Textfeld 13" draw:style-name="gr16" draw:text-style-name="P9" draw:layer="layout" svg:width="2.999cm" svg:height="1.269cm" svg:x="3.2cm" svg:y="9.6cm">
          <draw:text-box>
            <text:p text:style-name="P5"><text:span text:style-name="T3">S</text:span><text:span text:style-name="T3">t</text:span><text:span text:style-name="T3">a</text:span><text:span text:style-name="T3">g</text:span><text:span text:style-name="T3">e</text:span><text:span text:style-name="T3"> </text:span><text:span text:style-name="T3">a</text:span><text:span text:style-name="T3">e</text:span><text:span text:style-name="T3">r</text:span><text:span text:style-name="T3">i</text:span><text:span text:style-name="T3">a</text:span><text:span text:style-name="T3">l</text:span><text:span text:style-name="T3"> </text:span><text:span text:style-name="T3">s</text:span><text:span text:style-name="T3">t</text:span><text:span text:style-name="T3">r</text:span><text:span text:style-name="T3">a</text:span><text:span text:style-name="T3">p</text:span><text:span text:style-name="T3">e</text:span><text:span text:style-name="T3">s</text:span></text:p>
          </draw:text-box>
        </draw:frame>
        <draw:frame draw:name="Textfeld 13" draw:style-name="gr15" draw:text-style-name="P9" draw:layer="layout" svg:width="2.999cm" svg:height="0.762cm" svg:x="6.602cm" svg:y="6.34cm">
          <draw:text-box>
            <text:p text:style-name="P5"><text:span text:style-name="T3">S</text:span><text:span text:style-name="T3">t</text:span><text:span text:style-name="T3">a</text:span><text:span text:style-name="T3">g</text:span><text:span text:style-name="T3">e</text:span><text:span text:style-name="T3"> </text:span><text:span text:style-name="T3">l</text:span><text:span text:style-name="T3">e</text:span><text:span text:style-name="T3">f</text:span><text:span text:style-name="T3">t</text:span></text:p>
          </draw:text-box>
        </draw:frame>
        <draw:frame draw:name="Textfeld 13" draw:style-name="gr15" draw:text-style-name="P9" draw:layer="layout" svg:width="2.999cm" svg:height="0.762cm" svg:x="10.603cm" svg:y="6.34cm">
          <draw:text-box>
            <text:p text:style-name="P5"><text:span text:style-name="T3">S</text:span><text:span text:style-name="T3">t</text:span><text:span text:style-name="T3">a</text:span><text:span text:style-name="T3">g</text:span><text:span text:style-name="T3">e</text:span><text:span text:style-name="T3"> </text:span><text:span text:style-name="T3">c</text:span><text:span text:style-name="T3">e</text:span><text:span text:style-name="T3">n</text:span><text:span text:style-name="T3">t</text:span><text:span text:style-name="T3">e</text:span><text:span text:style-name="T3">r</text:span></text:p>
          </draw:text-box>
        </draw:frame>
        <draw:custom-shape draw:style-name="gr17" draw:text-style-name="P8" draw:layer="layout" svg:width="3.008cm" svg:height="2.81cm" svg:x="15.2cm" svg:y="6.99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8" draw:layer="layout" svg:width="1.8cm" svg:height="2.2cm" svg:x="5.8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extfeld 13" draw:style-name="gr15" draw:text-style-name="P9" draw:layer="layout" svg:width="2.999cm" svg:height="0.762cm" svg:x="15.304cm" svg:y="6.84cm">
          <draw:text-box>
            <text:p text:style-name="P5"><text:span text:style-name="T3">S</text:span><text:span text:style-name="T3">t</text:span><text:span text:style-name="T3">a</text:span><text:span text:style-name="T3">g</text:span><text:span text:style-name="T3">e</text:span><text:span text:style-name="T3"> </text:span><text:span text:style-name="T3">r</text:span><text:span text:style-name="T3">i</text:span><text:span text:style-name="T3">g</text:span><text:span text:style-name="T3">h</text:span><text:span text:style-name="T3">t</text:span></text:p>
          </draw:text-box>
        </draw:frame>
        <draw:custom-shape draw:style-name="gr71" draw:text-style-name="P26" draw:layer="layout" svg:width="0.6cm" svg:height="0.4cm" svg:x="9.337cm" svg:y="11.8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6" draw:layer="layout" svg:width="0.6cm" svg:height="0.4cm" svg:x="12.899cm" svg:y="12.499cm">
          <text:p/>
          <draw:enhanced-geometry svg:viewBox="0 0 21600 21600" draw:type="rectangle" draw:enhanced-path="M 0 0 L 21600 0 21600 21600 0 21600 0 0 Z N"/>
        </draw:custom-shape>
        <draw:frame draw:name="Textfeld 13" draw:style-name="gr43" draw:text-style-name="P27" draw:layer="layout" svg:width="2.563cm" svg:height="0.762cm" svg:x="9.037cm" svg:y="12.139cm">
          <draw:text-box>
            <text:p text:style-name="P5"><text:span text:style-name="T12">P</text:span><text:span text:style-name="T12">r</text:span><text:span text:style-name="T12">o</text:span><text:span text:style-name="T12">j</text:span><text:span text:style-name="T12">e</text:span><text:span text:style-name="T12">c</text:span><text:span text:style-name="T12">t</text:span><text:span text:style-name="T12">o</text:span><text:span text:style-name="T12">r</text:span><text:span text:style-name="T12"> </text:span><text:span text:style-name="T12">1</text:span></text:p>
          </draw:text-box>
        </draw:frame>
        <draw:frame draw:name="Textfeld 13" draw:style-name="gr43" draw:text-style-name="P27" draw:layer="layout" svg:width="2.563cm" svg:height="0.762cm" svg:x="12.6cm" svg:y="12.838cm">
          <draw:text-box>
            <text:p text:style-name="P5"><text:span text:style-name="T12">P</text:span><text:span text:style-name="T12">r</text:span><text:span text:style-name="T12">o</text:span><text:span text:style-name="T12">j</text:span><text:span text:style-name="T12">e</text:span><text:span text:style-name="T12">c</text:span><text:span text:style-name="T12">t</text:span><text:span text:style-name="T12">o</text:span><text:span text:style-name="T12">r</text:span><text:span text:style-name="T12"> </text:span><text:span text:style-name="T12">2</text:span></text:p>
          </draw:text-box>
        </draw:frame>
        <draw:custom-shape draw:style-name="gr70" draw:text-style-name="P26" draw:layer="layout" svg:width="0.4cm" svg:height="0.6cm" draw:transform="rotate (-1.33116262049608) translate (9.166cm 11.397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0" draw:text-style-name="P26" draw:layer="layout" svg:width="0.4cm" svg:height="0.6cm" draw:transform="rotate (0.0275762021815104) translate (12.314cm 12.184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0" draw:text-style-name="P26" draw:layer="layout" svg:width="0.4cm" svg:height="0.6cm" draw:transform="rotate (2.89619936075939) translate (8.854cm 10.117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0" draw:text-style-name="P26" draw:layer="layout" svg:width="0.4cm" svg:height="0.6cm" draw:transform="rotate (0.482932604026831) translate (7.805cm 9.891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0" draw:text-style-name="P26" draw:layer="layout" svg:width="0.4cm" svg:height="0.6cm" draw:transform="rotate (0.508414411105948) translate (7.144cm 9.976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0" draw:text-style-name="P26" draw:layer="layout" svg:width="0.4cm" svg:height="0.6cm" draw:transform="rotate (0.826936999594913) translate (7.725cm 11.439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Gleichschenkliges Dreieck 22" draw:style-name="gr72" draw:text-style-name="P28" draw:layer="layout" svg:width="0.393cm" svg:height="0.36cm" draw:transform="rotate (-1.36886173233915) translate (7.706cm 10.5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style-name="gr73" draw:text-style-name="P26" draw:layer="layout" svg:width="0.4cm" svg:height="0.347cm" draw:transform="rotate (3.03792009602133) translate (18.367cm 7.228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Gleichschenkliges Dreieck 22" draw:style-name="gr56" draw:text-style-name="P28" draw:layer="layout" svg:width="0.393cm" svg:height="0.595cm" draw:transform="rotate (-0.138230076757951) translate (6.5cm 5.956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Gleichschenkliges Dreieck 22" draw:style-name="gr56" draw:text-style-name="P28" draw:layer="layout" svg:width="0.393cm" svg:height="0.595cm" draw:transform="rotate (-0.138230076757951) translate (6.157cm 5.952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style-name="gr70" draw:text-style-name="P26" draw:layer="layout" svg:width="0.4cm" svg:height="0.6cm" draw:transform="rotate (0.0275762021815104) translate (13.715cm 12.184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Gleichschenkliges Dreieck 22" draw:style-name="gr56" draw:text-style-name="P28" draw:layer="layout" svg:width="0.393cm" svg:height="0.595cm" draw:transform="rotate (-0.310843139780191) translate (18.686cm 6.126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Gleichschenkliges Dreieck 22" draw:style-name="gr56" draw:text-style-name="P28" draw:layer="layout" svg:width="0.393cm" svg:height="0.595cm" draw:transform="rotate (-0.310843139780191) translate (18.99cm 6.039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Gleichschenkliges Dreieck 22" draw:style-name="gr56" draw:text-style-name="P28" draw:layer="layout" svg:width="0.393cm" svg:height="0.595cm" draw:transform="rotate (-0.310843139780191) translate (19.294cm 5.952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Gleichschenkliges Dreieck 22" draw:style-name="gr56" draw:text-style-name="P28" draw:layer="layout" svg:width="0.393cm" svg:height="0.595cm" draw:transform="rotate (-0.138230076757951) translate (6.282cm 9.4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style-name="gr70" draw:text-style-name="P26" draw:layer="layout" svg:width="0.4cm" svg:height="0.6cm" draw:transform="rotate (0.593411945678072) translate (8.733cm 10.503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74" draw:text-style-name="P8" draw:layer="layout" svg:x1="22cm" svg:y1="1.661cm" svg:x2="22.806cm" svg:y2="1.661cm">
          <text:p/>
        </draw:line>
        <draw:frame draw:name="Textfeld 13" draw:style-name="gr52" draw:text-style-name="P25" draw:layer="layout" svg:width="3.291cm" svg:height="0.762cm" svg:x="22.806cm" svg:y="1.2cm">
          <draw:text-box>
            <text:p text:style-name="P5"><text:span text:style-name="T6">D</text:span><text:span text:style-name="T6">M</text:span><text:span text:style-name="T6">X</text:span></text:p>
          </draw:text-box>
        </draw:frame>
        <draw:line draw:style-name="gr74" draw:text-style-name="P8" draw:layer="layout" svg:x1="12.453cm" svg:y1="12.6cm" svg:x2="12.453cm" svg:y2="15cm">
          <text:p/>
        </draw:line>
        <draw:line draw:style-name="gr75" draw:text-style-name="P8" draw:layer="layout" svg:x1="22.027cm" svg:y1="2.261cm" svg:x2="22.833cm" svg:y2="2.261cm">
          <text:p/>
        </draw:line>
        <draw:frame draw:name="Textfeld 13" draw:style-name="gr52" draw:text-style-name="P25" draw:layer="layout" svg:width="3.291cm" svg:height="0.762cm" svg:x="22.833cm" svg:y="1.8cm">
          <draw:text-box>
            <text:p text:style-name="P5"><text:span text:style-name="T6">X</text:span><text:span text:style-name="T6">L</text:span><text:span text:style-name="T6">R</text:span></text:p>
          </draw:text-box>
        </draw:frame>
        <draw:line draw:style-name="gr76" draw:text-style-name="P8" draw:layer="layout" svg:x1="22.027cm" svg:y1="2.762cm" svg:x2="22.833cm" svg:y2="2.762cm">
          <text:p/>
        </draw:line>
        <draw:frame draw:name="Textfeld 13" draw:style-name="gr52" draw:text-style-name="P25" draw:layer="layout" svg:width="3.291cm" svg:height="0.762cm" svg:x="22.833cm" svg:y="2.4cm">
          <draw:text-box>
            <text:p text:style-name="P5"><text:span text:style-name="T6">H</text:span><text:span text:style-name="T6">D</text:span><text:span text:style-name="T6">M</text:span><text:span text:style-name="T6">I</text:span></text:p>
          </draw:text-box>
        </draw:frame>
        <draw:line draw:style-name="gr74" draw:text-style-name="P8" draw:layer="layout" svg:x1="12.6cm" svg:y1="12.6cm" svg:x2="13.8cm" svg:y2="12.6cm">
          <text:p/>
        </draw:line>
        <draw:frame draw:style-name="gr77" draw:text-style-name="P32" draw:layer="layout" svg:width="0.891cm" svg:height="0.645cm" svg:x="12cm" svg:y="14.955cm">
          <draw:text-box>
            <text:p><text:span text:style-name="T14">1</text:span><text:span text:style-name="T14">5</text:span></text:p>
          </draw:text-box>
        </draw:frame>
        <draw:line draw:style-name="gr74" draw:text-style-name="P8" draw:layer="layout" svg:x1="8.4cm" svg:y1="12.867cm" svg:x2="14cm" svg:y2="12.838cm">
          <text:p/>
        </draw:line>
        <draw:frame draw:style-name="gr77" draw:text-style-name="P32" draw:layer="layout" svg:width="0.891cm" svg:height="0.645cm" svg:x="12.909cm" svg:y="11.755cm">
          <draw:text-box>
            <text:p><text:span text:style-name="T14">2</text:span></text:p>
          </draw:text-box>
        </draw:frame>
        <draw:frame draw:style-name="gr77" draw:text-style-name="P32" draw:layer="layout" svg:width="0.891cm" svg:height="0.645cm" svg:x="10.332cm" svg:y="12.855cm">
          <draw:text-box>
            <text:p><text:span text:style-name="T14">2</text:span><text:span text:style-name="T14">0</text:span></text:p>
          </draw:text-box>
        </draw:frame>
        <draw:line draw:style-name="gr74" draw:text-style-name="P8" draw:layer="layout" svg:x1="8.437cm" svg:y1="11.719cm" svg:x2="8.437cm" svg:y2="12.959cm">
          <text:p/>
        </draw:line>
        <draw:line draw:style-name="gr74" draw:text-style-name="P8" draw:layer="layout" svg:x1="8.783cm" svg:y1="11.503cm" svg:x2="8.8cm" svg:y2="12.303cm">
          <text:p/>
        </draw:line>
        <draw:line draw:style-name="gr74" draw:text-style-name="P8" draw:layer="layout" svg:x1="9.084cm" svg:y1="11.154cm" svg:x2="9.101cm" svg:y2="11.954cm">
          <text:p/>
        </draw:line>
        <draw:frame draw:style-name="gr77" draw:text-style-name="P32" draw:layer="layout" svg:width="0.891cm" svg:height="0.645cm" svg:x="9.101cm" svg:y="11.211cm">
          <draw:text-box>
            <text:p><text:span text:style-name="T14">1</text:span></text:p>
          </draw:text-box>
        </draw:frame>
        <draw:frame draw:style-name="gr77" draw:text-style-name="P32" draw:layer="layout" svg:width="0.891cm" svg:height="0.645cm" svg:x="8.71cm" svg:y="11.856cm">
          <draw:text-box>
            <text:p><text:span text:style-name="T14">1</text:span></text:p>
          </draw:text-box>
        </draw:frame>
        <draw:line draw:style-name="gr74" draw:text-style-name="P8" draw:layer="layout" svg:x1="8.437cm" svg:y1="10.072cm" svg:x2="8.437cm" svg:y2="11.312cm">
          <text:p/>
        </draw:line>
        <draw:frame draw:style-name="gr77" draw:text-style-name="P32" draw:layer="layout" svg:width="0.891cm" svg:height="0.645cm" svg:x="8.309cm" svg:y="10.279cm">
          <draw:text-box>
            <text:p><text:span text:style-name="T14">1</text:span><text:span text:style-name="T14">0</text:span></text:p>
          </draw:text-box>
        </draw:frame>
        <draw:frame draw:style-name="gr77" draw:text-style-name="P32" draw:layer="layout" svg:width="0.891cm" svg:height="0.645cm" svg:x="9.102cm" svg:y="9.512cm">
          <draw:text-box>
            <text:p><text:span text:style-name="T14">2</text:span></text:p>
          </draw:text-box>
        </draw:frame>
        <draw:line draw:style-name="gr74" draw:text-style-name="P8" draw:layer="layout" svg:x1="9.184cm" svg:y1="9.854cm" svg:x2="9.201cm" svg:y2="10.654cm">
          <text:p/>
        </draw:line>
        <draw:line draw:style-name="gr74" draw:text-style-name="P8" draw:layer="layout" svg:x1="7.6cm" svg:y1="9.703cm" svg:x2="8.8cm" svg:y2="9.703cm">
          <text:p/>
        </draw:line>
        <draw:frame draw:style-name="gr77" draw:text-style-name="P32" draw:layer="layout" svg:width="0.891cm" svg:height="0.645cm" svg:x="7.703cm" svg:y="9.013cm">
          <draw:text-box>
            <text:p><text:span text:style-name="T14">5</text:span></text:p>
          </draw:text-box>
        </draw:frame>
        <draw:line draw:style-name="gr74" draw:text-style-name="P8" draw:layer="layout" svg:x1="7.2cm" svg:y1="10.2cm" svg:x2="8.153cm" svg:y2="10.2cm">
          <text:p/>
        </draw:line>
        <draw:frame draw:style-name="gr77" draw:text-style-name="P32" draw:layer="layout" svg:width="0.891cm" svg:height="0.645cm" svg:x="7.61cm" svg:y="9.656cm">
          <draw:text-box>
            <text:p><text:span text:style-name="T14">2</text:span></text:p>
          </draw:text-box>
        </draw:frame>
        <draw:line draw:style-name="gr74" draw:text-style-name="P8" draw:layer="layout" svg:x1="7.285cm" svg:y1="10.505cm" svg:x2="7.302cm" svg:y2="11.305cm">
          <text:p/>
        </draw:line>
        <draw:frame draw:style-name="gr77" draw:text-style-name="P32" draw:layer="layout" svg:width="0.891cm" svg:height="0.645cm" svg:x="6.604cm" svg:y="10.714cm">
          <draw:text-box>
            <text:p><text:span text:style-name="T14">5</text:span></text:p>
          </draw:text-box>
        </draw:frame>
        <draw:line draw:style-name="gr74" draw:text-style-name="P8" draw:layer="layout" svg:x1="7.654cm" svg:y1="10.9cm" svg:x2="8.154cm" svg:y2="10.9cm">
          <text:p/>
        </draw:line>
        <draw:line draw:style-name="gr74" draw:text-style-name="P8" draw:layer="layout" svg:x1="8.137cm" svg:y1="10.925cm" svg:x2="8.137cm" svg:y2="13.025cm">
          <text:p/>
        </draw:line>
        <draw:line draw:style-name="gr74" draw:text-style-name="P8" draw:layer="layout" svg:x1="5.9cm" svg:y1="13cm" svg:x2="8.1cm" svg:y2="13cm">
          <text:p/>
        </draw:line>
        <draw:line draw:style-name="gr74" draw:text-style-name="P8" draw:layer="layout" svg:x1="5.937cm" svg:y1="10.2cm" svg:x2="5.937cm" svg:y2="12.978cm">
          <text:p/>
        </draw:line>
        <draw:frame draw:style-name="gr77" draw:text-style-name="P32" draw:layer="layout" svg:width="0.891cm" svg:height="0.645cm" svg:x="6.509cm" svg:y="13cm">
          <draw:text-box>
            <text:p><text:span text:style-name="T14">2</text:span><text:span text:style-name="T14">0</text:span></text:p>
          </draw:text-box>
        </draw:frame>
        <draw:line draw:style-name="gr74" draw:text-style-name="P8" draw:layer="layout" svg:x1="5.9cm" svg:y1="6.4cm" svg:x2="5.9cm" svg:y2="9.831cm">
          <text:p/>
        </draw:line>
        <draw:frame draw:style-name="gr77" draw:text-style-name="P32" draw:layer="layout" svg:width="0.891cm" svg:height="0.645cm" svg:x="5.2cm" svg:y="6.755cm">
          <draw:text-box>
            <text:p><text:span text:style-name="T14">2</text:span><text:span text:style-name="T14">0</text:span></text:p>
          </draw:text-box>
        </draw:frame>
        <draw:frame draw:style-name="gr77" draw:text-style-name="P32" draw:layer="layout" svg:width="0.891cm" svg:height="0.645cm" svg:x="5.509cm" svg:y="5cm">
          <draw:text-box>
            <text:p><text:span text:style-name="T14">1</text:span></text:p>
          </draw:text-box>
        </draw:frame>
        <draw:frame draw:style-name="gr77" draw:text-style-name="P32" draw:layer="layout" svg:width="0.891cm" svg:height="0.645cm" svg:x="18.109cm" svg:y="5.155cm">
          <draw:text-box>
            <text:p><text:span text:style-name="T14">1</text:span></text:p>
          </draw:text-box>
        </draw:frame>
        <draw:line draw:style-name="gr74" draw:text-style-name="P8" draw:layer="layout" svg:x1="5.356cm" svg:y1="5.645cm" svg:x2="6.309cm" svg:y2="5.645cm">
          <text:p/>
        </draw:line>
        <draw:line draw:style-name="gr74" draw:text-style-name="P8" draw:layer="layout" svg:x1="6.6cm" svg:y1="5.645cm" svg:x2="7.553cm" svg:y2="5.645cm">
          <text:p/>
        </draw:line>
        <draw:line draw:style-name="gr74" draw:text-style-name="P8" draw:layer="layout" svg:x1="5.4cm" svg:y1="5.969cm" svg:x2="5.4cm" svg:y2="13.6cm">
          <text:p/>
        </draw:line>
        <draw:line draw:style-name="gr74" draw:text-style-name="P8" draw:layer="layout" svg:x1="5.8cm" svg:y1="13.629cm" svg:x2="18.2cm" svg:y2="13.6cm">
          <text:p/>
        </draw:line>
        <draw:frame draw:style-name="gr77" draw:text-style-name="P32" draw:layer="layout" svg:width="0.891cm" svg:height="0.645cm" svg:x="17.109cm" svg:y="13.11cm">
          <draw:text-box>
            <text:p><text:span text:style-name="T14">2</text:span><text:span text:style-name="T14">0</text:span></text:p>
          </draw:text-box>
        </draw:frame>
        <draw:line draw:style-name="gr74" draw:text-style-name="P8" draw:layer="layout" svg:x1="18.4cm" svg:y1="13.6cm" svg:x2="19.8cm" svg:y2="13.6cm">
          <text:p/>
        </draw:line>
        <draw:line draw:style-name="gr74" draw:text-style-name="P8" draw:layer="layout" svg:x1="19.8cm" svg:y1="10cm" svg:x2="19.8cm" svg:y2="13.6cm">
          <text:p/>
        </draw:line>
        <draw:frame draw:style-name="gr77" draw:text-style-name="P32" draw:layer="layout" svg:width="0.891cm" svg:height="0.645cm" svg:x="19.661cm" svg:y="12.155cm">
          <draw:text-box>
            <text:p><text:span text:style-name="T14">2</text:span><text:span text:style-name="T14">0</text:span></text:p>
          </draw:text-box>
        </draw:frame>
        <draw:line draw:style-name="gr74" draw:text-style-name="P8" draw:layer="layout" svg:x1="18.176cm" svg:y1="6.6cm" svg:x2="19.8cm" svg:y2="6.6cm">
          <text:p/>
        </draw:line>
        <draw:line draw:style-name="gr76" draw:text-style-name="P8" draw:layer="layout" svg:x1="12.649cm" svg:y1="14.935cm" svg:x2="12.649cm" svg:y2="12.935cm">
          <text:p/>
        </draw:line>
        <draw:line draw:style-name="gr76" draw:text-style-name="P8" draw:layer="layout" svg:x1="12.653cm" svg:y1="13cm" svg:x2="13.853cm" svg:y2="13cm">
          <text:p/>
        </draw:line>
        <draw:frame draw:style-name="gr77" draw:text-style-name="P33" draw:layer="layout" svg:width="0.891cm" svg:height="0.645cm" svg:x="12.469cm" svg:y="13.598cm">
          <draw:text-box>
            <text:p><text:span text:style-name="T15">2</text:span><text:span text:style-name="T15">0</text:span></text:p>
          </draw:text-box>
        </draw:frame>
        <draw:line draw:style-name="gr76" draw:text-style-name="P8" draw:layer="layout" svg:x1="12.249cm" svg:y1="14.988cm" svg:x2="12.249cm" svg:y2="12.6cm">
          <text:p/>
        </draw:line>
        <draw:line draw:style-name="gr76" draw:text-style-name="P8" draw:layer="layout" svg:x1="8.6cm" svg:y1="12.618cm" svg:x2="12.314cm" svg:y2="12.6cm">
          <text:p/>
        </draw:line>
        <draw:line draw:style-name="gr76" draw:text-style-name="P8" draw:layer="layout" svg:x1="8.6cm" svg:y1="12.6cm" svg:x2="8.6cm" svg:y2="12cm">
          <text:p/>
        </draw:line>
        <draw:line draw:style-name="gr76" draw:text-style-name="P8" draw:layer="layout" svg:x1="8.583cm" svg:y1="12cm" svg:x2="9.783cm" svg:y2="12cm">
          <text:p/>
        </draw:line>
        <draw:frame draw:style-name="gr77" draw:text-style-name="P33" draw:layer="layout" svg:width="0.891cm" svg:height="0.645cm" svg:x="9.937cm" svg:y="11.755cm">
          <draw:text-box>
            <text:p><text:span text:style-name="T15">3</text:span><text:span text:style-name="T15">0</text:span></text:p>
          </draw:text-box>
        </draw:frame>
        <draw:line draw:style-name="gr75" draw:text-style-name="P8" draw:layer="layout" svg:x1="8.3cm" svg:y1="10.6cm" svg:x2="8.3cm" svg:y2="13.9cm">
          <text:p/>
        </draw:line>
        <draw:line draw:style-name="gr75" draw:text-style-name="P8" draw:layer="layout" svg:x1="8.352cm" svg:y1="13.818cm" svg:x2="12.066cm" svg:y2="13.8cm">
          <text:p/>
        </draw:line>
        <draw:line draw:style-name="gr75" draw:text-style-name="P8" draw:layer="layout" svg:x1="12.066cm" svg:y1="13.8cm" svg:x2="12.066cm" svg:y2="14.9cm">
          <text:p/>
        </draw:line>
        <draw:frame draw:style-name="gr77" draw:text-style-name="P34" draw:layer="layout" svg:width="0.891cm" svg:height="0.645cm" svg:x="10.2cm" svg:y="13.818cm">
          <draw:text-box>
            <text:p><text:span text:style-name="T16">3</text:span><text:span text:style-name="T16">0</text:span></text:p>
          </draw:text-box>
        </draw:frame>
        <draw:line draw:style-name="gr75" draw:text-style-name="P8" draw:layer="layout" svg:x1="13.2cm" svg:y1="13.818cm" svg:x2="20.6cm" svg:y2="13.8cm">
          <text:p/>
        </draw:line>
        <draw:line draw:style-name="gr75" draw:text-style-name="P8" draw:layer="layout" svg:x1="13.2cm" svg:y1="13.8cm" svg:x2="13.2cm" svg:y2="14.9cm">
          <text:p/>
        </draw:line>
        <draw:line draw:style-name="gr75" draw:text-style-name="P8" draw:layer="layout" svg:x1="20.6cm" svg:y1="10.518cm" svg:x2="20.6cm" svg:y2="13.818cm">
          <text:p/>
        </draw:line>
        <draw:line draw:style-name="gr75" draw:text-style-name="P8" draw:layer="layout" svg:x1="18.8cm" svg:y1="10.618cm" svg:x2="20.6cm" svg:y2="10.6cm">
          <text:p/>
        </draw:line>
        <draw:frame draw:style-name="gr77" draw:text-style-name="P34" draw:layer="layout" svg:width="0.891cm" svg:height="0.645cm" svg:x="20.709cm" svg:y="12.955cm">
          <draw:text-box>
            <text:p><text:span text:style-name="T16">3</text:span><text:span text:style-name="T16">0</text:span></text:p>
          </draw:text-box>
        </draw:frame>
        <draw:frame draw:style-name="gr77" draw:text-style-name="P32" draw:layer="layout" svg:width="0.891cm" svg:height="0.645cm" svg:x="17.371cm" svg:y="5.4cm">
          <draw:text-box>
            <text:p><text:span text:style-name="T14">1</text:span></text:p>
          </draw:text-box>
        </draw:frame>
        <draw:frame draw:style-name="gr77" draw:text-style-name="P32" draw:layer="layout" svg:width="0.891cm" svg:height="0.645cm" svg:x="6.363cm" svg:y="5.027cm">
          <draw:text-box>
            <text:p><text:span text:style-name="T14">1</text:span></text:p>
          </draw:text-box>
        </draw:frame>
        <draw:line draw:style-name="gr74" draw:text-style-name="P8" draw:layer="layout" svg:x1="17.4cm" svg:y1="6cm" svg:x2="18.353cm" svg:y2="6cm">
          <text:p/>
        </draw:line>
        <draw:line draw:style-name="gr74" draw:text-style-name="P8" draw:layer="layout" svg:x1="18.2cm" svg:y1="5.8cm" svg:x2="19.153cm" svg:y2="5.8cm">
          <text:p/>
        </draw:line>
        <draw:frame draw:name="Textfeld 13" draw:style-name="gr78" draw:text-style-name="P25" draw:layer="layout" svg:width="3.77cm" svg:height="8.874cm" svg:x="21.909cm" svg:y="4.4cm">
          <draw:text-box>
            <text:p text:style-name="P5"><text:span text:style-name="T6">E</text:span><text:span text:style-name="T6">s</text:span><text:span text:style-name="T6">t</text:span><text:span text:style-name="T6">i</text:span><text:span text:style-name="T6">m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text:span text:style-name="T6">l</text:span><text:span text:style-name="T6">e</text:span><text:span text:style-name="T6">n</text:span><text:span text:style-name="T6">g</text:span><text:span text:style-name="T6">t</text:span><text:span text:style-name="T6">h</text:span></text:p>
            <text:p text:style-name="P5"><text:span text:style-name="T6"/></text:p>
            <text:p text:style-name="P5"><text:span text:style-name="T17">D</text:span><text:span text:style-name="T17">M</text:span><text:span text:style-name="T17">X</text:span><text:span text:style-name="T17">:</text:span></text:p>
            <text:p text:style-name="P5"><text:span text:style-name="T5">7</text:span><text:span text:style-name="T5">x</text:span><text:span text:style-name="T5"> </text:span><text:span text:style-name="T5">1</text:span><text:span text:style-name="T5"> </text:span><text:span text:style-name="T5">m</text:span></text:p>
            <text:p text:style-name="P5"><text:span text:style-name="T5">3</text:span><text:span text:style-name="T5">x</text:span><text:span text:style-name="T5"> </text:span><text:span text:style-name="T5">2</text:span><text:span text:style-name="T5"> </text:span><text:span text:style-name="T5">m</text:span></text:p>
            <text:p text:style-name="P5"><text:span text:style-name="T5">2</text:span><text:span text:style-name="T5">x</text:span><text:span text:style-name="T5"> </text:span><text:span text:style-name="T5">5</text:span><text:span text:style-name="T5">m</text:span></text:p>
            <text:p text:style-name="P5"><text:span text:style-name="T5">1</text:span><text:span text:style-name="T5">x</text:span><text:span text:style-name="T5"> </text:span><text:span text:style-name="T5">1</text:span><text:span text:style-name="T5">0</text:span><text:span text:style-name="T5"> </text:span><text:span text:style-name="T5">m</text:span></text:p>
            <text:p text:style-name="P5"><text:span text:style-name="T5">1</text:span><text:span text:style-name="T5">x</text:span><text:span text:style-name="T5"> </text:span><text:span text:style-name="T5">1</text:span><text:span text:style-name="T5">5</text:span><text:span text:style-name="T5"> </text:span><text:span text:style-name="T5">m</text:span></text:p>
            <text:p text:style-name="P5"><text:span text:style-name="T5">6</text:span><text:span text:style-name="T5">x</text:span><text:span text:style-name="T5"> </text:span><text:span text:style-name="T5">2</text:span><text:span text:style-name="T5">0</text:span><text:span text:style-name="T5"> </text:span><text:span text:style-name="T5">m</text:span></text:p>
            <text:p text:style-name="P5"><text:span text:style-name="T17"/></text:p>
            <text:p text:style-name="P5"><text:span text:style-name="T17">X</text:span><text:span text:style-name="T17">L</text:span><text:span text:style-name="T17">R</text:span></text:p>
            <text:p text:style-name="P5"><text:span text:style-name="T5">2</text:span><text:span text:style-name="T5">x</text:span><text:span text:style-name="T5"> </text:span><text:span text:style-name="T5">3</text:span><text:span text:style-name="T5">0</text:span><text:span text:style-name="T5"> </text:span><text:span text:style-name="T5">m</text:span></text:p>
            <text:p text:style-name="P5"><text:span text:style-name="T5"/></text:p>
            <text:p text:style-name="P5"><text:span text:style-name="T17"/></text:p>
            <text:p text:style-name="P5"><text:span text:style-name="T17">H</text:span><text:span text:style-name="T17">D</text:span><text:span text:style-name="T17">M</text:span><text:span text:style-name="T17">I</text:span><text:span text:style-name="T17">:</text:span></text:p>
            <text:p text:style-name="P5"><text:span text:style-name="T5">1</text:span><text:span text:style-name="T5">x</text:span><text:span text:style-name="T5"> </text:span><text:span text:style-name="T5">2</text:span><text:span text:style-name="T5">0</text:span><text:span text:style-name="T5"> </text:span><text:span text:style-name="T5">m</text:span></text:p>
            <text:p text:style-name="P5"><text:span text:style-name="T5">1</text:span><text:span text:style-name="T5">x</text:span><text:span text:style-name="T5"> </text:span><text:span text:style-name="T5">3</text:span><text:span text:style-name="T5">0</text:span><text:span text:style-name="T5"> </text:span><text:span text:style-name="T5">m</text:span></text:p>
          </draw:text-box>
        </draw:frame>
        <draw:frame draw:style-name="gr77" draw:text-style-name="P32" draw:layer="layout" svg:width="0.891cm" svg:height="0.645cm" svg:x="18.736cm" svg:y="4.982cm">
          <draw:text-box>
            <text:p><text:span text:style-name="T14">1</text:span></text:p>
          </draw:text-box>
        </draw:frame>
        <draw:line draw:style-name="gr74" draw:text-style-name="P8" draw:layer="layout" svg:x1="18.827cm" svg:y1="5.627cm" svg:x2="19.78cm" svg:y2="5.627cm">
          <text:p/>
        </draw:line>
        <draw:line draw:style-name="gr74" draw:text-style-name="P8" draw:layer="layout" svg:x1="18.229cm" svg:y1="10.1cm" svg:x2="19.853cm" svg:y2="10.1cm">
          <text:p/>
        </draw:line>
        <draw:custom-shape draw:style-name="gr70" draw:text-style-name="P26" draw:layer="layout" svg:width="0.4cm" svg:height="0.6cm" draw:transform="rotate (-1.48597332514797) translate (8.347cm 9.073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0" draw:text-style-name="P26" draw:layer="layout" svg:width="0.4cm" svg:height="0.6cm" draw:transform="rotate (1.47166162528162) translate (18.167cm 9.782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74" draw:text-style-name="P8" draw:layer="layout" svg:x1="18.176cm" svg:y1="9.841cm" svg:x2="19.8cm" svg:y2="9.841cm">
          <text:p/>
        </draw:line>
        <draw:line draw:style-name="gr74" draw:text-style-name="P8" draw:layer="layout" svg:x1="19.8cm" svg:y1="6.653cm" svg:x2="19.8cm" svg:y2="9.853cm">
          <text:p/>
        </draw:line>
        <draw:frame draw:style-name="gr77" draw:text-style-name="P32" draw:layer="layout" svg:width="0.891cm" svg:height="0.645cm" svg:x="19.662cm" svg:y="9.056cm">
          <draw:text-box>
            <text:p><text:span text:style-name="T14">2</text:span><text:span text:style-name="T14">0</text:span></text:p>
          </draw:text-box>
        </draw:frame>
        <draw:custom-shape draw:style-name="gr79" draw:text-style-name="P30" draw:layer="layout" svg:width="1cm" svg:height="1cm" svg:x="6.2cm" svg:y="8.703cm">
          <text:p text:style-name="P29"><text:span text:style-name="T13">CR</text:span></text:p>
          <draw:enhanced-geometry svg:viewBox="0 0 21600 21600" draw:text-areas="800 800 20800 20800" draw:type="round-rectangular-callout" draw:modifiers="25570.4295704296 29152.44755244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9" draw:text-style-name="P30" draw:layer="layout" svg:width="1cm" svg:height="1cm" svg:x="7.8cm" svg:y="7.8cm">
          <text:p text:style-name="P29"><text:span text:style-name="T13">CR</text:span></text:p>
          <draw:enhanced-geometry svg:viewBox="0 0 21600 21600" draw:text-areas="800 800 20800 20800" draw:type="round-rectangular-callout" draw:modifiers="7120.87912087912 29432.9670329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frame draw:name="Foliennummernplatzhalter 6" draw:style-name="gr19" draw:text-style-name="P11" draw:layer="layout" svg:width="9.113cm" svg:height="1.484cm" svg:x="11.886cm" svg:y="28.215cm">
            <draw:text-box>
              <text:p text:style-name="P10"><text:span text:style-name="T4"><text:page-number>&lt;Foliennummer&gt;</text:page-number></text:span></text:p>
            </draw:text-box>
          </draw:frame>
          <draw:page-thumbnail draw:name="Folienbildplatzhalter 1" draw:style-name="gr20" draw:layer="layout" svg:width="19.791cm" svg:height="11.135cm" svg:x="0.604cm" svg:y="2.258cm" draw:page-number="6" presentation:class="page"/>
          <draw:frame draw:name="Notizenplatzhalter 2"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7-blank-Leer" presentation:presentation-page-layout-name="AL1T13">
        <office:forms form:automatic-focus="false" form:apply-design-mode="false"/>
        <draw:frame draw:name="Textfeld 1" draw:style-name="gr80" draw:text-style-name="P2" draw:layer="layout" svg:width="11.631cm" svg:height="0.99cm" svg:x="1.601cm" svg:y="0.4cm">
          <draw:text-box>
            <text:p text:style-name="P1"><text:span text:style-name="T1">S</text:span><text:span text:style-name="T1">t</text:span><text:span text:style-name="T1">a</text:span><text:span text:style-name="T1">g</text:span><text:span text:style-name="T1">e</text:span><text:span text:style-name="T1"> </text:span><text:span text:style-name="T1">–</text:span><text:span text:style-name="T1"> </text:span><text:span text:style-name="T1">C</text:span><text:span text:style-name="T1">a</text:span><text:span text:style-name="T1">b</text:span><text:span text:style-name="T1">l</text:span><text:span text:style-name="T1">e</text:span><text:span text:style-name="T1"> </text:span><text:span text:style-name="T1">b</text:span><text:span text:style-name="T1">r</text:span><text:span text:style-name="T1">i</text:span><text:span text:style-name="T1">d</text:span><text:span text:style-name="T1">g</text:span><text:span text:style-name="T1">e</text:span><text:span text:style-name="T1">s</text:span><text:span text:style-name="T1">,</text:span><text:span text:style-name="T1"> </text:span><text:span text:style-name="T1">p</text:span><text:span text:style-name="T1">r</text:span><text:span text:style-name="T1">o</text:span><text:span text:style-name="T1">j</text:span><text:span text:style-name="T1">e</text:span><text:span text:style-name="T1">c</text:span><text:span text:style-name="T1">t</text:span><text:span text:style-name="T1">o</text:span><text:span text:style-name="T1">r</text:span><text:span text:style-name="T1"> </text:span><text:span text:style-name="T1">s</text:span><text:span text:style-name="T1">t</text:span><text:span text:style-name="T1">a</text:span><text:span text:style-name="T1">n</text:span><text:span text:style-name="T1">d</text:span><text:span text:style-name="T1">s</text:span></text:p>
          </draw:text-box>
        </draw:frame>
        <draw:custom-shape draw:name="Rechteck 3" draw:style-name="gr2" draw:text-style-name="P3" draw:layer="layout" svg:width="13.525cm" svg:height="4.582cm" svg:x="5.436cm" svg:y="6.818cm">
          <text:p/>
          <draw:enhanced-geometry svg:viewBox="0 0 21600 21600" draw:type="non-primitive" draw:enhanced-path="M 0 0 L 21600 0 21600 21600 0 21600 Z N"/>
        </draw:custom-shape>
        <draw:custom-shape draw:name="Rechteck 4" draw:style-name="gr3" draw:text-style-name="P3" draw:layer="layout" svg:width="13.525cm" svg:height="3.429cm" svg:x="5.436cm" svg:y="11.735cm">
          <text:p/>
          <draw:enhanced-geometry svg:viewBox="0 0 21600 21600" draw:type="non-primitive" draw:enhanced-path="M 0 0 L 21600 0 21600 21600 0 21600 Z N"/>
        </draw:custom-shape>
        <draw:custom-shape draw:name="Ellipse 5" draw:style-name="gr4" draw:text-style-name="P4" draw:layer="layout" svg:width="0.486cm" svg:height="0.486cm" svg:x="8.573cm" svg:y="7.114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1" draw:style-name="gr21" draw:text-style-name="P6" draw:layer="layout" svg:width="2.371cm" svg:height="1.795cm" svg:x="18.961cm" svg:y="12.049cm">
          <draw:text-box>
            <text:p text:style-name="P5"><text:span text:style-name="T5">A</text:span><text:span text:style-name="T5">u</text:span><text:span text:style-name="T5">d</text:span><text:span text:style-name="T5">i</text:span><text:span text:style-name="T5">e</text:span><text:span text:style-name="T5">n</text:span><text:span text:style-name="T5">c</text:span><text:span text:style-name="T5">e</text:span></text:p>
          </draw:text-box>
        </draw:frame>
        <draw:frame draw:name="Textfeld 13" draw:style-name="gr5" draw:text-style-name="P6" draw:layer="layout" svg:width="1.626cm" svg:height="0.769cm" svg:x="7.8cm" svg:y="6.049cm">
          <draw:text-box>
            <text:p text:style-name="P5"><text:span text:style-name="T2">T</text:span><text:span text:style-name="T2">r</text:span><text:span text:style-name="T2">e</text:span><text:span text:style-name="T2">e</text:span></text:p>
          </draw:text-box>
        </draw:frame>
        <draw:custom-shape draw:name="Ellipse 5" draw:style-name="gr4" draw:text-style-name="P4" draw:layer="layout" svg:width="0.486cm" svg:height="0.486cm" svg:x="10.971cm" svg:y="7.117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11.198cm" svg:y="6.052cm">
          <draw:text-box>
            <text:p text:style-name="P5"><text:span text:style-name="T2">T</text:span><text:span text:style-name="T2">r</text:span><text:span text:style-name="T2">e</text:span><text:span text:style-name="T2">e</text:span></text:p>
          </draw:text-box>
        </draw:frame>
        <draw:custom-shape draw:name="Ellipse 5" draw:style-name="gr4" draw:text-style-name="P4" draw:layer="layout" svg:width="0.486cm" svg:height="0.486cm" svg:x="13.571cm" svg:y="7.117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13.798cm" svg:y="6.052cm">
          <draw:text-box>
            <text:p text:style-name="P5"><text:span text:style-name="T2">T</text:span><text:span text:style-name="T2">r</text:span><text:span text:style-name="T2">e</text:span><text:span text:style-name="T2">e</text:span></text:p>
          </draw:text-box>
        </draw:frame>
        <draw:custom-shape draw:name="Ellipse 5" draw:style-name="gr4" draw:text-style-name="P4" draw:layer="layout" svg:width="0.486cm" svg:height="0.486cm" svg:x="16.671cm" svg:y="7.117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16.898cm" svg:y="6.052cm">
          <draw:text-box>
            <text:p text:style-name="P5"><text:span text:style-name="T2">T</text:span><text:span text:style-name="T2">r</text:span><text:span text:style-name="T2">e</text:span><text:span text:style-name="T2">e</text:span></text:p>
          </draw:text-box>
        </draw:frame>
        <draw:custom-shape draw:name="Ellipse 5" draw:style-name="gr6" draw:text-style-name="P4" draw:layer="layout" svg:width="1.6cm" svg:height="1.6cm" svg:x="6.5cm" svg:y="12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10" draw:text-style-name="P6" draw:layer="layout" svg:width="1.626cm" svg:height="0.762cm" svg:x="5.374cm" svg:y="12.2cm">
          <draw:text-box>
            <text:p text:style-name="P5"><text:span text:style-name="T2">T</text:span><text:span text:style-name="T2">r</text:span><text:span text:style-name="T2">e</text:span><text:span text:style-name="T2">e</text:span></text:p>
          </draw:text-box>
        </draw:frame>
        <draw:frame draw:name="Textfeld 13" draw:style-name="gr5" draw:text-style-name="P25" draw:layer="layout" svg:width="1.626cm" svg:height="0.769cm" svg:x="19.2cm" svg:y="5.972cm">
          <draw:text-box>
            <text:p text:style-name="P5"><text:span text:style-name="T6">S</text:span><text:span text:style-name="T6">t</text:span><text:span text:style-name="T6">a</text:span><text:span text:style-name="T6">g</text:span><text:span text:style-name="T6">e</text:span></text:p>
          </draw:text-box>
        </draw:frame>
        <draw:custom-shape draw:name="Ellipse 5" draw:style-name="gr6" draw:text-style-name="P4" draw:layer="layout" svg:width="1.6cm" svg:height="1.6cm" svg:x="17.103cm" svg:y="12.3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10" draw:text-style-name="P6" draw:layer="layout" svg:width="1.626cm" svg:height="0.762cm" svg:x="15.8cm" svg:y="12.438cm">
          <draw:text-box>
            <text:p text:style-name="P5"><text:span text:style-name="T2">T</text:span><text:span text:style-name="T2">r</text:span><text:span text:style-name="T2">e</text:span><text:span text:style-name="T2">e</text:span></text:p>
          </draw:text-box>
        </draw:frame>
        <draw:custom-shape draw:name="Gleichschenkliges Dreieck 7" draw:style-name="gr7" draw:text-style-name="P4" draw:layer="layout" svg:width="1.797cm" svg:height="1.549cm" svg:x="15.796cm" svg:y="9.6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frame draw:name="Textfeld 15" draw:style-name="gr8" draw:text-style-name="P6" draw:layer="layout" svg:width="2.414cm" svg:height="0.769cm" svg:x="17.186cm" svg:y="9.4cm">
          <draw:text-box>
            <text:p text:style-name="P5"><text:span text:style-name="T2">T</text:span><text:span text:style-name="T2">r</text:span><text:span text:style-name="T2">i</text:span><text:span text:style-name="T2">p</text:span><text:span text:style-name="T2">o</text:span><text:span text:style-name="T2">d</text:span></text:p>
          </draw:text-box>
        </draw:frame>
        <draw:connector draw:name="Gerade Verbindung mit Pfeil 25" draw:style-name="gr22" draw:text-style-name="P17" draw:layer="layout" draw:type="line" svg:x1="26.4cm" svg:y1="15.119cm" svg:x2="26.4cm" svg:y2="6.819cm" svg:d="M26400 15119v-8300" svg:viewBox="0 0 1 8301">
          <text:p/>
        </draw:connector>
        <draw:connector draw:name="Gerade Verbindung mit Pfeil 32" draw:style-name="gr23" draw:text-style-name="P17" draw:layer="layout" draw:type="line" svg:x1="21.206cm" svg:y1="7.419cm" svg:x2="21.213cm" svg:y2="6.819cm" svg:d="M21206 7419l7-600" svg:viewBox="0 0 8 601">
          <text:p/>
        </draw:connector>
        <draw:custom-shape draw:name="Ellipse 5" draw:style-name="gr11" draw:text-style-name="P4" draw:layer="layout" svg:width="0.327cm" svg:height="0.327cm" svg:x="5.973cm" svg:y="8.212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4.8cm" svg:y="8.248cm">
          <draw:text-box>
            <text:p text:style-name="P5"><text:span text:style-name="T2">L</text:span><text:span text:style-name="T2">a</text:span><text:span text:style-name="T2">m</text:span><text:span text:style-name="T2">p</text:span></text:p>
          </draw:text-box>
        </draw:frame>
        <draw:custom-shape draw:name="Ellipse 5" draw:style-name="gr11" draw:text-style-name="P4" draw:layer="layout" svg:width="0.327cm" svg:height="0.327cm" svg:x="17.476cm" svg:y="8.711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16.074cm" svg:y="8.483cm">
          <draw:text-box>
            <text:p text:style-name="P5"><text:span text:style-name="T2">L</text:span><text:span text:style-name="T2">a</text:span><text:span text:style-name="T2">m</text:span><text:span text:style-name="T2">p</text:span></text:p>
          </draw:text-box>
        </draw:frame>
        <draw:custom-shape draw:name="Ellipse 5" draw:style-name="gr11" draw:text-style-name="P4" draw:layer="layout" svg:width="0.327cm" svg:height="0.327cm" svg:x="7.673cm" svg:y="13.91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6.5cm" svg:y="14.146cm">
          <draw:text-box>
            <text:p text:style-name="P5"><text:span text:style-name="T2">L</text:span><text:span text:style-name="T2">a</text:span><text:span text:style-name="T2">m</text:span><text:span text:style-name="T2">p</text:span></text:p>
          </draw:text-box>
        </draw:frame>
        <draw:connector draw:name="Gerade Verbindung mit Pfeil 32" draw:style-name="gr23" draw:text-style-name="P17" draw:layer="layout" draw:type="line" svg:x1="22.4cm" svg:y1="8.919cm" svg:x2="22.407cm" svg:y2="6.819cm" svg:d="M22400 8919l7-2100" svg:viewBox="0 0 8 2101">
          <text:p/>
        </draw:connector>
        <draw:connector draw:name="Gerade Verbindung mit Pfeil 32" draw:style-name="gr23" draw:text-style-name="P17" draw:layer="layout" draw:type="line" svg:x1="23.7cm" svg:y1="12.3cm" svg:x2="23.7cm" svg:y2="6.8cm" svg:d="M23700 12300v-5500" svg:viewBox="0 0 1 5501">
          <text:p/>
        </draw:connector>
        <draw:connector draw:name="Gerade Verbindung mit Pfeil 32" draw:style-name="gr23" draw:text-style-name="P17" draw:layer="layout" draw:type="line" svg:x1="24.6cm" svg:y1="13.921cm" svg:x2="24.6cm" svg:y2="6.821cm" svg:d="M24600 13921v-7100" svg:viewBox="0 0 1 7101">
          <text:p/>
        </draw:connector>
        <draw:connector draw:name="Gerade Verbindung mit Pfeil 32" draw:style-name="gr23" draw:text-style-name="P17" draw:layer="layout" draw:type="line" svg:x1="4.262cm" svg:y1="8.344cm" svg:x2="4.269cm" svg:y2="6.82cm" svg:d="M4262 8344l7-1524" svg:viewBox="0 0 8 1525">
          <text:p/>
        </draw:connector>
        <draw:line draw:style-name="gr24" draw:text-style-name="P8" draw:layer="layout" svg:x1="4.262cm" svg:y1="8.344cm" svg:x2="5.862cm" svg:y2="8.339cm">
          <text:p/>
        </draw:line>
        <draw:line draw:style-name="gr24" draw:text-style-name="P8" draw:layer="layout" svg:x1="18.964cm" svg:y1="6.746cm" svg:x2="26.364cm" svg:y2="6.741cm">
          <text:p/>
        </draw:line>
        <draw:line draw:style-name="gr24" draw:text-style-name="P8" draw:layer="layout" svg:x1="17.163cm" svg:y1="7.445cm" svg:x2="21.263cm" svg:y2="7.44cm">
          <text:p/>
        </draw:line>
        <draw:line draw:style-name="gr24" draw:text-style-name="P8" draw:layer="layout" svg:x1="17.764cm" svg:y1="8.846cm" svg:x2="22.464cm" svg:y2="8.841cm">
          <text:p/>
        </draw:line>
        <draw:line draw:style-name="gr24" draw:text-style-name="P8" draw:layer="layout" svg:x1="17.865cm" svg:y1="12.247cm" svg:x2="23.765cm" svg:y2="12.242cm">
          <text:p/>
        </draw:line>
        <draw:line draw:style-name="gr24" draw:text-style-name="P8" draw:layer="layout" svg:x1="17.866cm" svg:y1="13.948cm" svg:x2="24.666cm" svg:y2="13.943cm">
          <text:p/>
        </draw:line>
        <draw:line draw:style-name="gr24" draw:text-style-name="P8" draw:layer="layout" svg:x1="19.066cm" svg:y1="15.148cm" svg:x2="26.366cm" svg:y2="15.143cm">
          <text:p/>
        </draw:line>
        <draw:connector draw:name="Gerade Verbindung mit Pfeil 32" draw:style-name="gr23" draw:text-style-name="P17" draw:layer="layout" draw:type="line" svg:x1="1.997cm" svg:y1="14.053cm" svg:x2="1.997cm" svg:y2="6.741cm" svg:d="M1997 14053v-7312" svg:viewBox="0 0 1 7313">
          <text:p/>
        </draw:connector>
        <draw:line draw:style-name="gr24" draw:text-style-name="P8" draw:layer="layout" svg:x1="3.5cm" svg:y1="11.905cm" svg:x2="7.4cm" svg:y2="11.9cm">
          <text:p/>
        </draw:line>
        <draw:line draw:style-name="gr24" draw:text-style-name="P8" draw:layer="layout" svg:x1="1.164cm" svg:y1="6.746cm" svg:x2="5.464cm" svg:y2="6.741cm">
          <text:p/>
        </draw:line>
        <draw:line draw:style-name="gr24" draw:text-style-name="P8" draw:layer="layout" svg:x1="2.2cm" svg:y1="14.141cm" svg:x2="7.464cm" svg:y2="14.141cm">
          <text:p/>
        </draw:line>
        <draw:connector draw:name="Gerade Verbindung mit Pfeil 32" draw:style-name="gr23" draw:text-style-name="P17" draw:layer="layout" draw:type="line" svg:x1="2.63cm" svg:y1="13.6cm" svg:x2="2.63cm" svg:y2="6.746cm" draw:start-shape="id2" draw:start-glue-point="3" svg:d="M2630 13600v-6854" svg:viewBox="0 0 1 6855">
          <text:p/>
        </draw:connector>
        <draw:frame draw:style-name="gr25" draw:text-style-name="P35" draw:layer="layout" svg:width="1.97cm" svg:height="0.662cm" svg:x="2.63cm" svg:y="12.6cm">
          <draw:text-box>
            <text:p><text:span text:style-name="T7">1</text:span><text:span text:style-name="T7">2</text:span><text:span text:style-name="T7">,</text:span><text:span text:style-name="T7">1</text:span><text:span text:style-name="T7"> </text:span><text:span text:style-name="T7">m</text:span></text:p>
          </draw:text-box>
        </draw:frame>
        <draw:frame draw:style-name="gr26" draw:text-style-name="P18" draw:layer="layout" svg:width="1.78cm" svg:height="0.683cm" svg:x="3.285cm" svg:y="9.968cm">
          <draw:text-box>
            <text:p><text:span text:style-name="T8">7</text:span><text:span text:style-name="T8">,</text:span><text:span text:style-name="T8">9</text:span><text:span text:style-name="T8"> </text:span><text:span text:style-name="T8">m</text:span></text:p>
          </draw:text-box>
        </draw:frame>
        <draw:frame draw:style-name="gr27" draw:text-style-name="P19" draw:layer="layout" svg:width="1.704cm" svg:height="0.662cm" svg:x="4.108cm" svg:y="7.536cm">
          <draw:text-box>
            <text:p><text:span text:style-name="T7">3</text:span><text:span text:style-name="T7">,</text:span><text:span text:style-name="T7">7</text:span><text:span text:style-name="T7"> </text:span><text:span text:style-name="T7">m</text:span></text:p>
          </draw:text-box>
        </draw:frame>
        <draw:frame draw:style-name="gr28" draw:text-style-name="P19" draw:layer="layout" svg:width="1.742cm" svg:height="0.68cm" svg:x="19.458cm" svg:y="6.9cm">
          <draw:text-box>
            <text:p><text:span text:style-name="T7">1</text:span><text:span text:style-name="T7">,</text:span><text:span text:style-name="T7">3</text:span><text:span text:style-name="T7"> </text:span><text:span text:style-name="T7">m</text:span></text:p>
          </draw:text-box>
        </draw:frame>
        <draw:frame draw:style-name="gr27" draw:text-style-name="P19" draw:layer="layout" svg:width="1.704cm" svg:height="0.662cm" svg:x="20.896cm" svg:y="7.618cm">
          <draw:text-box>
            <text:p><text:span text:style-name="T7">5</text:span><text:span text:style-name="T7">,</text:span><text:span text:style-name="T7">8</text:span><text:span text:style-name="T7"> </text:span><text:span text:style-name="T7">m</text:span></text:p>
          </draw:text-box>
        </draw:frame>
        <draw:frame draw:style-name="gr29" draw:text-style-name="P19" draw:layer="layout" svg:width="1.8cm" svg:height="0.662cm" svg:x="22.6cm" svg:y="10.4cm">
          <draw:text-box>
            <text:p><text:span text:style-name="T7">9</text:span><text:span text:style-name="T7">,</text:span><text:span text:style-name="T7">5</text:span><text:span text:style-name="T7"> </text:span><text:span text:style-name="T7">m</text:span></text:p>
          </draw:text-box>
        </draw:frame>
        <draw:frame draw:style-name="gr30" draw:text-style-name="P19" draw:layer="layout" svg:width="1.62cm" svg:height="0.662cm" svg:x="23.18cm" svg:y="12.6cm">
          <draw:text-box>
            <text:p><text:span text:style-name="T7">1</text:span><text:span text:style-name="T7">3</text:span><text:span text:style-name="T7">,</text:span><text:span text:style-name="T7">7</text:span><text:span text:style-name="T7"> </text:span><text:span text:style-name="T7">m</text:span></text:p>
          </draw:text-box>
        </draw:frame>
        <draw:frame draw:style-name="gr31" draw:text-style-name="P19" draw:layer="layout" svg:width="1.907cm" svg:height="0.662cm" svg:x="24.8cm" svg:y="14.138cm">
          <draw:text-box>
            <text:p><text:span text:style-name="T7">1</text:span><text:span text:style-name="T7">7</text:span><text:span text:style-name="T7">,</text:span><text:span text:style-name="T7">3</text:span><text:span text:style-name="T7"> </text:span><text:span text:style-name="T7">m</text:span></text:p>
          </draw:text-box>
        </draw:frame>
        <draw:line draw:style-name="gr24" draw:text-style-name="P8" xml:id="id2" draw:id="id2" draw:layer="layout" svg:x1="2.63cm" svg:y1="13.6cm" svg:x2="6.6cm" svg:y2="13.6cm">
          <text:p/>
        </draw:line>
        <draw:frame draw:style-name="gr32" draw:text-style-name="P19" draw:layer="layout" svg:width="1.603cm" svg:height="0.662cm" svg:x="1.997cm" svg:y="14.141cm">
          <draw:text-box>
            <text:p><text:span text:style-name="T7">1</text:span><text:span text:style-name="T7">4</text:span><text:span text:style-name="T7">,</text:span><text:span text:style-name="T7">7</text:span><text:span text:style-name="T7">m</text:span></text:p>
          </draw:text-box>
        </draw:frame>
        <draw:line draw:style-name="gr24" draw:text-style-name="P8" draw:layer="layout" svg:x1="1.2cm" svg:y1="15.164cm" svg:x2="5.44cm" svg:y2="15.164cm">
          <text:p/>
        </draw:line>
        <draw:frame draw:style-name="gr29" draw:text-style-name="P20" draw:layer="layout" svg:width="2.103cm" svg:height="0.662cm" svg:x="1.097cm" svg:y="14.6cm">
          <draw:text-box>
            <text:p><text:span text:style-name="T9">1</text:span><text:span text:style-name="T9">6</text:span><text:span text:style-name="T9">,</text:span><text:span text:style-name="T9">8</text:span><text:span text:style-name="T9"> </text:span><text:span text:style-name="T9">m</text:span></text:p>
          </draw:text-box>
        </draw:frame>
        <draw:connector draw:name="Gerade Verbindung mit Pfeil 32" draw:style-name="gr23" draw:text-style-name="P17" draw:layer="layout" draw:type="line" svg:x1="1.197cm" svg:y1="15.141cm" svg:x2="1.197cm" svg:y2="6.741cm" svg:d="M1197 15141v-8400" svg:viewBox="0 0 1 8401">
          <text:p/>
        </draw:connector>
        <draw:connector draw:name="Gerade Verbindung mit Pfeil 32" draw:style-name="gr23" draw:text-style-name="P17" draw:layer="layout" draw:type="line" svg:x1="3.43cm" svg:y1="11.946cm" svg:x2="3.43cm" svg:y2="6.746cm" svg:d="M3430 11946v-5200" svg:viewBox="0 0 1 5201">
          <text:p/>
        </draw:connector>
        <draw:connector draw:name="Gerade Verbindung mit Pfeil 17" draw:style-name="gr33" draw:text-style-name="P17" draw:layer="layout" draw:type="line" svg:x1="5.4cm" svg:y1="5.952cm" svg:x2="6.5cm" svg:y2="5.952cm" svg:d="M5400 5952h1100" svg:viewBox="0 0 1101 1">
          <text:p/>
        </draw:connector>
        <draw:line draw:style-name="gr24" draw:text-style-name="P8" draw:layer="layout" svg:x1="5.401cm" svg:y1="1.601cm" svg:x2="5.412cm" svg:y2="6.741cm">
          <text:p/>
        </draw:line>
        <draw:connector draw:name="Gerade Verbindung mit Pfeil 17" draw:style-name="gr33" draw:text-style-name="P17" draw:layer="layout" draw:type="line" svg:x1="5.439cm" svg:y1="1.552cm" svg:x2="18.964cm" svg:y2="1.552cm" svg:d="M5439 1552h13525" svg:viewBox="0 0 13526 1">
          <text:p/>
        </draw:connector>
        <draw:line draw:style-name="gr24" draw:text-style-name="P8" draw:layer="layout" svg:x1="6.101cm" svg:y1="1.601cm" svg:x2="6.112cm" svg:y2="8.201cm">
          <text:p/>
        </draw:line>
        <draw:line draw:style-name="gr24" draw:text-style-name="P8" draw:layer="layout" svg:x1="6.502cm" svg:y1="1.601cm" svg:x2="6.513cm" svg:y2="12.801cm">
          <text:p/>
        </draw:line>
        <draw:line draw:style-name="gr24" draw:text-style-name="P8" draw:layer="layout" svg:x1="8.103cm" svg:y1="1.601cm" svg:x2="8.114cm" svg:y2="12.801cm">
          <text:p/>
        </draw:line>
        <draw:line draw:style-name="gr24" draw:text-style-name="P8" draw:layer="layout" svg:x1="7.904cm" svg:y1="1.601cm" svg:x2="7.915cm" svg:y2="14.001cm">
          <text:p/>
        </draw:line>
        <draw:line draw:style-name="gr24" draw:text-style-name="P8" draw:layer="layout" svg:x1="8.802cm" svg:y1="1.601cm" svg:x2="8.813cm" svg:y2="7.101cm">
          <text:p/>
        </draw:line>
        <draw:line draw:style-name="gr24" draw:text-style-name="P8" draw:layer="layout" svg:x1="12.303cm" svg:y1="1.601cm" svg:x2="12.314cm" svg:y2="12.001cm">
          <text:p/>
        </draw:line>
        <draw:line draw:style-name="gr24" draw:text-style-name="P8" draw:layer="layout" svg:x1="17.104cm" svg:y1="1.601cm" svg:x2="17.115cm" svg:y2="12.501cm">
          <text:p/>
        </draw:line>
        <draw:line draw:style-name="gr24" draw:text-style-name="P8" draw:layer="layout" svg:x1="17.602cm" svg:y1="1.601cm" svg:x2="17.613cm" svg:y2="8.701cm">
          <text:p/>
        </draw:line>
        <draw:line draw:style-name="gr24" draw:text-style-name="P8" draw:layer="layout" svg:x1="18.605cm" svg:y1="1.601cm" svg:x2="18.616cm" svg:y2="12.501cm">
          <text:p/>
        </draw:line>
        <draw:line draw:style-name="gr24" draw:text-style-name="P8" draw:layer="layout" svg:x1="19.006cm" svg:y1="1.601cm" svg:x2="19.017cm" svg:y2="12.501cm">
          <text:p/>
        </draw:line>
        <draw:connector draw:name="Gerade Verbindung mit Pfeil 17" draw:style-name="gr33" draw:text-style-name="P17" draw:layer="layout" draw:type="line" svg:x1="5.412cm" svg:y1="6.4cm" svg:x2="6.112cm" svg:y2="6.4cm" svg:d="M5412 6400h700" svg:viewBox="0 0 701 1">
          <text:p/>
        </draw:connector>
        <draw:connector draw:name="Gerade Verbindung mit Pfeil 17" draw:style-name="gr33" draw:text-style-name="P17" draw:layer="layout" draw:type="line" svg:x1="5.44cm" svg:y1="4.952cm" svg:x2="8.14cm" svg:y2="4.952cm" svg:d="M5440 4952h2700" svg:viewBox="0 0 2701 1">
          <text:p/>
        </draw:connector>
        <draw:connector draw:name="Gerade Verbindung mit Pfeil 17" draw:style-name="gr33" draw:text-style-name="P17" draw:layer="layout" draw:type="line" svg:x1="5.44cm" svg:y1="5.352cm" svg:x2="7.94cm" svg:y2="5.352cm" svg:d="M5440 5352h2500" svg:viewBox="0 0 2501 1">
          <text:p/>
        </draw:connector>
        <draw:connector draw:name="Gerade Verbindung mit Pfeil 17" draw:style-name="gr33" draw:text-style-name="P17" draw:layer="layout" draw:type="line" svg:x1="5.441cm" svg:y1="4.252cm" svg:x2="8.841cm" svg:y2="4.252cm" svg:d="M5441 4252h3400" svg:viewBox="0 0 3401 1">
          <text:p/>
        </draw:connector>
        <draw:connector draw:name="Gerade Verbindung mit Pfeil 17" draw:style-name="gr33" draw:text-style-name="P17" draw:layer="layout" draw:type="line" svg:x1="5.442cm" svg:y1="3.252cm" svg:x2="12.242cm" svg:y2="3.252cm" svg:d="M5442 3252h6800" svg:viewBox="0 0 6801 1">
          <text:p/>
        </draw:connector>
        <draw:frame draw:name="Textfeld 33" draw:style-name="gr34" draw:text-style-name="P21" draw:layer="layout" svg:width="1.994cm" svg:height="1.143cm" svg:x="3.6cm" svg:y="1.39cm">
          <draw:text-box>
            <text:p text:style-name="P5"><text:span text:style-name="T10">2</text:span><text:span text:style-name="T10">3</text:span><text:span text:style-name="T10">,</text:span><text:span text:style-name="T10">6</text:span><text:span text:style-name="T10"> </text:span><text:span text:style-name="T10">m</text:span></text:p>
          </draw:text-box>
        </draw:frame>
        <draw:connector draw:name="Gerade Verbindung mit Pfeil 17" draw:style-name="gr33" draw:text-style-name="P17" draw:layer="layout" draw:type="line" svg:x1="17.14cm" svg:y1="3.352cm" svg:x2="19.04cm" svg:y2="3.352cm" svg:d="M17140 3352h1900" svg:viewBox="0 0 1901 1">
          <text:p/>
        </draw:connector>
        <draw:connector draw:name="Gerade Verbindung mit Pfeil 17" draw:style-name="gr33" draw:text-style-name="P17" draw:layer="layout" draw:type="line" svg:x1="17.64cm" svg:y1="4.152cm" svg:x2="19.04cm" svg:y2="4.152cm" svg:d="M17640 4152h1400" svg:viewBox="0 0 1401 1">
          <text:p/>
        </draw:connector>
        <draw:connector draw:name="Gerade Verbindung mit Pfeil 17" draw:style-name="gr33" draw:text-style-name="P17" draw:layer="layout" draw:type="line" svg:x1="18.54cm" svg:y1="5.252cm" svg:x2="19.04cm" svg:y2="5.252cm" svg:d="M18540 5252h500" svg:viewBox="0 0 501 1">
          <text:p/>
        </draw:connector>
        <draw:frame draw:style-name="gr35" draw:text-style-name="P19" draw:layer="layout" svg:width="1.594cm" svg:height="0.662cm" svg:x="3.55cm" svg:y="2.939cm">
          <draw:text-box>
            <text:p><text:span text:style-name="T7">1</text:span><text:span text:style-name="T7">1</text:span><text:span text:style-name="T7">,</text:span><text:span text:style-name="T7">6</text:span><text:span text:style-name="T7"> </text:span><text:span text:style-name="T7">m</text:span></text:p>
          </draw:text-box>
        </draw:frame>
        <draw:frame draw:style-name="gr36" draw:text-style-name="P19" draw:layer="layout" svg:width="1.673cm" svg:height="1.073cm" svg:x="3.728cm" svg:y="3.901cm">
          <draw:text-box>
            <text:p><text:span text:style-name="T7">8</text:span><text:span text:style-name="T7">,</text:span><text:span text:style-name="T7">4</text:span><text:span text:style-name="T7"> </text:span><text:span text:style-name="T7">m</text:span></text:p>
          </draw:text-box>
        </draw:frame>
        <draw:frame draw:style-name="gr37" draw:text-style-name="P19" draw:layer="layout" svg:width="1.416cm" svg:height="0.662cm" svg:x="3.728cm" svg:y="5.023cm">
          <draw:text-box>
            <text:p><text:span text:style-name="T7">6</text:span><text:span text:style-name="T7">,</text:span><text:span text:style-name="T7">3</text:span><text:span text:style-name="T7"> </text:span><text:span text:style-name="T7">m</text:span></text:p>
          </draw:text-box>
        </draw:frame>
        <draw:frame draw:style-name="gr37" draw:text-style-name="P19" draw:layer="layout" svg:width="1.416cm" svg:height="0.662cm" svg:x="3.728cm" svg:y="4.623cm">
          <draw:text-box>
            <text:p><text:span text:style-name="T7">7</text:span><text:span text:style-name="T7">,</text:span><text:span text:style-name="T7">4</text:span><text:span text:style-name="T7"> </text:span><text:span text:style-name="T7">m</text:span></text:p>
          </draw:text-box>
        </draw:frame>
        <draw:frame draw:style-name="gr37" draw:text-style-name="P19" draw:layer="layout" svg:width="1.416cm" svg:height="0.662cm" svg:x="3.795cm" svg:y="6.079cm">
          <draw:text-box>
            <text:p><text:span text:style-name="T7">2</text:span><text:span text:style-name="T7">,</text:span><text:span text:style-name="T7">1</text:span><text:span text:style-name="T7"> </text:span><text:span text:style-name="T7">m</text:span></text:p>
          </draw:text-box>
        </draw:frame>
        <draw:frame draw:style-name="gr37" draw:text-style-name="P19" draw:layer="layout" svg:width="1.416cm" svg:height="0.662cm" svg:x="3.695cm" svg:y="5.538cm">
          <draw:text-box>
            <text:p><text:span text:style-name="T7">3</text:span><text:span text:style-name="T7">,</text:span><text:span text:style-name="T7">2</text:span><text:span text:style-name="T7"> </text:span><text:span text:style-name="T7">m</text:span></text:p>
          </draw:text-box>
        </draw:frame>
        <draw:frame draw:style-name="gr38" draw:text-style-name="P19" draw:layer="layout" svg:width="2.386cm" svg:height="0.662cm" svg:x="19.214cm" svg:y="3.074cm">
          <draw:text-box>
            <text:p><text:span text:style-name="T7">5</text:span><text:span text:style-name="T7">,</text:span><text:span text:style-name="T7">2</text:span><text:span text:style-name="T7"> </text:span><text:span text:style-name="T7">m</text:span></text:p>
          </draw:text-box>
        </draw:frame>
        <draw:frame draw:style-name="gr29" draw:text-style-name="P19" draw:layer="layout" svg:width="2.386cm" svg:height="0.662cm" svg:x="19.214cm" svg:y="3.823cm">
          <draw:text-box>
            <text:p><text:span text:style-name="T7">4</text:span><text:span text:style-name="T7">,</text:span><text:span text:style-name="T7">7</text:span><text:span text:style-name="T7"> </text:span><text:span text:style-name="T7">m</text:span></text:p>
          </draw:text-box>
        </draw:frame>
        <draw:frame draw:style-name="gr29" draw:text-style-name="P19" draw:layer="layout" svg:width="2.386cm" svg:height="0.662cm" svg:x="19.214cm" svg:y="4.923cm">
          <draw:text-box>
            <text:p><text:span text:style-name="T7">1</text:span><text:span text:style-name="T7">,</text:span><text:span text:style-name="T7">4</text:span><text:span text:style-name="T7"> </text:span><text:span text:style-name="T7">m</text:span></text:p>
          </draw:text-box>
        </draw:frame>
        <draw:line draw:style-name="gr24" draw:text-style-name="P8" draw:layer="layout" svg:x1="16.801cm" svg:y1="7.118cm" svg:x2="16.801cm" svg:y2="2.601cm">
          <text:p/>
        </draw:line>
        <draw:frame draw:style-name="gr29" draw:text-style-name="P19" draw:layer="layout" svg:width="1.959cm" svg:height="0.662cm" svg:x="19.241cm" svg:y="2.279cm">
          <draw:text-box>
            <text:p><text:span text:style-name="T7">6</text:span><text:span text:style-name="T7">,</text:span><text:span text:style-name="T7">3</text:span><text:span text:style-name="T7"> </text:span><text:span text:style-name="T7">m</text:span></text:p>
          </draw:text-box>
        </draw:frame>
        <draw:line draw:style-name="gr24" draw:text-style-name="P8" draw:layer="layout" svg:x1="12.365cm" svg:y1="12.048cm" svg:x2="23.165cm" svg:y2="12.043cm">
          <text:p/>
        </draw:line>
        <draw:connector draw:name="Gerade Verbindung mit Pfeil 32" draw:style-name="gr23" draw:text-style-name="P17" draw:layer="layout" draw:type="line" svg:x1="22.8cm" svg:y1="12cm" svg:x2="22.8cm" svg:y2="6.8cm" svg:d="M22800 12000v-5200" svg:viewBox="0 0 1 5201">
          <text:p/>
        </draw:connector>
        <draw:frame draw:style-name="gr39" draw:text-style-name="P19" draw:layer="layout" svg:width="1.8cm" svg:height="0.8cm" svg:x="21.5cm" svg:y="9.6cm">
          <draw:text-box>
            <text:p><text:span text:style-name="T7">8</text:span><text:span text:style-name="T7">,</text:span><text:span text:style-name="T7">6</text:span><text:span text:style-name="T7"> </text:span><text:span text:style-name="T7">m</text:span></text:p>
          </draw:text-box>
        </draw:frame>
        <draw:connector draw:name="Gerade Verbindung mit Pfeil 17" draw:style-name="gr33" draw:text-style-name="P17" draw:layer="layout" draw:type="line" svg:x1="16.84cm" svg:y1="2.652cm" svg:x2="19.04cm" svg:y2="2.652cm" svg:d="M16840 2652h2200" svg:viewBox="0 0 2201 1">
          <text:p/>
        </draw:connector>
        <draw:line draw:style-name="gr81" draw:text-style-name="P8" draw:layer="layout" svg:x1="17.803cm" svg:y1="8.711cm" svg:x2="19.203cm" svg:y2="8.711cm">
          <text:p/>
        </draw:line>
        <draw:custom-shape draw:style-name="gr82" draw:text-style-name="P30" draw:layer="layout" svg:width="2.561cm" svg:height="1.4cm" svg:x="16.4cm" svg:y="7cm">
          <text:list text:style-name="L1">
            <text:list-item>
              <text:p text:style-name="P29"><text:span text:style-name="T13">4x 2,5m</text:span></text:p>
            </text:list-item>
            <text:list-item>
              <text:p text:style-name="P29"><text:span text:style-name="T13">4x 0,25m</text:span></text:p>
            </text:list-item>
          </text:list>
          <draw:enhanced-geometry svg:viewBox="0 0 21600 21600" draw:text-areas="800 800 20800 20800" draw:type="round-rectangular-callout" draw:modifiers="16170.4918032787 25253.96145610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2" draw:text-style-name="P30" draw:layer="layout" svg:width="2.561cm" svg:height="1.4cm" svg:x="16.639cm" svg:y="10.649cm">
          <text:list text:style-name="L1">
            <text:list-item>
              <text:p text:style-name="P29"><text:span text:style-name="T13">2x 1,5m</text:span></text:p>
            </text:list-item>
            <text:list-item>
              <text:p text:style-name="P29"><text:span text:style-name="T13">2x 0,25m</text:span></text:p>
            </text:list-item>
          </text:list>
          <draw:enhanced-geometry svg:viewBox="0 0 21600 21600" draw:text-areas="800 800 20800 20800" draw:type="round-rectangular-callout" draw:modifiers="16170.4918032787 25253.96145610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81" draw:text-style-name="P8" draw:layer="layout" svg:x1="17.856cm" svg:y1="12.311cm" svg:x2="19.256cm" svg:y2="12.311cm">
          <text:p/>
        </draw:line>
        <draw:line draw:style-name="gr81" draw:text-style-name="P8" draw:layer="layout" svg:x1="7.904cm" svg:y1="14.064cm" svg:x2="7.904cm" svg:y2="15.164cm">
          <text:p/>
        </draw:line>
        <draw:custom-shape draw:style-name="gr82" draw:text-style-name="P30" draw:layer="layout" svg:width="2.561cm" svg:height="1.4cm" svg:x="4.439cm" svg:y="14.146cm">
          <text:list text:style-name="L1">
            <text:list-item>
              <text:p text:style-name="P29"><text:span text:style-name="T13">2x 2 m</text:span></text:p>
            </text:list-item>
            <text:list-item>
              <text:p text:style-name="P29"><text:span text:style-name="T13">2x 0,25m</text:span></text:p>
            </text:list-item>
          </text:list>
          <draw:enhanced-geometry svg:viewBox="0 0 21600 21600" draw:text-areas="800 800 20800 20800" draw:type="round-rectangular-callout" draw:modifiers="27021.0772833724 12010.2783725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81" draw:text-style-name="P8" draw:layer="layout" svg:x1="7.915cm" svg:y1="13.2cm" svg:x2="7.915cm" svg:y2="13.91cm">
          <text:p/>
        </draw:line>
        <draw:line draw:style-name="gr81" draw:text-style-name="P8" draw:layer="layout" svg:x1="8cm" svg:y1="14cm" svg:x2="9.4cm" svg:y2="14cm">
          <text:p/>
        </draw:line>
        <draw:custom-shape draw:style-name="gr82" draw:text-style-name="P30" draw:layer="layout" svg:width="2.561cm" svg:height="1.4cm" svg:x="9.4cm" svg:y="12.6cm">
          <text:list text:style-name="L1">
            <text:list-item>
              <text:p text:style-name="P29"><text:span text:style-name="T13">2x 1,2 m</text:span></text:p>
            </text:list-item>
            <text:list-item>
              <text:p text:style-name="P29"><text:span text:style-name="T13">2x 0,25m</text:span></text:p>
            </text:list-item>
          </text:list>
          <draw:enhanced-geometry svg:viewBox="0 0 21600 21600" draw:text-areas="800 800 20800 20800" draw:type="round-rectangular-callout" draw:modifiers="-2411.24121779859 20150.74946466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2" draw:text-style-name="P30" draw:layer="layout" svg:width="2.561cm" svg:height="1.4cm" svg:x="4.839cm" svg:y="11.4cm">
          <text:list text:style-name="L1">
            <text:list-item>
              <text:p text:style-name="P29"><text:span text:style-name="T13">2x 3 m</text:span></text:p>
            </text:list-item>
            <text:list-item>
              <text:p text:style-name="P29"><text:span text:style-name="T13">2x 0,25m</text:span></text:p>
            </text:list-item>
          </text:list>
          <draw:enhanced-geometry svg:viewBox="0 0 21600 21600" draw:text-areas="800 800 20800 20800" draw:type="round-rectangular-callout" draw:modifiers="21170.0234192037 28537.90149892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81" draw:text-style-name="P8" draw:layer="layout" svg:x1="12.6cm" svg:y1="15.164cm" svg:x2="12.6cm" svg:y2="15.874cm">
          <text:p/>
        </draw:line>
        <draw:custom-shape draw:style-name="gr82" draw:text-style-name="P30" draw:layer="layout" svg:width="2.561cm" svg:height="1.4cm" svg:x="12.8cm" svg:y="13.4cm">
          <text:list text:style-name="L1">
            <text:list-item>
              <text:p text:style-name="P29"><text:span text:style-name="T13">4x 2,5m</text:span></text:p>
            </text:list-item>
            <text:list-item>
              <text:p text:style-name="P29"><text:span text:style-name="T13">4x 0,25m</text:span></text:p>
            </text:list-item>
          </text:list>
          <draw:enhanced-geometry svg:viewBox="0 0 21600 21600" draw:text-areas="800 800 20800 20800" draw:type="round-rectangular-callout" draw:modifiers="-59.0163934426229 32222.69807280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81" draw:text-style-name="P8" draw:layer="layout" svg:x1="22.472cm" svg:y1="1.6cm" svg:x2="22.472cm" svg:y2="4.4cm">
          <text:p/>
        </draw:line>
        <draw:frame draw:style-name="gr26" draw:text-style-name="P18" draw:layer="layout" svg:width="1.78cm" svg:height="0.683cm" svg:x="22.42cm" svg:y="2.8cm">
          <draw:text-box>
            <text:p><text:span text:style-name="T8">2</text:span><text:span text:style-name="T8"> </text:span><text:span text:style-name="T8">m</text:span></text:p>
          </draw:text-box>
        </draw:frame>
        <draw:line draw:style-name="gr81" draw:text-style-name="P8" draw:layer="layout" svg:x1="23.3cm" svg:y1="4.385cm" svg:x2="21.7cm" svg:y2="4.385cm">
          <text:p/>
        </draw:line>
        <draw:frame draw:style-name="gr26" draw:text-style-name="P18" draw:layer="layout" svg:width="1.78cm" svg:height="0.683cm" svg:x="21.8cm" svg:y="4.6cm">
          <draw:text-box>
            <text:p><text:span text:style-name="T8">2</text:span><text:span text:style-name="T8">x</text:span><text:span text:style-name="T8"> </text:span><text:span text:style-name="T8">1</text:span><text:span text:style-name="T8"> </text:span><text:span text:style-name="T8">m</text:span></text:p>
          </draw:text-box>
        </draw:frame>
        <draw:frame draw:style-name="gr83" draw:text-style-name="P18" draw:layer="layout" svg:width="2.217cm" svg:height="0.683cm" svg:x="22.42cm" svg:y="3.6cm">
          <draw:text-box>
            <text:p><text:span text:style-name="T8">4</text:span><text:span text:style-name="T8">x</text:span><text:span text:style-name="T8"> </text:span><text:span text:style-name="T8">0</text:span><text:span text:style-name="T8">,</text:span><text:span text:style-name="T8">7</text:span><text:span text:style-name="T8">1</text:span><text:span text:style-name="T8"> </text:span><text:span text:style-name="T8">m</text:span></text:p>
          </draw:text-box>
        </draw:frame>
        <draw:line draw:style-name="gr81" draw:text-style-name="P8" draw:layer="layout" svg:x1="22.42cm" svg:y1="3.6cm" svg:x2="21.753cm" svg:y2="4.385cm">
          <text:p/>
        </draw:line>
        <draw:line draw:style-name="gr81" draw:text-style-name="P8" draw:layer="layout" svg:x1="23.6cm" svg:y1="1.6cm" svg:x2="21.4cm" svg:y2="1.6cm">
          <text:p/>
        </draw:line>
        <draw:frame draw:style-name="gr26" draw:text-style-name="P18" draw:layer="layout" svg:width="1.78cm" svg:height="0.683cm" svg:x="22.22cm" svg:y="0.8cm">
          <draw:text-box>
            <text:p><text:span text:style-name="T8">1</text:span><text:span text:style-name="T8">,</text:span><text:span text:style-name="T8">5</text:span><text:span text:style-name="T8"> </text:span><text:span text:style-name="T8">m</text:span></text:p>
          </draw:text-box>
        </draw:frame>
        <draw:line draw:style-name="gr81" draw:text-style-name="P8" draw:layer="layout" svg:x1="23.139cm" svg:y1="1.6cm" svg:x2="22.472cm" svg:y2="2.385cm">
          <text:p/>
        </draw:line>
        <draw:frame draw:style-name="gr83" draw:text-style-name="P18" draw:layer="layout" svg:width="2.217cm" svg:height="0.683cm" svg:x="22.8cm" svg:y="1.8cm">
          <draw:text-box>
            <text:p><text:span text:style-name="T8">2</text:span><text:span text:style-name="T8">x</text:span><text:span text:style-name="T8"> </text:span><text:span text:style-name="T8">0</text:span><text:span text:style-name="T8">,</text:span><text:span text:style-name="T8">7</text:span><text:span text:style-name="T8">1</text:span><text:span text:style-name="T8"> </text:span><text:span text:style-name="T8">m</text:span></text:p>
          </draw:text-box>
        </draw:frame>
        <draw:line draw:style-name="gr81" draw:text-style-name="P8" draw:layer="layout" svg:x1="25.599cm" svg:y1="1.601cm" svg:x2="25.599cm" svg:y2="4.401cm">
          <text:p/>
        </draw:line>
        <draw:frame draw:style-name="gr26" draw:text-style-name="P18" draw:layer="layout" svg:width="1.78cm" svg:height="0.683cm" svg:x="25.547cm" svg:y="2.801cm">
          <draw:text-box>
            <text:p><text:span text:style-name="T8">2</text:span><text:span text:style-name="T8"> </text:span><text:span text:style-name="T8">m</text:span></text:p>
          </draw:text-box>
        </draw:frame>
        <draw:line draw:style-name="gr81" draw:text-style-name="P8" draw:layer="layout" svg:x1="26.427cm" svg:y1="4.386cm" svg:x2="24.827cm" svg:y2="4.386cm">
          <text:p/>
        </draw:line>
        <draw:frame draw:style-name="gr26" draw:text-style-name="P18" draw:layer="layout" svg:width="1.78cm" svg:height="0.683cm" svg:x="24.927cm" svg:y="4.601cm">
          <draw:text-box>
            <text:p><text:span text:style-name="T8">2</text:span><text:span text:style-name="T8">x</text:span><text:span text:style-name="T8"> </text:span><text:span text:style-name="T8">1</text:span><text:span text:style-name="T8"> </text:span><text:span text:style-name="T8">m</text:span></text:p>
          </draw:text-box>
        </draw:frame>
        <draw:frame draw:style-name="gr83" draw:text-style-name="P18" draw:layer="layout" svg:width="2.217cm" svg:height="0.683cm" svg:x="25.547cm" svg:y="3.601cm">
          <draw:text-box>
            <text:p><text:span text:style-name="T8">4</text:span><text:span text:style-name="T8">x</text:span><text:span text:style-name="T8"> </text:span><text:span text:style-name="T8">0</text:span><text:span text:style-name="T8">,</text:span><text:span text:style-name="T8">7</text:span><text:span text:style-name="T8">1</text:span><text:span text:style-name="T8"> </text:span><text:span text:style-name="T8">m</text:span></text:p>
          </draw:text-box>
        </draw:frame>
        <draw:line draw:style-name="gr81" draw:text-style-name="P8" draw:layer="layout" svg:x1="25.547cm" svg:y1="3.601cm" svg:x2="24.88cm" svg:y2="4.386cm">
          <text:p/>
        </draw:line>
        <draw:frame draw:style-name="gr84" draw:text-style-name="P36" draw:layer="layout" svg:width="6.446cm" svg:height="10.427cm" svg:x="8.6cm" svg:y="2.257cm">
          <draw:text-box>
            <text:p><text:span text:style-name="T18">C</text:span><text:span text:style-name="T18">a</text:span><text:span text:style-name="T18">b</text:span><text:span text:style-name="T18">l</text:span><text:span text:style-name="T18">e</text:span><text:span text:style-name="T18"> </text:span><text:span text:style-name="T18">b</text:span><text:span text:style-name="T18">r</text:span><text:span text:style-name="T18">i</text:span><text:span text:style-name="T18">d</text:span><text:span text:style-name="T18">g</text:span><text:span text:style-name="T18">e</text:span><text:span text:style-name="T18">s</text:span></text:p>
            <text:p><text:span text:style-name="T13">2</text:span><text:span text:style-name="T13">x</text:span><text:span text:style-name="T13"> </text:span><text:span text:style-name="T13">3</text:span><text:span text:style-name="T13"> </text:span><text:span text:style-name="T13">m</text:span><text:span text:style-name="T13"> </text:span><text:span text:style-name="T13">(</text:span><text:span text:style-name="T13">o</text:span><text:span text:style-name="T13">r</text:span><text:span text:style-name="T13"> </text:span><text:span text:style-name="T13">4</text:span><text:span text:style-name="T13">x</text:span><text:span text:style-name="T13"> </text:span><text:span text:style-name="T13">1</text:span><text:span text:style-name="T13">,</text:span><text:span text:style-name="T13">5</text:span><text:span text:style-name="T13"> </text:span><text:span text:style-name="T13">m</text:span><text:span text:style-name="T13">)</text:span></text:p>
            <text:p><text:span text:style-name="T13">8</text:span><text:span text:style-name="T13">x</text:span><text:span text:style-name="T13"> </text:span><text:span text:style-name="T13">2</text:span><text:span text:style-name="T13">,</text:span><text:span text:style-name="T13">5</text:span><text:span text:style-name="T13"> </text:span><text:span text:style-name="T13">m</text:span></text:p>
            <text:p><text:span text:style-name="T13">4</text:span><text:span text:style-name="T13">x</text:span><text:span text:style-name="T13"> </text:span><text:span text:style-name="T13">2</text:span><text:span text:style-name="T13"> </text:span><text:span text:style-name="T13">m</text:span></text:p>
            <text:p><text:span text:style-name="T13">2</text:span><text:span text:style-name="T13">x</text:span><text:span text:style-name="T13"> </text:span><text:span text:style-name="T13">1</text:span><text:span text:style-name="T13">,</text:span><text:span text:style-name="T13">5</text:span><text:span text:style-name="T13">m</text:span></text:p>
            <text:p><text:span text:style-name="T13">2</text:span><text:span text:style-name="T13">x</text:span><text:span text:style-name="T13"> </text:span><text:span text:style-name="T13">1</text:span><text:span text:style-name="T13">,</text:span><text:span text:style-name="T13">2</text:span><text:span text:style-name="T13"> </text:span><text:span text:style-name="T13">m</text:span></text:p>
            <text:p><text:span text:style-name="T13">1</text:span><text:span text:style-name="T13">8</text:span><text:span text:style-name="T13">x</text:span><text:span text:style-name="T13"> </text:span><text:span text:style-name="T13">0</text:span><text:span text:style-name="T13">,</text:span><text:span text:style-name="T13">2</text:span><text:span text:style-name="T13">5</text:span><text:span text:style-name="T13">m</text:span></text:p>
            <text:p><text:span text:style-name="T13"/></text:p>
            <text:p><text:span text:style-name="T13">(</text:span><text:span text:style-name="T13">s</text:span><text:span text:style-name="T13">u</text:span><text:span text:style-name="T13">m</text:span><text:span text:style-name="T13"> </text:span><text:span text:style-name="T13">w</text:span><text:span text:style-name="T13">i</text:span><text:span text:style-name="T13">t</text:span><text:span text:style-name="T13">h</text:span><text:span text:style-name="T13">o</text:span><text:span text:style-name="T13">u</text:span><text:span text:style-name="T13">t</text:span><text:span text:style-name="T13"> </text:span><text:span text:style-name="T13">w</text:span><text:span text:style-name="T13">a</text:span><text:span text:style-name="T13">s</text:span><text:span text:style-name="T13">t</text:span><text:span text:style-name="T13">e</text:span><text:span text:style-name="T13">d</text:span><text:span text:style-name="T13"> </text:span><text:span text:style-name="T13">m</text:span><text:span text:style-name="T13">a</text:span><text:span text:style-name="T13">t</text:span><text:span text:style-name="T13">e</text:span><text:span text:style-name="T13">r</text:span><text:span text:style-name="T13">i</text:span><text:span text:style-name="T13">a</text:span><text:span text:style-name="T13">l</text:span><text:span text:style-name="T13">:</text:span><text:span text:style-name="T13"> </text:span><text:span text:style-name="T13">4</text:span><text:span text:style-name="T13">3</text:span><text:span text:style-name="T13">,</text:span><text:span text:style-name="T13">9</text:span><text:span text:style-name="T13"> </text:span><text:span text:style-name="T13">m</text:span><text:span text:style-name="T13">)</text:span><text:span text:style-name="T13"> </text:span></text:p>
            <text:p><text:span text:style-name="T13"/></text:p>
            <text:p><text:span text:style-name="T18">P</text:span><text:span text:style-name="T18">r</text:span><text:span text:style-name="T18">o</text:span><text:span text:style-name="T18">j</text:span><text:span text:style-name="T18">e</text:span><text:span text:style-name="T18">c</text:span><text:span text:style-name="T18">t</text:span><text:span text:style-name="T18">o</text:span><text:span text:style-name="T18">r</text:span><text:span text:style-name="T18"> </text:span><text:span text:style-name="T18">s</text:span><text:span text:style-name="T18">t</text:span><text:span text:style-name="T18">a</text:span><text:span text:style-name="T18">n</text:span><text:span text:style-name="T18">d</text:span><text:span text:style-name="T18">s</text:span></text:p>
            <text:p><text:span text:style-name="T13">2</text:span><text:span text:style-name="T13">x</text:span><text:span text:style-name="T13"> </text:span><text:span text:style-name="T13">2</text:span><text:span text:style-name="T13"> </text:span><text:span text:style-name="T13">m</text:span></text:p>
            <text:p><text:span text:style-name="T13">1</text:span><text:span text:style-name="T13">x</text:span><text:span text:style-name="T13"> </text:span><text:span text:style-name="T13">1</text:span><text:span text:style-name="T13">,</text:span><text:span text:style-name="T13">5</text:span><text:span text:style-name="T13"> </text:span><text:span text:style-name="T13">m</text:span></text:p>
            <text:p><text:span text:style-name="T13">4</text:span><text:span text:style-name="T13">x</text:span><text:span text:style-name="T13"> </text:span><text:span text:style-name="T13">1</text:span><text:span text:style-name="T13"> </text:span><text:span text:style-name="T13">m</text:span></text:p>
            <text:p><text:span text:style-name="T13">8</text:span><text:span text:style-name="T13">x</text:span><text:span text:style-name="T13"> </text:span><text:span text:style-name="T13">0</text:span><text:span text:style-name="T13">,</text:span><text:span text:style-name="T13">7</text:span><text:span text:style-name="T13">1</text:span></text:p>
            <text:p><text:span text:style-name="T13"/></text:p>
            <text:p><text:span text:style-name="T13">(</text:span><text:span text:style-name="T13">s</text:span><text:span text:style-name="T13">u</text:span><text:span text:style-name="T13">m</text:span><text:span text:style-name="T13"> </text:span><text:span text:style-name="T13">w</text:span><text:span text:style-name="T13">i</text:span><text:span text:style-name="T13">t</text:span><text:span text:style-name="T13">h</text:span><text:span text:style-name="T13">o</text:span><text:span text:style-name="T13">u</text:span><text:span text:style-name="T13">t</text:span><text:span text:style-name="T13"> </text:span><text:span text:style-name="T13">w</text:span><text:span text:style-name="T13">a</text:span><text:span text:style-name="T13">s</text:span><text:span text:style-name="T13">t</text:span><text:span text:style-name="T13">e</text:span><text:span text:style-name="T13">d</text:span><text:span text:style-name="T13"> </text:span><text:span text:style-name="T13">m</text:span><text:span text:style-name="T13">a</text:span><text:span text:style-name="T13">t</text:span><text:span text:style-name="T13">e</text:span><text:span text:style-name="T13">r</text:span><text:span text:style-name="T13">i</text:span><text:span text:style-name="T13">a</text:span><text:span text:style-name="T13">l</text:span><text:span text:style-name="T13">:</text:span><text:span text:style-name="T13"> </text:span><text:span text:style-name="T13">1</text:span><text:span text:style-name="T13">8</text:span><text:span text:style-name="T13">,</text:span><text:span text:style-name="T13">2</text:span><text:span text:style-name="T13"> </text:span><text:span text:style-name="T13">m</text:span><text:span text:style-name="T13">)</text:span></text:p>
            <text:p><text:span text:style-name="T13"/></text:p>
            <text:p><text:span text:style-name="T13">O</text:span><text:span text:style-name="T13">p</text:span><text:span text:style-name="T13">t</text:span><text:span text:style-name="T13">i</text:span><text:span text:style-name="T13">o</text:span><text:span text:style-name="T13">n</text:span><text:span text:style-name="T13">:</text:span><text:span text:style-name="T13"> </text:span><text:span text:style-name="T13">O</text:span><text:span text:style-name="T13">n</text:span><text:span text:style-name="T13">l</text:span><text:span text:style-name="T13">y</text:span><text:span text:style-name="T13"> </text:span><text:span text:style-name="T13">o</text:span><text:span text:style-name="T13">n</text:span><text:span text:style-name="T13">e</text:span><text:span text:style-name="T13"> </text:span><text:span text:style-name="T13">s</text:span><text:span text:style-name="T13">t</text:span><text:span text:style-name="T13">a</text:span><text:span text:style-name="T13">n</text:span><text:span text:style-name="T13">d</text:span></text:p>
            <text:p><text:span text:style-name="T13">1</text:span><text:span text:style-name="T13">x</text:span><text:span text:style-name="T13"> </text:span><text:span text:style-name="T13">2</text:span><text:span text:style-name="T13"> </text:span><text:span text:style-name="T13">m</text:span></text:p>
            <text:p><text:span text:style-name="T13">1</text:span><text:span text:style-name="T13">x</text:span><text:span text:style-name="T13"> </text:span><text:span text:style-name="T13">1</text:span><text:span text:style-name="T13">,</text:span><text:span text:style-name="T13">5</text:span><text:span text:style-name="T13"> </text:span><text:span text:style-name="T13">m</text:span></text:p>
            <text:p><text:span text:style-name="T13">2</text:span><text:span text:style-name="T13">x</text:span><text:span text:style-name="T13"> </text:span><text:span text:style-name="T13">1</text:span><text:span text:style-name="T13"> </text:span><text:span text:style-name="T13">m</text:span></text:p>
            <text:p><text:span text:style-name="T13">8</text:span><text:span text:style-name="T13">x</text:span><text:span text:style-name="T13"> </text:span><text:span text:style-name="T13">0</text:span><text:span text:style-name="T13">,</text:span><text:span text:style-name="T13">7</text:span><text:span text:style-name="T13">1</text:span><text:span text:style-name="T13"> </text:span><text:span text:style-name="T13">m</text:span><text:span text:style-name="T13"> </text:span></text:p>
            <text:p><text:span text:style-name="T13">(</text:span><text:span text:style-name="T13">s</text:span><text:span text:style-name="T13">u</text:span><text:span text:style-name="T13">m</text:span><text:span text:style-name="T13"> </text:span><text:span text:style-name="T13">w</text:span><text:span text:style-name="T13">i</text:span><text:span text:style-name="T13">t</text:span><text:span text:style-name="T13">h</text:span><text:span text:style-name="T13">o</text:span><text:span text:style-name="T13">u</text:span><text:span text:style-name="T13">t</text:span><text:span text:style-name="T13"> </text:span><text:span text:style-name="T13">w</text:span><text:span text:style-name="T13">a</text:span><text:span text:style-name="T13">s</text:span><text:span text:style-name="T13">t</text:span><text:span text:style-name="T13">e</text:span><text:span text:style-name="T13">d</text:span><text:span text:style-name="T13"> </text:span><text:span text:style-name="T13">m</text:span><text:span text:style-name="T13">a</text:span><text:span text:style-name="T13">t</text:span><text:span text:style-name="T13">e</text:span><text:span text:style-name="T13">r</text:span><text:span text:style-name="T13">i</text:span><text:span text:style-name="T13">a</text:span><text:span text:style-name="T13">l</text:span><text:span text:style-name="T13">:</text:span><text:span text:style-name="T13"> </text:span><text:span text:style-name="T13">1</text:span><text:span text:style-name="T13">1</text:span><text:span text:style-name="T13">,</text:span><text:span text:style-name="T13">2</text:span><text:span text:style-name="T13"> </text:span><text:span text:style-name="T13">m</text:span><text:span text:style-name="T13">)</text:span></text:p>
            <text:p><text:span text:style-name="T13"/></text:p>
            <text:p><text:span text:style-name="T13">S</text:span><text:span text:style-name="T13">i</text:span><text:span text:style-name="T13">z</text:span><text:span text:style-name="T13">e</text:span><text:span text:style-name="T13">:</text:span><text:span text:style-name="T13"> </text:span><text:span text:style-name="T13">4</text:span><text:span text:style-name="T13">*</text:span><text:span text:style-name="T13">6</text:span><text:span text:style-name="T13"> </text:span><text:span text:style-name="T13">c</text:span><text:span text:style-name="T13">m</text:span><text:span text:style-name="T13"> </text:span><text:span text:style-name="T13">(</text:span><text:span text:style-name="T13">?</text:span><text:span text:style-name="T13">)</text:span></text:p>
            <text:p><text:span text:style-name="T13"/></text:p>
            <text:p><text:span text:style-name="T13">S</text:span><text:span text:style-name="T13">c</text:span><text:span text:style-name="T13">r</text:span><text:span text:style-name="T13">e</text:span><text:span text:style-name="T13">w</text:span><text:span text:style-name="T13">s</text:span><text:span text:style-name="T13">,</text:span><text:span text:style-name="T13"> </text:span><text:span text:style-name="T13">t</text:span><text:span text:style-name="T13">o</text:span><text:span text:style-name="T13">r</text:span><text:span text:style-name="T13">x</text:span><text:span text:style-name="T13">:</text:span></text:p>
            <text:p><text:span text:style-name="T13">5</text:span><text:span text:style-name="T13">0</text:span><text:span text:style-name="T13"> </text:span><text:span text:style-name="T13">m</text:span><text:span text:style-name="T13">m</text:span><text:span text:style-name="T13">,</text:span><text:span text:style-name="T13"> </text:span><text:span text:style-name="T13">8</text:span><text:span text:style-name="T13">0</text:span><text:span text:style-name="T13">x</text:span></text:p>
            <text:p><text:span text:style-name="T13">3</text:span><text:span text:style-name="T13">0</text:span><text:span text:style-name="T13"> </text:span><text:span text:style-name="T13">m</text:span><text:span text:style-name="T13">m</text:span><text:span text:style-name="T13"> </text:span><text:span text:style-name="T13">1</text:span><text:span text:style-name="T13">0</text:span><text:span text:style-name="T13">x</text:span></text:p>
            <text:p><text:span text:style-name="T13"/></text:p>
            <text:p><text:span text:style-name="T13"/></text:p>
          </draw:text-box>
        </draw:frame>
        <draw:frame draw:style-name="gr85" draw:text-style-name="P18" draw:layer="layout" svg:width="2.001cm" svg:height="0.683cm" svg:x="20.369cm" svg:y="1.732cm">
          <draw:text-box>
            <text:p><text:span text:style-name="T8">4</text:span><text:span text:style-name="T8">x</text:span><text:span text:style-name="T8"> </text:span><text:span text:style-name="T8">0</text:span><text:span text:style-name="T8">,</text:span><text:span text:style-name="T8">4</text:span><text:span text:style-name="T8"> </text:span><text:span text:style-name="T8">m</text:span></text:p>
          </draw:text-box>
        </draw:frame>
        <draw:line draw:style-name="gr81" draw:text-style-name="P8" draw:layer="layout" svg:x1="5.2cm" svg:y1="8.339cm" svg:x2="6.2cm" svg:y2="8.339cm">
          <text:p/>
        </draw:line>
        <draw:custom-shape draw:style-name="gr82" draw:text-style-name="P30" draw:layer="layout" svg:width="2.561cm" svg:height="1.4cm" svg:x="3.2cm" svg:y="6.6cm">
          <text:list text:style-name="L1">
            <text:list-item>
              <text:p text:style-name="P29"><text:span text:style-name="T13">2x 2 m</text:span></text:p>
            </text:list-item>
            <text:list-item>
              <text:p text:style-name="P29"><text:span text:style-name="T13">2x 0,25m</text:span></text:p>
            </text:list-item>
          </text:list>
          <draw:enhanced-geometry svg:viewBox="0 0 21600 21600" draw:text-areas="800 800 20800 20800" draw:type="round-rectangular-callout" draw:modifiers="24331.6159250585 21584.58244111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2" draw:text-style-name="P30" draw:layer="layout" svg:width="2.561cm" svg:height="1.4cm" svg:x="13.2cm" svg:y="1.6cm">
          <text:p text:style-name="P29"><text:span text:style-name="T13">Missing:</text:span></text:p>
          <text:p text:style-name="P29"><text:span text:style-name="T13">3x lamps</text:span></text:p>
          <text:p text:style-name="P29"><text:span text:style-name="T13">2x feet</text:span></text:p>
          <draw:enhanced-geometry svg:viewBox="0 0 21600 21600" draw:text-areas="800 800 20800 20800" draw:type="round-rectangular-callout" draw:modifiers="4105.85480093677 32438.54389721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frame draw:name="Foliennummernplatzhalter 6" draw:style-name="gr19" draw:text-style-name="P11" draw:layer="layout" svg:width="9.113cm" svg:height="1.484cm" svg:x="11.886cm" svg:y="28.215cm">
            <draw:text-box>
              <text:p text:style-name="P10"><text:span text:style-name="T4"><text:page-number>&lt;Foliennummer&gt;</text:page-number></text:span></text:p>
            </draw:text-box>
          </draw:frame>
          <draw:page-thumbnail draw:name="Folienbildplatzhalter 1" draw:style-name="gr20" draw:layer="layout" svg:width="19.791cm" svg:height="11.135cm" svg:x="0.604cm" svg:y="2.258cm" draw:page-number="7" presentation:class="page"/>
          <draw:frame draw:name="Notizenplatzhalter 2"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7-blank-Leer" presentation:presentation-page-layout-name="AL1T13">
        <office:forms form:automatic-focus="false" form:apply-design-mode="false"/>
        <draw:frame draw:name="Textfeld 1" draw:style-name="gr51" draw:text-style-name="P2" draw:layer="layout" svg:width="14.629cm" svg:height="0.99cm" svg:x="1.601cm" svg:y="0.4cm">
          <draw:text-box>
            <text:p text:style-name="P1"><text:span text:style-name="T11">S</text:span><text:span text:style-name="T11">t</text:span><text:span text:style-name="T11">a</text:span><text:span text:style-name="T11">g</text:span><text:span text:style-name="T11">e</text:span><text:span text:style-name="T11"> </text:span><text:span text:style-name="T11">–</text:span><text:span text:style-name="T11"> </text:span><text:span text:style-name="T11">D</text:span><text:span text:style-name="T11">M</text:span><text:span text:style-name="T11">X</text:span><text:span text:style-name="T11">:</text:span><text:span text:style-name="T11"> </text:span><text:span text:style-name="T11">L</text:span><text:span text:style-name="T11">a</text:span><text:span text:style-name="T11">m</text:span><text:span text:style-name="T11">p</text:span><text:span text:style-name="T11">s</text:span><text:span text:style-name="T11"> </text:span><text:span text:style-name="T11">a</text:span><text:span text:style-name="T11">n</text:span><text:span text:style-name="T11">d</text:span><text:span text:style-name="T11"> </text:span><text:span text:style-name="T11">c</text:span><text:span text:style-name="T11">h</text:span><text:span text:style-name="T11">a</text:span><text:span text:style-name="T11">n</text:span><text:span text:style-name="T11">n</text:span><text:span text:style-name="T11">e</text:span><text:span text:style-name="T11">l</text:span><text:span text:style-name="T11">s</text:span></text:p>
          </draw:text-box>
        </draw:frame>
        <draw:custom-shape draw:name="Rechteck 3" draw:style-name="gr2" draw:text-style-name="P3" draw:layer="layout" svg:width="13.525cm" svg:height="4.582cm" svg:x="6.136cm" svg:y="4.521cm">
          <text:p/>
          <draw:enhanced-geometry svg:viewBox="0 0 21600 21600" draw:type="non-primitive" draw:enhanced-path="M 0 0 L 21600 0 21600 21600 0 21600 Z N"/>
        </draw:custom-shape>
        <draw:custom-shape draw:name="Rechteck 4" draw:style-name="gr3" draw:text-style-name="P3" draw:layer="layout" svg:width="13.525cm" svg:height="3.429cm" svg:x="6.136cm" svg:y="9.438cm">
          <text:p/>
          <draw:enhanced-geometry svg:viewBox="0 0 21600 21600" draw:type="non-primitive" draw:enhanced-path="M 0 0 L 21600 0 21600 21600 0 21600 Z N"/>
        </draw:custom-shape>
        <draw:custom-shape draw:name="Ellipse 5" draw:style-name="gr4" draw:text-style-name="P4" draw:layer="layout" svg:width="0.486cm" svg:height="0.486cm" svg:x="9.273cm" svg:y="4.817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8.5cm" svg:y="3.752cm">
          <draw:text-box>
            <text:p text:style-name="P5"><text:span text:style-name="T2">T</text:span><text:span text:style-name="T2">r</text:span><text:span text:style-name="T2">e</text:span><text:span text:style-name="T2">e</text:span></text:p>
          </draw:text-box>
        </draw:frame>
        <draw:custom-shape draw:name="Ellipse 5" draw:style-name="gr4" draw:text-style-name="P4" draw:layer="layout" svg:width="0.486cm" svg:height="0.486cm" svg:x="11.671cm" svg:y="4.82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11.898cm" svg:y="3.755cm">
          <draw:text-box>
            <text:p text:style-name="P5"><text:span text:style-name="T2">T</text:span><text:span text:style-name="T2">r</text:span><text:span text:style-name="T2">e</text:span><text:span text:style-name="T2">e</text:span></text:p>
          </draw:text-box>
        </draw:frame>
        <draw:custom-shape draw:name="Ellipse 5" draw:style-name="gr4" draw:text-style-name="P4" draw:layer="layout" svg:width="0.486cm" svg:height="0.486cm" svg:x="14.271cm" svg:y="4.82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14.498cm" svg:y="3.755cm">
          <draw:text-box>
            <text:p text:style-name="P5"><text:span text:style-name="T2">T</text:span><text:span text:style-name="T2">r</text:span><text:span text:style-name="T2">e</text:span><text:span text:style-name="T2">e</text:span></text:p>
          </draw:text-box>
        </draw:frame>
        <draw:custom-shape draw:name="Ellipse 5" draw:style-name="gr4" draw:text-style-name="P4" draw:layer="layout" svg:width="0.486cm" svg:height="0.486cm" svg:x="17.371cm" svg:y="4.82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17.598cm" svg:y="3.755cm">
          <draw:text-box>
            <text:p text:style-name="P5"><text:span text:style-name="T2">T</text:span><text:span text:style-name="T2">r</text:span><text:span text:style-name="T2">e</text:span><text:span text:style-name="T2">e</text:span></text:p>
          </draw:text-box>
        </draw:frame>
        <draw:custom-shape draw:name="Ellipse 5" draw:style-name="gr6" draw:text-style-name="P4" draw:layer="layout" svg:width="1.6cm" svg:height="1.6cm" svg:x="7.2cm" svg:y="9.703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draw:name="Ellipse 5" draw:style-name="gr6" draw:text-style-name="P4" draw:layer="layout" svg:width="1.6cm" svg:height="1.6cm" svg:x="17.803cm" svg:y="10.003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draw:name="Gleichschenkliges Dreieck 7" draw:style-name="gr7" draw:text-style-name="P4" draw:layer="layout" svg:width="1.797cm" svg:height="1.549cm" svg:x="16.496cm" svg:y="7.303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frame draw:name="Textfeld 15" draw:style-name="gr8" draw:text-style-name="P6" draw:layer="layout" svg:width="2.414cm" svg:height="0.769cm" svg:x="17.886cm" svg:y="7.103cm">
          <draw:text-box>
            <text:p text:style-name="P5"><text:span text:style-name="T2">T</text:span><text:span text:style-name="T2">r</text:span><text:span text:style-name="T2">i</text:span><text:span text:style-name="T2">p</text:span><text:span text:style-name="T2">o</text:span><text:span text:style-name="T2">d</text:span></text:p>
          </draw:text-box>
        </draw:frame>
        <draw:custom-shape draw:style-name="gr9" draw:text-style-name="P7" draw:layer="layout" svg:width="3cm" svg:height="0.8cm" svg:x="11.4cm" svg:y="14.8cm">
          <text:p/>
          <draw:enhanced-geometry svg:viewBox="0 0 21600 21600" draw:type="rectangle" draw:enhanced-path="M 0 0 L 21600 0 21600 21600 0 21600 0 0 Z N"/>
        </draw:custom-shape>
        <draw:frame draw:name="Textfeld 13" draw:style-name="gr10" draw:text-style-name="P6" draw:layer="layout" svg:width="1.626cm" svg:height="0.762cm" svg:x="10cm" svg:y="14.99cm">
          <draw:text-box>
            <text:p text:style-name="P5"><text:span text:style-name="T2">F</text:span><text:span text:style-name="T2">O</text:span><text:span text:style-name="T2">H</text:span></text:p>
          </draw:text-box>
        </draw:frame>
        <draw:custom-shape draw:name="Ellipse 5" draw:style-name="gr11" draw:text-style-name="P4" draw:layer="layout" svg:width="0.327cm" svg:height="0.327cm" svg:x="6.673cm" svg:y="5.915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5.5cm" svg:y="5.951cm">
          <draw:text-box>
            <text:p text:style-name="P5"><text:span text:style-name="T2">L</text:span><text:span text:style-name="T2">a</text:span><text:span text:style-name="T2">m</text:span><text:span text:style-name="T2">p</text:span></text:p>
          </draw:text-box>
        </draw:frame>
        <draw:custom-shape draw:name="Ellipse 5" draw:style-name="gr11" draw:text-style-name="P4" draw:layer="layout" svg:width="0.327cm" svg:height="0.327cm" svg:x="18.176cm" svg:y="6.414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16.774cm" svg:y="6.186cm">
          <draw:text-box>
            <text:p text:style-name="P5"><text:span text:style-name="T2">L</text:span><text:span text:style-name="T2">a</text:span><text:span text:style-name="T2">m</text:span><text:span text:style-name="T2">p</text:span></text:p>
          </draw:text-box>
        </draw:frame>
        <draw:custom-shape draw:name="Ellipse 5" draw:style-name="gr11" draw:text-style-name="P4" draw:layer="layout" svg:width="0.327cm" svg:height="0.327cm" svg:x="8.373cm" svg:y="11.613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7.2cm" svg:y="11.849cm">
          <draw:text-box>
            <text:p text:style-name="P5"><text:span text:style-name="T2">L</text:span><text:span text:style-name="T2">a</text:span><text:span text:style-name="T2">m</text:span><text:span text:style-name="T2">p</text:span></text:p>
          </draw:text-box>
        </draw:frame>
        <draw:custom-shape draw:name="Gleichschenkliges Dreieck 22" draw:style-name="gr41" draw:text-style-name="P23" draw:layer="layout" svg:width="0.393cm" svg:height="0.595cm" draw:transform="rotate (3.12256856474305) translate (22.779cm 4.345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style-name="gr44" draw:text-style-name="P24" draw:layer="layout" svg:width="0.4cm" svg:height="0.6cm" draw:transform="rotate (-0.51696652444072) translate (8.652cm 11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" draw:text-style-name="P8" draw:layer="layout" svg:width="5.2cm" svg:height="2.2cm" svg:x="10.4cm" svg:y="6.4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3" draw:text-style-name="P8" draw:layer="layout" svg:width="2.2cm" svg:height="3.81cm" svg:x="6.8cm" svg:y="6.39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name="Textfeld 13" draw:style-name="gr16" draw:text-style-name="P9" draw:layer="layout" svg:width="2.999cm" svg:height="1.776cm" svg:x="3.137cm" svg:y="9cm">
          <draw:text-box>
            <text:p text:style-name="P5"><text:span text:style-name="T3">4</text:span><text:span text:style-name="T3"> </text:span><text:span text:style-name="T3">-</text:span><text:span text:style-name="T3"> </text:span><text:span text:style-name="T3">S</text:span><text:span text:style-name="T3">t</text:span><text:span text:style-name="T3">a</text:span><text:span text:style-name="T3">g</text:span><text:span text:style-name="T3">e</text:span><text:span text:style-name="T3"> </text:span><text:span text:style-name="T3">a</text:span><text:span text:style-name="T3">e</text:span><text:span text:style-name="T3">r</text:span><text:span text:style-name="T3">i</text:span><text:span text:style-name="T3">a</text:span><text:span text:style-name="T3">l</text:span><text:span text:style-name="T3"> </text:span><text:span text:style-name="T3">s</text:span><text:span text:style-name="T3">t</text:span><text:span text:style-name="T3">r</text:span><text:span text:style-name="T3">a</text:span><text:span text:style-name="T3">p</text:span><text:span text:style-name="T3">e</text:span><text:span text:style-name="T3">s</text:span></text:p>
          </draw:text-box>
        </draw:frame>
        <draw:frame draw:name="Textfeld 13" draw:style-name="gr15" draw:text-style-name="P9" draw:layer="layout" svg:width="2.999cm" svg:height="0.762cm" svg:x="6.602cm" svg:y="6.34cm">
          <draw:text-box>
            <text:p text:style-name="P5"><text:span text:style-name="T3">1</text:span><text:span text:style-name="T3"> </text:span><text:span text:style-name="T3">-</text:span><text:span text:style-name="T3"> </text:span><text:span text:style-name="T3">S</text:span><text:span text:style-name="T3">t</text:span><text:span text:style-name="T3">a</text:span><text:span text:style-name="T3">g</text:span><text:span text:style-name="T3">e</text:span><text:span text:style-name="T3"> </text:span><text:span text:style-name="T3">l</text:span><text:span text:style-name="T3">e</text:span><text:span text:style-name="T3">f</text:span><text:span text:style-name="T3">t</text:span></text:p>
          </draw:text-box>
        </draw:frame>
        <draw:frame draw:name="Textfeld 13" draw:style-name="gr15" draw:text-style-name="P9" draw:layer="layout" svg:width="2.999cm" svg:height="1.269cm" svg:x="10.603cm" svg:y="6.34cm">
          <draw:text-box>
            <text:p text:style-name="P5"><text:span text:style-name="T3">2</text:span><text:span text:style-name="T3"> </text:span><text:span text:style-name="T3">-</text:span><text:span text:style-name="T3"> </text:span><text:span text:style-name="T3">S</text:span><text:span text:style-name="T3">t</text:span><text:span text:style-name="T3">a</text:span><text:span text:style-name="T3">g</text:span><text:span text:style-name="T3">e</text:span><text:span text:style-name="T3"> </text:span><text:span text:style-name="T3">c</text:span><text:span text:style-name="T3">e</text:span><text:span text:style-name="T3">n</text:span><text:span text:style-name="T3">t</text:span><text:span text:style-name="T3">e</text:span><text:span text:style-name="T3">r</text:span></text:p>
          </draw:text-box>
        </draw:frame>
        <draw:custom-shape draw:style-name="gr17" draw:text-style-name="P8" draw:layer="layout" svg:width="3.008cm" svg:height="2.81cm" svg:x="15.2cm" svg:y="6.99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8" draw:layer="layout" svg:width="1.8cm" svg:height="2.2cm" svg:x="5.8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extfeld 13" draw:style-name="gr15" draw:text-style-name="P9" draw:layer="layout" svg:width="2.999cm" svg:height="1.269cm" svg:x="15.304cm" svg:y="6.84cm">
          <draw:text-box>
            <text:p text:style-name="P5"><text:span text:style-name="T3">3</text:span><text:span text:style-name="T3"> </text:span><text:span text:style-name="T3">-</text:span><text:span text:style-name="T3"> </text:span><text:span text:style-name="T3">S</text:span><text:span text:style-name="T3">t</text:span><text:span text:style-name="T3">a</text:span><text:span text:style-name="T3">g</text:span><text:span text:style-name="T3">e</text:span><text:span text:style-name="T3"> </text:span><text:span text:style-name="T3">r</text:span><text:span text:style-name="T3">i</text:span><text:span text:style-name="T3">g</text:span><text:span text:style-name="T3">h</text:span><text:span text:style-name="T3">t</text:span></text:p>
          </draw:text-box>
        </draw:frame>
        <draw:custom-shape draw:style-name="gr42" draw:text-style-name="P24" draw:layer="layout" svg:width="0.6cm" svg:height="0.4cm" svg:x="9.337cm" svg:y="11.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4" draw:layer="layout" svg:width="0.6cm" svg:height="0.4cm" svg:x="12.899cm" svg:y="12.499cm">
          <text:p/>
          <draw:enhanced-geometry svg:viewBox="0 0 21600 21600" draw:type="rectangle" draw:enhanced-path="M 0 0 L 21600 0 21600 21600 0 21600 0 0 Z N"/>
        </draw:custom-shape>
        <draw:frame draw:name="Textfeld 13" draw:style-name="gr43" draw:text-style-name="P25" draw:layer="layout" svg:width="2.563cm" svg:height="0.762cm" svg:x="9.037cm" svg:y="12.139cm">
          <draw:text-box>
            <text:p text:style-name="P5"><text:span text:style-name="T6">P</text:span><text:span text:style-name="T6">r</text:span><text:span text:style-name="T6">o</text:span><text:span text:style-name="T6">j</text:span><text:span text:style-name="T6">e</text:span><text:span text:style-name="T6">c</text:span><text:span text:style-name="T6">t</text:span><text:span text:style-name="T6">o</text:span><text:span text:style-name="T6">r</text:span><text:span text:style-name="T6"> </text:span><text:span text:style-name="T6">1</text:span></text:p>
          </draw:text-box>
        </draw:frame>
        <draw:frame draw:name="Textfeld 13" draw:style-name="gr43" draw:text-style-name="P25" draw:layer="layout" svg:width="2.563cm" svg:height="0.762cm" svg:x="12.6cm" svg:y="12.838cm">
          <draw:text-box>
            <text:p text:style-name="P5"><text:span text:style-name="T6">P</text:span><text:span text:style-name="T6">r</text:span><text:span text:style-name="T6">o</text:span><text:span text:style-name="T6">j</text:span><text:span text:style-name="T6">e</text:span><text:span text:style-name="T6">c</text:span><text:span text:style-name="T6">t</text:span><text:span text:style-name="T6">o</text:span><text:span text:style-name="T6">r</text:span><text:span text:style-name="T6"> </text:span><text:span text:style-name="T6">2</text:span></text:p>
          </draw:text-box>
        </draw:frame>
        <draw:custom-shape draw:style-name="gr44" draw:text-style-name="P24" draw:layer="layout" svg:width="0.4cm" svg:height="0.6cm" draw:transform="rotate (-1.33116262049608) translate (9.166cm 11.397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4" draw:text-style-name="P24" draw:layer="layout" svg:width="0.4cm" svg:height="0.6cm" draw:transform="rotate (-0.0291469985083055) translate (22.419cm 4.69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4" draw:text-style-name="P24" draw:layer="layout" svg:width="0.4cm" svg:height="0.6cm" draw:transform="rotate (0.0275762021815104) translate (12.314cm 12.184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name="Textfeld 13" draw:style-name="gr45" draw:text-style-name="P25" draw:layer="layout" svg:width="3.245cm" svg:height="0.762cm" svg:x="22.802cm" svg:y="3.639cm">
          <draw:text-box>
            <text:p text:style-name="P5"><text:span text:style-name="T6">A</text:span><text:span text:style-name="T6">c</text:span><text:span text:style-name="T6">c</text:span><text:span text:style-name="T6">u</text:span><text:span text:style-name="T6"> </text:span><text:span text:style-name="T6">L</text:span><text:span text:style-name="T6">E</text:span><text:span text:style-name="T6">D</text:span><text:span text:style-name="T6"> </text:span><text:span text:style-name="T6">(</text:span><text:span text:style-name="T6">7</text:span><text:span text:style-name="T6">x</text:span><text:span text:style-name="T6">)</text:span></text:p>
          </draw:text-box>
        </draw:frame>
        <draw:frame draw:name="Textfeld 13" draw:style-name="gr46" draw:text-style-name="P25" draw:layer="layout" svg:width="2.419cm" svg:height="0.762cm" svg:x="22.802cm" svg:y="4.539cm">
          <draw:text-box>
            <text:p text:style-name="P5"><text:span text:style-name="T6">L</text:span><text:span text:style-name="T6">E</text:span><text:span text:style-name="T6">D</text:span><text:span text:style-name="T6"> </text:span><text:span text:style-name="T6">(</text:span><text:span text:style-name="T6">1</text:span><text:span text:style-name="T6">0</text:span><text:span text:style-name="T6">x</text:span><text:span text:style-name="T6">)</text:span></text:p>
          </draw:text-box>
        </draw:frame>
        <draw:custom-shape draw:style-name="gr42" draw:text-style-name="P24" draw:layer="layout" svg:width="0.6cm" svg:height="0.4cm" svg:x="22.3cm" svg:y="5.8cm">
          <text:p/>
          <draw:enhanced-geometry svg:viewBox="0 0 21600 21600" draw:type="rectangle" draw:enhanced-path="M 0 0 L 21600 0 21600 21600 0 21600 0 0 Z N"/>
        </draw:custom-shape>
        <draw:frame draw:name="Textfeld 13" draw:style-name="gr52" draw:text-style-name="P25" draw:layer="layout" svg:width="3.291cm" svg:height="0.762cm" svg:x="22.803cm" svg:y="5.539cm">
          <draw:text-box>
            <text:p text:style-name="P5"><text:span text:style-name="T6">P</text:span><text:span text:style-name="T6">r</text:span><text:span text:style-name="T6">o</text:span><text:span text:style-name="T6">j</text:span><text:span text:style-name="T6">e</text:span><text:span text:style-name="T6">c</text:span><text:span text:style-name="T6">t</text:span><text:span text:style-name="T6">o</text:span><text:span text:style-name="T6">r</text:span><text:span text:style-name="T6"> </text:span><text:span text:style-name="T6">(</text:span><text:span text:style-name="T6">3</text:span><text:span text:style-name="T6">x</text:span><text:span text:style-name="T6">)</text:span></text:p>
          </draw:text-box>
        </draw:frame>
        <draw:custom-shape draw:style-name="gr44" draw:text-style-name="P24" draw:layer="layout" svg:width="0.4cm" svg:height="0.6cm" draw:transform="rotate (2.89619936075939) translate (8.854cm 10.117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4" draw:text-style-name="P24" draw:layer="layout" svg:width="0.4cm" svg:height="0.6cm" draw:transform="rotate (0.826936999594913) translate (7.725cm 11.439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Gleichschenkliges Dreieck 22" draw:style-name="gr53" draw:text-style-name="P23" draw:layer="layout" svg:width="0.393cm" svg:height="0.36cm" draw:transform="rotate (-1.36886173233915) translate (7.706cm 10.5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style-name="gr54" draw:text-style-name="P24" draw:layer="layout" svg:width="0.4cm" svg:height="0.347cm" draw:transform="rotate (3.03792009602133) translate (18.367cm 7.228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Gleichschenkliges Dreieck 22" draw:style-name="gr41" draw:text-style-name="P23" draw:layer="layout" svg:width="0.393cm" svg:height="0.595cm" draw:transform="rotate (-0.138230076757951) translate (6.5cm 5.956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Gleichschenkliges Dreieck 22" draw:style-name="gr41" draw:text-style-name="P23" draw:layer="layout" svg:width="0.393cm" svg:height="0.595cm" draw:transform="rotate (-0.138230076757951) translate (6.157cm 5.952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style-name="gr44" draw:text-style-name="P24" draw:layer="layout" svg:width="0.4cm" svg:height="0.6cm" draw:transform="rotate (0.0275762021815104) translate (13.715cm 12.184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Gleichschenkliges Dreieck 22" draw:style-name="gr41" draw:text-style-name="P23" draw:layer="layout" svg:width="0.393cm" svg:height="0.595cm" draw:transform="rotate (-0.310843139780191) translate (18.686cm 6.3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Gleichschenkliges Dreieck 22" draw:style-name="gr41" draw:text-style-name="P23" draw:layer="layout" svg:width="0.393cm" svg:height="0.595cm" draw:transform="rotate (-0.310843139780191) translate (18.99cm 6.213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Gleichschenkliges Dreieck 22" draw:style-name="gr41" draw:text-style-name="P23" draw:layer="layout" svg:width="0.393cm" svg:height="0.595cm" draw:transform="rotate (-0.310843139780191) translate (19.294cm 6.126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Gleichschenkliges Dreieck 22" draw:style-name="gr41" draw:text-style-name="P23" draw:layer="layout" svg:width="0.393cm" svg:height="0.595cm" draw:transform="rotate (-2.95641321995319) translate (7.896cm 10.288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style-name="gr44" draw:text-style-name="P24" draw:layer="layout" svg:width="0.4cm" svg:height="0.6cm" draw:transform="rotate (0.593411945678072) translate (8.733cm 10.503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4" draw:text-style-name="P24" draw:layer="layout" svg:width="0.4cm" svg:height="0.6cm" draw:transform="rotate (1.55386663305055) translate (17.993cm 10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4" draw:text-style-name="P24" draw:layer="layout" svg:width="0.4cm" svg:height="0.6cm" draw:transform="rotate (-1.53152641862502) translate (8.405cm 9.28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86" draw:text-style-name="P38" draw:layer="layout" svg:width="1.4cm" svg:height="0.942cm" svg:x="11.4cm" svg:y="11cm">
          <draw:text-box>
            <text:p text:style-name="P37"><text:span text:style-name="T18">L</text:span><text:span text:style-name="T18">E</text:span><text:span text:style-name="T18">D</text:span><text:span text:style-name="T18"> </text:span><text:span text:style-name="T18">1</text:span></text:p>
            <text:p text:style-name="P37"><text:span text:style-name="T18">d</text:span><text:span text:style-name="T18">0</text:span><text:span text:style-name="T18">0</text:span><text:span text:style-name="T18">1</text:span></text:p>
          </draw:text-box>
        </draw:frame>
        <draw:frame draw:style-name="gr86" draw:text-style-name="P38" draw:layer="layout" svg:width="1.4cm" svg:height="0.942cm" svg:x="13.4cm" svg:y="11cm">
          <draw:text-box>
            <text:p text:style-name="P37"><text:span text:style-name="T18">L</text:span><text:span text:style-name="T18">E</text:span><text:span text:style-name="T18">D</text:span><text:span text:style-name="T18"> </text:span><text:span text:style-name="T18">2</text:span></text:p>
            <text:p text:style-name="P37"><text:span text:style-name="T18">d</text:span><text:span text:style-name="T18">0</text:span><text:span text:style-name="T18">0</text:span><text:span text:style-name="T18">5</text:span></text:p>
          </draw:text-box>
        </draw:frame>
        <draw:frame draw:style-name="gr86" draw:text-style-name="P38" draw:layer="layout" svg:width="1.4cm" svg:height="0.942cm" svg:x="9.2cm" svg:y="11.825cm">
          <draw:text-box>
            <text:p text:style-name="P37"><text:span text:style-name="T18">L</text:span><text:span text:style-name="T18">E</text:span><text:span text:style-name="T18">D</text:span><text:span text:style-name="T18"> </text:span><text:span text:style-name="T18">3</text:span></text:p>
            <text:p text:style-name="P37"><text:span text:style-name="T18">d</text:span><text:span text:style-name="T18">0</text:span><text:span text:style-name="T18">0</text:span><text:span text:style-name="T18">9</text:span></text:p>
          </draw:text-box>
        </draw:frame>
        <draw:frame draw:style-name="gr86" draw:text-style-name="P38" draw:layer="layout" svg:width="1.4cm" svg:height="0.942cm" svg:x="7.7cm" svg:y="11.825cm">
          <draw:text-box>
            <text:p text:style-name="P37"><text:span text:style-name="T18">L</text:span><text:span text:style-name="T18">E</text:span><text:span text:style-name="T18">D</text:span><text:span text:style-name="T18"> </text:span><text:span text:style-name="T18">4</text:span></text:p>
            <text:p text:style-name="P37"><text:span text:style-name="T18">d</text:span><text:span text:style-name="T18">0</text:span><text:span text:style-name="T18">1</text:span><text:span text:style-name="T18">3</text:span></text:p>
          </draw:text-box>
        </draw:frame>
        <draw:frame draw:style-name="gr86" draw:text-style-name="P38" draw:layer="layout" svg:width="1.4cm" svg:height="0.942cm" svg:x="6.2cm" svg:y="11.825cm">
          <draw:text-box>
            <text:p text:style-name="P37"><text:span text:style-name="T18">L</text:span><text:span text:style-name="T18">E</text:span><text:span text:style-name="T18">D</text:span><text:span text:style-name="T18"> </text:span><text:span text:style-name="T18">5</text:span></text:p>
            <text:p text:style-name="P37"><text:span text:style-name="T18">d</text:span><text:span text:style-name="T18">0</text:span><text:span text:style-name="T18">1</text:span><text:span text:style-name="T18">7</text:span></text:p>
          </draw:text-box>
        </draw:frame>
        <draw:line draw:style-name="gr74" draw:text-style-name="P8" draw:layer="layout" svg:x1="9.047cm" svg:y1="11.6cm" svg:x2="9.8cm" svg:y2="11.8cm">
          <text:p/>
        </draw:line>
        <draw:line draw:style-name="gr74" draw:text-style-name="P8" draw:layer="layout" svg:x1="7cm" svg:y1="11.825cm" svg:x2="8cm" svg:y2="11.6cm">
          <text:p/>
        </draw:line>
        <draw:line draw:style-name="gr74" draw:text-style-name="P8" draw:layer="layout" svg:x1="8.441cm" svg:y1="11.827cm" svg:x2="8.8cm" svg:y2="11.303cm">
          <text:p/>
        </draw:line>
        <draw:frame draw:style-name="gr86" draw:text-style-name="P38" draw:layer="layout" svg:width="1.4cm" svg:height="0.942cm" svg:x="7.8cm" svg:y="8cm">
          <draw:text-box>
            <text:p text:style-name="P37"><text:span text:style-name="T18">L</text:span><text:span text:style-name="T18">E</text:span><text:span text:style-name="T18">D</text:span><text:span text:style-name="T18"> </text:span><text:span text:style-name="T18">6</text:span></text:p>
            <text:p text:style-name="P37"><text:span text:style-name="T18">d</text:span><text:span text:style-name="T18">0</text:span><text:span text:style-name="T18">2</text:span><text:span text:style-name="T18">1</text:span></text:p>
          </draw:text-box>
        </draw:frame>
        <draw:frame draw:style-name="gr86" draw:text-style-name="P38" draw:layer="layout" svg:width="1.4cm" svg:height="0.942cm" svg:x="17.2cm" svg:y="8.3cm">
          <draw:text-box>
            <text:p text:style-name="P37"><text:span text:style-name="T18">L</text:span><text:span text:style-name="T18">E</text:span><text:span text:style-name="T18">D</text:span><text:span text:style-name="T18"> </text:span><text:span text:style-name="T18">7</text:span></text:p>
            <text:p text:style-name="P37"><text:span text:style-name="T18">d</text:span><text:span text:style-name="T18">0</text:span><text:span text:style-name="T18">2</text:span><text:span text:style-name="T18">5</text:span></text:p>
          </draw:text-box>
        </draw:frame>
        <draw:frame draw:style-name="gr86" draw:text-style-name="P38" draw:layer="layout" svg:width="1.4cm" svg:height="0.942cm" svg:x="9.2cm" svg:y="9.258cm">
          <draw:text-box>
            <text:p text:style-name="P37"><text:span text:style-name="T18">L</text:span><text:span text:style-name="T18">E</text:span><text:span text:style-name="T18">D</text:span><text:span text:style-name="T18"> </text:span><text:span text:style-name="T18">8</text:span></text:p>
            <text:p text:style-name="P37"><text:span text:style-name="T18">d</text:span><text:span text:style-name="T18">0</text:span><text:span text:style-name="T18">2</text:span><text:span text:style-name="T18">9</text:span></text:p>
          </draw:text-box>
        </draw:frame>
        <draw:frame draw:style-name="gr86" draw:text-style-name="P38" draw:layer="layout" svg:width="1.4cm" svg:height="0.942cm" svg:x="9.4cm" svg:y="10.279cm">
          <draw:text-box>
            <text:p text:style-name="P37"><text:span text:style-name="T18">L</text:span><text:span text:style-name="T18">E</text:span><text:span text:style-name="T18">D</text:span><text:span text:style-name="T18"> </text:span><text:span text:style-name="T18">9</text:span></text:p>
            <text:p text:style-name="P37"><text:span text:style-name="T18">d</text:span><text:span text:style-name="T18">0</text:span><text:span text:style-name="T18">3</text:span><text:span text:style-name="T18">3</text:span></text:p>
          </draw:text-box>
        </draw:frame>
        <draw:frame draw:style-name="gr87" draw:text-style-name="P38" draw:layer="layout" svg:width="1.5cm" svg:height="0.921cm" svg:x="16.2cm" svg:y="6.168cm">
          <draw:text-box>
            <text:p text:style-name="P37"><text:span text:style-name="T18">L</text:span><text:span text:style-name="T18">E</text:span><text:span text:style-name="T18">D</text:span><text:span text:style-name="T18"> </text:span><text:span text:style-name="T18">1</text:span><text:span text:style-name="T18">0</text:span></text:p>
            <text:p text:style-name="P37"><text:span text:style-name="T18">d</text:span><text:span text:style-name="T18">0</text:span><text:span text:style-name="T18">3</text:span><text:span text:style-name="T18">7</text:span></text:p>
          </draw:text-box>
        </draw:frame>
        <draw:frame draw:style-name="gr87" draw:text-style-name="P38" draw:layer="layout" svg:width="1.6cm" svg:height="0.921cm" svg:x="5.8cm" svg:y="8.879cm">
          <draw:text-box>
            <text:p text:style-name="P37"><text:span text:style-name="T18">A</text:span><text:span text:style-name="T18">C</text:span><text:span text:style-name="T18">C</text:span><text:span text:style-name="T18">U</text:span><text:span text:style-name="T18"> </text:span><text:span text:style-name="T18">1</text:span></text:p>
            <text:p text:style-name="P37"><text:span text:style-name="T18">d</text:span><text:span text:style-name="T18">0</text:span><text:span text:style-name="T18">4</text:span><text:span text:style-name="T18">1</text:span></text:p>
          </draw:text-box>
        </draw:frame>
        <draw:frame draw:style-name="gr87" draw:text-style-name="P38" draw:layer="layout" svg:width="1.6cm" svg:height="0.921cm" svg:x="5.2cm" svg:y="9.98cm">
          <draw:text-box>
            <text:p text:style-name="P37"><text:span text:style-name="T18">A</text:span><text:span text:style-name="T18">C</text:span><text:span text:style-name="T18">C</text:span><text:span text:style-name="T18">U</text:span><text:span text:style-name="T18"> </text:span><text:span text:style-name="T18">2</text:span></text:p>
            <text:p text:style-name="P37"><text:span text:style-name="T18">d</text:span><text:span text:style-name="T18">0</text:span><text:span text:style-name="T18">4</text:span><text:span text:style-name="T18">8</text:span></text:p>
          </draw:text-box>
        </draw:frame>
        <draw:frame draw:style-name="gr87" draw:text-style-name="P38" draw:layer="layout" svg:width="1.6cm" svg:height="0.921cm" svg:x="4.4cm" svg:y="4.879cm">
          <draw:text-box>
            <text:p text:style-name="P37"><text:span text:style-name="T18">A</text:span><text:span text:style-name="T18">C</text:span><text:span text:style-name="T18">C</text:span><text:span text:style-name="T18">U</text:span><text:span text:style-name="T18"> </text:span><text:span text:style-name="T18">3</text:span></text:p>
            <text:p text:style-name="P37"><text:span text:style-name="T18">d</text:span><text:span text:style-name="T18">0</text:span><text:span text:style-name="T18">5</text:span><text:span text:style-name="T18">5</text:span></text:p>
          </draw:text-box>
        </draw:frame>
        <draw:frame draw:style-name="gr87" draw:text-style-name="P38" draw:layer="layout" svg:width="1.6cm" svg:height="0.921cm" svg:x="4.4cm" svg:y="5.951cm">
          <draw:text-box>
            <text:p text:style-name="P37"><text:span text:style-name="T18">A</text:span><text:span text:style-name="T18">C</text:span><text:span text:style-name="T18">C</text:span><text:span text:style-name="T18">U</text:span><text:span text:style-name="T18"> </text:span><text:span text:style-name="T18">4</text:span></text:p>
            <text:p text:style-name="P37"><text:span text:style-name="T18">d</text:span><text:span text:style-name="T18">0</text:span><text:span text:style-name="T18">6</text:span><text:span text:style-name="T18">2</text:span></text:p>
          </draw:text-box>
        </draw:frame>
        <draw:frame draw:style-name="gr87" draw:text-style-name="P38" draw:layer="layout" svg:width="1.6cm" svg:height="0.921cm" svg:x="19.8cm" svg:y="4.879cm">
          <draw:text-box>
            <text:p text:style-name="P37"><text:span text:style-name="T18">A</text:span><text:span text:style-name="T18">C</text:span><text:span text:style-name="T18">C</text:span><text:span text:style-name="T18">U</text:span><text:span text:style-name="T18"> </text:span><text:span text:style-name="T18">5</text:span></text:p>
            <text:p text:style-name="P37"><text:span text:style-name="T18">d</text:span><text:span text:style-name="T18">0</text:span><text:span text:style-name="T18">6</text:span><text:span text:style-name="T18">9</text:span></text:p>
          </draw:text-box>
        </draw:frame>
        <draw:frame draw:style-name="gr87" draw:text-style-name="P38" draw:layer="layout" svg:width="1.6cm" svg:height="0.921cm" svg:x="19.8cm" svg:y="5.88cm">
          <draw:text-box>
            <text:p text:style-name="P37"><text:span text:style-name="T18">A</text:span><text:span text:style-name="T18">C</text:span><text:span text:style-name="T18">C</text:span><text:span text:style-name="T18">U</text:span><text:span text:style-name="T18"> </text:span><text:span text:style-name="T18">6</text:span></text:p>
            <text:p text:style-name="P37"><text:span text:style-name="T18">d</text:span><text:span text:style-name="T18">0</text:span><text:span text:style-name="T18">7</text:span><text:span text:style-name="T18">6</text:span></text:p>
          </draw:text-box>
        </draw:frame>
        <draw:frame draw:style-name="gr87" draw:text-style-name="P38" draw:layer="layout" svg:width="1.6cm" svg:height="0.921cm" svg:x="19.8cm" svg:y="6.881cm">
          <draw:text-box>
            <text:p text:style-name="P37"><text:span text:style-name="T18">A</text:span><text:span text:style-name="T18">C</text:span><text:span text:style-name="T18">C</text:span><text:span text:style-name="T18">U</text:span><text:span text:style-name="T18"> </text:span><text:span text:style-name="T18">7</text:span></text:p>
            <text:p text:style-name="P37"><text:span text:style-name="T18">d</text:span><text:span text:style-name="T18">0</text:span><text:span text:style-name="T18">8</text:span><text:span text:style-name="T18">3</text:span></text:p>
          </draw:text-box>
        </draw:frame>
        <presentation:notes draw:style-name="dp2">
          <draw:frame draw:name="Foliennummernplatzhalter 6" draw:style-name="gr19" draw:text-style-name="P11" draw:layer="layout" svg:width="9.113cm" svg:height="1.484cm" svg:x="11.886cm" svg:y="28.215cm">
            <draw:text-box>
              <text:p text:style-name="P10"><text:span text:style-name="T4"><text:page-number>&lt;Foliennummer&gt;</text:page-number></text:span></text:p>
            </draw:text-box>
          </draw:frame>
          <draw:page-thumbnail draw:name="Folienbildplatzhalter 1" draw:style-name="gr20" draw:layer="layout" svg:width="19.791cm" svg:height="11.135cm" svg:x="0.604cm" svg:y="2.258cm" draw:page-number="8" presentation:class="page"/>
          <draw:frame draw:name="Notizenplatzhalter 2"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7-blank-Leer" presentation:presentation-page-layout-name="AL1T13">
        <office:forms form:automatic-focus="false" form:apply-design-mode="false"/>
        <draw:frame draw:name="Textfeld 1" draw:style-name="gr51" draw:text-style-name="P2" draw:layer="layout" svg:width="14.629cm" svg:height="0.99cm" svg:x="1.601cm" svg:y="0.4cm">
          <draw:text-box>
            <text:p text:style-name="P1"><text:span text:style-name="T11">S</text:span><text:span text:style-name="T11">t</text:span><text:span text:style-name="T11">a</text:span><text:span text:style-name="T11">g</text:span><text:span text:style-name="T11">e</text:span><text:span text:style-name="T11"> </text:span><text:span text:style-name="T11">–</text:span><text:span text:style-name="T11"> </text:span><text:span text:style-name="T11">D</text:span><text:span text:style-name="T11">M</text:span><text:span text:style-name="T11">X</text:span><text:span text:style-name="T11">:</text:span><text:span text:style-name="T11"> </text:span><text:span text:style-name="T11">L</text:span><text:span text:style-name="T11">a</text:span><text:span text:style-name="T11">m</text:span><text:span text:style-name="T11">p</text:span><text:span text:style-name="T11">s</text:span><text:span text:style-name="T11"> </text:span><text:span text:style-name="T11">a</text:span><text:span text:style-name="T11">n</text:span><text:span text:style-name="T11">d</text:span><text:span text:style-name="T11"> </text:span><text:span text:style-name="T11">c</text:span><text:span text:style-name="T11">h</text:span><text:span text:style-name="T11">a</text:span><text:span text:style-name="T11">n</text:span><text:span text:style-name="T11">n</text:span><text:span text:style-name="T11">e</text:span><text:span text:style-name="T11">l</text:span><text:span text:style-name="T11">s</text:span></text:p>
          </draw:text-box>
        </draw:frame>
        <draw:custom-shape draw:name="Rechteck 3" draw:style-name="gr88" draw:text-style-name="P3" draw:layer="layout" svg:width="13.525cm" svg:height="4.582cm" svg:x="6.136cm" svg:y="4.521cm">
          <text:p/>
          <draw:enhanced-geometry svg:viewBox="0 0 21600 21600" draw:type="non-primitive" draw:enhanced-path="M 0 0 L 21600 0 21600 21600 0 21600 Z N"/>
        </draw:custom-shape>
        <draw:custom-shape draw:name="Rechteck 4" draw:style-name="gr3" draw:text-style-name="P3" draw:layer="layout" svg:width="13.525cm" svg:height="3.429cm" svg:x="6.136cm" svg:y="9.438cm">
          <text:p/>
          <draw:enhanced-geometry svg:viewBox="0 0 21600 21600" draw:type="non-primitive" draw:enhanced-path="M 0 0 L 21600 0 21600 21600 0 21600 Z N"/>
        </draw:custom-shape>
        <draw:custom-shape draw:name="Ellipse 5" draw:style-name="gr4" draw:text-style-name="P4" draw:layer="layout" svg:width="0.486cm" svg:height="0.486cm" svg:x="9.273cm" svg:y="4.817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8.5cm" svg:y="3.752cm">
          <draw:text-box>
            <text:p text:style-name="P5"><text:span text:style-name="T2">T</text:span><text:span text:style-name="T2">r</text:span><text:span text:style-name="T2">e</text:span><text:span text:style-name="T2">e</text:span></text:p>
          </draw:text-box>
        </draw:frame>
        <draw:custom-shape draw:name="Ellipse 5" draw:style-name="gr4" draw:text-style-name="P4" draw:layer="layout" svg:width="0.486cm" svg:height="0.486cm" svg:x="11.671cm" svg:y="4.82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11.898cm" svg:y="3.755cm">
          <draw:text-box>
            <text:p text:style-name="P5"><text:span text:style-name="T2">T</text:span><text:span text:style-name="T2">r</text:span><text:span text:style-name="T2">e</text:span><text:span text:style-name="T2">e</text:span></text:p>
          </draw:text-box>
        </draw:frame>
        <draw:custom-shape draw:name="Ellipse 5" draw:style-name="gr4" draw:text-style-name="P4" draw:layer="layout" svg:width="0.486cm" svg:height="0.486cm" svg:x="14.271cm" svg:y="4.82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14.498cm" svg:y="3.755cm">
          <draw:text-box>
            <text:p text:style-name="P5"><text:span text:style-name="T2">T</text:span><text:span text:style-name="T2">r</text:span><text:span text:style-name="T2">e</text:span><text:span text:style-name="T2">e</text:span></text:p>
          </draw:text-box>
        </draw:frame>
        <draw:custom-shape draw:name="Ellipse 5" draw:style-name="gr4" draw:text-style-name="P4" draw:layer="layout" svg:width="0.486cm" svg:height="0.486cm" svg:x="17.371cm" svg:y="4.82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17.598cm" svg:y="3.755cm">
          <draw:text-box>
            <text:p text:style-name="P5"><text:span text:style-name="T2">T</text:span><text:span text:style-name="T2">r</text:span><text:span text:style-name="T2">e</text:span><text:span text:style-name="T2">e</text:span></text:p>
          </draw:text-box>
        </draw:frame>
        <draw:custom-shape draw:name="Ellipse 5" draw:style-name="gr6" draw:text-style-name="P4" draw:layer="layout" svg:width="1.6cm" svg:height="1.6cm" svg:x="7.2cm" svg:y="9.703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draw:name="Ellipse 5" draw:style-name="gr6" draw:text-style-name="P4" draw:layer="layout" svg:width="1.6cm" svg:height="1.6cm" svg:x="17.803cm" svg:y="10.003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draw:name="Gleichschenkliges Dreieck 7" draw:style-name="gr7" draw:text-style-name="P4" draw:layer="layout" svg:width="1.797cm" svg:height="1.549cm" svg:x="16.496cm" svg:y="7.303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frame draw:name="Textfeld 15" draw:style-name="gr8" draw:text-style-name="P6" draw:layer="layout" svg:width="2.414cm" svg:height="0.769cm" svg:x="17.886cm" svg:y="7.103cm">
          <draw:text-box>
            <text:p text:style-name="P5"><text:span text:style-name="T2">T</text:span><text:span text:style-name="T2">r</text:span><text:span text:style-name="T2">i</text:span><text:span text:style-name="T2">p</text:span><text:span text:style-name="T2">o</text:span><text:span text:style-name="T2">d</text:span></text:p>
          </draw:text-box>
        </draw:frame>
        <draw:custom-shape draw:style-name="gr9" draw:text-style-name="P7" draw:layer="layout" svg:width="3cm" svg:height="0.8cm" svg:x="11.4cm" svg:y="14.8cm">
          <text:p/>
          <draw:enhanced-geometry svg:viewBox="0 0 21600 21600" draw:type="rectangle" draw:enhanced-path="M 0 0 L 21600 0 21600 21600 0 21600 0 0 Z N"/>
        </draw:custom-shape>
        <draw:frame draw:name="Textfeld 13" draw:style-name="gr10" draw:text-style-name="P6" draw:layer="layout" svg:width="1.626cm" svg:height="0.762cm" svg:x="10cm" svg:y="14.99cm">
          <draw:text-box>
            <text:p text:style-name="P5"><text:span text:style-name="T2">F</text:span><text:span text:style-name="T2">O</text:span><text:span text:style-name="T2">H</text:span></text:p>
          </draw:text-box>
        </draw:frame>
        <draw:custom-shape draw:name="Ellipse 5" draw:style-name="gr11" draw:text-style-name="P4" draw:layer="layout" svg:width="0.327cm" svg:height="0.327cm" svg:x="6.673cm" svg:y="5.915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5.5cm" svg:y="5.951cm">
          <draw:text-box>
            <text:p text:style-name="P5"><text:span text:style-name="T2">L</text:span><text:span text:style-name="T2">a</text:span><text:span text:style-name="T2">m</text:span><text:span text:style-name="T2">p</text:span></text:p>
          </draw:text-box>
        </draw:frame>
        <draw:custom-shape draw:name="Ellipse 5" draw:style-name="gr11" draw:text-style-name="P4" draw:layer="layout" svg:width="0.327cm" svg:height="0.327cm" svg:x="18.176cm" svg:y="6.414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16.774cm" svg:y="6.186cm">
          <draw:text-box>
            <text:p text:style-name="P5"><text:span text:style-name="T2">L</text:span><text:span text:style-name="T2">a</text:span><text:span text:style-name="T2">m</text:span><text:span text:style-name="T2">p</text:span></text:p>
          </draw:text-box>
        </draw:frame>
        <draw:custom-shape draw:name="Ellipse 5" draw:style-name="gr11" draw:text-style-name="P4" draw:layer="layout" svg:width="0.327cm" svg:height="0.327cm" svg:x="8.373cm" svg:y="11.613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7.2cm" svg:y="11.849cm">
          <draw:text-box>
            <text:p text:style-name="P5"><text:span text:style-name="T2">L</text:span><text:span text:style-name="T2">a</text:span><text:span text:style-name="T2">m</text:span><text:span text:style-name="T2">p</text:span></text:p>
          </draw:text-box>
        </draw:frame>
        <draw:custom-shape draw:name="Gleichschenkliges Dreieck 22" draw:style-name="gr41" draw:text-style-name="P23" draw:layer="layout" svg:width="0.393cm" svg:height="0.595cm" draw:transform="rotate (3.12256856474305) translate (22.779cm 4.345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style-name="gr44" draw:text-style-name="P24" draw:layer="layout" svg:width="0.4cm" svg:height="0.6cm" draw:transform="rotate (-0.51696652444072) translate (8.652cm 11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" draw:text-style-name="P8" draw:layer="layout" svg:width="5.2cm" svg:height="2.2cm" svg:x="10.4cm" svg:y="6.4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3" draw:text-style-name="P8" draw:layer="layout" svg:width="2.2cm" svg:height="3.81cm" svg:x="6.8cm" svg:y="6.39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name="Textfeld 13" draw:style-name="gr16" draw:text-style-name="P9" draw:layer="layout" svg:width="2.999cm" svg:height="1.269cm" svg:x="3.2cm" svg:y="9.6cm">
          <draw:text-box>
            <text:p text:style-name="P5"><text:span text:style-name="T3">S</text:span><text:span text:style-name="T3">t</text:span><text:span text:style-name="T3">a</text:span><text:span text:style-name="T3">g</text:span><text:span text:style-name="T3">e</text:span><text:span text:style-name="T3"> </text:span><text:span text:style-name="T3">a</text:span><text:span text:style-name="T3">e</text:span><text:span text:style-name="T3">r</text:span><text:span text:style-name="T3">i</text:span><text:span text:style-name="T3">a</text:span><text:span text:style-name="T3">l</text:span><text:span text:style-name="T3"> </text:span><text:span text:style-name="T3">s</text:span><text:span text:style-name="T3">t</text:span><text:span text:style-name="T3">r</text:span><text:span text:style-name="T3">a</text:span><text:span text:style-name="T3">p</text:span><text:span text:style-name="T3">e</text:span><text:span text:style-name="T3">s</text:span></text:p>
          </draw:text-box>
        </draw:frame>
        <draw:frame draw:name="Textfeld 13" draw:style-name="gr15" draw:text-style-name="P39" draw:layer="layout" svg:width="2.999cm" svg:height="0.762cm" svg:x="6.602cm" svg:y="6.34cm">
          <draw:text-box>
            <text:p text:style-name="P5"><text:span text:style-name="T19">S</text:span><text:span text:style-name="T19">t</text:span><text:span text:style-name="T19">a</text:span><text:span text:style-name="T19">g</text:span><text:span text:style-name="T19">e</text:span><text:span text:style-name="T19"> </text:span><text:span text:style-name="T19">l</text:span><text:span text:style-name="T19">e</text:span><text:span text:style-name="T19">f</text:span><text:span text:style-name="T19">t</text:span></text:p>
          </draw:text-box>
        </draw:frame>
        <draw:frame draw:name="Textfeld 13" draw:style-name="gr15" draw:text-style-name="P9" draw:layer="layout" svg:width="2.999cm" svg:height="0.762cm" svg:x="10.603cm" svg:y="6.34cm">
          <draw:text-box>
            <text:p text:style-name="P5"><text:span text:style-name="T3">S</text:span><text:span text:style-name="T3">t</text:span><text:span text:style-name="T3">a</text:span><text:span text:style-name="T3">g</text:span><text:span text:style-name="T3">e</text:span><text:span text:style-name="T3"> </text:span><text:span text:style-name="T3">c</text:span><text:span text:style-name="T3">e</text:span><text:span text:style-name="T3">n</text:span><text:span text:style-name="T3">t</text:span><text:span text:style-name="T3">e</text:span><text:span text:style-name="T3">r</text:span></text:p>
          </draw:text-box>
        </draw:frame>
        <draw:custom-shape draw:style-name="gr17" draw:text-style-name="P8" draw:layer="layout" svg:width="3.008cm" svg:height="2.81cm" svg:x="15.2cm" svg:y="6.99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8" draw:layer="layout" svg:width="1.8cm" svg:height="2.2cm" svg:x="5.8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extfeld 13" draw:style-name="gr15" draw:text-style-name="P9" draw:layer="layout" svg:width="2.999cm" svg:height="0.762cm" svg:x="15.304cm" svg:y="6.84cm">
          <draw:text-box>
            <text:p text:style-name="P5"><text:span text:style-name="T3">S</text:span><text:span text:style-name="T3">t</text:span><text:span text:style-name="T3">a</text:span><text:span text:style-name="T3">g</text:span><text:span text:style-name="T3">e</text:span><text:span text:style-name="T3"> </text:span><text:span text:style-name="T3">r</text:span><text:span text:style-name="T3">i</text:span><text:span text:style-name="T3">g</text:span><text:span text:style-name="T3">h</text:span><text:span text:style-name="T3">t</text:span></text:p>
          </draw:text-box>
        </draw:frame>
        <draw:custom-shape draw:style-name="gr42" draw:text-style-name="P24" draw:layer="layout" svg:width="0.6cm" svg:height="0.4cm" svg:x="9.337cm" svg:y="11.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4" draw:layer="layout" svg:width="0.6cm" svg:height="0.4cm" svg:x="12.899cm" svg:y="12.499cm">
          <text:p/>
          <draw:enhanced-geometry svg:viewBox="0 0 21600 21600" draw:type="rectangle" draw:enhanced-path="M 0 0 L 21600 0 21600 21600 0 21600 0 0 Z N"/>
        </draw:custom-shape>
        <draw:frame draw:name="Textfeld 13" draw:style-name="gr43" draw:text-style-name="P25" draw:layer="layout" svg:width="2.563cm" svg:height="0.762cm" svg:x="9.037cm" svg:y="12.139cm">
          <draw:text-box>
            <text:p text:style-name="P5"><text:span text:style-name="T6">P</text:span><text:span text:style-name="T6">r</text:span><text:span text:style-name="T6">o</text:span><text:span text:style-name="T6">j</text:span><text:span text:style-name="T6">e</text:span><text:span text:style-name="T6">c</text:span><text:span text:style-name="T6">t</text:span><text:span text:style-name="T6">o</text:span><text:span text:style-name="T6">r</text:span><text:span text:style-name="T6"> </text:span><text:span text:style-name="T6">1</text:span></text:p>
          </draw:text-box>
        </draw:frame>
        <draw:frame draw:name="Textfeld 13" draw:style-name="gr43" draw:text-style-name="P25" draw:layer="layout" svg:width="2.563cm" svg:height="0.762cm" svg:x="12.6cm" svg:y="12.838cm">
          <draw:text-box>
            <text:p text:style-name="P5"><text:span text:style-name="T6">P</text:span><text:span text:style-name="T6">r</text:span><text:span text:style-name="T6">o</text:span><text:span text:style-name="T6">j</text:span><text:span text:style-name="T6">e</text:span><text:span text:style-name="T6">c</text:span><text:span text:style-name="T6">t</text:span><text:span text:style-name="T6">o</text:span><text:span text:style-name="T6">r</text:span><text:span text:style-name="T6"> </text:span><text:span text:style-name="T6">2</text:span></text:p>
          </draw:text-box>
        </draw:frame>
        <draw:custom-shape draw:style-name="gr44" draw:text-style-name="P24" draw:layer="layout" svg:width="0.4cm" svg:height="0.6cm" draw:transform="rotate (-1.33116262049608) translate (9.166cm 11.397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4" draw:text-style-name="P24" draw:layer="layout" svg:width="0.4cm" svg:height="0.6cm" draw:transform="rotate (-0.0291469985083055) translate (22.419cm 4.69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4" draw:text-style-name="P24" draw:layer="layout" svg:width="0.4cm" svg:height="0.6cm" draw:transform="rotate (0.0275762021815104) translate (12.314cm 12.184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name="Textfeld 13" draw:style-name="gr45" draw:text-style-name="P25" draw:layer="layout" svg:width="3.245cm" svg:height="0.762cm" svg:x="22.802cm" svg:y="3.639cm">
          <draw:text-box>
            <text:p text:style-name="P5"><text:span text:style-name="T6">A</text:span><text:span text:style-name="T6">c</text:span><text:span text:style-name="T6">c</text:span><text:span text:style-name="T6">u</text:span><text:span text:style-name="T6"> </text:span><text:span text:style-name="T6">L</text:span><text:span text:style-name="T6">E</text:span><text:span text:style-name="T6">D</text:span><text:span text:style-name="T6"> </text:span><text:span text:style-name="T6">(</text:span><text:span text:style-name="T6">7</text:span><text:span text:style-name="T6">x</text:span><text:span text:style-name="T6">)</text:span></text:p>
          </draw:text-box>
        </draw:frame>
        <draw:frame draw:name="Textfeld 13" draw:style-name="gr46" draw:text-style-name="P25" draw:layer="layout" svg:width="2.419cm" svg:height="0.762cm" svg:x="22.802cm" svg:y="4.539cm">
          <draw:text-box>
            <text:p text:style-name="P5"><text:span text:style-name="T6">L</text:span><text:span text:style-name="T6">E</text:span><text:span text:style-name="T6">D</text:span><text:span text:style-name="T6"> </text:span><text:span text:style-name="T6">(</text:span><text:span text:style-name="T6">1</text:span><text:span text:style-name="T6">0</text:span><text:span text:style-name="T6">x</text:span><text:span text:style-name="T6">)</text:span></text:p>
          </draw:text-box>
        </draw:frame>
        <draw:custom-shape draw:style-name="gr42" draw:text-style-name="P24" draw:layer="layout" svg:width="0.6cm" svg:height="0.4cm" svg:x="22.3cm" svg:y="5.8cm">
          <text:p/>
          <draw:enhanced-geometry svg:viewBox="0 0 21600 21600" draw:type="rectangle" draw:enhanced-path="M 0 0 L 21600 0 21600 21600 0 21600 0 0 Z N"/>
        </draw:custom-shape>
        <draw:frame draw:name="Textfeld 13" draw:style-name="gr52" draw:text-style-name="P25" draw:layer="layout" svg:width="3.291cm" svg:height="0.762cm" svg:x="22.803cm" svg:y="5.539cm">
          <draw:text-box>
            <text:p text:style-name="P5"><text:span text:style-name="T6">P</text:span><text:span text:style-name="T6">r</text:span><text:span text:style-name="T6">o</text:span><text:span text:style-name="T6">j</text:span><text:span text:style-name="T6">e</text:span><text:span text:style-name="T6">c</text:span><text:span text:style-name="T6">t</text:span><text:span text:style-name="T6">o</text:span><text:span text:style-name="T6">r</text:span><text:span text:style-name="T6"> </text:span><text:span text:style-name="T6">(</text:span><text:span text:style-name="T6">3</text:span><text:span text:style-name="T6">x</text:span><text:span text:style-name="T6">)</text:span></text:p>
          </draw:text-box>
        </draw:frame>
        <draw:custom-shape draw:style-name="gr44" draw:text-style-name="P24" draw:layer="layout" svg:width="0.4cm" svg:height="0.6cm" draw:transform="rotate (2.89619936075939) translate (8.854cm 10.117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4" draw:text-style-name="P24" draw:layer="layout" svg:width="0.4cm" svg:height="0.6cm" draw:transform="rotate (0.826936999594913) translate (7.725cm 11.439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Gleichschenkliges Dreieck 22" draw:style-name="gr53" draw:text-style-name="P23" draw:layer="layout" svg:width="0.393cm" svg:height="0.36cm" draw:transform="rotate (-1.36886173233915) translate (7.706cm 10.5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style-name="gr54" draw:text-style-name="P24" draw:layer="layout" svg:width="0.4cm" svg:height="0.347cm" draw:transform="rotate (3.03792009602133) translate (18.367cm 7.228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Gleichschenkliges Dreieck 22" draw:style-name="gr41" draw:text-style-name="P23" draw:layer="layout" svg:width="0.393cm" svg:height="0.595cm" draw:transform="rotate (-0.138230076757951) translate (6.5cm 5.956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Gleichschenkliges Dreieck 22" draw:style-name="gr41" draw:text-style-name="P23" draw:layer="layout" svg:width="0.393cm" svg:height="0.595cm" draw:transform="rotate (-0.138230076757951) translate (6.157cm 5.952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style-name="gr44" draw:text-style-name="P24" draw:layer="layout" svg:width="0.4cm" svg:height="0.6cm" draw:transform="rotate (0.0275762021815104) translate (13.715cm 12.184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Gleichschenkliges Dreieck 22" draw:style-name="gr41" draw:text-style-name="P23" draw:layer="layout" svg:width="0.393cm" svg:height="0.595cm" draw:transform="rotate (-0.310843139780191) translate (18.686cm 6.3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Gleichschenkliges Dreieck 22" draw:style-name="gr41" draw:text-style-name="P23" draw:layer="layout" svg:width="0.393cm" svg:height="0.595cm" draw:transform="rotate (-0.310843139780191) translate (18.99cm 6.213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Gleichschenkliges Dreieck 22" draw:style-name="gr41" draw:text-style-name="P23" draw:layer="layout" svg:width="0.393cm" svg:height="0.595cm" draw:transform="rotate (-0.310843139780191) translate (19.294cm 6.126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Gleichschenkliges Dreieck 22" draw:style-name="gr41" draw:text-style-name="P23" draw:layer="layout" svg:width="0.393cm" svg:height="0.595cm" draw:transform="rotate (-2.95641321995319) translate (7.896cm 10.288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style-name="gr44" draw:text-style-name="P24" draw:layer="layout" svg:width="0.4cm" svg:height="0.6cm" draw:transform="rotate (0.593411945678072) translate (8.733cm 10.503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4" draw:text-style-name="P24" draw:layer="layout" svg:width="0.4cm" svg:height="0.6cm" draw:transform="rotate (1.55386663305055) translate (17.993cm 10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4" draw:text-style-name="P24" draw:layer="layout" svg:width="0.4cm" svg:height="0.6cm" draw:transform="rotate (-1.53152641862502) translate (8.405cm 9.28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89" draw:text-style-name="P41" draw:layer="layout" svg:width="1.4cm" svg:height="0.905cm" svg:x="11.4cm" svg:y="11.018cm">
          <draw:text-box>
            <text:p text:style-name="P40"><text:span text:style-name="T20">L</text:span><text:span text:style-name="T20">E</text:span><text:span text:style-name="T20">D</text:span><text:span text:style-name="T20"> </text:span><text:span text:style-name="T20">1</text:span></text:p>
            <text:p text:style-name="P40"><text:span text:style-name="T20">d</text:span><text:span text:style-name="T20">0</text:span><text:span text:style-name="T20">0</text:span><text:span text:style-name="T20">1</text:span></text:p>
          </draw:text-box>
        </draw:frame>
        <draw:frame draw:style-name="gr89" draw:text-style-name="P41" draw:layer="layout" svg:width="1.4cm" svg:height="0.905cm" svg:x="13.4cm" svg:y="11.018cm">
          <draw:text-box>
            <text:p text:style-name="P40"><text:span text:style-name="T20">L</text:span><text:span text:style-name="T20">E</text:span><text:span text:style-name="T20">D</text:span><text:span text:style-name="T20"> </text:span><text:span text:style-name="T20">2</text:span></text:p>
            <text:p text:style-name="P40"><text:span text:style-name="T20">d</text:span><text:span text:style-name="T20">0</text:span><text:span text:style-name="T20">0</text:span><text:span text:style-name="T20">5</text:span></text:p>
          </draw:text-box>
        </draw:frame>
        <draw:frame draw:style-name="gr89" draw:text-style-name="P41" draw:layer="layout" svg:width="1.4cm" svg:height="0.905cm" svg:x="9.2cm" svg:y="11.843cm">
          <draw:text-box>
            <text:p text:style-name="P40"><text:span text:style-name="T20">L</text:span><text:span text:style-name="T20">E</text:span><text:span text:style-name="T20">D</text:span><text:span text:style-name="T20"> </text:span><text:span text:style-name="T20">3</text:span></text:p>
            <text:p text:style-name="P40"><text:span text:style-name="T20">d</text:span><text:span text:style-name="T20">0</text:span><text:span text:style-name="T20">0</text:span><text:span text:style-name="T20">9</text:span></text:p>
          </draw:text-box>
        </draw:frame>
        <draw:frame draw:style-name="gr89" draw:text-style-name="P41" draw:layer="layout" svg:width="1.4cm" svg:height="0.905cm" svg:x="7.7cm" svg:y="11.843cm">
          <draw:text-box>
            <text:p text:style-name="P40"><text:span text:style-name="T20">L</text:span><text:span text:style-name="T20">E</text:span><text:span text:style-name="T20">D</text:span><text:span text:style-name="T20"> </text:span><text:span text:style-name="T20">4</text:span></text:p>
            <text:p text:style-name="P40"><text:span text:style-name="T20">d</text:span><text:span text:style-name="T20">0</text:span><text:span text:style-name="T20">1</text:span><text:span text:style-name="T20">3</text:span></text:p>
          </draw:text-box>
        </draw:frame>
        <draw:frame draw:style-name="gr89" draw:text-style-name="P41" draw:layer="layout" svg:width="1.4cm" svg:height="0.905cm" svg:x="6.2cm" svg:y="11.843cm">
          <draw:text-box>
            <text:p text:style-name="P40"><text:span text:style-name="T20">L</text:span><text:span text:style-name="T20">E</text:span><text:span text:style-name="T20">D</text:span><text:span text:style-name="T20"> </text:span><text:span text:style-name="T20">5</text:span></text:p>
            <text:p text:style-name="P40"><text:span text:style-name="T20">d</text:span><text:span text:style-name="T20">0</text:span><text:span text:style-name="T20">1</text:span><text:span text:style-name="T20">7</text:span></text:p>
          </draw:text-box>
        </draw:frame>
        <draw:frame draw:style-name="gr89" draw:text-style-name="P41" draw:layer="layout" svg:width="1.4cm" svg:height="0.905cm" svg:x="7.8cm" svg:y="8.018cm">
          <draw:text-box>
            <text:p text:style-name="P40"><text:span text:style-name="T20">L</text:span><text:span text:style-name="T20">E</text:span><text:span text:style-name="T20">D</text:span><text:span text:style-name="T20"> </text:span><text:span text:style-name="T20">6</text:span></text:p>
            <text:p text:style-name="P40"><text:span text:style-name="T20">d</text:span><text:span text:style-name="T20">0</text:span><text:span text:style-name="T20">2</text:span><text:span text:style-name="T20">1</text:span></text:p>
          </draw:text-box>
        </draw:frame>
        <draw:frame draw:style-name="gr89" draw:text-style-name="P41" draw:layer="layout" svg:width="1.4cm" svg:height="0.905cm" svg:x="17.2cm" svg:y="8.318cm">
          <draw:text-box>
            <text:p text:style-name="P40"><text:span text:style-name="T20">L</text:span><text:span text:style-name="T20">E</text:span><text:span text:style-name="T20">D</text:span><text:span text:style-name="T20"> </text:span><text:span text:style-name="T20">7</text:span></text:p>
            <text:p text:style-name="P40"><text:span text:style-name="T20">d</text:span><text:span text:style-name="T20">0</text:span><text:span text:style-name="T20">2</text:span><text:span text:style-name="T20">5</text:span></text:p>
          </draw:text-box>
        </draw:frame>
        <draw:frame draw:style-name="gr89" draw:text-style-name="P41" draw:layer="layout" svg:width="1.4cm" svg:height="0.905cm" svg:x="9.2cm" svg:y="9.276cm">
          <draw:text-box>
            <text:p text:style-name="P40"><text:span text:style-name="T20">L</text:span><text:span text:style-name="T20">E</text:span><text:span text:style-name="T20">D</text:span><text:span text:style-name="T20"> </text:span><text:span text:style-name="T20">8</text:span></text:p>
            <text:p text:style-name="P40"><text:span text:style-name="T20">d</text:span><text:span text:style-name="T20">0</text:span><text:span text:style-name="T20">2</text:span><text:span text:style-name="T20">9</text:span></text:p>
          </draw:text-box>
        </draw:frame>
        <draw:frame draw:style-name="gr89" draw:text-style-name="P41" draw:layer="layout" svg:width="1.4cm" svg:height="0.905cm" svg:x="9.4cm" svg:y="10.297cm">
          <draw:text-box>
            <text:p text:style-name="P40"><text:span text:style-name="T20">L</text:span><text:span text:style-name="T20">E</text:span><text:span text:style-name="T20">D</text:span><text:span text:style-name="T20"> </text:span><text:span text:style-name="T20">9</text:span></text:p>
            <text:p text:style-name="P40"><text:span text:style-name="T20">d</text:span><text:span text:style-name="T20">0</text:span><text:span text:style-name="T20">3</text:span><text:span text:style-name="T20">3</text:span></text:p>
          </draw:text-box>
        </draw:frame>
        <draw:frame draw:style-name="gr89" draw:text-style-name="P41" draw:layer="layout" svg:width="1.5cm" svg:height="0.905cm" svg:x="16.2cm" svg:y="6.176cm">
          <draw:text-box>
            <text:p text:style-name="P40"><text:span text:style-name="T20">L</text:span><text:span text:style-name="T20">E</text:span><text:span text:style-name="T20">D</text:span><text:span text:style-name="T20"> </text:span><text:span text:style-name="T20">1</text:span><text:span text:style-name="T20">0</text:span></text:p>
            <text:p text:style-name="P40"><text:span text:style-name="T20">d</text:span><text:span text:style-name="T20">0</text:span><text:span text:style-name="T20">3</text:span><text:span text:style-name="T20">7</text:span></text:p>
          </draw:text-box>
        </draw:frame>
        <draw:frame draw:style-name="gr89" draw:text-style-name="P41" draw:layer="layout" svg:width="1.6cm" svg:height="0.905cm" svg:x="5.8cm" svg:y="8.887cm">
          <draw:text-box>
            <text:p text:style-name="P40"><text:span text:style-name="T20">A</text:span><text:span text:style-name="T20">C</text:span><text:span text:style-name="T20">C</text:span><text:span text:style-name="T20">U</text:span><text:span text:style-name="T20"> </text:span><text:span text:style-name="T20">1</text:span></text:p>
            <text:p text:style-name="P40"><text:span text:style-name="T20">d</text:span><text:span text:style-name="T20">0</text:span><text:span text:style-name="T20">4</text:span><text:span text:style-name="T20">1</text:span></text:p>
          </draw:text-box>
        </draw:frame>
        <draw:frame draw:style-name="gr89" draw:text-style-name="P41" draw:layer="layout" svg:width="1.6cm" svg:height="0.905cm" svg:x="5.2cm" svg:y="9.988cm">
          <draw:text-box>
            <text:p text:style-name="P40"><text:span text:style-name="T20">A</text:span><text:span text:style-name="T20">C</text:span><text:span text:style-name="T20">C</text:span><text:span text:style-name="T20">U</text:span><text:span text:style-name="T20"> </text:span><text:span text:style-name="T20">2</text:span></text:p>
            <text:p text:style-name="P40"><text:span text:style-name="T20">d</text:span><text:span text:style-name="T20">0</text:span><text:span text:style-name="T20">4</text:span><text:span text:style-name="T20">8</text:span></text:p>
          </draw:text-box>
        </draw:frame>
        <draw:frame draw:style-name="gr90" draw:text-style-name="P41" draw:layer="layout" svg:width="1.6cm" svg:height="0.905cm" svg:x="4.4cm" svg:y="4.887cm">
          <draw:text-box>
            <text:p text:style-name="P40"><text:span text:style-name="T20">A</text:span><text:span text:style-name="T20">C</text:span><text:span text:style-name="T20">C</text:span><text:span text:style-name="T20">U</text:span><text:span text:style-name="T20"> </text:span><text:span text:style-name="T20">3</text:span></text:p>
            <text:p text:style-name="P40"><text:span text:style-name="T20">d</text:span><text:span text:style-name="T20">0</text:span><text:span text:style-name="T20">5</text:span><text:span text:style-name="T20">5</text:span></text:p>
          </draw:text-box>
        </draw:frame>
        <draw:frame draw:style-name="gr90" draw:text-style-name="P41" draw:layer="layout" svg:width="1.6cm" svg:height="0.905cm" svg:x="4.4cm" svg:y="5.959cm">
          <draw:text-box>
            <text:p text:style-name="P37"><text:span text:style-name="T21">A</text:span><text:span text:style-name="T21">C</text:span><text:span text:style-name="T21">C</text:span><text:span text:style-name="T21">U</text:span><text:span text:style-name="T21"> </text:span><text:span text:style-name="T21">4</text:span></text:p>
            <text:p text:style-name="P37"><text:span text:style-name="T21">d</text:span><text:span text:style-name="T21">0</text:span><text:span text:style-name="T21">6</text:span><text:span text:style-name="T21">2</text:span></text:p>
          </draw:text-box>
        </draw:frame>
        <draw:frame draw:style-name="gr89" draw:text-style-name="P41" draw:layer="layout" svg:width="1.6cm" svg:height="0.905cm" svg:x="19.8cm" svg:y="4.887cm">
          <draw:text-box>
            <text:p text:style-name="P40"><text:span text:style-name="T20">A</text:span><text:span text:style-name="T20">C</text:span><text:span text:style-name="T20">C</text:span><text:span text:style-name="T20">U</text:span><text:span text:style-name="T20"> </text:span><text:span text:style-name="T20">5</text:span></text:p>
            <text:p text:style-name="P40"><text:span text:style-name="T20">d</text:span><text:span text:style-name="T20">0</text:span><text:span text:style-name="T20">6</text:span><text:span text:style-name="T20">9</text:span></text:p>
          </draw:text-box>
        </draw:frame>
        <draw:frame draw:style-name="gr89" draw:text-style-name="P41" draw:layer="layout" svg:width="1.6cm" svg:height="0.905cm" svg:x="19.8cm" svg:y="5.888cm">
          <draw:text-box>
            <text:p text:style-name="P40"><text:span text:style-name="T20">A</text:span><text:span text:style-name="T20">C</text:span><text:span text:style-name="T20">C</text:span><text:span text:style-name="T20">U</text:span><text:span text:style-name="T20"> </text:span><text:span text:style-name="T20">6</text:span></text:p>
            <text:p text:style-name="P40"><text:span text:style-name="T20">d</text:span><text:span text:style-name="T20">0</text:span><text:span text:style-name="T20">7</text:span><text:span text:style-name="T20">6</text:span></text:p>
          </draw:text-box>
        </draw:frame>
        <draw:frame draw:style-name="gr89" draw:text-style-name="P41" draw:layer="layout" svg:width="1.6cm" svg:height="0.905cm" svg:x="19.8cm" svg:y="6.889cm">
          <draw:text-box>
            <text:p text:style-name="P40"><text:span text:style-name="T20">A</text:span><text:span text:style-name="T20">C</text:span><text:span text:style-name="T20">C</text:span><text:span text:style-name="T20">U</text:span><text:span text:style-name="T20"> </text:span><text:span text:style-name="T20">7</text:span></text:p>
            <text:p text:style-name="P40"><text:span text:style-name="T20">d</text:span><text:span text:style-name="T20">0</text:span><text:span text:style-name="T20">8</text:span><text:span text:style-name="T20">3</text:span></text:p>
          </draw:text-box>
        </draw:frame>
        <draw:custom-shape draw:style-name="gr91" draw:text-style-name="P43" draw:layer="layout" svg:width="2.2cm" svg:height="1.215cm" svg:x="4.8cm" svg:y="6.909cm">
          <text:p text:style-name="P42">4 back</text:p>
          <text:p text:style-name="P42">A3, A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43" draw:layer="layout" svg:width="2.324cm" svg:height="1.215cm" svg:x="5.401cm" svg:y="11.428cm">
          <text:p text:style-name="P42">4 front</text:p>
          <text:p text:style-name="P42">L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43" draw:layer="layout" svg:width="2.6cm" svg:height="1.604cm" svg:x="12.6cm" svg:y="7.805cm">
          <text:p text:style-name="P42">2 center front</text:p>
          <text:p text:style-name="P42">L3, L7, L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3" draw:layer="layout" svg:width="2.257cm" svg:height="1.213cm" svg:x="10cm" svg:y="9.407cm">
          <text:p text:style-name="P44"><text:span text:style-name="T22">4 tree</text:span></text:p>
          <text:p text:style-name="P44"><text:span text:style-name="T22">L8, L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43" draw:layer="layout" svg:width="1.864cm" svg:height="1.213cm" svg:x="12.4cm" svg:y="8.981cm">
          <text:p text:style-name="P42">2 floor</text:p>
          <text:p text:style-name="P42">L7, L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43" draw:layer="layout" svg:width="1.864cm" svg:height="1.213cm" svg:x="15.736cm" svg:y="8.659cm">
          <text:p text:style-name="P42">3 front</text:p>
          <text:p text:style-name="P42">L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43" draw:layer="layout" svg:width="1.864cm" svg:height="1.213cm" svg:x="15.736cm" svg:y="6.762cm">
          <text:p text:style-name="P42">3 top</text:p>
          <text:p text:style-name="P42">L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43" draw:layer="layout" svg:width="1.612cm" svg:height="2.38cm" svg:x="18.188cm" svg:y="3.82cm">
          <text:p text:style-name="P42">3 back</text:p>
          <text:p text:style-name="P42">A5, A6, A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43" draw:layer="layout" svg:width="1.864cm" svg:height="1.602cm" svg:x="10.736cm" svg:y="7.813cm">
          <text:p text:style-name="P42">2 front</text:p>
          <text:p text:style-name="P42"><text:span text:style-name="T23">L1, L2, L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43" draw:layer="layout" svg:width="1.864cm" svg:height="1.215cm" svg:x="3cm" svg:y="10.2cm">
          <text:p text:style-name="P42">4 up</text:p>
          <text:p text:style-name="P42">A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43" draw:layer="layout" svg:width="1.864cm" svg:height="1.213cm" svg:x="6.889cm" svg:y="6.39cm">
          <text:p text:style-name="P42">1 front</text:p>
          <text:p text:style-name="P42">A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frame draw:name="Foliennummernplatzhalter 6" draw:style-name="gr19" draw:text-style-name="P11" draw:layer="layout" svg:width="9.113cm" svg:height="1.484cm" svg:x="11.886cm" svg:y="28.215cm">
            <draw:text-box>
              <text:p text:style-name="P10"><text:span text:style-name="T4"><text:page-number>&lt;Foliennummer&gt;</text:page-number></text:span></text:p>
            </draw:text-box>
          </draw:frame>
          <draw:page-thumbnail draw:name="Folienbildplatzhalter 1" draw:style-name="gr20" draw:layer="layout" svg:width="19.791cm" svg:height="11.135cm" svg:x="0.604cm" svg:y="2.258cm" draw:page-number="9" presentation:class="page"/>
          <draw:frame draw:name="Notizenplatzhalter 2"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DejaVu Sans" svg:font-family="'DejaVu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a881" svg:viewBox="0 0 20 30" svg:d="M10 0l-10 30h20z"/>
    <draw:marker draw:name="a882" svg:viewBox="0 0 20 30" svg:d="M10 0l-10 30h20z"/>
    <draw:marker draw:name="a899" svg:viewBox="0 0 20 30" svg:d="M10 0l-10 30h20z"/>
    <draw:marker draw:name="a900" svg:viewBox="0 0 20 30" svg:d="M10 0l-10 30h20z"/>
    <draw:marker draw:name="a912" svg:viewBox="0 0 20 30" svg:d="M10 0l-10 30h20z"/>
    <draw:marker draw:name="a913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Standard-background" style:family="presentation">
      <style:graphic-properties draw:stroke="none" draw:fill="solid" draw:fill-color="#ffffff" draw:opacity="100%"/>
      <style:text-properties style:letter-kerning="true"/>
    </style:style>
    <style:style style:name="Master1-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tandard-outline1" style:family="presentation">
      <style:graphic-properties draw:stroke="none" draw:fill="none" draw:auto-grow-height="false" draw:fit-to-size="shrink-to-fit" style:shrink-to-fit="true">
        <text:list-style style:name="Master1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outline2" style:family="presentation" style:parent-style-name="Master1-Standard-outline1">
      <style:paragraph-properties fo:margin-top="0.4cm" fo:margin-bottom="0cm"/>
      <style:text-properties fo:font-size="28pt" style:font-size-asian="28pt" style:font-size-complex="28pt"/>
    </style:style>
    <style:style style:name="Master1-Standard-outline3" style:family="presentation" style:parent-style-name="Master1-Standard-outline2">
      <style:paragraph-properties fo:margin-top="0.3cm" fo:margin-bottom="0cm"/>
      <style:text-properties fo:font-size="24pt" style:font-size-asian="24pt" style:font-size-complex="24pt"/>
    </style:style>
    <style:style style:name="Master1-Standard-outline4" style:family="presentation" style:parent-style-name="Master1-Standard-outline3">
      <style:paragraph-properties fo:margin-top="0.2cm" fo:margin-bottom="0cm"/>
      <style:text-properties fo:font-size="20pt" style:font-size-asian="20pt" style:font-size-complex="20pt"/>
    </style:style>
    <style:style style:name="Master1-Standard-outline5" style:family="presentation" style:parent-style-name="Master1-Standard-outline4">
      <style:paragraph-properties fo:margin-top="0.1cm" fo:margin-bottom="0cm"/>
      <style:text-properties fo:font-size="20pt" style:font-size-asian="20pt" style:font-size-complex="20pt"/>
    </style:style>
    <style:style style:name="Master1-Standard-outline6" style:family="presentation" style:parent-style-name="Master1-Standard-outline5">
      <style:paragraph-properties fo:margin-top="0.1cm" fo:margin-bottom="0cm"/>
      <style:text-properties fo:font-size="20pt" style:font-size-asian="20pt" style:font-size-complex="20pt"/>
    </style:style>
    <style:style style:name="Master1-Standard-outline7" style:family="presentation" style:parent-style-name="Master1-Standard-outline6">
      <style:paragraph-properties fo:margin-top="0.1cm" fo:margin-bottom="0cm"/>
      <style:text-properties fo:font-size="20pt" style:font-size-asian="20pt" style:font-size-complex="20pt"/>
    </style:style>
    <style:style style:name="Master1-Standard-outline8" style:family="presentation" style:parent-style-name="Master1-Standard-outline7">
      <style:paragraph-properties fo:margin-top="0.1cm" fo:margin-bottom="0cm"/>
      <style:text-properties fo:font-size="20pt" style:font-size-asian="20pt" style:font-size-complex="20pt"/>
    </style:style>
    <style:style style:name="Master1-Standard-outline9" style:family="presentation" style:parent-style-name="Master1-Standard-outline8">
      <style:paragraph-properties fo:margin-top="0.1cm" fo:margin-bottom="0cm"/>
      <style:text-properties fo:font-size="20pt" style:font-size-asian="20pt" style:font-size-complex="20pt"/>
    </style:style>
    <style:style style:name="Master1-Standard-subtitle" style:family="presentation">
      <style:graphic-properties draw:stroke="none" draw:fill="none" draw:textarea-vertical-align="middle">
        <text:list-style style:name="Master1-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title" style:family="presentation">
      <style:graphic-properties draw:stroke="none" draw:fill="none" draw:textarea-vertical-align="middle">
        <text:list-style style:name="Master1-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 style:shrink-to-fit="true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 style:shrink-to-fit="true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Abschnit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outline1" style:family="presentation">
      <style:graphic-properties draw:stroke="none" draw:fill="none" draw:auto-grow-height="false" draw:fit-to-size="shrink-to-fit" style:shrink-to-fit="true">
        <text:list-style style:name="Master1-Layout3-secHead-Abschnit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outline2" style:family="presentation" style:parent-style-name="Master1-Layout3-secHead-Abschnitts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-outline3" style:family="presentation" style:parent-style-name="Master1-Layout3-secHead-Abschnitts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-outline4" style:family="presentation" style:parent-style-name="Master1-Layout3-secHead-Abschnitts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-outline5" style:family="presentation" style:parent-style-name="Master1-Layout3-secHead-Abschnitts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6" style:family="presentation" style:parent-style-name="Master1-Layout3-secHead-Abschnitts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7" style:family="presentation" style:parent-style-name="Master1-Layout3-secHead-Abschnitts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8" style:family="presentation" style:parent-style-name="Master1-Layout3-secHead-Abschnitts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9" style:family="presentation" style:parent-style-name="Master1-Layout3-secHead-Abschnitts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-subtitle" style:family="presentation">
      <style:graphic-properties draw:stroke="none" draw:fill="none" draw:textarea-vertical-align="middle">
        <text:list-style style:name="Master1-Layout3-secHead-Abschnit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title" style:family="presentation">
      <style:graphic-properties draw:stroke="none" draw:fill="none" draw:textarea-vertical-align="middle">
        <text:list-style style:name="Master1-Layout3-secHead-Abschnit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 style:shrink-to-fit="true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 style:shrink-to-fit="true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 style:shrink-to-fit="true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 style:shrink-to-fit="tru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 style:shrink-to-fit="true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 style:shrink-to-fit="true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 style:shrink-to-fit="true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Standard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Standard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" style:family="presentation" style:parent-style-name="Master1-Stand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Standar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Stand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el-und-Inha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el-und-Inha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Abschnitts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Abschnitts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1" style:family="presentation" style:parent-style-name="Master1-Layout3-secHead-Abschnitt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Abschnitt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Abschnitt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Abschnitt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Zwei-Inhalt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Zwei-Inhal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Vergleich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3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4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Vergleich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Nur-Tite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Nur-Tite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Le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Inhalt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9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0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Inhalt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Bild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6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Bild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el-und-vertikaler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el-und-vertikaler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kaler-Titel-u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kaler-Titel-u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Noto Sans CJK SC1" style:font-size-asian="14pt" style:font-style-asian="normal" style:font-weight-asian="normal" style:font-name-complex="Lohit Devanagari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Kopfzeilenplatzhalt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umsplatzhalt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ußzeilenplatzhalt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Foliennummernplatzhalt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Foliennummer&gt;</text:page-number></text:span></text:p>
        </draw:text-box>
      </draw:frame>
      <draw:page-thumbnail draw:layer="backgroundobjects" svg:width="8.612cm" svg:height="4.842cm" svg:x="1.468cm" svg:y="3.814cm"/>
      <draw:page-thumbnail draw:layer="backgroundobjects" svg:width="8.612cm" svg:height="4.842cm" svg:x="10.918cm" svg:y="3.814cm"/>
      <draw:page-thumbnail draw:layer="backgroundobjects" svg:width="8.612cm" svg:height="4.842cm" svg:x="1.468cm" svg:y="12.422cm"/>
      <draw:page-thumbnail draw:layer="backgroundobjects" svg:width="8.612cm" svg:height="4.842cm" svg:x="10.918cm" svg:y="12.422cm"/>
      <draw:page-thumbnail draw:layer="backgroundobjects" svg:width="8.612cm" svg:height="4.842cm" svg:x="1.468cm" svg:y="21.03cm"/>
      <draw:page-thumbnail draw:layer="backgroundobjects" svg:width="8.612cm" svg:height="4.842cm" svg:x="10.918cm" svg:y="21.03cm"/>
    </style:handout-master>
    <style:master-page style:name="Master1-Standard" style:page-layout-name="PM1" draw:style-name="Mdp1">
      <draw:frame draw:name="Titelplatzhalter 1" presentation:style-name="Mpr1" draw:text-style-name="MP3" draw:layer="backgroundobjects" svg:width="25.199cm" svg:height="2.629cm" svg:x="1.4cm" svg:y="0.628cm" presentation:class="title">
        <draw:text-box>
          <text:p/>
        </draw:text-box>
      </draw:frame>
      <draw:frame draw:name="Textplatzhalter 2" presentation:style-name="Mpr2" draw:text-style-name="MP3" draw:layer="backgroundobjects" svg:width="25.199cm" svg:height="9.134cm" svg:x="1.4cm" svg:y="3.685cm" presentation:class="outline">
        <draw:text-box>
          <text:list text:style-name="ML2">
            <text:list-item>
              <text:p text:style-name="MP4"><text:span text:style-name="MT2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ußzeilenplatzhalter 4" presentation:style-name="Mpr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Foliennummernplatzhalter 5" presentation:style-name="Mpr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Standard-title" draw:layer="backgroundobjects" svg:width="19.798cm" svg:height="11.136cm" svg:x="0.6cm" svg:y="2.257cm" presentation:class="page"/>
        <draw:frame draw:name="Notizenplatzhalter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frame draw:name="Titel 1" presentation:style-name="Mpr7" draw:text-style-name="MP3" draw:layer="backgroundobjects" svg:width="20.999cm" svg:height="5.481cm" svg:x="3.501cm" svg:y="2.58cm" presentation:class="title">
        <draw:text-box>
          <text:p text:style-name="MP9"><text:span text:style-name="MT7">M</text:span><text:span text:style-name="MT7">a</text:span><text:span text:style-name="MT7">st</text:span><text:span text:style-name="MT7">er</text:span><text:span text:style-name="MT7">tit</text:span><text:span text:style-name="MT7">el</text:span><text:span text:style-name="MT7">fo</text:span><text:span text:style-name="MT7">r</text:span><text:span text:style-name="MT7">m</text:span><text:span text:style-name="MT7">at </text:span><text:span text:style-name="MT7">b</text:span><text:span text:style-name="MT7">e</text:span><text:span text:style-name="MT7">ar</text:span><text:span text:style-name="MT7">b</text:span><text:span text:style-name="MT7">ei</text:span><text:span text:style-name="MT7">te</text:span><text:span text:style-name="MT7">n</text:span></text:p>
        </draw:text-box>
      </draw:frame>
      <draw:frame draw:name="Untertitel 2" presentation:style-name="Mpr8" draw:text-style-name="MP3" draw:layer="backgroundobjects" svg:width="20.999cm" svg:height="3.806cm" svg:x="3.501cm" svg:y="8.273cm" presentation:class="subtitle">
        <draw:text-box>
          <text:p text:style-name="MP10"><text:span text:style-name="MT8">Mast</text:span><text:span text:style-name="MT8">er-</text:span><text:span text:style-name="MT8">Unte</text:span><text:span text:style-name="MT8">rtitelf</text:span><text:span text:style-name="MT8">orma</text:span><text:span text:style-name="MT8">t </text:span><text:span text:style-name="MT8">bear</text:span><text:span text:style-name="MT8">beite</text:span><text:span text:style-name="MT8">n</text:span></text:p>
        </draw:text-box>
      </draw:frame>
      <draw:frame draw:name="Datumsplatzhalter 3" presentation:style-name="Mpr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ußzeilenplatzhalter 4" presentation:style-name="Mpr1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Foliennummernplatzhalter 5" presentation:style-name="Mpr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1-title-Titelfolie-title" draw:layer="backgroundobjects" svg:width="19.798cm" svg:height="11.136cm" svg:x="0.6cm" svg:y="2.257cm" presentation:class="page"/>
        <draw:frame draw:name="Notizenplatzhalter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frame draw:name="Titel 1" presentation:style-name="Mpr13" draw:text-style-name="MP3" draw:layer="backgroundobjects" svg:width="25.199cm" svg:height="2.629cm" svg:x="1.4cm" svg:y="0.628cm" presentation:class="title">
        <draw:text-box>
          <text:p text:style-name="MP9"><text:span text:style-name="MT9">M</text:span><text:span text:style-name="MT9">as</text:span><text:span text:style-name="MT9">ter</text:span><text:span text:style-name="MT9">tit</text:span><text:span text:style-name="MT9">elf</text:span><text:span text:style-name="MT9">or</text:span><text:span text:style-name="MT9">m</text:span><text:span text:style-name="MT9">at </text:span><text:span text:style-name="MT9">be</text:span><text:span text:style-name="MT9">ar</text:span><text:span text:style-name="MT9">be</text:span><text:span text:style-name="MT9">ite</text:span><text:span text:style-name="MT9">n</text:span></text:p>
        </draw:text-box>
      </draw:frame>
      <draw:frame draw:name="Inhaltsplatzhalter 2" presentation:style-name="Mpr14" draw:text-style-name="MP3" draw:layer="backgroundobjects" svg:width="25.199cm" svg:height="9.134cm" svg:x="1.4cm" svg:y="3.685cm" presentation:class="title">
        <draw:text-box>
          <text:p text:style-name="MP4"><text:span text:style-name="MT2">Ma</text:span><text:span text:style-name="MT2">ster</text:span><text:span text:style-name="MT2">text</text:span><text:span text:style-name="MT2">for</text:span><text:span text:style-name="MT2">mat </text:span><text:span text:style-name="MT2">bea</text:span><text:span text:style-name="MT2">rbei</text:span><text:span text:style-name="MT2">ten</text:span><text:span text:style-name="MT2"><text:line-break/></text:span><text:span text:style-name="MT3">Zwei</text:span><text:span text:style-name="MT3">te </text:span><text:span text:style-name="MT3">Ebe</text:span><text:span text:style-name="MT3">ne</text:span><text:span text:style-name="MT3"><text:line-break/></text:span><text:span text:style-name="MT4">Dritt</text:span><text:span text:style-name="MT4">e </text:span><text:span text:style-name="MT4">Eben</text:span><text:span text:style-name="MT4">e</text:span><text:span text:style-name="MT4"><text:line-break/></text:span><text:span text:style-name="MT5">Vierte </text:span><text:span text:style-name="MT5">Ebene</text:span><text:span text:style-name="MT5"><text:line-break/></text:span><text:span text:style-name="MT5">Fünfte </text:span><text:span text:style-name="MT5">Ebene</text:span></text:p>
        </draw:text-box>
      </draw:frame>
      <draw:frame draw:name="Datumsplatzhalter 3" presentation:style-name="Mpr15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ußzeilenplatzhalter 4" presentation:style-name="Mpr16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Foliennummernplatzhalter 5" presentation:style-name="Mpr15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2-obj-Titel-und-Inhalt-title" draw:layer="backgroundobjects" svg:width="19.798cm" svg:height="11.136cm" svg:x="0.6cm" svg:y="2.257cm" presentation:class="page"/>
        <draw:frame draw:name="Notizenplatzhalter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3-secHead-Abschnitts" style:page-layout-name="PM1" draw:style-name="Mdp1">
      <draw:frame draw:name="Titel 1" presentation:style-name="Mpr19" draw:text-style-name="MP3" draw:layer="backgroundobjects" svg:width="24.152cm" svg:height="6.548cm" svg:x="1.909cm" svg:y="3.929cm" presentation:class="title">
        <draw:text-box>
          <text:p text:style-name="MP9"><text:span text:style-name="MT7">M</text:span><text:span text:style-name="MT7">a</text:span><text:span text:style-name="MT7">st</text:span><text:span text:style-name="MT7">er</text:span><text:span text:style-name="MT7">tit</text:span><text:span text:style-name="MT7">el</text:span><text:span text:style-name="MT7">fo</text:span><text:span text:style-name="MT7">r</text:span><text:span text:style-name="MT7">m</text:span><text:span text:style-name="MT7">at </text:span><text:span text:style-name="MT7">b</text:span><text:span text:style-name="MT7">e</text:span><text:span text:style-name="MT7">ar</text:span><text:span text:style-name="MT7">b</text:span><text:span text:style-name="MT7">ei</text:span><text:span text:style-name="MT7">te</text:span><text:span text:style-name="MT7">n</text:span></text:p>
        </draw:text-box>
      </draw:frame>
      <draw:frame draw:name="Textplatzhalter 2" presentation:style-name="Mpr20" draw:text-style-name="MP3" draw:layer="backgroundobjects" svg:width="24.152cm" svg:height="3.448cm" svg:x="1.909cm" svg:y="10.539cm" presentation:class="outline">
        <draw:text-box>
          <text:list text:style-name="ML2">
            <text:list-item>
              <text:p text:style-name="MP4"><text:span text:style-name="MT10">Mastertextformat bearbeiten</text:span></text:p>
            </text:list-item>
          </text:list>
        </draw:text-box>
      </draw:frame>
      <draw:frame draw:name="Datumsplatzhalter 3" presentation:style-name="Mpr21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ußzeilenplatzhalter 4" presentation:style-name="Mpr22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Foliennummernplatzhalter 5" presentation:style-name="Mpr21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3-secHead-Abschnitts-title" draw:layer="backgroundobjects" svg:width="19.798cm" svg:height="11.136cm" svg:x="0.6cm" svg:y="2.257cm" presentation:class="page"/>
        <draw:frame draw:name="Notizenplatzhalter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frame draw:name="Titel 1" presentation:style-name="Mpr25" draw:text-style-name="MP3" draw:layer="backgroundobjects" svg:width="25.199cm" svg:height="2.629cm" svg:x="1.4cm" svg:y="0.628cm" presentation:class="title">
        <draw:text-box>
          <text:p text:style-name="MP9"><text:span text:style-name="MT9">M</text:span><text:span text:style-name="MT9">as</text:span><text:span text:style-name="MT9">ter</text:span><text:span text:style-name="MT9">tit</text:span><text:span text:style-name="MT9">elf</text:span><text:span text:style-name="MT9">or</text:span><text:span text:style-name="MT9">m</text:span><text:span text:style-name="MT9">at </text:span><text:span text:style-name="MT9">be</text:span><text:span text:style-name="MT9">ar</text:span><text:span text:style-name="MT9">be</text:span><text:span text:style-name="MT9">ite</text:span><text:span text:style-name="MT9">n</text:span></text:p>
        </draw:text-box>
      </draw:frame>
      <draw:frame draw:name="Inhaltsplatzhalter 2" presentation:style-name="Mpr26" draw:text-style-name="MP3" draw:layer="backgroundobjects" svg:width="12.387cm" svg:height="9.133cm" svg:x="1.398cm" svg:y="3.687cm" presentation:class="title">
        <draw:text-box>
          <text:p text:style-name="MP4"><text:span text:style-name="MT2">Ma</text:span><text:span text:style-name="MT2">ster</text:span><text:span text:style-name="MT2">text</text:span><text:span text:style-name="MT2">for</text:span><text:span text:style-name="MT2">mat </text:span><text:span text:style-name="MT2">bea</text:span><text:span text:style-name="MT2">rbei</text:span><text:span text:style-name="MT2">ten</text:span><text:span text:style-name="MT2"><text:line-break/></text:span><text:span text:style-name="MT3">Zwei</text:span><text:span text:style-name="MT3">te </text:span><text:span text:style-name="MT3">Ebe</text:span><text:span text:style-name="MT3">ne</text:span><text:span text:style-name="MT3"><text:line-break/></text:span><text:span text:style-name="MT4">Dritt</text:span><text:span text:style-name="MT4">e </text:span><text:span text:style-name="MT4">Eben</text:span><text:span text:style-name="MT4">e</text:span><text:span text:style-name="MT4"><text:line-break/></text:span><text:span text:style-name="MT5">Vierte </text:span><text:span text:style-name="MT5">Ebene</text:span><text:span text:style-name="MT5"><text:line-break/></text:span><text:span text:style-name="MT5">Fünfte </text:span><text:span text:style-name="MT5">Ebene</text:span></text:p>
        </draw:text-box>
      </draw:frame>
      <draw:frame draw:name="Inhaltsplatzhalter 3" presentation:style-name="Mpr26" draw:text-style-name="MP3" draw:layer="backgroundobjects" svg:width="12.391cm" svg:height="9.133cm" svg:x="14.208cm" svg:y="3.687cm" presentation:class="title">
        <draw:text-box>
          <text:p text:style-name="MP4"><text:span text:style-name="MT2">Ma</text:span><text:span text:style-name="MT2">ster</text:span><text:span text:style-name="MT2">text</text:span><text:span text:style-name="MT2">for</text:span><text:span text:style-name="MT2">mat </text:span><text:span text:style-name="MT2">bea</text:span><text:span text:style-name="MT2">rbei</text:span><text:span text:style-name="MT2">ten</text:span><text:span text:style-name="MT2"><text:line-break/></text:span><text:span text:style-name="MT3">Zwei</text:span><text:span text:style-name="MT3">te </text:span><text:span text:style-name="MT3">Ebe</text:span><text:span text:style-name="MT3">ne</text:span><text:span text:style-name="MT3"><text:line-break/></text:span><text:span text:style-name="MT4">Dritt</text:span><text:span text:style-name="MT4">e </text:span><text:span text:style-name="MT4">Eben</text:span><text:span text:style-name="MT4">e</text:span><text:span text:style-name="MT4"><text:line-break/></text:span><text:span text:style-name="MT5">Vierte </text:span><text:span text:style-name="MT5">Ebene</text:span><text:span text:style-name="MT5"><text:line-break/></text:span><text:span text:style-name="MT5">Fünfte </text:span><text:span text:style-name="MT5">Ebene</text:span></text:p>
        </draw:text-box>
      </draw:frame>
      <draw:frame draw:name="Datumsplatzhalter 4" presentation:style-name="Mpr27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ußzeilenplatzhalter 5" presentation:style-name="Mpr28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Foliennummernplatzhalter 6" presentation:style-name="Mpr27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4-twoObj-Zwei-Inhalte-title" draw:layer="backgroundobjects" svg:width="19.798cm" svg:height="11.136cm" svg:x="0.6cm" svg:y="2.257cm" presentation:class="page"/>
        <draw:frame draw:name="Notizenplatzhalter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frame draw:name="Titel 1" presentation:style-name="Mpr31" draw:text-style-name="MP3" draw:layer="backgroundobjects" svg:width="24.152cm" svg:height="3.047cm" svg:x="1.927cm" svg:y="0.838cm" presentation:class="title">
        <draw:text-box>
          <text:p text:style-name="MP9"><text:span text:style-name="MT9">M</text:span><text:span text:style-name="MT9">as</text:span><text:span text:style-name="MT9">ter</text:span><text:span text:style-name="MT9">tit</text:span><text:span text:style-name="MT9">elf</text:span><text:span text:style-name="MT9">or</text:span><text:span text:style-name="MT9">m</text:span><text:span text:style-name="MT9">at </text:span><text:span text:style-name="MT9">be</text:span><text:span text:style-name="MT9">ar</text:span><text:span text:style-name="MT9">be</text:span><text:span text:style-name="MT9">ite</text:span><text:span text:style-name="MT9">n</text:span></text:p>
        </draw:text-box>
      </draw:frame>
      <draw:frame draw:name="Textplatzhalter 2" presentation:style-name="Mpr32" draw:text-style-name="MP3" draw:layer="backgroundobjects" svg:width="11.849cm" svg:height="1.892cm" svg:x="1.927cm" svg:y="3.863cm" presentation:class="outline">
        <draw:text-box>
          <text:list text:style-name="ML2">
            <text:list-item>
              <text:p text:style-name="MP4"><text:span text:style-name="MT11">Mastertextformat bearbeiten</text:span></text:p>
            </text:list-item>
          </text:list>
        </draw:text-box>
      </draw:frame>
      <draw:frame draw:name="Inhaltsplatzhalter 3" presentation:style-name="Mpr33" draw:text-style-name="MP3" draw:layer="backgroundobjects" svg:width="11.849cm" svg:height="8.462cm" svg:x="1.927cm" svg:y="5.755cm" presentation:class="title">
        <draw:text-box>
          <text:p text:style-name="MP4"><text:span text:style-name="MT2">Ma</text:span><text:span text:style-name="MT2">ster</text:span><text:span text:style-name="MT2">text</text:span><text:span text:style-name="MT2">for</text:span><text:span text:style-name="MT2">mat </text:span><text:span text:style-name="MT2">bea</text:span><text:span text:style-name="MT2">rbei</text:span><text:span text:style-name="MT2">ten</text:span><text:span text:style-name="MT2"><text:line-break/></text:span><text:span text:style-name="MT3">Zwei</text:span><text:span text:style-name="MT3">te </text:span><text:span text:style-name="MT3">Ebe</text:span><text:span text:style-name="MT3">ne</text:span><text:span text:style-name="MT3"><text:line-break/></text:span><text:span text:style-name="MT4">Dritt</text:span><text:span text:style-name="MT4">e </text:span><text:span text:style-name="MT4">Eben</text:span><text:span text:style-name="MT4">e</text:span><text:span text:style-name="MT4"><text:line-break/></text:span><text:span text:style-name="MT5">Vierte </text:span><text:span text:style-name="MT5">Ebene</text:span><text:span text:style-name="MT5"><text:line-break/></text:span><text:span text:style-name="MT5">Fünfte </text:span><text:span text:style-name="MT5">Ebene</text:span></text:p>
        </draw:text-box>
      </draw:frame>
      <draw:frame draw:name="Textplatzhalter 4" presentation:style-name="Mpr32" draw:text-style-name="MP3" draw:layer="backgroundobjects" svg:width="11.902cm" svg:height="1.892cm" svg:x="14.177cm" svg:y="3.863cm" presentation:class="outline">
        <draw:text-box>
          <text:list text:style-name="ML4">
            <text:list-item>
              <text:p text:style-name="MP4"><text:span text:style-name="MT11">Mastertextformat bearbeiten</text:span></text:p>
            </text:list-item>
          </text:list>
        </draw:text-box>
      </draw:frame>
      <draw:frame draw:name="Inhaltsplatzhalter 5" presentation:style-name="Mpr33" draw:text-style-name="MP3" draw:layer="backgroundobjects" svg:width="11.902cm" svg:height="8.462cm" svg:x="14.177cm" svg:y="5.755cm" presentation:class="title">
        <draw:text-box>
          <text:p text:style-name="MP4"><text:span text:style-name="MT2">Ma</text:span><text:span text:style-name="MT2">ster</text:span><text:span text:style-name="MT2">text</text:span><text:span text:style-name="MT2">for</text:span><text:span text:style-name="MT2">mat </text:span><text:span text:style-name="MT2">bea</text:span><text:span text:style-name="MT2">rbei</text:span><text:span text:style-name="MT2">ten</text:span><text:span text:style-name="MT2"><text:line-break/></text:span><text:span text:style-name="MT3">Zwei</text:span><text:span text:style-name="MT3">te </text:span><text:span text:style-name="MT3">Ebe</text:span><text:span text:style-name="MT3">ne</text:span><text:span text:style-name="MT3"><text:line-break/></text:span><text:span text:style-name="MT4">Dritt</text:span><text:span text:style-name="MT4">e </text:span><text:span text:style-name="MT4">Eben</text:span><text:span text:style-name="MT4">e</text:span><text:span text:style-name="MT4"><text:line-break/></text:span><text:span text:style-name="MT5">Vierte </text:span><text:span text:style-name="MT5">Ebene</text:span><text:span text:style-name="MT5"><text:line-break/></text:span><text:span text:style-name="MT5">Fünfte </text:span><text:span text:style-name="MT5">Ebene</text:span></text:p>
        </draw:text-box>
      </draw:frame>
      <draw:frame draw:name="Datumsplatzhalter 6" presentation:style-name="Mpr34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ußzeilenplatzhalter 7" presentation:style-name="Mpr35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Foliennummernplatzhalter 8" presentation:style-name="Mpr34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5-twoTxTwoObj-Vergleich-title" draw:layer="backgroundobjects" svg:width="19.798cm" svg:height="11.136cm" svg:x="0.6cm" svg:y="2.257cm" presentation:class="page"/>
        <draw:frame draw:name="Notizenplatzhalter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frame draw:name="Titel 1" presentation:style-name="Mpr38" draw:text-style-name="MP3" draw:layer="backgroundobjects" svg:width="25.199cm" svg:height="2.629cm" svg:x="1.4cm" svg:y="0.628cm" presentation:class="title">
        <draw:text-box>
          <text:p text:style-name="MP9"><text:span text:style-name="MT9">M</text:span><text:span text:style-name="MT9">as</text:span><text:span text:style-name="MT9">ter</text:span><text:span text:style-name="MT9">tit</text:span><text:span text:style-name="MT9">elf</text:span><text:span text:style-name="MT9">or</text:span><text:span text:style-name="MT9">m</text:span><text:span text:style-name="MT9">at </text:span><text:span text:style-name="MT9">be</text:span><text:span text:style-name="MT9">ar</text:span><text:span text:style-name="MT9">be</text:span><text:span text:style-name="MT9">ite</text:span><text:span text:style-name="MT9">n</text:span></text:p>
        </draw:text-box>
      </draw:frame>
      <draw:frame draw:name="Datumsplatzhalter 2" presentation:style-name="Mpr3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ußzeilenplatzhalter 3" presentation:style-name="Mpr4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Foliennummernplatzhalter 4" presentation:style-name="Mpr3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6-titleOnly-Nur-Titel-title" draw:layer="backgroundobjects" svg:width="19.798cm" svg:height="11.136cm" svg:x="0.6cm" svg:y="2.257cm" presentation:class="page"/>
        <draw:frame draw:name="Notizenplatzhalter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7-blank-Leer" style:page-layout-name="PM1" draw:style-name="Mdp1">
      <draw:frame draw:name="Datumsplatzhalter 1" presentation:style-name="Mpr4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ußzeilenplatzhalter 2" presentation:style-name="Mpr4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Foliennummernplatzhalter 3" presentation:style-name="Mpr4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Foliennummer&gt;</text:page-number></text:span></text:p>
        </draw:text-box>
      </draw:frame>
      <draw:frame presentation:style-name="Master1-Layout7-blank-Leer-title" draw:layer="backgroundobjects" svg:width="25.2cm" svg:height="2.629cm" svg:x="1.4cm" svg:y="0.628cm" presentation:class="title" presentation:placeholder="true">
        <draw:text-box/>
      </draw:frame>
      <draw:frame presentation:style-name="Master1-Layout7-blank-Leer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Folienbildplatzhalter 1" presentation:style-name="Master1-Layout7-blank-Leer-title" draw:layer="backgroundobjects" svg:width="19.798cm" svg:height="11.136cm" svg:x="0.6cm" svg:y="2.257cm" presentation:class="page"/>
        <draw:frame draw:name="Notizenplatzhalter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frame draw:name="Titel 1" presentation:style-name="Mpr47" draw:text-style-name="MP3" draw:layer="backgroundobjects" svg:width="9.031cm" svg:height="3.678cm" svg:x="1.927cm" svg:y="1.05cm" presentation:class="title">
        <draw:text-box>
          <text:p text:style-name="MP9"><text:span text:style-name="MT2">Ma</text:span><text:span text:style-name="MT2">ster</text:span><text:span text:style-name="MT2">titel</text:span><text:span text:style-name="MT2">for</text:span><text:span text:style-name="MT2">mat </text:span><text:span text:style-name="MT2">bea</text:span><text:span text:style-name="MT2">rbei</text:span><text:span text:style-name="MT2">ten</text:span></text:p>
        </draw:text-box>
      </draw:frame>
      <draw:frame draw:name="Inhaltsplatzhalter 2" presentation:style-name="Mpr48" draw:text-style-name="MP3" draw:layer="backgroundobjects" svg:width="14.173cm" svg:height="11.196cm" svg:x="11.906cm" svg:y="2.267cm" presentation:class="title">
        <draw:text-box>
          <text:p text:style-name="MP4"><text:span text:style-name="MT2">Ma</text:span><text:span text:style-name="MT2">ster</text:span><text:span text:style-name="MT2">text</text:span><text:span text:style-name="MT2">for</text:span><text:span text:style-name="MT2">mat </text:span><text:span text:style-name="MT2">bea</text:span><text:span text:style-name="MT2">rbei</text:span><text:span text:style-name="MT2">ten</text:span><text:span text:style-name="MT2"><text:line-break/></text:span><text:span text:style-name="MT12">Zw</text:span><text:span text:style-name="MT12">eite </text:span><text:span text:style-name="MT12">Ebe</text:span><text:span text:style-name="MT12">ne</text:span><text:span text:style-name="MT12"><text:line-break/></text:span><text:span text:style-name="MT3">Dritt</text:span><text:span text:style-name="MT3">e </text:span><text:span text:style-name="MT3">Ebe</text:span><text:span text:style-name="MT3">ne</text:span><text:span text:style-name="MT3"><text:line-break/></text:span><text:span text:style-name="MT4">Viert</text:span><text:span text:style-name="MT4">e </text:span><text:span text:style-name="MT4">Eben</text:span><text:span text:style-name="MT4">e</text:span><text:span text:style-name="MT4"><text:line-break/></text:span><text:span text:style-name="MT4">Fünft</text:span><text:span text:style-name="MT4">e </text:span><text:span text:style-name="MT4">Eben</text:span><text:span text:style-name="MT4">e</text:span></text:p>
        </draw:text-box>
      </draw:frame>
      <draw:frame draw:name="Textplatzhalter 3" presentation:style-name="Mpr49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3">Mastertextformat bearbeiten</text:span></text:p>
            </text:list-item>
          </text:list>
        </draw:text-box>
      </draw:frame>
      <draw:frame draw:name="Datumsplatzhalter 4" presentation:style-name="Mpr50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ußzeilenplatzhalter 5" presentation:style-name="Mpr51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Foliennummernplatzhalter 6" presentation:style-name="Mpr50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8-objTx-Inhalt-mit-Überschrift-title" draw:layer="backgroundobjects" svg:width="19.798cm" svg:height="11.136cm" svg:x="0.6cm" svg:y="2.257cm" presentation:class="page"/>
        <draw:frame draw:name="Notizenplatzhalter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frame draw:name="Titel 1" presentation:style-name="Mpr54" draw:text-style-name="MP3" draw:layer="backgroundobjects" svg:width="9.031cm" svg:height="3.678cm" svg:x="1.927cm" svg:y="1.05cm" presentation:class="title">
        <draw:text-box>
          <text:p text:style-name="MP9"><text:span text:style-name="MT2">Ma</text:span><text:span text:style-name="MT2">ster</text:span><text:span text:style-name="MT2">titel</text:span><text:span text:style-name="MT2">for</text:span><text:span text:style-name="MT2">mat </text:span><text:span text:style-name="MT2">bea</text:span><text:span text:style-name="MT2">rbei</text:span><text:span text:style-name="MT2">ten</text:span></text:p>
        </draw:text-box>
      </draw:frame>
      <draw:frame draw:name="Bildplatzhalter 2" presentation:style-name="Mpr55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Textplatzhalter 3" presentation:style-name="Mpr56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3">Mastertextformat bearbeiten</text:span></text:p>
            </text:list-item>
          </text:list>
        </draw:text-box>
      </draw:frame>
      <draw:frame draw:name="Datumsplatzhalter 4" presentation:style-name="Mpr57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ußzeilenplatzhalter 5" presentation:style-name="Mpr58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Foliennummernplatzhalter 6" presentation:style-name="Mpr57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9-picTx-Bild-mit-Überschrift-title" draw:layer="backgroundobjects" svg:width="19.798cm" svg:height="11.136cm" svg:x="0.6cm" svg:y="2.257cm" presentation:class="page"/>
        <draw:frame draw:name="Notizenplatzhalter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frame draw:name="Titel 1" presentation:style-name="Mpr61" draw:text-style-name="MP3" draw:layer="backgroundobjects" svg:width="25.199cm" svg:height="2.629cm" svg:x="1.4cm" svg:y="0.628cm" presentation:class="title">
        <draw:text-box>
          <text:p text:style-name="MP9"><text:span text:style-name="MT9">M</text:span><text:span text:style-name="MT9">as</text:span><text:span text:style-name="MT9">ter</text:span><text:span text:style-name="MT9">tit</text:span><text:span text:style-name="MT9">elf</text:span><text:span text:style-name="MT9">or</text:span><text:span text:style-name="MT9">m</text:span><text:span text:style-name="MT9">at </text:span><text:span text:style-name="MT9">be</text:span><text:span text:style-name="MT9">ar</text:span><text:span text:style-name="MT9">be</text:span><text:span text:style-name="MT9">ite</text:span><text:span text:style-name="MT9">n</text:span></text:p>
        </draw:text-box>
      </draw:frame>
      <draw:frame draw:name="Vertikaler Textplatzhalter 2" presentation:style-name="Mpr62" draw:text-style-name="MP11" draw:layer="backgroundobjects" svg:width="25.199cm" svg:height="9.134cm" svg:x="1.4cm" svg:y="3.685cm" presentation:class="outline">
        <draw:text-box>
          <text:list text:style-name="ML2">
            <text:list-item>
              <text:p text:style-name="MP4"><text:span text:style-name="MT2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ußzeilenplatzhalter 4" presentation:style-name="Mpr6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Foliennummernplatzhalter 5" presentation:style-name="Mpr6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10-vertTx-Titel-und-vertikaler-Text-title" draw:layer="backgroundobjects" svg:width="19.798cm" svg:height="11.136cm" svg:x="0.6cm" svg:y="2.257cm" presentation:class="page"/>
        <draw:frame draw:name="Notizenplatzhalter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frame draw:name="Vertikaler Titel 1" presentation:style-name="Mpr67" draw:text-style-name="MP11" draw:layer="backgroundobjects" svg:width="6.297cm" svg:height="12.193cm" svg:x="20.302cm" svg:y="0.626cm" presentation:class="title">
        <draw:text-box>
          <text:p text:style-name="MP9"><text:span text:style-name="MT9">M</text:span><text:span text:style-name="MT9">a</text:span><text:span text:style-name="MT9">s</text:span><text:span text:style-name="MT9">t</text:span><text:span text:style-name="MT9">e</text:span><text:span text:style-name="MT9">r</text:span><text:span text:style-name="MT9">t</text:span><text:span text:style-name="MT9">i</text:span><text:span text:style-name="MT9">t</text:span><text:span text:style-name="MT9">e</text:span><text:span text:style-name="MT9">l</text:span><text:span text:style-name="MT9">f</text:span><text:span text:style-name="MT9">o</text:span><text:span text:style-name="MT9">r</text:span><text:span text:style-name="MT9">m</text:span><text:span text:style-name="MT9">a</text:span><text:span text:style-name="MT9">t </text:span><text:span text:style-name="MT9">b</text:span><text:span text:style-name="MT9">e</text:span><text:span text:style-name="MT9">a</text:span><text:span text:style-name="MT9">r</text:span><text:span text:style-name="MT9">b</text:span><text:span text:style-name="MT9">e</text:span><text:span text:style-name="MT9">i</text:span><text:span text:style-name="MT9">t</text:span><text:span text:style-name="MT9">e</text:span><text:span text:style-name="MT9">n</text:span></text:p>
        </draw:text-box>
      </draw:frame>
      <draw:frame draw:name="Vertikaler Textplatzhalter 2" presentation:style-name="Mpr68" draw:text-style-name="MP11" draw:layer="backgroundobjects" svg:width="18.481cm" svg:height="12.193cm" svg:x="1.398cm" svg:y="0.626cm" presentation:class="outline">
        <draw:text-box>
          <text:list text:style-name="ML2">
            <text:list-item>
              <text:p text:style-name="MP4"><text:span text:style-name="MT2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ußzeilenplatzhalter 4" presentation:style-name="Mpr7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Foliennummernplatzhalter 5" presentation:style-name="Mpr6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11-vertTitleAndTx-Vertikaler-Titel-und-Text-title" draw:layer="backgroundobjects" svg:width="19.798cm" svg:height="11.136cm" svg:x="0.6cm" svg:y="2.257cm" presentation:class="page"/>
        <draw:frame draw:name="Notizenplatzhalter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>PowerPoint-Präsentation</dc:title>
    <meta:initial-creator>johann</meta:initial-creator>
    <meta:creation-date>2019-09-13T09:24:36Z</meta:creation-date>
    <dc:date>2019-10-09T05:18:42.838472151</dc:date>
    <meta:editing-cycles>27</meta:editing-cycles>
    <meta:editing-duration>P1DT55M22S</meta:editing-duration>
    <meta:document-statistic meta:object-count="961"/>
  </office:meta>
</office:document-meta>
</file>